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3F30000016602D02AE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draw:stroke="none" draw:fill="none" draw:auto-grow-height="false" fo:padding-top="0.125cm" fo:padding-bottom="0.125cm" fo:padding-left="0.25cm" fo:padding-right="0.25cm" fo:wrap-option="wrap"/>
    </style:style>
    <style:style style:name="gr2" style:family="graphic">
      <style:graphic-properties style:protect="size"/>
    </style:style>
    <style:style style:name="gr3" style:family="graphic">
      <style:graphic-properties draw:stroke="solid" svg:stroke-width="0.026cm" svg:stroke-color="#000000" draw:stroke-linejoin="miter" draw:fill="none" draw:auto-grow-height="false" fo:padding-top="0.125cm" fo:padding-bottom="0.125cm" fo:padding-left="0.25cm" fo:padding-right="0.25cm" fo:wrap-option="wrap"/>
    </style:style>
    <style:style style:name="gr4"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fo:padding-top="0.125cm" fo:padding-bottom="0.125cm" fo:padding-left="0.25cm" fo:padding-right="0.25cm" fo:wrap-option="wrap"/>
    </style:style>
    <style:style style:name="gr5" style:family="graphic">
      <style:graphic-properties draw:stroke="none" svg:stroke-width="0.026cm" draw:stroke-linejoin="miter" draw:fill="none" draw:auto-grow-height="false" fo:padding-top="0.125cm" fo:padding-bottom="0.125cm" fo:padding-left="0.25cm" fo:padding-right="0.25cm" fo:wrap-option="wrap"/>
    </style:style>
    <style:style style:name="gr6" style:family="graphic" style:parent-style-name="standard">
      <style:graphic-properties draw:stroke="solid" svg:stroke-width="0.026cm" svg:stroke-color="#000000" draw:stroke-linejoin="round" draw:fill="none" draw:textarea-horizontal-align="center" draw:textarea-vertical-align="middle" draw:auto-grow-height="false" fo:padding-top="0.125cm" fo:padding-bottom="0.125cm" fo:padding-left="0.25cm" fo:padding-right="0.25cm" fo:wrap-option="wrap"/>
    </style:style>
    <style:style style:name="gr7" style:family="graphic">
      <style:graphic-properties draw:stroke="solid" svg:stroke-width="0.026cm" svg:stroke-color="#000000" draw:stroke-linejoin="round" draw:fill="none" draw:auto-grow-height="false" fo:padding-top="0.125cm" fo:padding-bottom="0.125cm" fo:padding-left="0.25cm" fo:padding-right="0.25cm" fo:wrap-option="wrap"/>
    </style:style>
    <style:style style:name="gr8" style:family="graphic">
      <style:graphic-properties draw:stroke="solid" svg:stroke-width="0.026cm" svg:stroke-color="#000000" draw:stroke-linejoin="miter" draw:fill="none" draw:auto-grow-height="false" fo:padding-top="0.125cm" fo:padding-bottom="0.125cm" fo:padding-left="0.25cm" fo:padding-right="0.25cm" fo:wrap-option="wrap"/>
    </style:style>
    <style:style style:name="gr9" style:family="graphic">
      <style:graphic-properties draw:stroke="solid" svg:stroke-width="0.026cm" svg:stroke-color="#000000" draw:stroke-linejoin="round" draw:fill="none" draw:auto-grow-height="false" fo:padding-top="0.125cm" fo:padding-bottom="0.125cm" fo:padding-left="0.25cm" fo:padding-right="0.25cm" fo:wrap-option="wrap"/>
    </style:style>
    <style:style style:name="gr10" style:family="graphic" style:parent-style-name="standard">
      <style:graphic-properties draw:stroke="solid" svg:stroke-width="0.026cm" svg:stroke-color="#000000" draw:marker-start="msArrowEnd_20_5" draw:marker-start-width="0.21cm" draw:marker-start-center="false" draw:stroke-linejoin="round" draw:fill="none" draw:textarea-horizontal-align="center" draw:textarea-vertical-align="middle" draw:auto-grow-height="false" fo:padding-top="0.125cm" fo:padding-bottom="0.125cm" fo:padding-left="0.25cm" fo:padding-right="0.25cm" fo:wrap-option="wrap"/>
    </style:style>
    <style:style style:name="gr11"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 style:family="graphic" style:list-style-name="L7">
      <style:graphic-properties draw:stroke="none" svg:stroke-width="0.026cm" draw:stroke-linejoin="miter" draw:fill="none" draw:auto-grow-height="false" fo:padding-top="0.125cm" fo:padding-bottom="0.125cm" fo:padding-left="0.25cm" fo:padding-right="0.25cm" fo:wrap-option="wrap"/>
    </style:style>
    <style:style style:name="gr13" style:family="graphic" style:parent-style-name="standard">
      <style:graphic-properties draw:stroke="none" svg:stroke-width="0.026cm" draw:stroke-linejoin="miter" draw:fill="none" draw:auto-grow-height="false" fo:padding-top="0.125cm" fo:padding-bottom="0.125cm" fo:padding-left="0.25cm" fo:padding-right="0.25cm" fo:wrap-option="wrap"/>
    </style:style>
    <style:style style:name="pr1" style:family="presentation" style:parent-style-name="Default-title">
      <style:graphic-properties draw:stroke="none" draw:fill="none" draw:auto-grow-height="false" fo:min-height="3.181cm" fo:padding-top="0.125cm" fo:padding-bottom="0.125cm" fo:padding-left="0.25cm" fo:padding-right="0.25cm" fo:wrap-option="wrap"/>
    </style:style>
    <style:style style:name="pr2" style:family="presentation" style:parent-style-name="Default-notes">
      <style:graphic-properties draw:fill-color="#ffffff" fo:min-height="12.573cm"/>
    </style:style>
    <style:style style:name="pr3" style:family="presentation" style:parent-style-name="Default_20_1-title">
      <style:graphic-properties draw:stroke="none" draw:fill="none" draw:auto-grow-height="false" fo:min-height="3.181cm" fo:padding-top="0.125cm" fo:padding-bottom="0.125cm" fo:padding-left="0.25cm" fo:padding-right="0.25cm" fo:wrap-option="wrap"/>
    </style:style>
    <style:style style:name="pr4" style:family="presentation" style:parent-style-name="Default_20_1-outline1">
      <style:graphic-properties draw:stroke="none" draw:fill="none" draw:auto-grow-height="false" fo:min-height="12.573cm" fo:padding-top="0.125cm" fo:padding-bottom="0.125cm" fo:padding-left="0.25cm" fo:padding-right="0.25cm" fo:wrap-option="wrap"/>
    </style:style>
    <style:style style:name="pr5" style:family="presentation" style:parent-style-name="Default_20_1-notes">
      <style:graphic-properties draw:fill-color="#ffffff" fo:min-height="12.573cm"/>
    </style:style>
    <style:style style:name="pr6" style:family="presentation" style:parent-style-name="Default_20_1-notes">
      <style:graphic-properties draw:stroke="none" draw:fill="none" draw:fill-color="#ffffff" draw:auto-grow-height="false" fo:min-height="11.545cm" fo:padding-top="0.125cm" fo:padding-bottom="0.125cm" fo:padding-left="0.25cm" fo:padding-right="0.25cm" fo:wrap-option="wrap"/>
    </style:style>
    <style:style style:name="pr7" style:family="presentation" style:parent-style-name="Default_20_1-backgroundobjects">
      <style:graphic-properties draw:stroke="none" draw:fill="none" draw:fill-color="#ffffff" draw:textarea-vertical-align="bottom" draw:auto-grow-height="false" fo:min-height="11.545cm" fo:padding-top="0.125cm" fo:padding-bottom="0.125cm" fo:padding-left="0.25cm" fo:padding-right="0.25cm" fo:wrap-option="wrap"/>
    </style:style>
    <style:style style:name="P1" style:family="paragraph">
      <style:paragraph-properties fo:margin-left="0cm" fo:margin-right="0cm" fo:text-align="start" fo:text-indent="0cm" style:punctuation-wrap="hanging"/>
      <style:text-properties fo:hyphenate="false"/>
    </style:style>
    <style:style style:name="P2" style:family="paragraph">
      <style:text-properties fo:font-size="18pt"/>
    </style:style>
    <style:style style:name="P3" style:family="paragraph">
      <style:paragraph-properties fo:margin-left="0cm" fo:margin-right="0cm" fo:margin-top="0cm" fo:margin-bottom="0cm" fo:text-align="start" fo:text-indent="0cm" style:punctuation-wrap="hanging"/>
      <style:text-properties fo:hyphenate="false"/>
    </style:style>
    <style:style style:name="P4" style:family="paragraph">
      <style:paragraph-properties fo:margin-left="0cm" fo:margin-right="0cm" fo:margin-top="0.205cm" fo:margin-bottom="0.5cm" fo:text-align="start" fo:text-indent="0cm" style:punctuation-wrap="hanging"/>
      <style:text-properties fo:hyphenate="false"/>
    </style:style>
    <style:style style:name="P5" style:family="paragraph">
      <style:paragraph-properties fo:margin-left="0cm" fo:margin-right="0cm" fo:margin-top="0.131cm" fo:margin-bottom="0.5cm" fo:text-align="start" fo:text-indent="0cm" style:punctuation-wrap="hanging"/>
      <style:text-properties fo:hyphenate="false"/>
    </style:style>
    <style:style style:name="P6" style:family="paragraph">
      <style:paragraph-properties fo:margin-left="0cm" fo:margin-right="0cm" fo:margin-top="0cm" fo:margin-bottom="0cm" fo:text-align="center" fo:text-indent="0cm" style:punctuation-wrap="hanging"/>
      <style:text-properties fo:hyphenate="false"/>
    </style:style>
    <style:style style:name="P7" style:family="paragraph">
      <style:paragraph-properties fo:margin-left="0cm" fo:margin-right="0cm" fo:margin-top="0cm" fo:margin-bottom="0cm" fo:line-height="100%" fo:text-align="start" fo:text-indent="0cm" style:punctuation-wrap="hanging"/>
      <style:text-properties fo:hyphenate="false"/>
    </style:style>
    <style:style style:name="P8" style:family="paragraph">
      <style:paragraph-properties fo:text-align="center"/>
      <style:text-properties fo:font-size="18pt"/>
    </style:style>
    <style:style style:name="P9" style:family="paragraph">
      <style:paragraph-properties fo:margin-left="0cm" fo:margin-right="0cm" fo:margin-top="0cm" fo:margin-bottom="0cm" fo:line-height="100%" fo:text-align="center" fo:text-indent="0cm" style:punctuation-wrap="hanging"/>
      <style:text-properties fo:hyphenate="false"/>
    </style:style>
    <style:style style:name="P10" style:family="paragraph">
      <style:paragraph-properties fo:margin-left="0cm" fo:margin-right="0cm" fo:margin-top="0cm" fo:margin-bottom="0cm" fo:line-height="100%" fo:text-align="end" fo:text-indent="0cm" style:punctuation-wrap="hanging"/>
      <style:text-properties fo:hyphenate="false"/>
    </style:style>
    <style:style style:name="P11" style:family="paragraph">
      <style:paragraph-properties fo:margin-left="0cm" fo:margin-right="0cm" fo:margin-top="0cm" fo:margin-bottom="0cm" fo:line-height="100%" fo:text-align="start" fo:text-indent="0cm" style:punctuation-wrap="hanging"/>
      <style:text-properties fo:font-size="18pt" fo:hyphenate="false"/>
    </style:style>
    <style:style style:name="P12" style:family="paragraph">
      <style:paragraph-properties fo:margin-left="0cm" fo:margin-right="0cm" fo:margin-top="0cm" fo:margin-bottom="0cm" fo:line-height="100%" fo:text-align="start" fo:text-indent="0cm" style:punctuation-wrap="hanging"/>
      <style:text-properties fo:font-size="8pt" style:font-size-asian="8pt" style:font-size-complex="8pt" fo:hyphenate="false"/>
    </style:style>
    <style:style style:name="P13" style:family="paragraph">
      <style:text-properties fo:font-size="8pt" style:font-size-asian="8pt" style:font-size-complex="8pt"/>
    </style:style>
    <style:style style:name="P14" style:family="paragraph">
      <style:paragraph-properties fo:margin-left="0cm" fo:margin-right="0cm" fo:text-indent="0cm"/>
    </style:style>
    <style:style style:name="P15" style:family="paragraph">
      <style:paragraph-properties fo:margin-left="0cm" fo:margin-right="0cm" fo:text-align="start" fo:text-indent="0cm" style:punctuation-wrap="hanging"/>
      <style:text-properties fo:font-size="18pt" style:font-size-asian="14pt" style:font-size-complex="14pt" fo:hyphenate="false"/>
    </style:style>
    <style:style style:name="P16" style:family="paragraph">
      <style:paragraph-properties fo:text-align="end"/>
      <style:text-properties fo:font-size="18pt" style:font-size-asian="14pt" style:font-size-complex="14pt"/>
    </style:style>
    <style:style style:name="T1" style:family="text">
      <style:text-properties fo:color="#000000" style:text-line-through-style="none" fo:font-family="Perpetua" fo:font-style="normal" style:text-underline-style="none" fo:font-weight="normal" style:font-style-asian="normal" style:font-weight-asian="normal" style:font-style-complex="normal" style:font-weight-complex="normal"/>
    </style:style>
    <style:style style:name="T2" style:family="text">
      <style:text-properties fo:color="#696464" style:text-line-through-style="none" fo:font-family="'Franklin Gothic Book'" fo:font-size="40pt" fo:font-style="normal" style:text-underline-style="none" fo:font-weight="normal" style:font-size-asian="40pt" style:font-style-asian="normal" style:font-weight-asian="normal" style:font-size-complex="40pt" style:font-style-complex="normal" style:font-weight-complex="normal"/>
    </style:style>
    <style:style style:name="T3" style:family="text">
      <style:text-properties fo:color="#000000" style:text-line-through-style="none" fo:font-family="Perpetua" fo:font-size="26pt" fo:font-style="normal" style:text-underline-style="none" fo:font-weight="normal" style:font-size-asian="26pt" style:font-style-asian="normal" style:font-weight-asian="normal" style:font-size-complex="26pt" style:font-style-complex="normal" style:font-weight-complex="normal"/>
    </style:style>
    <style:style style:name="T4" style:family="text">
      <style:text-properties fo:color="#000000" style:text-line-through-style="none" fo:font-family="Perpetua" fo:font-size="24pt"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color="#000000" style:text-line-through-style="none" fo:font-family="'Times New Roman'" style:font-family-generic="roman" fo:font-size="40pt" fo:font-style="normal" style:text-underline-style="none" fo:font-weight="normal" style:font-size-asian="40pt" style:font-style-asian="normal" style:font-weight-asian="normal" style:font-family-complex="'Times New Roman'" style:font-family-generic-complex="roman" style:font-size-complex="40pt" style:font-style-complex="normal" style:font-weight-complex="normal"/>
    </style:style>
    <style:style style:name="T6" style:family="text">
      <style:text-properties fo:color="#000000" style:text-line-through-style="none" fo:font-family="'Times New Roman'" style:font-family-generic="roman" fo:font-size="22pt" fo:font-style="normal" style:text-underline-style="none" fo:font-weight="normal" style:font-size-asian="22pt" style:font-style-asian="normal" style:font-weight-asian="normal" style:font-size-complex="22pt" style:font-style-complex="normal" style:font-weight-complex="normal"/>
    </style:style>
    <style:style style:name="T7" style:family="text">
      <style:text-properties fo:color="#000000" style:text-line-through-style="none" fo:font-family="'Times New Roman'" style:font-family-generic="roman" fo:font-size="14pt" fo:font-style="normal" style:text-underline-style="none" fo:font-weight="normal" style:font-size-asian="14pt" style:font-style-asian="normal" style:font-weight-asian="normal" style:font-size-complex="14pt" style:font-style-complex="normal" style:font-weight-complex="normal"/>
    </style:style>
    <style:style style:name="T8" style:family="text">
      <style:text-properties fo:color="#000000" style:text-line-through-style="none" fo:font-family="'Times New Roman'" style:font-family-generic="roman" fo:font-size="10pt" fo:font-style="normal" style:text-underline-style="none" fo:font-weight="normal" style:font-size-asian="10pt" style:font-style-asian="normal" style:font-weight-asian="normal" style:font-size-complex="10pt" style:font-style-complex="normal" style:font-weight-complex="normal"/>
    </style:style>
    <style:style style:name="T9" style:family="text">
      <style:text-properties fo:color="#000000" style:text-line-through-style="none" fo:font-family="'Times New Roman'" style:font-family-generic="roman" fo:font-size="36pt" fo:font-style="normal" style:text-underline-style="none" fo:font-weight="normal" style:font-size-asian="36pt" style:font-style-asian="normal" style:font-weight-asian="normal" style:font-size-complex="36pt" style:font-style-complex="normal" style:font-weight-complex="normal"/>
    </style:style>
    <style:style style:name="T10" style:family="text">
      <style:text-properties fo:color="#000000" style:text-line-through-style="none" fo:font-family="'Times New Roman'" style:font-family-generic="roman"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fo:color="#000000" style:text-line-through-style="none" fo:font-family="'Times New Roman'" style:font-family-generic="roman" fo:font-size="22pt" fo:font-style="normal" style:text-underline-style="solid" style:text-underline-width="auto" style:text-underline-color="font-color" fo:font-weight="normal" style:font-size-asian="22pt" style:font-style-asian="normal" style:font-weight-asian="normal" style:font-size-complex="22pt" style:font-style-complex="normal" style:font-weight-complex="normal"/>
    </style:style>
    <style:style style:name="T12" style:family="text">
      <style:text-properties fo:color="#000000" style:text-line-through-style="none" fo:font-family="'Times New Roman'" style:font-family-generic="roman" fo:font-style="normal" style:text-underline-style="none" fo:font-weight="normal" style:font-style-asian="normal" style:font-weight-asian="normal" style:font-style-complex="normal" style:font-weight-complex="normal"/>
    </style:style>
    <style:style style:name="T13" style:family="text">
      <style:text-properties fo:color="#000000" style:text-line-through-style="none" fo:font-family="'Times New Roman'" style:font-family-generic="roman" fo:font-size="18pt"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color="#000000" style:text-line-through-style="none" fo:font-family="'Times New Roman'" style:font-family-generic="roman" fo:font-size="28pt" fo:font-style="normal" style:text-underline-style="none" fo:font-weight="normal" style:font-size-asian="28pt" style:font-style-asian="normal" style:font-weight-asian="normal" style:font-size-complex="28pt" style:font-style-complex="normal" style:font-weight-complex="normal"/>
    </style:style>
    <style:style style:name="T15" style:family="text">
      <style:text-properties fo:color="#000000" style:text-line-through-style="none" fo:font-family="'Times New Roman'" style:font-family-generic="roman" fo:font-size="24pt" fo:font-style="normal" style:text-underline-style="none" fo:font-weight="normal" style:font-size-asian="24pt" style:font-style-asian="normal" style:font-weight-asian="normal" style:font-size-complex="24pt" style:font-style-complex="normal" style:font-weight-complex="normal"/>
    </style:style>
    <style:style style:name="T16" style:family="text">
      <style:text-properties fo:color="#000000" style:text-line-through-style="none" fo:font-family="'Times New Roman'" style:font-family-generic="roman" fo:font-size="20pt" fo:font-style="normal" style:text-underline-style="none" fo:font-weight="normal" style:font-size-asian="20pt" style:font-style-asian="normal" style:font-weight-asian="normal" style:font-size-complex="20pt" style:font-style-complex="normal" style:font-weight-complex="normal"/>
    </style:style>
    <style:style style:name="T17" style:family="text">
      <style:text-properties fo:color="#000000" style:text-line-through-style="none" fo:font-family="'Times New Roman'" style:font-family-generic="roman" fo:font-size="9pt" fo:font-style="normal" style:text-underline-style="none" fo:font-weight="normal" style:font-size-asian="9pt" style:font-style-asian="normal" style:font-weight-asian="normal" style:font-size-complex="9pt" style:font-style-complex="normal" style:font-weight-complex="normal"/>
    </style:style>
    <style:style style:name="T18" style:family="text">
      <style:text-properties fo:color="#000000" style:text-line-through-style="none" fo:font-family="'Times New Roman'" style:font-family-generic="roman" fo:font-size="8pt" fo:font-style="normal" style:text-underline-style="none" fo:font-weight="normal" style:font-size-asian="8pt" style:font-style-asian="normal" style:font-weight-asian="normal" style:font-size-complex="8pt" style:font-style-complex="normal" style:font-weight-complex="normal"/>
    </style:style>
    <style:style style:name="T19" style:family="text">
      <style:text-properties fo:color="#000000" style:text-line-through-style="none" fo:font-family="'Times New Roman'" style:font-family-generic="roman" fo:font-size="11pt" fo:font-style="normal" style:text-underline-style="none" fo:font-weight="normal" style:font-size-asian="11pt" style:font-style-asian="normal" style:font-weight-asian="normal" style:font-size-complex="11pt" style:font-style-complex="normal" style:font-weight-complex="normal"/>
    </style:style>
    <style:style style:name="T20" style:family="text">
      <style:text-properties fo:color="#000000" style:text-line-through-style="none" fo:font-family="+mn-lt" fo:font-size="18pt"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ymbol" style:font-family-generic="roman"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name="Subtitle 2" draw:style-name="gr1" draw:text-style-name="P2" draw:layer="layout" svg:width="17.779cm" svg:height="5.714cm" svg:x="3.598cm" svg:y="8.89cm">
          <text:p text:style-name="P1"><text:span text:style-name="T1">Brian Crone</text:span></text:p>
          <text:p text:style-name="P1"><text:span text:style-name="T1">Evan Graves</text:span></text:p>
          <text:p text:style-name="P1"><text:span text:style-name="T1">Samuel Oshin</text:span></text:p>
          <text:p text:style-name="P1"><text:span text:style-name="T1">Yonatan Feleke</text:span></text:p>
          <draw:enhanced-geometry svg:viewBox="0 0 21600 21600" draw:type="rectangle" draw:enhanced-path="M 0 0 L 21600 0 21600 21600 0 21600 0 0 Z N"/>
        </draw:custom-shape>
        <draw:frame draw:name="Title 1" presentation:style-name="pr1" draw:text-style-name="P2" draw:layer="layout" svg:width="21.589cm" svg:height="4.082cm" svg:x="1.905cm" svg:y="2.963cm" presentation:class="title" presentation:user-transformed="true">
          <draw:text-box>
            <text:p text:style-name="P3"><text:span text:style-name="T2">Wireless Keylogger</text:span></text:p>
          </draw:text-box>
        </draw:frame>
        <presentation:notes draw:style-name="dp2">
          <draw:page-thumbnail draw:style-name="gr2"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Default_20_1" presentation:presentation-page-layout-name="AL2T11">
        <draw:frame draw:name="Title 1" presentation:style-name="pr3" draw:text-style-name="P2" draw:layer="layout" svg:width="21.589cm" svg:height="3.174cm" svg:x="2.54cm" svg:y="0.763cm" presentation:class="title" presentation:user-transformed="true">
          <draw:text-box>
            <text:p text:style-name="P3"><text:span text:style-name="T2">Project Overview of Wireless Keylogger</text:span></text:p>
          </draw:text-box>
        </draw:frame>
        <draw:frame draw:name="Content Placeholder 2" presentation:style-name="pr4" draw:text-style-name="P2" draw:layer="layout" svg:width="21.589cm" svg:height="12.699cm" svg:x="2.54cm" svg:y="4.022cm" presentation:class="outline" presentation:user-transformed="true">
          <draw:text-box>
            <text:list text:style-name="L3">
              <text:list-item>
                <text:p text:style-name="P4"><text:span text:style-name="T3">The Wireless Keylogger will be able to monitor keystrokes entered on a target keyboard</text:span></text:p>
              </text:list-item>
              <text:list-item>
                <text:p text:style-name="P4"><text:span text:style-name="T3">It will be equipped with DES encryption to avoid just anyone from accessing the contents of the SRAM</text:span></text:p>
              </text:list-item>
              <text:list-item>
                <text:p text:style-name="P4"><text:span text:style-name="T3">Data would be transmitted wirelessly to keep its presence discreet.</text:span></text:p>
              </text:list-item>
              <text:list-item>
                <text:p text:style-name="P4"><text:span text:style-name="T3">Features:</text:span></text:p>
              </text:list-item>
            </text:list>
            <text:list text:style-name="L4">
              <text:list-item>
                <text:list>
                  <text:list-item>
                    <text:p text:style-name="P5"><text:span text:style-name="T4">USB Interface</text:span></text:p>
                  </text:list-item>
                  <text:list-item>
                    <text:p text:style-name="P5"><text:span text:style-name="T4">Encryption of Keystrokes</text:span></text:p>
                  </text:list-item>
                  <text:list-item>
                    <text:p text:style-name="P5"><text:span text:style-name="T4">Off Chip SRAM Storage</text:span></text:p>
                  </text:list-item>
                  <text:list-item>
                    <text:p text:style-name="P5"><text:span text:style-name="T4">Bluetooth Wireless transfer</text:span></text:p>
                  </text:list-item>
                </text:list>
              </text:list-item>
            </text:list>
          </draw:text-box>
        </draw:frame>
        <presentation:notes draw:style-name="dp2">
          <draw:page-thumbnail draw:style-name="gr2" draw:layer="layout" svg:width="13.968cm" svg:height="10.476cm" svg:x="3.81cm" svg:y="2.123cm" draw:page-number="2" presentation:class="page"/>
          <draw:frame presentation:style-name="pr5" draw:layer="layout" svg:width="17.271cm" svg:height="12.573cm" svg:x="2.159cm" svg:y="13.271cm" presentation:class="notes" presentation:placeholder="true">
            <draw:text-box/>
          </draw:frame>
        </presentation:notes>
      </draw:page>
      <draw:page draw:name="page3" draw:style-name="dp1" draw:master-page-name="Default_20_1" presentation:presentation-page-layout-name="AL2T11">
        <draw:frame draw:name="Title 1" presentation:style-name="pr3" draw:text-style-name="P2" draw:layer="layout" svg:width="21.589cm" svg:height="3.174cm" svg:x="2.54cm" svg:y="0.763cm" presentation:class="title" presentation:user-transformed="true">
          <draw:text-box>
            <text:p text:style-name="P6"><text:span text:style-name="T5">System Level Diagram</text:span></text:p>
          </draw:text-box>
        </draw:frame>
        <draw:g draw:name="Group 2">
          <draw:g draw:name="Group 3">
            <draw:custom-shape draw:name="Rectangle 4" draw:style-name="gr3" draw:text-style-name="P2" draw:layer="layout" svg:width="4.444cm" svg:height="3.492cm" svg:x="10.901cm" svg:y="6.138cm">
              <text:p text:style-name="P7"><text:span text:style-name="T6">Wireless Keylogger</text:span></text:p>
              <draw:enhanced-geometry svg:viewBox="0 0 21600 21600" draw:type="rectangle" draw:enhanced-path="M 0 0 L 21600 0 21600 21600 0 21600 0 0 Z N"/>
            </draw:custom-shape>
            <draw:line draw:name="Line 5" draw:style-name="gr4" draw:text-style-name="P8" draw:layer="layout" svg:x1="6.773cm" svg:y1="8.043cm" svg:x2="10.9cm" svg:y2="8.043cm">
              <text:p/>
            </draw:line>
            <draw:line draw:name="Line 6" draw:style-name="gr4" draw:text-style-name="P8" draw:layer="layout" svg:x1="15.345cm" svg:y1="8.043cm" svg:x2="18.997cm" svg:y2="8.043cm">
              <text:p/>
            </draw:line>
            <draw:line draw:name="Line 7" draw:style-name="gr4" draw:text-style-name="P8" draw:layer="layout" svg:x1="12.964cm" svg:y1="9.63cm" svg:x2="12.964cm" svg:y2="12.488cm">
              <text:p/>
            </draw:line>
            <draw:custom-shape draw:name="Rectangle 8" draw:style-name="gr3" draw:text-style-name="P2" draw:layer="layout" svg:width="6.19cm" svg:height="1.11cm" svg:x="9.948cm" svg:y="12.488cm">
              <text:p text:style-name="P7"><text:span text:style-name="T6">Wireless Receiver</text:span></text:p>
              <draw:enhanced-geometry svg:viewBox="0 0 21600 21600" draw:type="rectangle" draw:enhanced-path="M 0 0 L 21600 0 21600 21600 0 21600 0 0 Z N"/>
            </draw:custom-shape>
            <draw:custom-shape draw:name="Rectangle 9" draw:style-name="gr3" draw:text-style-name="P2" draw:layer="layout" svg:width="4.444cm" svg:height="3.174cm" svg:x="18.997cm" svg:y="6.138cm">
              <text:p text:style-name="P7"><text:span text:style-name="T6">Host Computer</text:span></text:p>
              <draw:enhanced-geometry svg:viewBox="0 0 21600 21600" draw:type="rectangle" draw:enhanced-path="M 0 0 L 21600 0 21600 21600 0 21600 0 0 Z N"/>
            </draw:custom-shape>
            <draw:custom-shape draw:name="Rectangle 10" draw:style-name="gr3" draw:text-style-name="P2" draw:layer="layout" svg:width="4.444cm" svg:height="2.187cm" svg:x="2.328cm" svg:y="6.884cm">
              <text:p text:style-name="P7"><text:span text:style-name="T6">Keyboard</text:span></text:p>
              <draw:enhanced-geometry svg:viewBox="0 0 21600 21600" draw:type="rectangle" draw:enhanced-path="M 0 0 L 21600 0 21600 21600 0 21600 0 0 Z N"/>
            </draw:custom-shape>
          </draw:g>
          <draw:custom-shape draw:name="Text Box 11" draw:style-name="gr5" draw:text-style-name="P2" draw:layer="layout" svg:width="2.698cm" svg:height="0.952cm" svg:x="7.567cm" svg:y="6.773cm">
            <text:p text:style-name="P7"><text:span text:style-name="T7">USB</text:span></text:p>
            <draw:enhanced-geometry svg:viewBox="0 0 21600 21600" draw:type="rectangle" draw:enhanced-path="M 0 0 L 21600 0 21600 21600 0 21600 0 0 Z N"/>
          </draw:custom-shape>
          <draw:custom-shape draw:name="Text Box 12" draw:style-name="gr5" draw:text-style-name="P2" draw:layer="layout" svg:width="2.698cm" svg:height="0.952cm" svg:x="15.663cm" svg:y="6.773cm">
            <text:p text:style-name="P7"><text:span text:style-name="T7">USB</text:span></text:p>
            <draw:enhanced-geometry svg:viewBox="0 0 21600 21600" draw:type="rectangle" draw:enhanced-path="M 0 0 L 21600 0 21600 21600 0 21600 0 0 Z N"/>
          </draw:custom-shape>
          <draw:custom-shape draw:name="Text Box 13" draw:style-name="gr5" draw:text-style-name="P2" draw:layer="layout" svg:width="2.698cm" svg:height="0.952cm" svg:x="13.123cm" svg:y="10.583cm">
            <text:p text:style-name="P7"><text:span text:style-name="T7">Bluetooth</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3" presentation:class="page"/>
          <draw:frame presentation:style-name="pr5" draw:layer="layout" svg:width="17.271cm" svg:height="12.573cm" svg:x="2.159cm" svg:y="13.271cm" presentation:class="notes" presentation:placeholder="true">
            <draw:text-box/>
          </draw:frame>
        </presentation:notes>
      </draw:page>
      <draw:page draw:name="page4" draw:style-name="dp1" draw:master-page-name="Default_20_1" presentation:presentation-page-layout-name="AL2T11">
        <draw:frame draw:name="Title 1" presentation:style-name="pr3" draw:text-style-name="P2" draw:layer="layout" svg:width="21.589cm" svg:height="2.199cm" svg:x="2.54cm" svg:y="0.763cm" presentation:class="title" presentation:user-transformed="true">
          <draw:text-box>
            <text:p text:style-name="P6"><text:span text:style-name="T5">Architecture Diagram</text:span></text:p>
          </draw:text-box>
        </draw:frame>
        <draw:g draw:name="Group 2">
          <draw:g draw:name="Group 3">
            <draw:g draw:name="Group 4">
              <draw:line draw:name="Line 5" draw:style-name="gr4" draw:text-style-name="P8" draw:layer="layout" svg:x1="2.215cm" svg:y1="4.683cm" svg:x2="22.073cm" svg:y2="4.683cm">
                <text:p/>
              </draw:line>
              <draw:line draw:name="Line 6" draw:style-name="gr4" draw:text-style-name="P8" draw:layer="layout" svg:x1="2.215cm" svg:y1="5.25cm" svg:x2="22.073cm" svg:y2="5.25cm">
                <text:p/>
              </draw:line>
              <draw:line draw:name="Line 7" draw:style-name="gr4" draw:text-style-name="P8" draw:layer="layout" svg:x1="2.215cm" svg:y1="5.958cm" svg:x2="22.073cm" svg:y2="5.958cm">
                <text:p/>
              </draw:line>
              <draw:line draw:name="Line 8" draw:style-name="gr4" draw:text-style-name="P8" draw:layer="layout" svg:x1="2.215cm" svg:y1="6.525cm" svg:x2="22.073cm" svg:y2="6.525cm">
                <text:p/>
              </draw:line>
              <draw:line draw:name="Line 9" draw:style-name="gr6" draw:text-style-name="P8" draw:layer="layout" svg:x1="3.18cm" svg:y1="5.958cm" svg:x2="3.18cm" svg:y2="9.077cm">
                <text:p/>
              </draw:line>
              <draw:line draw:name="Line 10" draw:style-name="gr6" draw:text-style-name="P8" draw:layer="layout" svg:x1="3.869cm" svg:y1="6.525cm" svg:x2="3.869cm" svg:y2="8.51cm">
                <text:p/>
              </draw:line>
              <draw:custom-shape draw:name="Rectangle 11" draw:style-name="gr3" draw:text-style-name="P2" draw:layer="layout" svg:width="2.757cm" svg:height="4.393cm" svg:x="4.697cm" svg:y="7.376cm">
                <text:p text:style-name="P7"><text:span text:style-name="T8">USB RECIEVER</text:span></text:p>
                <draw:enhanced-geometry svg:viewBox="0 0 21600 21600" draw:type="rectangle" draw:enhanced-path="M 0 0 L 21600 0 21600 21600 0 21600 0 0 Z N"/>
              </draw:custom-shape>
              <draw:line draw:name="Line 12" draw:style-name="gr4" draw:text-style-name="P8" draw:layer="layout" svg:x1="3.18cm" svg:y1="9.077cm" svg:x2="4.697cm" svg:y2="9.077cm">
                <text:p/>
              </draw:line>
              <draw:line draw:name="Line 13" draw:style-name="gr4" draw:text-style-name="P8" draw:layer="layout" svg:x1="3.869cm" svg:y1="8.51cm" svg:x2="4.697cm" svg:y2="8.51cm">
                <text:p/>
              </draw:line>
              <draw:line draw:name="Line 14" draw:style-name="gr4" draw:text-style-name="P8" draw:layer="layout" svg:x1="7.455cm" svg:y1="8.368cm" svg:x2="8.972cm" svg:y2="8.368cm">
                <text:p/>
              </draw:line>
              <draw:line draw:name="Line 15" draw:style-name="gr4" draw:text-style-name="P8" draw:layer="layout" svg:x1="7.455cm" svg:y1="9.218cm" svg:x2="8.972cm" svg:y2="9.218cm">
                <text:p/>
              </draw:line>
              <draw:line draw:name="Line 16" draw:style-name="gr4" draw:text-style-name="P8" draw:layer="layout" svg:x1="7.455cm" svg:y1="10.069cm" svg:x2="8.972cm" svg:y2="10.069cm">
                <text:p/>
              </draw:line>
              <draw:line draw:name="Line 17" draw:style-name="gr4" draw:text-style-name="P8" draw:layer="layout" svg:x1="8.972cm" svg:y1="11.628cm" svg:x2="7.455cm" svg:y2="11.628cm">
                <text:p/>
              </draw:line>
              <draw:custom-shape draw:name="Rectangle 18" draw:style-name="gr3" draw:text-style-name="P2" draw:layer="layout" svg:width="2.757cm" svg:height="4.393cm" svg:x="8.973cm" svg:y="7.376cm">
                <text:p text:style-name="P7"><text:span text:style-name="T8">ENCRYPTION</text:span></text:p>
                <draw:enhanced-geometry svg:viewBox="0 0 21600 21600" draw:type="rectangle" draw:enhanced-path="M 0 0 L 21600 0 21600 21600 0 21600 0 0 Z N"/>
              </draw:custom-shape>
              <draw:custom-shape draw:name="Rectangle 19" draw:style-name="gr3" draw:text-style-name="P2" draw:layer="layout" svg:width="2.757cm" svg:height="4.393cm" svg:x="13.248cm" svg:y="7.376cm">
                <text:p text:style-name="P7"><text:span text:style-name="T8">MEMORY</text:span></text:p>
                <draw:enhanced-geometry svg:viewBox="0 0 21600 21600" draw:type="rectangle" draw:enhanced-path="M 0 0 L 21600 0 21600 21600 0 21600 0 0 Z N"/>
              </draw:custom-shape>
              <draw:line draw:name="Line 20" draw:style-name="gr4" draw:text-style-name="P8" draw:layer="layout" svg:x1="17.522cm" svg:y1="10.636cm" svg:x2="16.005cm" svg:y2="10.636cm">
                <text:p/>
              </draw:line>
              <draw:line draw:name="Line 21" draw:style-name="gr4" draw:text-style-name="P8" draw:layer="layout" svg:x1="16.005cm" svg:y1="8.368cm" svg:x2="17.522cm" svg:y2="8.368cm">
                <text:p/>
              </draw:line>
              <draw:custom-shape draw:name="Rectangle 22" draw:style-name="gr3" draw:text-style-name="P2" draw:layer="layout" svg:width="2.757cm" svg:height="4.393cm" svg:x="17.523cm" svg:y="7.376cm">
                <text:p text:style-name="P7"><text:span text:style-name="T8">BLUETOOTH</text:span></text:p>
                <draw:enhanced-geometry svg:viewBox="0 0 21600 21600" draw:type="rectangle" draw:enhanced-path="M 0 0 L 21600 0 21600 21600 0 21600 0 0 Z N"/>
              </draw:custom-shape>
              <draw:line draw:name="Line 23" draw:style-name="gr4" draw:text-style-name="P8" draw:layer="layout" svg:x1="18.763cm" svg:y1="11.77cm" svg:x2="18.763cm" svg:y2="15.455cm">
                <text:p/>
              </draw:line>
              <draw:custom-shape draw:name="Rectangle 24" draw:style-name="gr3" draw:text-style-name="P2" draw:layer="layout" svg:width="3.033cm" svg:height="3.117cm" svg:x="17.523cm" svg:y="15.455cm">
                <text:p text:style-name="P7"><text:span text:style-name="T8">RECIEVER</text:span></text:p>
                <draw:enhanced-geometry svg:viewBox="0 0 21600 21600" draw:type="rectangle" draw:enhanced-path="M 0 0 L 21600 0 21600 21600 0 21600 0 0 Z N"/>
              </draw:custom-shape>
              <draw:custom-shape draw:name="Text Box 25" draw:style-name="gr5" draw:text-style-name="P2" draw:layer="layout" svg:width="1.516cm" svg:height="0.424cm" svg:x="7.318cm" svg:y="7.66cm">
                <text:p text:style-name="P7"><text:span text:style-name="T8">Full</text:span></text:p>
                <draw:enhanced-geometry svg:viewBox="0 0 21600 21600" draw:type="rectangle" draw:enhanced-path="M 0 0 L 21600 0 21600 21600 0 21600 0 0 Z N"/>
              </draw:custom-shape>
              <draw:custom-shape draw:name="Text Box 26" draw:style-name="gr5" draw:text-style-name="P2" draw:layer="layout" svg:width="1.516cm" svg:height="0.424cm" svg:x="7.318cm" svg:y="8.652cm">
                <text:p text:style-name="P7"><text:span text:style-name="T8">Empty</text:span></text:p>
                <draw:enhanced-geometry svg:viewBox="0 0 21600 21600" draw:type="rectangle" draw:enhanced-path="M 0 0 L 21600 0 21600 21600 0 21600 0 0 Z N"/>
              </draw:custom-shape>
              <draw:custom-shape draw:name="Text Box 27" draw:style-name="gr5" draw:text-style-name="P2" draw:layer="layout" svg:width="1.516cm" svg:height="0.424cm" svg:x="7.318cm" svg:y="9.502cm">
                <text:p text:style-name="P7"><text:span text:style-name="T8">Data</text:span></text:p>
                <draw:enhanced-geometry svg:viewBox="0 0 21600 21600" draw:type="rectangle" draw:enhanced-path="M 0 0 L 21600 0 21600 21600 0 21600 0 0 Z N"/>
              </draw:custom-shape>
              <draw:custom-shape draw:name="Text Box 28" draw:style-name="gr5" draw:text-style-name="P2" draw:layer="layout" svg:width="1.516cm" svg:height="0.424cm" svg:x="7.318cm" svg:y="11.061cm">
                <text:p text:style-name="P7"><text:span text:style-name="T8">r_enable</text:span></text:p>
                <draw:enhanced-geometry svg:viewBox="0 0 21600 21600" draw:type="rectangle" draw:enhanced-path="M 0 0 L 21600 0 21600 21600 0 21600 0 0 Z N"/>
              </draw:custom-shape>
              <draw:line draw:name="Line 29" draw:style-name="gr4" draw:text-style-name="P8" draw:layer="layout" svg:x1="11.73cm" svg:y1="8.226cm" svg:x2="13.247cm" svg:y2="8.226cm">
                <text:p/>
              </draw:line>
              <draw:line draw:name="Line 30" draw:style-name="gr4" draw:text-style-name="P8" draw:layer="layout" svg:x1="11.73cm" svg:y1="9.077cm" svg:x2="13.247cm" svg:y2="9.077cm">
                <text:p/>
              </draw:line>
              <draw:line draw:name="Line 31" draw:style-name="gr4" draw:text-style-name="P8" draw:layer="layout" svg:x1="11.73cm" svg:y1="9.927cm" svg:x2="13.247cm" svg:y2="9.927cm">
                <text:p/>
              </draw:line>
              <draw:line draw:name="Line 32" draw:style-name="gr4" draw:text-style-name="P8" draw:layer="layout" svg:x1="13.247cm" svg:y1="11.486cm" svg:x2="11.73cm" svg:y2="11.486cm">
                <text:p/>
              </draw:line>
              <draw:custom-shape draw:name="Text Box 33" draw:style-name="gr5" draw:text-style-name="P2" draw:layer="layout" svg:width="1.516cm" svg:height="0.424cm" svg:x="11.593cm" svg:y="7.518cm">
                <text:p text:style-name="P7"><text:span text:style-name="T8">Full</text:span></text:p>
                <draw:enhanced-geometry svg:viewBox="0 0 21600 21600" draw:type="rectangle" draw:enhanced-path="M 0 0 L 21600 0 21600 21600 0 21600 0 0 Z N"/>
              </draw:custom-shape>
              <draw:custom-shape draw:name="Text Box 34" draw:style-name="gr5" draw:text-style-name="P2" draw:layer="layout" svg:width="1.516cm" svg:height="0.424cm" svg:x="11.593cm" svg:y="8.51cm">
                <text:p text:style-name="P7"><text:span text:style-name="T8">Empty</text:span></text:p>
                <draw:enhanced-geometry svg:viewBox="0 0 21600 21600" draw:type="rectangle" draw:enhanced-path="M 0 0 L 21600 0 21600 21600 0 21600 0 0 Z N"/>
              </draw:custom-shape>
              <draw:custom-shape draw:name="Text Box 35" draw:style-name="gr5" draw:text-style-name="P2" draw:layer="layout" svg:width="1.516cm" svg:height="0.424cm" svg:x="11.593cm" svg:y="9.361cm">
                <text:p text:style-name="P7"><text:span text:style-name="T8">Data</text:span></text:p>
                <draw:enhanced-geometry svg:viewBox="0 0 21600 21600" draw:type="rectangle" draw:enhanced-path="M 0 0 L 21600 0 21600 21600 0 21600 0 0 Z N"/>
              </draw:custom-shape>
              <draw:custom-shape draw:name="Text Box 36" draw:style-name="gr5" draw:text-style-name="P2" draw:layer="layout" svg:width="1.516cm" svg:height="0.424cm" svg:x="11.593cm" svg:y="10.92cm">
                <text:p text:style-name="P7"><text:span text:style-name="T8">r_enable</text:span></text:p>
                <draw:enhanced-geometry svg:viewBox="0 0 21600 21600" draw:type="rectangle" draw:enhanced-path="M 0 0 L 21600 0 21600 21600 0 21600 0 0 Z N"/>
              </draw:custom-shape>
              <draw:custom-shape draw:name="Text Box 37" draw:style-name="gr5" draw:text-style-name="P2" draw:layer="layout" svg:width="1.516cm" svg:height="0.424cm" svg:x="16.144cm" svg:y="10.069cm">
                <text:p text:style-name="P7"><text:span text:style-name="T8">r_enable</text:span></text:p>
                <draw:enhanced-geometry svg:viewBox="0 0 21600 21600" draw:type="rectangle" draw:enhanced-path="M 0 0 L 21600 0 21600 21600 0 21600 0 0 Z N"/>
              </draw:custom-shape>
              <draw:custom-shape draw:name="Text Box 38" draw:style-name="gr5" draw:text-style-name="P2" draw:layer="layout" svg:width="1.516cm" svg:height="0.424cm" svg:x="16.144cm" svg:y="7.801cm">
                <text:p text:style-name="P7"><text:span text:style-name="T8">Data</text:span></text:p>
                <draw:enhanced-geometry svg:viewBox="0 0 21600 21600" draw:type="rectangle" draw:enhanced-path="M 0 0 L 21600 0 21600 21600 0 21600 0 0 Z N"/>
              </draw:custom-shape>
              <draw:custom-shape draw:name="Text Box 39" draw:style-name="gr5" draw:text-style-name="P2" draw:layer="layout" svg:width="1.792cm" svg:height="0.566cm" svg:x="19.178cm" svg:y="12.904cm">
                <text:p text:style-name="P7"><text:span text:style-name="T8">Antenna</text:span></text:p>
                <draw:enhanced-geometry svg:viewBox="0 0 21600 21600" draw:type="rectangle" draw:enhanced-path="M 0 0 L 21600 0 21600 21600 0 21600 0 0 Z N"/>
              </draw:custom-shape>
              <draw:custom-shape draw:name="Text Box 40" draw:style-name="gr5" draw:text-style-name="P2" draw:layer="layout" svg:width="1.516cm" svg:height="0.424cm" svg:x="2.215cm" svg:y="4.045cm">
                <text:p text:style-name="P7"><text:span text:style-name="T8">Power</text:span></text:p>
                <draw:enhanced-geometry svg:viewBox="0 0 21600 21600" draw:type="rectangle" draw:enhanced-path="M 0 0 L 21600 0 21600 21600 0 21600 0 0 Z N"/>
              </draw:custom-shape>
              <draw:custom-shape draw:name="Text Box 41" draw:style-name="gr5" draw:text-style-name="P2" draw:layer="layout" svg:width="1.516cm" svg:height="0.424cm" svg:x="2.215cm" svg:y="4.825cm">
                <text:p text:style-name="P7"><text:span text:style-name="T8">Ground</text:span></text:p>
                <draw:enhanced-geometry svg:viewBox="0 0 21600 21600" draw:type="rectangle" draw:enhanced-path="M 0 0 L 21600 0 21600 21600 0 21600 0 0 Z N"/>
              </draw:custom-shape>
              <draw:custom-shape draw:name="Text Box 42" draw:style-name="gr5" draw:text-style-name="P2" draw:layer="layout" svg:width="1.516cm" svg:height="0.424cm" svg:x="2.215cm" svg:y="5.392cm">
                <text:p text:style-name="P7"><text:span text:style-name="T8">D+</text:span></text:p>
                <draw:enhanced-geometry svg:viewBox="0 0 21600 21600" draw:type="rectangle" draw:enhanced-path="M 0 0 L 21600 0 21600 21600 0 21600 0 0 Z N"/>
              </draw:custom-shape>
              <draw:custom-shape draw:name="Text Box 43" draw:style-name="gr5" draw:text-style-name="P2" draw:layer="layout" svg:width="1.516cm" svg:height="0.424cm" svg:x="4.422cm" svg:y="6.1cm">
                <text:p text:style-name="P7"><text:span text:style-name="T8">D-</text:span></text:p>
                <draw:enhanced-geometry svg:viewBox="0 0 21600 21600" draw:type="rectangle" draw:enhanced-path="M 0 0 L 21600 0 21600 21600 0 21600 0 0 Z N"/>
              </draw:custom-shape>
            </draw:g>
            <draw:custom-shape draw:name="Rectangle 44" draw:style-name="gr3" draw:text-style-name="P2" draw:layer="layout" svg:width="1.791cm" svg:height="5.409cm" svg:x="0.423cm" svg:y="2.963cm">
              <text:p text:style-name="P7"><text:span text:style-name="T8">Keyboard</text:span></text:p>
              <draw:enhanced-geometry svg:viewBox="0 0 21600 21600" draw:type="rectangle" draw:enhanced-path="M 0 0 L 21600 0 21600 21600 0 21600 0 0 Z N"/>
            </draw:custom-shape>
            <draw:custom-shape draw:name="Rectangle 45" draw:style-name="gr3" draw:text-style-name="P2" draw:layer="layout" svg:width="1.791cm" svg:height="5.409cm" svg:x="22.074cm" svg:y="2.963cm">
              <text:p text:style-name="P7"><text:span text:style-name="T8">Host </text:span></text:p>
              <text:p text:style-name="P7"><text:span text:style-name="T8">Computer</text:span></text:p>
              <draw:enhanced-geometry svg:viewBox="0 0 21600 21600" draw:type="rectangle" draw:enhanced-path="M 0 0 L 21600 0 21600 21600 0 21600 0 0 Z N"/>
            </draw:custom-shape>
          </draw:g>
          <draw:line draw:name="Line 46" draw:style-name="gr6" draw:text-style-name="P8" draw:layer="layout" svg:x1="6.097cm" svg:y1="11.773cm" svg:x2="6.097cm" svg:y2="12.236cm">
            <text:p/>
          </draw:line>
          <draw:line draw:name="Line 47" draw:style-name="gr6" draw:text-style-name="P8" draw:layer="layout" svg:x1="6.097cm" svg:y1="12.236cm" svg:x2="14.16cm" svg:y2="12.236cm">
            <text:p/>
          </draw:line>
          <draw:line draw:name="Line 48" draw:style-name="gr4" draw:text-style-name="P8" draw:layer="layout" svg:x1="14.16cm" svg:y1="12.236cm" svg:x2="14.16cm" svg:y2="11.773cm">
            <text:p/>
          </draw:line>
          <draw:custom-shape draw:name="Text Box 49" draw:style-name="gr5" draw:text-style-name="P2" draw:layer="layout" svg:width="1.94cm" svg:height="0.463cm" svg:x="7.889cm" svg:y="12.391cm">
            <text:p text:style-name="P7"><text:span text:style-name="T8">R_ERROR</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4" presentation:class="page"/>
          <draw:frame presentation:style-name="pr5" draw:layer="layout" svg:width="17.271cm" svg:height="12.573cm" svg:x="2.159cm" svg:y="13.271cm" presentation:class="notes" presentation:placeholder="true">
            <draw:text-box/>
          </draw:frame>
        </presentation:notes>
      </draw:page>
      <draw:page draw:name="page5" draw:style-name="dp1" draw:master-page-name="Default_20_1" presentation:presentation-page-layout-name="AL2T11">
        <draw:frame draw:name="Title 1" presentation:style-name="pr3" draw:text-style-name="P2" draw:layer="layout" svg:width="21.589cm" svg:height="2.623cm" svg:x="2.54cm" svg:y="0.763cm" presentation:class="title" presentation:user-transformed="true">
          <draw:text-box>
            <text:p text:style-name="P6"><text:span text:style-name="T5">Sequence Flowchart</text:span></text:p>
          </draw:text-box>
        </draw:frame>
        <draw:g draw:name="Group 2">
          <draw:custom-shape draw:name="AutoShape 3" draw:style-name="gr3" draw:text-style-name="P2" draw:layer="layout" svg:width="3.968cm" svg:height="1.825cm" svg:x="10.107cm" svg:y="5.821cm">
            <text:p text:style-name="P7"><text:span text:style-name="T8">Data Packet</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AutoShape 4" draw:style-name="gr3" draw:text-style-name="P2" draw:layer="layout" svg:width="2.761cm" svg:height="1.521cm" svg:x="5.821cm" svg:y="14.511cm">
            <text:p text:style-name="P9"><text:span text:style-name="T8">Transmit to Receiver</text:span></text:p>
            <draw:enhanced-geometry svg:viewBox="0 0 21600 21600" draw:glue-points="10800 0 0 10800 10800 21600 21600 10800" draw:type="flowchart-process" draw:enhanced-path="M 0 0 L 21600 0 21600 21600 0 21600 0 0 Z N"/>
          </draw:custom-shape>
          <draw:custom-shape draw:name="AutoShape 5" draw:style-name="gr3" draw:text-style-name="P2" draw:layer="layout" svg:width="2.761cm" svg:height="1.521cm" svg:x="15.663cm" svg:y="13.462cm">
            <text:p text:style-name="P9"><text:span text:style-name="T8">Store in Off Chip SRAM</text:span></text:p>
            <draw:enhanced-geometry svg:viewBox="0 0 21600 21600" draw:glue-points="10800 0 0 10800 10800 21600 21600 10800" draw:type="flowchart-process" draw:enhanced-path="M 0 0 L 21600 0 21600 21600 0 21600 0 0 Z N"/>
          </draw:custom-shape>
          <draw:custom-shape draw:name="AutoShape 6" draw:style-name="gr3" draw:text-style-name="P2" draw:layer="layout" svg:width="2.761cm" svg:height="1.521cm" svg:x="5.821cm" svg:y="12.129cm">
            <text:p text:style-name="P9"><text:span text:style-name="T8">Read from SRAM</text:span></text:p>
            <draw:enhanced-geometry svg:viewBox="0 0 21600 21600" draw:glue-points="10800 0 0 10800 10800 21600 21600 10800" draw:type="flowchart-process" draw:enhanced-path="M 0 0 L 21600 0 21600 21600 0 21600 0 0 Z N"/>
          </draw:custom-shape>
          <draw:custom-shape draw:name="AutoShape 7" draw:style-name="gr3" draw:text-style-name="P2" draw:layer="layout" svg:width="2.761cm" svg:height="1.521cm" svg:x="15.663cm" svg:y="11.218cm">
            <text:p text:style-name="P9"><text:span text:style-name="T8">Encrypt</text:span></text:p>
            <draw:enhanced-geometry svg:viewBox="0 0 21600 21600" draw:glue-points="10800 0 0 10800 10800 21600 21600 10800" draw:type="flowchart-process" draw:enhanced-path="M 0 0 L 21600 0 21600 21600 0 21600 0 0 Z N"/>
          </draw:custom-shape>
          <draw:custom-shape draw:name="AutoShape 8" draw:style-name="gr3" draw:text-style-name="P2" draw:layer="layout" svg:width="3.809cm" svg:height="0.952cm" svg:x="10.107cm" svg:y="4.233cm">
            <text:p text:style-name="P7"><text:span text:style-name="T8">Listening on USB lin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line draw:name="Line 9" draw:style-name="gr6" draw:text-style-name="P8" draw:layer="layout" svg:x1="14.075cm" svg:y1="6.773cm" svg:x2="17.25cm" svg:y2="6.773cm">
            <text:p/>
          </draw:line>
          <draw:line draw:name="Line 10" draw:style-name="gr4" draw:text-style-name="P8" draw:layer="layout" svg:x1="17.25cm" svg:y1="6.773cm" svg:x2="17.25cm" svg:y2="11.218cm">
            <text:p/>
          </draw:line>
          <draw:custom-shape draw:name="AutoShape 11" draw:style-name="gr3" draw:text-style-name="P2" draw:layer="layout" svg:width="5.555cm" svg:height="1.825cm" svg:x="9.21cm" svg:y="9.879cm">
            <text:p text:style-name="P7"><text:span text:style-name="T8">Transmit Packet?</text:span></text:p>
            <draw:enhanced-geometry svg:viewBox="0 0 21600 21600" draw:glue-points="10800 0 0 10800 10800 21600 21600 10800" draw:text-areas="5400 5400 16200 16200" draw:type="flowchart-decision" draw:enhanced-path="M 0 10800 L 10800 0 21600 10800 10800 21600 0 10800 Z N"/>
          </draw:custom-shape>
          <draw:line draw:name="Line 12" draw:style-name="gr6" draw:text-style-name="P8" draw:layer="layout" svg:x1="9.258cm" svg:y1="10.748cm" svg:x2="7.67cm" svg:y2="10.748cm">
            <text:p/>
          </draw:line>
          <draw:custom-shape draw:name="AutoShape 13" draw:style-name="gr3" draw:text-style-name="P2" draw:layer="layout" svg:width="3.492cm" svg:height="1.11cm" svg:x="10.425cm" svg:y="8.202cm">
            <text:p text:style-name="P7"><text:span text:style-name="T8">Listen on Bluetooth</text:span></text:p>
            <draw:enhanced-geometry svg:viewBox="0 0 21600 21600" draw:glue-points="10800 0 0 10800 10800 21600 21600 10800" draw:type="flowchart-process" draw:enhanced-path="M 0 0 L 21600 0 21600 21600 0 21600 0 0 Z N"/>
          </draw:custom-shape>
          <draw:line draw:name="Line 14" draw:style-name="gr4" draw:text-style-name="P8" draw:layer="layout" svg:x1="12.088cm" svg:y1="7.698cm" svg:x2="12.088cm" svg:y2="8.174cm">
            <text:p/>
          </draw:line>
          <draw:line draw:name="Line 15" draw:style-name="gr4" draw:text-style-name="P8" draw:layer="layout" svg:x1="12.012cm" svg:y1="9.313cm" svg:x2="12.012cm" svg:y2="9.789cm">
            <text:p/>
          </draw:line>
          <draw:line draw:name="Line 16" draw:style-name="gr6" draw:text-style-name="P8" draw:layer="layout" svg:x1="7.67cm" svg:y1="10.742cm" svg:x2="7.67cm" svg:y2="6.614cm">
            <text:p/>
          </draw:line>
          <draw:line draw:name="Line 17" draw:style-name="gr6" draw:text-style-name="P8" draw:layer="layout" svg:x1="12.012cm" svg:y1="11.694cm" svg:x2="12.012cm" svg:y2="12.964cm">
            <text:p/>
          </draw:line>
          <draw:line draw:name="Line 18" draw:style-name="gr4" draw:text-style-name="P8" draw:layer="layout" svg:x1="12.012cm" svg:y1="12.964cm" svg:x2="8.519cm" svg:y2="12.964cm">
            <text:p/>
          </draw:line>
          <draw:custom-shape draw:name="Rectangle 19" draw:style-name="gr3" draw:text-style-name="P2" draw:layer="layout" svg:width="2.698cm" svg:height="1.587cm" svg:x="5.821cm" svg:y="16.933cm">
            <text:p text:style-name="P7"><text:span text:style-name="T8">Output to Screen</text:span></text:p>
            <draw:enhanced-geometry svg:viewBox="0 0 21600 21600" draw:type="rectangle" draw:enhanced-path="M 0 0 L 21600 0 21600 21600 0 21600 0 0 Z N"/>
          </draw:custom-shape>
          <draw:line draw:name="Line 20" draw:style-name="gr4" draw:text-style-name="P8" draw:layer="layout" svg:x1="7.249cm" svg:y1="13.758cm" svg:x2="7.249cm" svg:y2="14.393cm">
            <text:p/>
          </draw:line>
          <draw:line draw:name="Line 21" draw:style-name="gr4" draw:text-style-name="P8" draw:layer="layout" svg:x1="7.249cm" svg:y1="16.139cm" svg:x2="7.249cm" svg:y2="16.774cm">
            <text:p/>
          </draw:line>
          <draw:line draw:name="Line 22" draw:style-name="gr4" draw:text-style-name="P8" draw:layer="layout" svg:x1="17.25cm" svg:y1="12.805cm" svg:x2="17.25cm" svg:y2="13.44cm">
            <text:p/>
          </draw:line>
          <draw:line draw:name="Line 23" draw:style-name="gr6" draw:text-style-name="P8" draw:layer="layout" svg:x1="5.82cm" svg:y1="17.568cm" svg:x2="3.598cm" svg:y2="17.568cm">
            <text:p/>
          </draw:line>
          <draw:line draw:name="Line 24" draw:style-name="gr6" draw:text-style-name="P8" draw:layer="layout" svg:x1="3.598cm" svg:y1="17.568cm" svg:x2="3.598cm" svg:y2="4.55cm">
            <text:p/>
          </draw:line>
          <draw:line draw:name="Line 25" draw:style-name="gr4" draw:text-style-name="P8" draw:layer="layout" svg:x1="3.598cm" svg:y1="4.55cm" svg:x2="10.107cm" svg:y2="4.55cm">
            <text:p/>
          </draw:line>
          <draw:line draw:name="Line 26" draw:style-name="gr6" draw:text-style-name="P8" draw:layer="layout" svg:x1="18.362cm" svg:y1="14.234cm" svg:x2="21.537cm" svg:y2="14.234cm">
            <text:p/>
          </draw:line>
          <draw:line draw:name="Line 27" draw:style-name="gr6" draw:text-style-name="P8" draw:layer="layout" svg:x1="21.537cm" svg:y1="14.234cm" svg:x2="21.537cm" svg:y2="4.55cm">
            <text:p/>
          </draw:line>
          <draw:line draw:name="Line 28" draw:style-name="gr4" draw:text-style-name="P8" draw:layer="layout" svg:x1="21.537cm" svg:y1="4.55cm" svg:x2="13.917cm" svg:y2="4.55cm">
            <text:p/>
          </draw:line>
          <draw:custom-shape draw:name="Text Box 29" draw:style-name="gr5" draw:text-style-name="P2" draw:layer="layout" svg:width="0.952cm" svg:height="0.634cm" svg:x="14.393cm" svg:y="5.98cm">
            <text:p text:style-name="P7"><text:span text:style-name="T8">Yes</text:span></text:p>
            <draw:enhanced-geometry svg:viewBox="0 0 21600 21600" draw:type="rectangle" draw:enhanced-path="M 0 0 L 21600 0 21600 21600 0 21600 0 0 Z N"/>
          </draw:custom-shape>
          <draw:custom-shape draw:name="Text Box 30" draw:style-name="gr5" draw:text-style-name="P2" draw:layer="layout" svg:width="0.952cm" svg:height="0.634cm" svg:x="12.33cm" svg:y="12.012cm">
            <text:p text:style-name="P7"><text:span text:style-name="T8">Yes</text:span></text:p>
            <draw:enhanced-geometry svg:viewBox="0 0 21600 21600" draw:type="rectangle" draw:enhanced-path="M 0 0 L 21600 0 21600 21600 0 21600 0 0 Z N"/>
          </draw:custom-shape>
          <draw:custom-shape draw:name="Text Box 31" draw:style-name="gr5" draw:text-style-name="P2" draw:layer="layout" svg:width="0.952cm" svg:height="0.634cm" svg:x="12.647cm" svg:y="7.408cm">
            <text:p text:style-name="P7"><text:span text:style-name="T8">No</text:span></text:p>
            <draw:enhanced-geometry svg:viewBox="0 0 21600 21600" draw:type="rectangle" draw:enhanced-path="M 0 0 L 21600 0 21600 21600 0 21600 0 0 Z N"/>
          </draw:custom-shape>
          <draw:custom-shape draw:name="Text Box 32" draw:style-name="gr5" draw:text-style-name="P2" draw:layer="layout" svg:width="0.952cm" svg:height="0.634cm" svg:x="8.202cm" svg:y="9.79cm">
            <text:p text:style-name="P7"><text:span text:style-name="T8">No</text:span></text:p>
            <draw:enhanced-geometry svg:viewBox="0 0 21600 21600" draw:type="rectangle" draw:enhanced-path="M 0 0 L 21600 0 21600 21600 0 21600 0 0 Z N"/>
          </draw:custom-shape>
          <draw:line draw:name="Line 33" draw:style-name="gr4" draw:text-style-name="P8" draw:layer="layout" svg:x1="12.012cm" svg:y1="5.344cm" svg:x2="12.012cm" svg:y2="5.82cm">
            <text:p/>
          </draw:line>
          <draw:line draw:name="Line 34" draw:style-name="gr4" draw:text-style-name="P8" draw:layer="layout" svg:x1="7.67cm" svg:y1="6.614cm" svg:x2="7.67cm" svg:y2="4.55cm">
            <text:p/>
          </draw:line>
        </draw:g>
        <presentation:notes draw:style-name="dp2">
          <draw:page-thumbnail draw:style-name="gr2" draw:layer="layout" svg:width="13.968cm" svg:height="10.476cm" svg:x="3.81cm" svg:y="2.123cm" draw:page-number="5" presentation:class="page"/>
          <draw:frame presentation:style-name="pr5" draw:layer="layout" svg:width="17.271cm" svg:height="12.573cm" svg:x="2.159cm" svg:y="13.271cm" presentation:class="notes" presentation:placeholder="true">
            <draw:text-box/>
          </draw:frame>
        </presentation:notes>
      </draw:page>
      <draw:page draw:name="page6" draw:style-name="dp1" draw:master-page-name="Default_20_1" presentation:presentation-page-layout-name="AL2T11">
        <draw:g draw:name="Group 74">
          <draw:custom-shape draw:name="Rectangle 75" draw:style-name="gr3" draw:text-style-name="P2" draw:layer="layout" svg:width="5.335cm" svg:height="3.571cm" svg:x="2.063cm" svg:y="7.827cm">
            <text:p text:style-name="P9"/>
            <text:p text:style-name="P9"/>
            <text:p text:style-name="P9"><text:span text:style-name="T7">DECODE</text:span></text:p>
            <text:p text:style-name="P9"><text:span text:style-name="T7"/></text:p>
            <text:p text:style-name="P9"><text:span text:style-name="T7"/></text:p>
            <draw:enhanced-geometry svg:viewBox="0 0 21600 21600" draw:type="rectangle" draw:enhanced-path="M 0 0 L 21600 0 21600 21600 0 21600 0 0 Z N"/>
          </draw:custom-shape>
          <draw:custom-shape draw:name="Rectangle 76" draw:style-name="gr3" draw:text-style-name="P2" draw:layer="layout" svg:width="4.639cm" svg:height="3.34cm" svg:x="11.459cm" svg:y="8.288cm">
            <text:p text:style-name="P9"><text:span text:style-name="T7">SHIFT_REG</text:span></text:p>
            <text:p text:style-name="P9"><text:span text:style-name="T7">W/ BIT STUFFING</text:span></text:p>
            <draw:enhanced-geometry svg:viewBox="0 0 21600 21600" draw:type="rectangle" draw:enhanced-path="M 0 0 L 21600 0 21600 21600 0 21600 0 0 Z N"/>
          </draw:custom-shape>
          <draw:custom-shape draw:name="Rectangle 77" draw:style-name="gr3" draw:text-style-name="P2" draw:layer="layout" svg:width="5.219cm" svg:height="3.571cm" svg:x="9.139cm" svg:y="2.642cm">
            <text:p text:style-name="P9"><text:span text:style-name="T7">TIMER</text:span></text:p>
            <draw:enhanced-geometry svg:viewBox="0 0 21600 21600" draw:type="rectangle" draw:enhanced-path="M 0 0 L 21600 0 21600 21600 0 21600 0 0 Z N"/>
          </draw:custom-shape>
          <draw:custom-shape draw:name="Rectangle 78" draw:style-name="gr3" draw:text-style-name="P2" draw:layer="layout" svg:width="5.103cm" svg:height="3.11cm" svg:x="2.179cm" svg:y="2.873cm">
            <text:p text:style-name="P9"><text:span text:style-name="T7">EDGE_DETECT</text:span></text:p>
            <draw:enhanced-geometry svg:viewBox="0 0 21600 21600" draw:type="rectangle" draw:enhanced-path="M 0 0 L 21600 0 21600 21600 0 21600 0 0 Z N"/>
          </draw:custom-shape>
          <draw:custom-shape draw:name="Rectangle 79" draw:style-name="gr3" draw:text-style-name="P2" draw:layer="layout" svg:width="4.639cm" svg:height="3.455cm" svg:x="17.802cm" svg:y="8.288cm">
            <text:p text:style-name="P9"><text:span text:style-name="T7">CRC REGISTER</text:span></text:p>
            <text:p text:style-name="P9"><text:span text:style-name="T7">(MODIFIED SHIFT</text:span></text:p>
            <text:p text:style-name="P9"><text:span text:style-name="T7">REGISTER)</text:span></text:p>
            <draw:enhanced-geometry svg:viewBox="0 0 21600 21600" draw:type="rectangle" draw:enhanced-path="M 0 0 L 21600 0 21600 21600 0 21600 0 0 Z N"/>
          </draw:custom-shape>
          <draw:custom-shape draw:name="Rectangle 80" draw:style-name="gr3" draw:text-style-name="P2" draw:layer="layout" svg:width="5.103cm" svg:height="2.764cm" svg:x="17.724cm" svg:y="14.279cm">
            <text:p text:style-name="P9"><text:span text:style-name="T7">RCV_FIFO</text:span></text:p>
            <draw:enhanced-geometry svg:viewBox="0 0 21600 21600" draw:type="rectangle" draw:enhanced-path="M 0 0 L 21600 0 21600 21600 0 21600 0 0 Z N"/>
          </draw:custom-shape>
          <draw:custom-shape draw:name="Rectangle 81" draw:style-name="gr3" draw:text-style-name="P2" draw:layer="layout" svg:width="4.755cm" svg:height="3.571cm" svg:x="2.643cm" svg:y="13.472cm">
            <text:p text:style-name="P7"/>
            <text:p text:style-name="P7"/>
            <text:p text:style-name="P9"><text:span text:style-name="T7">EOP_DETECT</text:span></text:p>
            <text:p text:style-name="P9"><text:span text:style-name="T7">(COMBINATIONAL)</text:span></text:p>
            <text:p text:style-name="P9"><text:span text:style-name="T7"/></text:p>
            <text:p text:style-name="P9"><text:span text:style-name="T7"/></text:p>
            <draw:enhanced-geometry svg:viewBox="0 0 21600 21600" draw:type="rectangle" draw:enhanced-path="M 0 0 L 21600 0 21600 21600 0 21600 0 0 Z N"/>
          </draw:custom-shape>
          <draw:custom-shape draw:name="Rectangle 82" draw:style-name="gr3" draw:text-style-name="P2" draw:layer="layout" svg:width="5.103cm" svg:height="2.743cm" svg:x="9.603cm" svg:y="15.892cm">
            <text:p text:style-name="P9"><text:span text:style-name="T7">RCU</text:span></text:p>
            <text:p text:style-name="P9"><text:span text:style-name="T7">(FSM)</text:span></text:p>
            <draw:enhanced-geometry svg:viewBox="0 0 21600 21600" draw:type="rectangle" draw:enhanced-path="M 0 0 L 21600 0 21600 21600 0 21600 0 0 Z N"/>
          </draw:custom-shape>
          <draw:line draw:name="Line 83" draw:style-name="gr4" draw:text-style-name="P8" draw:layer="layout" svg:x1="-0.372cm" svg:y1="4.255cm" svg:x2="2.179cm" svg:y2="4.255cm">
            <text:p/>
          </draw:line>
          <draw:line draw:name="Line 84" draw:style-name="gr4" draw:text-style-name="P8" draw:layer="layout" svg:x1="7.283cm" svg:y1="3.563cm" svg:x2="9.139cm" svg:y2="3.563cm">
            <text:p/>
          </draw:line>
          <draw:line draw:name="Line 85" draw:style-name="gr4" draw:text-style-name="P8" draw:layer="layout" svg:x1="12.967cm" svg:y1="6.213cm" svg:x2="12.967cm" svg:y2="8.287cm">
            <text:p/>
          </draw:line>
          <draw:line draw:name="Line 86" draw:style-name="gr6" draw:text-style-name="P8" draw:layer="layout" svg:x1="12.967cm" svg:y1="6.905cm" svg:x2="5.427cm" svg:y2="6.905cm">
            <text:p/>
          </draw:line>
          <draw:line draw:name="Line 87" draw:style-name="gr4" draw:text-style-name="P8" draw:layer="layout" svg:x1="5.427cm" svg:y1="6.905cm" svg:x2="5.427cm" svg:y2="7.826cm">
            <text:p/>
          </draw:line>
          <draw:line draw:name="Line 88" draw:style-name="gr4" draw:text-style-name="P8" draw:layer="layout" svg:x1="16.099cm" svg:y1="8.978cm" svg:x2="17.839cm" svg:y2="8.978cm">
            <text:p/>
          </draw:line>
          <draw:line draw:name="Line 89" draw:style-name="gr4" draw:text-style-name="P8" draw:layer="layout" svg:x1="16.099cm" svg:y1="10.131cm" svg:x2="17.839cm" svg:y2="10.131cm">
            <text:p/>
          </draw:line>
          <draw:line draw:name="Line 90" draw:style-name="gr4" draw:text-style-name="P8" draw:layer="layout" svg:x1="12.503cm" svg:y1="11.628cm" svg:x2="12.503cm" svg:y2="15.891cm">
            <text:p/>
          </draw:line>
          <draw:line draw:name="Line 91" draw:style-name="gr4" draw:text-style-name="P8" draw:layer="layout" svg:x1="12.503cm" svg:y1="14.854cm" svg:x2="17.723cm" svg:y2="14.854cm">
            <text:p/>
          </draw:line>
          <draw:line draw:name="Line 92" draw:style-name="gr4" draw:text-style-name="P8" draw:layer="layout" svg:x1="14.707cm" svg:y1="16.352cm" svg:x2="17.723cm" svg:y2="16.352cm">
            <text:p/>
          </draw:line>
          <draw:line draw:name="Line 93" draw:style-name="gr4" draw:text-style-name="P8" draw:layer="layout" svg:x1="7.399cm" svg:y1="16.467cm" svg:x2="9.603cm" svg:y2="16.467cm">
            <text:p/>
          </draw:line>
          <draw:line draw:name="Line 94" draw:style-name="gr6" draw:text-style-name="P8" draw:layer="layout" svg:x1="7.979cm" svg:y1="16.467cm" svg:x2="7.979cm" svg:y2="12.32cm">
            <text:p/>
          </draw:line>
          <draw:line draw:name="Line 95" draw:style-name="gr6" draw:text-style-name="P8" draw:layer="layout" svg:x1="7.979cm" svg:y1="12.32cm" svg:x2="5.195cm" svg:y2="12.32cm">
            <text:p/>
          </draw:line>
          <draw:line draw:name="Line 96" draw:style-name="gr4" draw:text-style-name="P8" draw:layer="layout" svg:x1="5.195cm" svg:y1="12.32cm" svg:x2="5.195cm" svg:y2="11.398cm">
            <text:p/>
          </draw:line>
          <draw:line draw:name="Line 97" draw:style-name="gr4" draw:text-style-name="P8" draw:layer="layout" svg:x1="7.399cm" svg:y1="9.67cm" svg:x2="11.459cm" svg:y2="9.67cm">
            <text:p/>
          </draw:line>
          <draw:line draw:name="Line 98" draw:style-name="gr6" draw:text-style-name="P8" draw:layer="layout" svg:x1="1.135cm" svg:y1="4.255cm" svg:x2="1.135cm" svg:y2="9.094cm">
            <text:p/>
          </draw:line>
          <draw:line draw:name="Line 99" draw:style-name="gr4" draw:text-style-name="P8" draw:layer="layout" svg:x1="1.135cm" svg:y1="9.094cm" svg:x2="2.063cm" svg:y2="9.094cm">
            <text:p/>
          </draw:line>
          <draw:line draw:name="Line 100" draw:style-name="gr6" draw:text-style-name="P8" draw:layer="layout" svg:x1="1.135cm" svg:y1="9.094cm" svg:x2="1.135cm" svg:y2="14.739cm">
            <text:p/>
          </draw:line>
          <draw:line draw:name="Line 101" draw:style-name="gr4" draw:text-style-name="P8" draw:layer="layout" svg:x1="1.135cm" svg:y1="14.739cm" svg:x2="2.643cm" svg:y2="14.739cm">
            <text:p/>
          </draw:line>
          <draw:line draw:name="Line 102" draw:style-name="gr4" draw:text-style-name="P8" draw:layer="layout" svg:x1="-0.14cm" svg:y1="16.122cm" svg:x2="2.643cm" svg:y2="16.122cm">
            <text:p/>
          </draw:line>
          <draw:line draw:name="Line 103" draw:style-name="gr6" draw:text-style-name="P8" draw:layer="layout" svg:x1="8.443cm" svg:y1="3.563cm" svg:x2="8.443cm" svg:y2="13.356cm">
            <text:p/>
          </draw:line>
          <draw:line draw:name="Line 104" draw:style-name="gr6" draw:text-style-name="P8" draw:layer="layout" svg:x1="8.443cm" svg:y1="13.356cm" svg:x2="10.183cm" svg:y2="13.356cm">
            <text:p/>
          </draw:line>
          <draw:line draw:name="Line 105" draw:style-name="gr4" draw:text-style-name="P8" draw:layer="layout" svg:x1="10.183cm" svg:y1="13.356cm" svg:x2="10.183cm" svg:y2="15.891cm">
            <text:p/>
          </draw:line>
          <draw:line draw:name="Line 106" draw:style-name="gr4" draw:text-style-name="P8" draw:layer="layout" svg:x1="10.531cm" svg:y1="6.905cm" svg:x2="10.531cm" svg:y2="15.891cm">
            <text:p/>
          </draw:line>
          <draw:line draw:name="Line 107" draw:style-name="gr6" draw:text-style-name="P8" draw:layer="layout" svg:x1="18.419cm" svg:y1="11.744cm" svg:x2="18.419cm" svg:y2="13.011cm">
            <text:p/>
          </draw:line>
          <draw:line draw:name="Line 108" draw:style-name="gr6" draw:text-style-name="P8" draw:layer="layout" svg:x1="18.419cm" svg:y1="13.011cm" svg:x2="11.575cm" svg:y2="13.011cm">
            <text:p/>
          </draw:line>
          <draw:line draw:name="Line 109" draw:style-name="gr4" draw:text-style-name="P8" draw:layer="layout" svg:x1="11.575cm" svg:y1="13.011cm" svg:x2="11.575cm" svg:y2="15.891cm">
            <text:p/>
          </draw:line>
          <draw:line draw:name="Line 110" draw:style-name="gr4" draw:text-style-name="P8" draw:layer="layout" svg:x1="14.707cm" svg:y1="18.353cm" svg:x2="25.611cm" svg:y2="18.353cm">
            <text:p/>
          </draw:line>
          <draw:line draw:name="Line 111" draw:style-name="gr4" draw:text-style-name="P8" draw:layer="layout" svg:x1="14.707cm" svg:y1="17.777cm" svg:x2="25.495cm" svg:y2="17.777cm">
            <text:p/>
          </draw:line>
          <draw:line draw:name="Line 112" draw:style-name="gr4" draw:text-style-name="P8" draw:layer="layout" svg:x1="22.827cm" svg:y1="15.375cm" svg:x2="25.263cm" svg:y2="15.375cm">
            <text:p/>
          </draw:line>
          <draw:line draw:name="Line 113" draw:style-name="gr4" draw:text-style-name="P8" draw:layer="layout" svg:x1="22.827cm" svg:y1="14.627cm" svg:x2="25.379cm" svg:y2="14.627cm">
            <text:p/>
          </draw:line>
          <draw:line draw:name="Line 114" draw:style-name="gr4" draw:text-style-name="P8" draw:layer="layout" svg:x1="22.827cm" svg:y1="16.09cm" svg:x2="25.379cm" svg:y2="16.09cm">
            <text:p/>
          </draw:line>
          <draw:custom-shape draw:name="Rectangle 115" draw:style-name="gr3" draw:text-style-name="P2" draw:layer="layout" svg:width="4.059cm" svg:height="2.188cm" svg:x="19.232cm" svg:y="2.527cm">
            <text:p text:style-name="P9"/>
            <text:p text:style-name="P9"><text:span text:style-name="T7">CLOCK DIVIDER</text:span></text:p>
            <text:p text:style-name="P9"><text:span text:style-name="T7">/3</text:span></text:p>
            <draw:enhanced-geometry svg:viewBox="0 0 21600 21600" draw:type="rectangle" draw:enhanced-path="M 0 0 L 21600 0 21600 21600 0 21600 0 0 Z N"/>
          </draw:custom-shape>
          <draw:line draw:name="Line 116" draw:style-name="gr4" draw:text-style-name="P8" draw:layer="layout" svg:x1="25.611cm" svg:y1="3.333cm" svg:x2="23.291cm" svg:y2="3.333cm">
            <text:p/>
          </draw:line>
          <draw:line draw:name="Line 117" draw:style-name="gr4" draw:text-style-name="P8" draw:layer="layout" svg:x1="19.231cm" svg:y1="3.448cm" svg:x2="17.027cm" svg:y2="3.448cm">
            <text:p/>
          </draw:line>
          <draw:custom-shape draw:name="Text Box 118" draw:style-name="gr5" draw:text-style-name="P2" draw:layer="layout" svg:width="1.697cm" svg:height="0.541cm" svg:x="0.207cm" svg:y="3.598cm">
            <text:p text:style-name="P7"><text:span text:style-name="T8">D_PLUS</text:span></text:p>
            <draw:enhanced-geometry svg:viewBox="0 0 21600 21600" draw:type="rectangle" draw:enhanced-path="M 0 0 L 21600 0 21600 21600 0 21600 0 0 Z N"/>
          </draw:custom-shape>
          <draw:custom-shape draw:name="Text Box 119" draw:style-name="gr5" draw:text-style-name="P2" draw:layer="layout" svg:width="2.024cm" svg:height="0.554cm" svg:x="0.091cm" svg:y="15.452cm">
            <text:p text:style-name="P7"><text:span text:style-name="T8">D_MINUS</text:span></text:p>
            <draw:enhanced-geometry svg:viewBox="0 0 21600 21600" draw:type="rectangle" draw:enhanced-path="M 0 0 L 21600 0 21600 21600 0 21600 0 0 Z N"/>
          </draw:custom-shape>
          <draw:custom-shape draw:name="Text Box 120" draw:style-name="gr5" draw:text-style-name="P2" draw:layer="layout" svg:width="1.101cm" svg:height="0.477cm" svg:x="8.211cm" svg:y="15.875cm">
            <text:p text:style-name="P7"><text:span text:style-name="T8">EOP</text:span></text:p>
            <draw:enhanced-geometry svg:viewBox="0 0 21600 21600" draw:type="rectangle" draw:enhanced-path="M 0 0 L 21600 0 21600 21600 0 21600 0 0 Z N"/>
          </draw:custom-shape>
          <draw:custom-shape draw:name="Text Box 121" draw:style-name="gr5" draw:text-style-name="P2" draw:layer="layout" svg:width="1.6cm" svg:height="0.541cm" svg:x="8.559cm" svg:y="12.7cm">
            <text:p text:style-name="P7"><text:span text:style-name="T8">D_EDGE</text:span></text:p>
            <draw:enhanced-geometry svg:viewBox="0 0 21600 21600" draw:type="rectangle" draw:enhanced-path="M 0 0 L 21600 0 21600 21600 0 21600 0 0 Z N"/>
          </draw:custom-shape>
          <draw:custom-shape draw:name="Text Box 122" draw:style-name="gr5" draw:text-style-name="P2" draw:layer="layout" svg:width="1.797cm" svg:height="0.484cm" svg:x="7.515cm" svg:y="2.963cm">
            <text:p text:style-name="P7"><text:span text:style-name="T8">D_EDGE</text:span></text:p>
            <draw:enhanced-geometry svg:viewBox="0 0 21600 21600" draw:type="rectangle" draw:enhanced-path="M 0 0 L 21600 0 21600 21600 0 21600 0 0 Z N"/>
          </draw:custom-shape>
          <draw:custom-shape draw:name="Text Box 123" draw:style-name="gr5" draw:text-style-name="P2" draw:layer="layout" svg:width="1.731cm" svg:height="0.499cm" draw:transform="rotate (1.5707963267946) translate (0.557cm 10.828cm)">
            <text:p text:style-name="P10"><text:span text:style-name="T8">D_PLUS</text:span></text:p>
            <draw:enhanced-geometry svg:viewBox="0 0 21600 21600" draw:type="rectangle" draw:enhanced-path="M 0 0 L 21600 0 21600 21600 0 21600 0 0 Z N"/>
          </draw:custom-shape>
          <draw:custom-shape draw:name="Text Box 124" draw:style-name="gr5" draw:text-style-name="P2" draw:layer="layout" svg:width="0.695cm" svg:height="0.46cm" svg:x="5.775cm" svg:y="11.744cm">
            <text:p text:style-name="P7"><text:span text:style-name="T8">EOP</text:span></text:p>
            <draw:enhanced-geometry svg:viewBox="0 0 21600 21600" draw:type="rectangle" draw:enhanced-path="M 0 0 L 21600 0 21600 21600 0 21600 0 0 Z N"/>
          </draw:custom-shape>
          <draw:line draw:name="Line 125" draw:style-name="gr4" draw:text-style-name="P8" draw:layer="layout" svg:x1="15.287cm" svg:y1="15.546cm" svg:x2="17.723cm" svg:y2="15.546cm">
            <text:p/>
          </draw:line>
          <draw:custom-shape draw:name="Text Box 126" draw:style-name="gr5" draw:text-style-name="P2" draw:layer="layout" svg:width="1.236cm" svg:height="0.701cm" svg:x="16.332cm" svg:y="9.313cm">
            <text:p text:style-name="P7"><text:span text:style-name="T8">DATA</text:span></text:p>
            <draw:enhanced-geometry svg:viewBox="0 0 21600 21600" draw:type="rectangle" draw:enhanced-path="M 0 0 L 21600 0 21600 21600 0 21600 0 0 Z N"/>
          </draw:custom-shape>
          <draw:custom-shape draw:name="Text Box 127" draw:style-name="gr5" draw:text-style-name="P2" draw:layer="layout" svg:width="2.327cm" svg:height="0.573cm" svg:x="14.817cm" svg:y="15.663cm">
            <text:p text:style-name="P7"><text:span text:style-name="T8">W_ENABLE</text:span></text:p>
            <draw:enhanced-geometry svg:viewBox="0 0 21600 21600" draw:type="rectangle" draw:enhanced-path="M 0 0 L 21600 0 21600 21600 0 21600 0 0 Z N"/>
          </draw:custom-shape>
          <draw:custom-shape draw:name="Text Box 128" draw:style-name="gr5" draw:text-style-name="P2" draw:layer="layout" svg:width="2.116cm" svg:height="0.401cm" svg:x="15.24cm" svg:y="15.028cm">
            <text:p text:style-name="P7"><text:span text:style-name="T8">R_ENABLE</text:span></text:p>
            <draw:enhanced-geometry svg:viewBox="0 0 21600 21600" draw:type="rectangle" draw:enhanced-path="M 0 0 L 21600 0 21600 21600 0 21600 0 0 Z N"/>
          </draw:custom-shape>
          <draw:custom-shape draw:name="Text Box 129" draw:style-name="gr5" draw:text-style-name="P2" draw:layer="layout" svg:width="3.043cm" svg:height="0.538cm" svg:x="12.619cm" svg:y="13.97cm">
            <text:p text:style-name="P7"><text:span text:style-name="T8">RCV_DATA[7:0]</text:span></text:p>
            <draw:enhanced-geometry svg:viewBox="0 0 21600 21600" draw:type="rectangle" draw:enhanced-path="M 0 0 L 21600 0 21600 21600 0 21600 0 0 Z N"/>
          </draw:custom-shape>
          <draw:custom-shape draw:name="Text Box 130" draw:style-name="gr5" draw:text-style-name="P2" draw:layer="layout" svg:width="2.539cm" svg:height="0.618cm" svg:x="16.087cm" svg:y="12.277cm">
            <text:p text:style-name="P7"><text:span text:style-name="T8">CRC_ERROR</text:span></text:p>
            <draw:enhanced-geometry svg:viewBox="0 0 21600 21600" draw:type="rectangle" draw:enhanced-path="M 0 0 L 21600 0 21600 21600 0 21600 0 0 Z N"/>
          </draw:custom-shape>
          <draw:custom-shape draw:name="Text Box 131" draw:style-name="gr5" draw:text-style-name="P2" draw:layer="layout" svg:width="1.236cm" svg:height="0.608cm" svg:x="16.332cm" svg:y="8.255cm">
            <text:p text:style-name="P7"><text:span text:style-name="T8">SHIFT</text:span></text:p>
            <draw:enhanced-geometry svg:viewBox="0 0 21600 21600" draw:type="rectangle" draw:enhanced-path="M 0 0 L 21600 0 21600 21600 0 21600 0 0 Z N"/>
          </draw:custom-shape>
          <draw:custom-shape draw:name="Text Box 132" draw:style-name="gr5" draw:text-style-name="P2" draw:layer="layout" svg:width="1.579cm" svg:height="0.568cm" svg:x="8.791cm" svg:y="9.102cm">
            <text:p text:style-name="P7"><text:span text:style-name="T8">D_ORIG</text:span></text:p>
            <draw:enhanced-geometry svg:viewBox="0 0 21600 21600" draw:type="rectangle" draw:enhanced-path="M 0 0 L 21600 0 21600 21600 0 21600 0 0 Z N"/>
          </draw:custom-shape>
          <draw:custom-shape draw:name="Text Box 133" draw:style-name="gr5" draw:text-style-name="P2" draw:layer="layout" svg:width="2.843cm" svg:height="0.54cm" svg:x="10.067cm" svg:y="6.444cm">
            <text:p text:style-name="P7"><text:span text:style-name="T8">SHIFT_ENABLE</text:span></text:p>
            <draw:enhanced-geometry svg:viewBox="0 0 21600 21600" draw:type="rectangle" draw:enhanced-path="M 0 0 L 21600 0 21600 21600 0 21600 0 0 Z N"/>
          </draw:custom-shape>
          <draw:custom-shape draw:name="Text Box 134" draw:style-name="gr5" draw:text-style-name="P2" draw:layer="layout" svg:width="1.092cm" svg:height="0.466cm" svg:x="23.707cm" svg:y="2.752cm">
            <text:p text:style-name="P7"><text:span text:style-name="T8">CLK</text:span></text:p>
            <draw:enhanced-geometry svg:viewBox="0 0 21600 21600" draw:type="rectangle" draw:enhanced-path="M 0 0 L 21600 0 21600 21600 0 21600 0 0 Z N"/>
          </draw:custom-shape>
          <draw:custom-shape draw:name="Text Box 135" draw:style-name="gr5" draw:text-style-name="P2" draw:layer="layout" svg:width="1.208cm" svg:height="0.479cm" svg:x="23.707cm" svg:y="5.503cm">
            <text:p text:style-name="P7"><text:span text:style-name="T8">RST</text:span></text:p>
            <draw:enhanced-geometry svg:viewBox="0 0 21600 21600" draw:type="rectangle" draw:enhanced-path="M 0 0 L 21600 0 21600 21600 0 21600 0 0 Z N"/>
          </draw:custom-shape>
          <draw:custom-shape draw:name="Text Box 136" draw:style-name="gr5" draw:text-style-name="P2" draw:layer="layout" svg:width="1.294cm" svg:height="0.581cm" svg:x="17.357cm" svg:y="2.752cm">
            <text:p text:style-name="P7"><text:span text:style-name="T8">RCLK</text:span></text:p>
            <draw:enhanced-geometry svg:viewBox="0 0 21600 21600" draw:type="rectangle" draw:enhanced-path="M 0 0 L 21600 0 21600 21600 0 21600 0 0 Z N"/>
          </draw:custom-shape>
          <draw:custom-shape draw:name="Text Box 137" draw:style-name="gr5" draw:text-style-name="P2" draw:layer="layout" svg:width="2.539cm" svg:height="0.538cm" svg:x="22.86cm" svg:y="13.97cm">
            <text:p text:style-name="P7"><text:span text:style-name="T8">R_DATA[7:0]</text:span></text:p>
            <draw:enhanced-geometry svg:viewBox="0 0 21600 21600" draw:type="rectangle" draw:enhanced-path="M 0 0 L 21600 0 21600 21600 0 21600 0 0 Z N"/>
          </draw:custom-shape>
          <draw:custom-shape draw:name="Text Box 138" draw:style-name="gr5" draw:text-style-name="P2" draw:layer="layout" svg:width="1.692cm" svg:height="0.498cm" svg:x="23.072cm" svg:y="14.817cm">
            <text:p text:style-name="P7"><text:span text:style-name="T8">EMPTY</text:span></text:p>
            <draw:enhanced-geometry svg:viewBox="0 0 21600 21600" draw:type="rectangle" draw:enhanced-path="M 0 0 L 21600 0 21600 21600 0 21600 0 0 Z N"/>
          </draw:custom-shape>
          <draw:custom-shape draw:name="Text Box 139" draw:style-name="gr5" draw:text-style-name="P2" draw:layer="layout" svg:width="1.843cm" svg:height="0.457cm" svg:x="23.072cm" svg:y="17.145cm">
            <text:p text:style-name="P7"><text:span text:style-name="T8">R_ERROR</text:span></text:p>
            <draw:enhanced-geometry svg:viewBox="0 0 21600 21600" draw:type="rectangle" draw:enhanced-path="M 0 0 L 21600 0 21600 21600 0 21600 0 0 Z N"/>
          </draw:custom-shape>
          <draw:custom-shape draw:name="Text Box 140" draw:style-name="gr5" draw:text-style-name="P2" draw:layer="layout" svg:width="1.24cm" svg:height="0.554cm" svg:x="23.524cm" svg:y="15.452cm">
            <text:p text:style-name="P7"><text:span text:style-name="T8">FULL</text:span></text:p>
            <draw:enhanced-geometry svg:viewBox="0 0 21600 21600" draw:type="rectangle" draw:enhanced-path="M 0 0 L 21600 0 21600 21600 0 21600 0 0 Z N"/>
          </draw:custom-shape>
          <draw:custom-shape draw:name="Text Box 141" draw:style-name="gr5" draw:text-style-name="P2" draw:layer="layout" svg:width="1.939cm" svg:height="0.573cm" svg:x="22.86cm" svg:y="17.78cm">
            <text:p text:style-name="P7"><text:span text:style-name="T8">RCVING</text:span></text:p>
            <draw:enhanced-geometry svg:viewBox="0 0 21600 21600" draw:type="rectangle" draw:enhanced-path="M 0 0 L 21600 0 21600 21600 0 21600 0 0 Z N"/>
          </draw:custom-shape>
          <draw:custom-shape draw:name="Text Box 142" draw:style-name="gr5" draw:text-style-name="P2" draw:layer="layout" svg:width="9.975cm" svg:height="1.266cm" svg:x="6.471cm" svg:y="0.847cm">
            <text:p text:style-name="P9"><text:span text:style-name="T9">USB RECEIVER</text:span></text:p>
            <draw:enhanced-geometry svg:viewBox="0 0 21600 21600" draw:type="rectangle" draw:enhanced-path="M 0 0 L 21600 0 21600 21600 0 21600 0 0 Z N"/>
          </draw:custom-shape>
          <draw:line draw:name="Line 143" draw:style-name="gr4" draw:text-style-name="P8" draw:layer="layout" svg:x1="25.495cm" svg:y1="6.031cm" svg:x2="17.491cm" svg:y2="6.031cm">
            <text:p/>
          </draw:line>
          <draw:line draw:name="Line 144" draw:style-name="gr4" draw:text-style-name="P8" draw:layer="layout" svg:x1="16.215cm" svg:y1="4.763cm" svg:x2="14.359cm" svg:y2="4.763cm">
            <text:p/>
          </draw:line>
          <draw:custom-shape draw:name="Text Box 145" draw:style-name="gr5" draw:text-style-name="P2" draw:layer="layout" svg:width="1.801cm" svg:height="0.53cm" svg:x="14.708cm" svg:y="4.233cm">
            <text:p text:style-name="P7"><text:span text:style-name="T8">RCVING</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6" presentation:class="page"/>
          <draw:frame presentation:style-name="pr5" draw:layer="layout" svg:width="17.271cm" svg:height="12.573cm" svg:x="2.159cm" svg:y="13.271cm" presentation:class="notes" presentation:placeholder="true">
            <draw:text-box/>
          </draw:frame>
        </presentation:notes>
      </draw:page>
      <draw:page draw:name="page7" draw:style-name="dp1" draw:master-page-name="Default_20_1" presentation:presentation-page-layout-name="AL2T11">
        <draw:g draw:name="Group 2">
          <draw:custom-shape draw:name="Text Box 3" draw:style-name="gr5" draw:text-style-name="P2" draw:layer="layout" svg:width="6.196cm" svg:height="1.742cm" svg:x="7.378cm" svg:y="0.423cm">
            <text:p text:style-name="P7"><text:span text:style-name="T9">TIMER</text:span></text:p>
            <draw:enhanced-geometry svg:viewBox="0 0 21600 21600" draw:type="rectangle" draw:enhanced-path="M 0 0 L 21600 0 21600 21600 0 21600 0 0 Z N"/>
          </draw:custom-shape>
          <draw:custom-shape draw:name="Rectangle 4" draw:style-name="gr3" draw:text-style-name="P2" draw:layer="layout" svg:width="6.944cm" svg:height="4.256cm" svg:x="4.031cm" svg:y="3.94cm">
            <text:p text:style-name="P9"><text:span text:style-name="T6">TIMER NEXT STATE LOGIC</text:span></text:p>
            <draw:enhanced-geometry svg:viewBox="0 0 21600 21600" draw:type="rectangle" draw:enhanced-path="M 0 0 L 21600 0 21600 21600 0 21600 0 0 Z N"/>
          </draw:custom-shape>
          <draw:custom-shape draw:name="Rectangle 5" draw:style-name="gr3" draw:text-style-name="P2" draw:layer="layout" svg:width="7.175cm" svg:height="1.654cm" svg:x="3.8cm" svg:y="10.089cm">
            <text:p text:style-name="P9"><text:span text:style-name="T7">TIMER STATE REG. </text:span></text:p>
            <draw:enhanced-geometry svg:viewBox="0 0 21600 21600" draw:type="rectangle" draw:enhanced-path="M 0 0 L 21600 0 21600 21600 0 21600 0 0 Z N"/>
          </draw:custom-shape>
          <draw:custom-shape draw:name="Rectangle 6" draw:style-name="gr3" draw:text-style-name="P2" draw:layer="layout" svg:width="7.059cm" svg:height="2.837cm" svg:x="3.8cm" svg:y="13.872cm">
            <text:p text:style-name="P9"><text:span text:style-name="T6">TIMER OUTPUT LOGIC</text:span></text:p>
            <draw:enhanced-geometry svg:viewBox="0 0 21600 21600" draw:type="rectangle" draw:enhanced-path="M 0 0 L 21600 0 21600 21600 0 21600 0 0 Z N"/>
          </draw:custom-shape>
          <draw:line draw:name="Line 7" draw:style-name="gr4" draw:text-style-name="P8" draw:layer="layout" svg:x1="1.137cm" svg:y1="10.443cm" svg:x2="3.799cm" svg:y2="10.443cm">
            <text:p/>
          </draw:line>
          <draw:line draw:name="Line 8" draw:style-name="gr4" draw:text-style-name="P8" draw:layer="layout" svg:x1="1.137cm" svg:y1="11.271cm" svg:x2="3.799cm" svg:y2="11.271cm">
            <text:p/>
          </draw:line>
          <draw:line draw:name="Line 9" draw:style-name="gr4" draw:text-style-name="P8" draw:layer="layout" svg:x1="7.156cm" svg:y1="8.196cm" svg:x2="7.156cm" svg:y2="10.088cm">
            <text:p/>
          </draw:line>
          <draw:line draw:name="Line 10" draw:style-name="gr4" draw:text-style-name="P8" draw:layer="layout" svg:x1="7.04cm" svg:y1="11.744cm" svg:x2="7.04cm" svg:y2="13.872cm">
            <text:p/>
          </draw:line>
          <draw:custom-shape draw:name="Text Box 11" draw:style-name="gr5" draw:text-style-name="P2" draw:layer="layout" svg:width="3.005cm" svg:height="0.761cm" svg:x="7.272cm" svg:y="8.552cm">
            <text:p text:style-name="P7"><text:span text:style-name="T10">nextstate[3:0]</text:span></text:p>
            <draw:enhanced-geometry svg:viewBox="0 0 21600 21600" draw:type="rectangle" draw:enhanced-path="M 0 0 L 21600 0 21600 21600 0 21600 0 0 Z N"/>
          </draw:custom-shape>
          <draw:custom-shape draw:name="Text Box 12" draw:style-name="gr5" draw:text-style-name="P2" draw:layer="layout" svg:width="2.386cm" svg:height="0.612cm" svg:x="1.054cm" svg:y="9.97cm">
            <text:p text:style-name="P7"><text:span text:style-name="T10">clk</text:span></text:p>
            <draw:enhanced-geometry svg:viewBox="0 0 21600 21600" draw:type="rectangle" draw:enhanced-path="M 0 0 L 21600 0 21600 21600 0 21600 0 0 Z N"/>
          </draw:custom-shape>
          <draw:line draw:name="Line 13" draw:style-name="gr6" draw:text-style-name="P8" draw:layer="layout" svg:x1="7.04cm" svg:y1="12.689cm" svg:x2="13.059cm" svg:y2="12.689cm">
            <text:p/>
          </draw:line>
          <draw:line draw:name="Line 14" draw:style-name="gr6" draw:text-style-name="P8" draw:layer="layout" svg:x1="13.059cm" svg:y1="12.689cm" svg:x2="13.059cm" svg:y2="5.595cm">
            <text:p/>
          </draw:line>
          <draw:line draw:name="Line 15" draw:style-name="gr4" draw:text-style-name="P8" draw:layer="layout" svg:x1="13.059cm" svg:y1="5.595cm" svg:x2="10.976cm" svg:y2="5.595cm">
            <text:p/>
          </draw:line>
          <draw:custom-shape draw:name="Text Box 16" draw:style-name="gr5" draw:text-style-name="P2" draw:layer="layout" svg:width="1.888cm" svg:height="0.419cm" svg:x="1.138cm" svg:y="10.798cm">
            <text:p text:style-name="P7"><text:span text:style-name="T8">rst</text:span></text:p>
            <draw:enhanced-geometry svg:viewBox="0 0 21600 21600" draw:type="rectangle" draw:enhanced-path="M 0 0 L 21600 0 21600 21600 0 21600 0 0 Z N"/>
          </draw:custom-shape>
          <draw:custom-shape draw:name="Text Box 17" draw:style-name="gr5" draw:text-style-name="P2" draw:layer="layout" svg:width="2.314cm" svg:height="0.59cm" svg:x="7.126cm" svg:y="12.01cm">
            <text:p text:style-name="P7"><text:span text:style-name="T7">State[3:0]</text:span></text:p>
            <draw:enhanced-geometry svg:viewBox="0 0 21600 21600" draw:type="rectangle" draw:enhanced-path="M 0 0 L 21600 0 21600 21600 0 21600 0 0 Z N"/>
          </draw:custom-shape>
          <draw:line draw:name="Line 18" draw:style-name="gr4" draw:text-style-name="P8" draw:layer="layout" svg:x1="7.04cm" svg:y1="16.71cm" svg:x2="7.04cm" svg:y2="18.838cm">
            <text:p/>
          </draw:line>
          <draw:line draw:name="Line 19" draw:style-name="gr4" draw:text-style-name="P8" draw:layer="layout" svg:x1="0.211cm" svg:y1="5.122cm" svg:x2="4.031cm" svg:y2="5.122cm">
            <text:p/>
          </draw:line>
          <draw:line draw:name="Line 20" draw:style-name="gr4" draw:text-style-name="P8" draw:layer="layout" svg:x1="0.327cm" svg:y1="7.014cm" svg:x2="4.031cm" svg:y2="7.014cm">
            <text:p/>
          </draw:line>
          <draw:custom-shape draw:name="Text Box 21" draw:style-name="gr5" draw:text-style-name="P2" draw:layer="layout" svg:width="2.314cm" svg:height="0.59cm" svg:x="0.212cm" svg:y="4.413cm">
            <text:p text:style-name="P7"><text:span text:style-name="T7">D_EDGE</text:span></text:p>
            <draw:enhanced-geometry svg:viewBox="0 0 21600 21600" draw:type="rectangle" draw:enhanced-path="M 0 0 L 21600 0 21600 21600 0 21600 0 0 Z N"/>
          </draw:custom-shape>
          <draw:custom-shape draw:name="Text Box 22" draw:style-name="gr5" draw:text-style-name="P2" draw:layer="layout" svg:width="2.314cm" svg:height="0.59cm" svg:x="0.212cm" svg:y="6.305cm">
            <text:p text:style-name="P7"><text:span text:style-name="T7">RCVING</text:span></text:p>
            <draw:enhanced-geometry svg:viewBox="0 0 21600 21600" draw:type="rectangle" draw:enhanced-path="M 0 0 L 21600 0 21600 21600 0 21600 0 0 Z N"/>
          </draw:custom-shape>
          <draw:custom-shape draw:name="Text Box 23" draw:style-name="gr5" draw:text-style-name="P2" draw:layer="layout" svg:width="4.571cm" svg:height="0.478cm" svg:x="7.156cm" svg:y="17.301cm">
            <text:p text:style-name="P7"><text:span text:style-name="T7">SHIFT_ENABLE</text:span></text:p>
            <draw:enhanced-geometry svg:viewBox="0 0 21600 21600" draw:type="rectangle" draw:enhanced-path="M 0 0 L 21600 0 21600 21600 0 21600 0 0 Z N"/>
          </draw:custom-shape>
          <draw:custom-shape draw:name="Text Box 24" draw:style-name="gr5" draw:text-style-name="P2" draw:layer="layout" svg:width="9.49cm" svg:height="6.739cm" svg:x="16.121cm" svg:y="3.231cm">
            <text:p text:style-name="P7"><text:span text:style-name="T11">Description:</text:span></text:p>
            <text:p text:style-name="P7"><text:span text:style-name="T11"/></text:p>
            <text:list text:style-name="L5">
              <text:list-item>
                <text:p text:style-name="P7"><text:span text:style-name="T6">Strobe SHIFT_ENABLE every 8 clock cycles (12 Mb/s)</text:span></text:p>
              </text:list-item>
              <text:list-item>
                <text:p text:style-name="P7"><text:span text:style-name="T6">If an edge is detected, timer will resynchronize start its count over. It will wait 3 cycles, strobe SHIFT_ENABLE, then restart its 8 count.</text:span></text:p>
              </text:list-item>
            </text:list>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7" presentation:class="page"/>
          <draw:frame presentation:style-name="pr5" draw:layer="layout" svg:width="17.271cm" svg:height="12.573cm" svg:x="2.159cm" svg:y="13.271cm" presentation:class="notes" presentation:placeholder="true">
            <draw:text-box/>
          </draw:frame>
        </presentation:notes>
      </draw:page>
      <draw:page draw:name="page8" draw:style-name="dp1" draw:master-page-name="Default_20_1" presentation:presentation-page-layout-name="AL2T11">
        <draw:g draw:name="Group 2">
          <draw:custom-shape draw:name="Text Box 3" draw:style-name="gr5" draw:text-style-name="P2" draw:layer="layout" svg:width="7.268cm" svg:height="1.481cm" svg:x="10.088cm" svg:y="0.847cm">
            <text:p text:style-name="P7"><text:span text:style-name="T9">DECODE</text:span></text:p>
            <draw:enhanced-geometry svg:viewBox="0 0 21600 21600" draw:type="rectangle" draw:enhanced-path="M 0 0 L 21600 0 21600 21600 0 21600 0 0 Z N"/>
          </draw:custom-shape>
          <draw:custom-shape draw:name="Rectangle 4" draw:style-name="gr3" draw:text-style-name="P2" draw:layer="layout" svg:width="6.8cm" svg:height="4.079cm" svg:x="3.916cm" svg:y="3.68cm">
            <text:p text:style-name="P9"><text:span text:style-name="T6">DECODE NEXT STATE LOGIC</text:span></text:p>
            <draw:enhanced-geometry svg:viewBox="0 0 21600 21600" draw:type="rectangle" draw:enhanced-path="M 0 0 L 21600 0 21600 21600 0 21600 0 0 Z N"/>
          </draw:custom-shape>
          <draw:custom-shape draw:name="Rectangle 5" draw:style-name="gr3" draw:text-style-name="P2" draw:layer="layout" svg:width="7.026cm" svg:height="1.586cm" svg:x="3.69cm" svg:y="9.574cm">
            <text:p text:style-name="P9"><text:span text:style-name="T7">DECODE STATE REG. </text:span></text:p>
            <draw:enhanced-geometry svg:viewBox="0 0 21600 21600" draw:type="rectangle" draw:enhanced-path="M 0 0 L 21600 0 21600 21600 0 21600 0 0 Z N"/>
          </draw:custom-shape>
          <draw:custom-shape draw:name="Rectangle 6" draw:style-name="gr3" draw:text-style-name="P2" draw:layer="layout" svg:width="6.913cm" svg:height="2.719cm" svg:x="3.69cm" svg:y="13.201cm">
            <text:p text:style-name="P9"><text:span text:style-name="T6">DECODE OUTPUT LOGIC</text:span></text:p>
            <draw:enhanced-geometry svg:viewBox="0 0 21600 21600" draw:type="rectangle" draw:enhanced-path="M 0 0 L 21600 0 21600 21600 0 21600 0 0 Z N"/>
          </draw:custom-shape>
          <draw:line draw:name="Line 7" draw:style-name="gr4" draw:text-style-name="P8" draw:layer="layout" svg:x1="1.082cm" svg:y1="9.914cm" svg:x2="3.689cm" svg:y2="9.914cm">
            <text:p/>
          </draw:line>
          <draw:line draw:name="Line 8" draw:style-name="gr4" draw:text-style-name="P8" draw:layer="layout" svg:x1="1.082cm" svg:y1="10.707cm" svg:x2="3.689cm" svg:y2="10.707cm">
            <text:p/>
          </draw:line>
          <draw:line draw:name="Line 9" draw:style-name="gr4" draw:text-style-name="P8" draw:layer="layout" svg:x1="6.976cm" svg:y1="7.76cm" svg:x2="6.976cm" svg:y2="9.574cm">
            <text:p/>
          </draw:line>
          <draw:line draw:name="Line 10" draw:style-name="gr4" draw:text-style-name="P8" draw:layer="layout" svg:x1="6.863cm" svg:y1="11.16cm" svg:x2="6.863cm" svg:y2="13.201cm">
            <text:p/>
          </draw:line>
          <draw:custom-shape draw:name="Text Box 11" draw:style-name="gr5" draw:text-style-name="P2" draw:layer="layout" svg:width="2.857cm" svg:height="0.788cm" svg:x="7.09cm" svg:y="8.101cm">
            <text:p text:style-name="P7"><text:span text:style-name="T10">nextstate[1:0]</text:span></text:p>
            <draw:enhanced-geometry svg:viewBox="0 0 21600 21600" draw:type="rectangle" draw:enhanced-path="M 0 0 L 21600 0 21600 21600 0 21600 0 0 Z N"/>
          </draw:custom-shape>
          <draw:custom-shape draw:name="Text Box 12" draw:style-name="gr5" draw:text-style-name="P2" draw:layer="layout" svg:width="1.962cm" svg:height="0.487cm" svg:x="1.001cm" svg:y="9.461cm">
            <text:p text:style-name="P7"><text:span text:style-name="T10">clk</text:span></text:p>
            <draw:enhanced-geometry svg:viewBox="0 0 21600 21600" draw:type="rectangle" draw:enhanced-path="M 0 0 L 21600 0 21600 21600 0 21600 0 0 Z N"/>
          </draw:custom-shape>
          <draw:line draw:name="Line 13" draw:style-name="gr6" draw:text-style-name="P8" draw:layer="layout" svg:x1="6.863cm" svg:y1="12.067cm" svg:x2="12.757cm" svg:y2="12.067cm">
            <text:p/>
          </draw:line>
          <draw:line draw:name="Line 14" draw:style-name="gr6" draw:text-style-name="P8" draw:layer="layout" svg:x1="12.757cm" svg:y1="12.067cm" svg:x2="12.757cm" svg:y2="5.267cm">
            <text:p/>
          </draw:line>
          <draw:line draw:name="Line 15" draw:style-name="gr4" draw:text-style-name="P8" draw:layer="layout" svg:x1="12.757cm" svg:y1="5.267cm" svg:x2="10.717cm" svg:y2="5.267cm">
            <text:p/>
          </draw:line>
          <draw:custom-shape draw:name="Text Box 16" draw:style-name="gr5" draw:text-style-name="P2" draw:layer="layout" svg:width="1.668cm" svg:height="0.54cm" svg:x="1.083cm" svg:y="10.254cm">
            <text:p text:style-name="P7"><text:span text:style-name="T8">rst</text:span></text:p>
            <draw:enhanced-geometry svg:viewBox="0 0 21600 21600" draw:type="rectangle" draw:enhanced-path="M 0 0 L 21600 0 21600 21600 0 21600 0 0 Z N"/>
          </draw:custom-shape>
          <draw:custom-shape draw:name="Text Box 17" draw:style-name="gr5" draw:text-style-name="P2" draw:layer="layout" svg:width="2.266cm" svg:height="0.566cm" svg:x="6.947cm" svg:y="11.416cm">
            <text:p text:style-name="P7"><text:span text:style-name="T7">State[1:0]</text:span></text:p>
            <draw:enhanced-geometry svg:viewBox="0 0 21600 21600" draw:type="rectangle" draw:enhanced-path="M 0 0 L 21600 0 21600 21600 0 21600 0 0 Z N"/>
          </draw:custom-shape>
          <draw:line draw:name="Line 18" draw:style-name="gr4" draw:text-style-name="P8" draw:layer="layout" svg:x1="6.863cm" svg:y1="15.921cm" svg:x2="6.863cm" svg:y2="17.961cm">
            <text:p/>
          </draw:line>
          <draw:line draw:name="Line 19" draw:style-name="gr4" draw:text-style-name="P8" draw:layer="layout" svg:x1="0.176cm" svg:y1="4.813cm" svg:x2="3.916cm" svg:y2="4.813cm">
            <text:p/>
          </draw:line>
          <draw:line draw:name="Line 20" draw:style-name="gr4" draw:text-style-name="P8" draw:layer="layout" svg:x1="0.289cm" svg:y1="6.627cm" svg:x2="3.916cm" svg:y2="6.627cm">
            <text:p/>
          </draw:line>
          <draw:custom-shape draw:name="Text Box 21" draw:style-name="gr5" draw:text-style-name="P2" draw:layer="layout" svg:width="2.266cm" svg:height="0.566cm" svg:x="0.176cm" svg:y="4.134cm">
            <text:p text:style-name="P7"><text:span text:style-name="T7">EOP</text:span></text:p>
            <draw:enhanced-geometry svg:viewBox="0 0 21600 21600" draw:type="rectangle" draw:enhanced-path="M 0 0 L 21600 0 21600 21600 0 21600 0 0 Z N"/>
          </draw:custom-shape>
          <draw:custom-shape draw:name="Text Box 22" draw:style-name="gr5" draw:text-style-name="P2" draw:layer="layout" svg:width="4.056cm" svg:height="0.614cm" svg:x="0.176cm" svg:y="5.947cm">
            <text:p text:style-name="P7"><text:span text:style-name="T7">SHIFT_ENABLE</text:span></text:p>
            <draw:enhanced-geometry svg:viewBox="0 0 21600 21600" draw:type="rectangle" draw:enhanced-path="M 0 0 L 21600 0 21600 21600 0 21600 0 0 Z N"/>
          </draw:custom-shape>
          <draw:custom-shape draw:name="Text Box 23" draw:style-name="gr5" draw:text-style-name="P2" draw:layer="layout" svg:width="2.946cm" svg:height="0.566cm" svg:x="6.977cm" svg:y="16.488cm">
            <text:p text:style-name="P7"><text:span text:style-name="T7">D_ORIG</text:span></text:p>
            <draw:enhanced-geometry svg:viewBox="0 0 21600 21600" draw:type="rectangle" draw:enhanced-path="M 0 0 L 21600 0 21600 21600 0 21600 0 0 Z N"/>
          </draw:custom-shape>
          <draw:custom-shape draw:name="Text Box 24" draw:style-name="gr5" draw:text-style-name="P2" draw:layer="layout" svg:width="9.293cm" svg:height="11.18cm" svg:x="15.755cm" svg:y="3cm">
            <text:p text:style-name="P7"><text:span text:style-name="T11">Description:</text:span></text:p>
            <text:p text:style-name="P7"><text:span text:style-name="T11"/></text:p>
            <text:list text:style-name="L5">
              <text:list-item>
                <text:p text:style-name="P7"><text:span text:style-name="T6">Samples the D_PLUS line when SHIFT_ENABLE is asserted high</text:span></text:p>
              </text:list-item>
              <text:list-item>
                <text:p text:style-name="P7"><text:span text:style-name="T6">If there is a transition in the D_PLUS line, D_ORIG will be asserted low. No transition will result in D_ORIG being asserted high.</text:span></text:p>
              </text:list-item>
            </text:list>
            <draw:enhanced-geometry svg:viewBox="0 0 21600 21600" draw:type="rectangle" draw:enhanced-path="M 0 0 L 21600 0 21600 21600 0 21600 0 0 Z N"/>
          </draw:custom-shape>
          <draw:line draw:name="Line 25" draw:style-name="gr4" draw:text-style-name="P8" draw:layer="layout" svg:x1="0.113cm" svg:y1="14.674cm" svg:x2="3.74cm" svg:y2="14.674cm">
            <text:p/>
          </draw:line>
          <draw:custom-shape draw:name="Text Box 26" draw:style-name="gr5" draw:text-style-name="P2" draw:layer="layout" svg:width="2.266cm" svg:height="0.566cm" svg:x="0.113cm" svg:y="13.995cm">
            <text:p text:style-name="P7"><text:span text:style-name="T7">D_PLUS</text:span></text:p>
            <draw:enhanced-geometry svg:viewBox="0 0 21600 21600" draw:type="rectangle" draw:enhanced-path="M 0 0 L 21600 0 21600 21600 0 21600 0 0 Z N"/>
          </draw:custom-shape>
          <draw:line draw:name="Line 27" draw:style-name="gr4" draw:text-style-name="P8" draw:layer="layout" svg:x1="0cm" svg:y1="15.468cm" svg:x2="3.627cm" svg:y2="15.468cm">
            <text:p/>
          </draw:line>
          <draw:custom-shape draw:name="Text Box 28" draw:style-name="gr5" draw:text-style-name="P2" draw:layer="layout" svg:width="4.006cm" svg:height="0.549cm" svg:x="0.227cm" svg:y="14.901cm">
            <text:p text:style-name="P7"><text:span text:style-name="T7">SHIFT_ENABLE</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8" presentation:class="page"/>
          <draw:frame presentation:style-name="pr5" draw:layer="layout" svg:width="17.271cm" svg:height="12.573cm" svg:x="2.159cm" svg:y="13.271cm" presentation:class="notes" presentation:placeholder="true">
            <draw:text-box/>
          </draw:frame>
        </presentation:notes>
      </draw:page>
      <draw:page draw:name="page9" draw:style-name="dp1" draw:master-page-name="Default_20_1" presentation:presentation-page-layout-name="AL2T11">
        <draw:g draw:name="Group 2">
          <draw:custom-shape draw:name="Text Box 3" draw:style-name="gr5" draw:text-style-name="P2" draw:layer="layout" svg:width="8.967cm" svg:height="1.216cm" svg:x="2.54cm" svg:y="1.27cm">
            <text:p text:style-name="P7"><text:span text:style-name="T9">EDGE DETECT</text:span></text:p>
            <draw:enhanced-geometry svg:viewBox="0 0 21600 21600" draw:type="rectangle" draw:enhanced-path="M 0 0 L 21600 0 21600 21600 0 21600 0 0 Z N"/>
          </draw:custom-shape>
          <draw:custom-shape draw:name="Rectangle 4" draw:style-name="gr3" draw:text-style-name="P2" draw:layer="layout" svg:width="6.638cm" svg:height="3.982cm" svg:x="4.71cm" svg:y="3.824cm">
            <text:p text:style-name="P9"><text:span text:style-name="T12">EDGE NEXT STATE LOGIC</text:span></text:p>
            <text:p text:style-name="P9"><text:span text:style-name="T12"/></text:p>
            <text:p text:style-name="P9"><text:span text:style-name="T12"/></text:p>
            <text:p text:style-name="P9"><text:span text:style-name="T12"/></text:p>
            <draw:enhanced-geometry svg:viewBox="0 0 21600 21600" draw:type="rectangle" draw:enhanced-path="M 0 0 L 21600 0 21600 21600 0 21600 0 0 Z N"/>
          </draw:custom-shape>
          <draw:custom-shape draw:name="Rectangle 5" draw:style-name="gr3" draw:text-style-name="P2" draw:layer="layout" svg:width="6.859cm" svg:height="1.548cm" svg:x="4.488cm" svg:y="9.578cm">
            <text:p text:style-name="P9"><text:span text:style-name="T7">EDGE STATE REG. </text:span></text:p>
            <draw:enhanced-geometry svg:viewBox="0 0 21600 21600" draw:type="rectangle" draw:enhanced-path="M 0 0 L 21600 0 21600 21600 0 21600 0 0 Z N"/>
          </draw:custom-shape>
          <draw:line draw:name="Line 6" draw:style-name="gr4" draw:text-style-name="P8" draw:layer="layout" svg:x1="1.943cm" svg:y1="9.909cm" svg:x2="4.488cm" svg:y2="9.909cm">
            <text:p/>
          </draw:line>
          <draw:line draw:name="Line 7" draw:style-name="gr4" draw:text-style-name="P8" draw:layer="layout" svg:x1="1.943cm" svg:y1="10.684cm" svg:x2="4.488cm" svg:y2="10.684cm">
            <text:p/>
          </draw:line>
          <draw:line draw:name="Line 8" draw:style-name="gr4" draw:text-style-name="P8" draw:layer="layout" svg:x1="7.86cm" svg:y1="7.807cm" svg:x2="7.86cm" svg:y2="9.577cm">
            <text:p/>
          </draw:line>
          <draw:line draw:name="Line 9" draw:style-name="gr4" draw:text-style-name="P8" draw:layer="layout" svg:x1="7.586cm" svg:y1="11.126cm" svg:x2="7.586cm" svg:y2="13.118cm">
            <text:p/>
          </draw:line>
          <draw:custom-shape draw:name="Text Box 10" draw:style-name="gr5" draw:text-style-name="P2" draw:layer="layout" svg:width="1.769cm" svg:height="0.442cm" svg:x="7.971cm" svg:y="8.14cm">
            <text:p text:style-name="P7"><text:span text:style-name="T10">nextstate</text:span></text:p>
            <draw:enhanced-geometry svg:viewBox="0 0 21600 21600" draw:type="rectangle" draw:enhanced-path="M 0 0 L 21600 0 21600 21600 0 21600 0 0 Z N"/>
          </draw:custom-shape>
          <draw:custom-shape draw:name="Text Box 11" draw:style-name="gr5" draw:text-style-name="P2" draw:layer="layout" svg:width="1.734cm" svg:height="0.48cm" svg:x="1.863cm" svg:y="9.467cm">
            <text:p text:style-name="P7"><text:span text:style-name="T10">clk</text:span></text:p>
            <draw:enhanced-geometry svg:viewBox="0 0 21600 21600" draw:type="rectangle" draw:enhanced-path="M 0 0 L 21600 0 21600 21600 0 21600 0 0 Z N"/>
          </draw:custom-shape>
          <draw:line draw:name="Line 12" draw:style-name="gr6" draw:text-style-name="P8" draw:layer="layout" svg:x1="7.586cm" svg:y1="12.012cm" svg:x2="13.339cm" svg:y2="12.012cm">
            <text:p/>
          </draw:line>
          <draw:line draw:name="Line 13" draw:style-name="gr6" draw:text-style-name="P8" draw:layer="layout" svg:x1="13.339cm" svg:y1="12.012cm" svg:x2="13.339cm" svg:y2="5.373cm">
            <text:p/>
          </draw:line>
          <draw:line draw:name="Line 14" draw:style-name="gr4" draw:text-style-name="P8" draw:layer="layout" svg:x1="13.339cm" svg:y1="5.509cm" svg:x2="11.348cm" svg:y2="5.509cm">
            <text:p/>
          </draw:line>
          <draw:custom-shape draw:name="Text Box 15" draw:style-name="gr5" draw:text-style-name="P2" draw:layer="layout" svg:width="1.442cm" svg:height="0.552cm" svg:x="1.943cm" svg:y="10.242cm">
            <text:p text:style-name="P7"><text:span text:style-name="T8">rst</text:span></text:p>
            <draw:enhanced-geometry svg:viewBox="0 0 21600 21600" draw:type="rectangle" draw:enhanced-path="M 0 0 L 21600 0 21600 21600 0 21600 0 0 Z N"/>
          </draw:custom-shape>
          <draw:custom-shape draw:name="Text Box 16" draw:style-name="gr5" draw:text-style-name="P2" draw:layer="layout" svg:width="2.212cm" svg:height="0.552cm" svg:x="7.668cm" svg:y="11.375cm">
            <text:p text:style-name="P7"><text:span text:style-name="T7">D_EDGE</text:span></text:p>
            <draw:enhanced-geometry svg:viewBox="0 0 21600 21600" draw:type="rectangle" draw:enhanced-path="M 0 0 L 21600 0 21600 21600 0 21600 0 0 Z N"/>
          </draw:custom-shape>
          <draw:line draw:name="Line 17" draw:style-name="gr4" draw:text-style-name="P8" draw:layer="layout" svg:x1="1.058cm" svg:y1="5.448cm" svg:x2="4.709cm" svg:y2="5.448cm">
            <text:p/>
          </draw:line>
          <draw:custom-shape draw:name="Text Box 18" draw:style-name="gr5" draw:text-style-name="P2" draw:layer="layout" svg:width="2.212cm" svg:height="0.552cm" svg:x="1.058cm" svg:y="4.757cm">
            <text:p text:style-name="P7"><text:span text:style-name="T7">D_PLUS</text:span></text:p>
            <draw:enhanced-geometry svg:viewBox="0 0 21600 21600" draw:type="rectangle" draw:enhanced-path="M 0 0 L 21600 0 21600 21600 0 21600 0 0 Z N"/>
          </draw:custom-shape>
          <draw:custom-shape draw:name="Oval 19" draw:style-name="gr7" draw:text-style-name="P2" draw:layer="layout" svg:width="0.773cm" svg:height="0.774cm" svg:x="7.523cm" svg:y="5.236cm">
            <text:p text:style-name="P9"><text:span text:style-name="T6">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0" draw:style-name="gr6" draw:text-style-name="P8" draw:layer="layout" svg:x1="4.648cm" svg:y1="5.484cm" svg:x2="7.525cm" svg:y2="5.484cm">
            <text:p/>
          </draw:line>
          <draw:line draw:name="Line 21" draw:style-name="gr6" draw:text-style-name="P8" draw:layer="layout" svg:x1="11.397cm" svg:y1="5.509cm" svg:x2="8.299cm" svg:y2="5.509cm">
            <text:p/>
          </draw:line>
          <draw:line draw:name="Line 22" draw:style-name="gr6" draw:text-style-name="P8" draw:layer="layout" svg:x1="7.856cm" svg:y1="6.037cm" svg:x2="7.856cm" svg:y2="7.807cm">
            <text:p/>
          </draw:line>
          <draw:custom-shape draw:name="Text Box 23" draw:style-name="gr5" draw:text-style-name="P2" draw:layer="layout" svg:width="8.529cm" svg:height="1.317cm" svg:x="15.6cm" svg:y="1.222cm">
            <text:p text:style-name="P7"><text:span text:style-name="T9">EOP DETECT</text:span></text:p>
            <draw:enhanced-geometry svg:viewBox="0 0 21600 21600" draw:type="rectangle" draw:enhanced-path="M 0 0 L 21600 0 21600 21600 0 21600 0 0 Z N"/>
          </draw:custom-shape>
          <draw:custom-shape draw:name="AutoShape 24" draw:style-name="gr8" draw:text-style-name="P2" draw:layer="layout" svg:width="3.097cm" svg:height="1.991cm" draw:transform="rotate (-1.57079632679579) translate (21.245cm 6.48cm)">
            <text:p/>
            <draw:enhanced-geometry svg:viewBox="0 0 21600 21600" draw:glue-points="10800 0 0 10800 10800 21600 21600 10800" draw:text-areas="0 3100 18500 18500" draw:type="flowchart-delay" draw:enhanced-path="M 10800 0 X 21600 10800 10800 21600 L 0 21600 0 0 Z N"/>
          </draw:custom-shape>
          <draw:custom-shape draw:name="Oval 25" draw:style-name="gr9" draw:text-style-name="P2" draw:layer="layout" svg:width="0.22cm" svg:height="0.22cm" svg:x="19.747cm" svg:y="6.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 draw:style-name="gr9" draw:text-style-name="P2" draw:layer="layout" svg:width="0.22cm" svg:height="0.22cm" svg:x="20.486cm" svg:y="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7" draw:style-name="gr10" draw:text-style-name="P8" draw:layer="layout" svg:x1="19.806cm" svg:y1="6.147cm" svg:x2="19.806cm" svg:y2="3.271cm">
            <text:p/>
          </draw:line>
          <draw:line draw:name="Line 28" draw:style-name="gr10" draw:text-style-name="P8" draw:layer="layout" svg:x1="20.58cm" svg:y1="6.258cm" svg:x2="20.58cm" svg:y2="3.271cm">
            <text:p/>
          </draw:line>
          <draw:line draw:name="Line 29" draw:style-name="gr4" draw:text-style-name="P8" draw:layer="layout" svg:x1="20.248cm" svg:y1="9.577cm" svg:x2="20.248cm" svg:y2="13.45cm">
            <text:p/>
          </draw:line>
          <draw:custom-shape draw:name="Rectangle 30" draw:style-name="gr8" draw:text-style-name="P2" draw:layer="layout" svg:width="7.412cm" svg:height="7.412cm" svg:x="16.266cm" svg:y="4.71cm">
            <text:p/>
            <draw:enhanced-geometry svg:viewBox="0 0 21600 21600" draw:type="rectangle" draw:enhanced-path="M 0 0 L 21600 0 21600 21600 0 21600 0 0 Z N"/>
          </draw:custom-shape>
          <draw:custom-shape draw:name="Text Box 31" draw:style-name="gr5" draw:text-style-name="P2" draw:layer="layout" svg:width="3.216cm" svg:height="0.85cm" svg:x="20.913cm" svg:y="3.382cm">
            <text:p text:style-name="P7"><text:span text:style-name="T13">D_PLUS</text:span></text:p>
            <draw:enhanced-geometry svg:viewBox="0 0 21600 21600" draw:type="rectangle" draw:enhanced-path="M 0 0 L 21600 0 21600 21600 0 21600 0 0 Z N"/>
          </draw:custom-shape>
          <draw:custom-shape draw:name="Text Box 32" draw:style-name="gr5" draw:text-style-name="P2" draw:layer="layout" svg:width="3.057cm" svg:height="0.85cm" svg:x="16.722cm" svg:y="3.387cm">
            <text:p text:style-name="P10"><text:span text:style-name="T13">D_MINUS</text:span></text:p>
            <draw:enhanced-geometry svg:viewBox="0 0 21600 21600" draw:type="rectangle" draw:enhanced-path="M 0 0 L 21600 0 21600 21600 0 21600 0 0 Z N"/>
          </draw:custom-shape>
          <draw:custom-shape draw:name="Text Box 33" draw:style-name="gr5" draw:text-style-name="P2" draw:layer="layout" svg:width="3.318cm" svg:height="0.995cm" svg:x="20.36cm" svg:y="12.233cm">
            <text:p text:style-name="P7"><text:span text:style-name="T13">EOP</text:span></text:p>
            <draw:enhanced-geometry svg:viewBox="0 0 21600 21600" draw:type="rectangle" draw:enhanced-path="M 0 0 L 21600 0 21600 21600 0 21600 0 0 Z N"/>
          </draw:custom-shape>
          <draw:custom-shape draw:name="Text Box 34" draw:style-name="gr5" draw:text-style-name="P2" draw:layer="layout" svg:width="12.059cm" svg:height="4.425cm" svg:x="1.329cm" svg:y="13.672cm">
            <text:p text:style-name="P7"><text:span text:style-name="T6">Description:</text:span></text:p>
            <text:p text:style-name="P7"><text:span text:style-name="T6">Edge Detect will <text:s/>strobe high when it detects a high to low or low to high transition on D_PLUS.</text:span></text:p>
            <draw:enhanced-geometry svg:viewBox="0 0 21600 21600" draw:type="rectangle" draw:enhanced-path="M 0 0 L 21600 0 21600 21600 0 21600 0 0 Z N"/>
          </draw:custom-shape>
          <draw:custom-shape draw:name="Text Box 35" draw:style-name="gr5" draw:text-style-name="P2" draw:layer="layout" svg:width="8.961cm" svg:height="4.425cm" svg:x="15.159cm" svg:y="13.672cm">
            <text:p text:style-name="P7"><text:span text:style-name="T6">Description:</text:span></text:p>
            <text:p text:style-name="P7"><text:span text:style-name="T6">EOP Detect will set the EOP signal when both D_PLUS and D_MINUS are set low simultaneously.</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9" presentation:class="page"/>
          <draw:frame presentation:style-name="pr5" draw:layer="layout" svg:width="17.271cm" svg:height="12.573cm" svg:x="2.159cm" svg:y="13.271cm" presentation:class="notes" presentation:placeholder="true">
            <draw:text-box/>
          </draw:frame>
        </presentation:notes>
      </draw:page>
      <draw:page draw:name="page10" draw:style-name="dp1" draw:master-page-name="Default_20_1" presentation:presentation-page-layout-name="AL2T11">
        <draw:g draw:name="Group 2">
          <draw:custom-shape draw:name="Rectangle 3" draw:style-name="gr3" draw:text-style-name="P2" draw:layer="layout" svg:width="3.142cm" svg:height="6.284cm" svg:x="4.226cm" svg:y="4.92cm">
            <text:p text:style-name="P9"><text:span text:style-name="T6">Register</text:span></text:p>
            <draw:enhanced-geometry svg:viewBox="0 0 21600 21600" draw:type="rectangle" draw:enhanced-path="M 0 0 L 21600 0 21600 21600 0 21600 0 0 Z N"/>
          </draw:custom-shape>
          <draw:custom-shape draw:name="Rectangle 4" draw:style-name="gr3" draw:text-style-name="P2" draw:layer="layout" svg:width="3.956cm" svg:height="4.773cm" svg:x="10.046cm" svg:y="6.549cm">
            <text:p text:style-name="P9"><text:span text:style-name="T7">IF 1_ctr = 6</text:span></text:p>
            <text:p text:style-name="P9"><text:span text:style-name="T7"><text:s/></text:span><text:span text:style-name="T7">Then</text:span></text:p>
            <text:p text:style-name="P9"><text:span text:style-name="T7">RCV_DATA</text:span></text:p>
            <text:p text:style-name="P9"><text:span text:style-name="T7"/></text:p>
            <text:p text:style-name="P9"><text:span text:style-name="T7">ELSE</text:span></text:p>
            <text:p text:style-name="P9"><text:span text:style-name="T7"><text:s text:c="2"/></text:span><text:span text:style-name="T7">RCV_DATA[7:1] </text:span></text:p>
            <text:p text:style-name="P9"><text:span text:style-name="T7">&amp; D_Orig</text:span></text:p>
            <draw:enhanced-geometry svg:viewBox="0 0 21600 21600" draw:type="rectangle" draw:enhanced-path="M 0 0 L 21600 0 21600 21600 0 21600 0 0 Z N"/>
          </draw:custom-shape>
          <draw:custom-shape draw:name="Rectangle 5" draw:style-name="gr3" draw:text-style-name="P2" draw:layer="layout" svg:width="5.12cm" svg:height="3.142cm" svg:x="18.31cm" svg:y="6.549cm">
            <text:p text:style-name="P9"><text:span text:style-name="T13">IF D_Orig = 1 then 1_ctr++</text:span></text:p>
            <text:p text:style-name="P9"><text:span text:style-name="T13"/></text:p>
            <text:p text:style-name="P9"><text:span text:style-name="T13">ELSE 1_ctr = 0</text:span></text:p>
            <draw:enhanced-geometry svg:viewBox="0 0 21600 21600" draw:type="rectangle" draw:enhanced-path="M 0 0 L 21600 0 21600 21600 0 21600 0 0 Z N"/>
          </draw:custom-shape>
          <draw:line draw:name="Line 6" draw:style-name="gr4" draw:text-style-name="P8" draw:layer="layout" svg:x1="7.368cm" svg:y1="7.131cm" svg:x2="10.045cm" svg:y2="7.131cm">
            <text:p/>
          </draw:line>
          <draw:line draw:name="Line 7" draw:style-name="gr4" draw:text-style-name="P8" draw:layer="layout" svg:x1="8.998cm" svg:y1="8.993cm" svg:x2="10.045cm" svg:y2="8.993cm">
            <text:p/>
          </draw:line>
          <draw:custom-shape draw:name="Text Box 8" draw:style-name="gr5" draw:text-style-name="P2" draw:layer="layout" svg:width="1.885cm" svg:height="0.516cm" svg:x="8.043cm" svg:y="8.361cm">
            <text:p text:style-name="P7"><text:span text:style-name="T10">D_Orig</text:span></text:p>
            <draw:enhanced-geometry svg:viewBox="0 0 21600 21600" draw:type="rectangle" draw:enhanced-path="M 0 0 L 21600 0 21600 21600 0 21600 0 0 Z N"/>
          </draw:custom-shape>
          <draw:line draw:name="Line 9" draw:style-name="gr6" draw:text-style-name="P8" draw:layer="layout" svg:x1="8.532cm" svg:y1="7.131cm" svg:x2="8.532cm" svg:y2="3.523cm">
            <text:p/>
          </draw:line>
          <draw:line draw:name="Line 10" draw:style-name="gr4" draw:text-style-name="P8" draw:layer="layout" svg:x1="8.532cm" svg:y1="3.523cm" svg:x2="24.129cm" svg:y2="3.523cm">
            <text:p/>
          </draw:line>
          <draw:line draw:name="Line 11" draw:style-name="gr6" draw:text-style-name="P8" draw:layer="layout" svg:x1="14.003cm" svg:y1="8.644cm" svg:x2="15.516cm" svg:y2="8.644cm">
            <text:p/>
          </draw:line>
          <draw:line draw:name="Line 12" draw:style-name="gr6" draw:text-style-name="P8" draw:layer="layout" svg:x1="15.516cm" svg:y1="8.644cm" svg:x2="15.516cm" svg:y2="12.951cm">
            <text:p/>
          </draw:line>
          <draw:line draw:name="Line 13" draw:style-name="gr6" draw:text-style-name="P8" draw:layer="layout" svg:x1="15.516cm" svg:y1="12.951cm" svg:x2="1.898cm" svg:y2="12.951cm">
            <text:p/>
          </draw:line>
          <draw:line draw:name="Line 14" draw:style-name="gr6" draw:text-style-name="P8" draw:layer="layout" svg:x1="1.898cm" svg:y1="12.951cm" svg:x2="1.898cm" svg:y2="8.76cm">
            <text:p/>
          </draw:line>
          <draw:line draw:name="Line 15" draw:style-name="gr4" draw:text-style-name="P8" draw:layer="layout" svg:x1="1.898cm" svg:y1="8.76cm" svg:x2="4.226cm" svg:y2="8.76cm">
            <text:p/>
          </draw:line>
          <draw:line draw:name="Line 16" draw:style-name="gr4" draw:text-style-name="P8" draw:layer="layout" svg:x1="16.68cm" svg:y1="7.364cm" svg:x2="18.31cm" svg:y2="7.364cm">
            <text:p/>
          </draw:line>
          <draw:custom-shape draw:name="Text Box 17" draw:style-name="gr5" draw:text-style-name="P2" draw:layer="layout" svg:width="2.297cm" svg:height="0.791cm" svg:x="15.663cm" svg:y="6.456cm">
            <text:p text:style-name="P7"><text:span text:style-name="T10">D_Orig</text:span></text:p>
            <draw:enhanced-geometry svg:viewBox="0 0 21600 21600" draw:type="rectangle" draw:enhanced-path="M 0 0 L 21600 0 21600 21600 0 21600 0 0 Z N"/>
          </draw:custom-shape>
          <draw:custom-shape draw:name="Text Box 18" draw:style-name="gr5" draw:text-style-name="P2" draw:layer="layout" svg:width="3.415cm" svg:height="0.781cm" svg:x="8.649cm" svg:y="5.186cm">
            <text:p text:style-name="P7"><text:span text:style-name="T7">RCV_DATA</text:span></text:p>
            <draw:enhanced-geometry svg:viewBox="0 0 21600 21600" draw:type="rectangle" draw:enhanced-path="M 0 0 L 21600 0 21600 21600 0 21600 0 0 Z N"/>
          </draw:custom-shape>
          <draw:custom-shape draw:name="Text Box 19" draw:style-name="gr5" draw:text-style-name="P2" draw:layer="layout" svg:width="3.955cm" svg:height="0.875cm" svg:x="10.861cm" svg:y="11.959cm">
            <text:p text:style-name="P7"><text:span text:style-name="T7">nextRCV_DATA</text:span></text:p>
            <draw:enhanced-geometry svg:viewBox="0 0 21600 21600" draw:type="rectangle" draw:enhanced-path="M 0 0 L 21600 0 21600 21600 0 21600 0 0 Z N"/>
          </draw:custom-shape>
          <draw:custom-shape draw:name="Text Box 20" draw:style-name="gr5" draw:text-style-name="P2" draw:layer="layout" svg:width="13.85cm" svg:height="1.163cm" svg:x="5.481cm" svg:y="1.27cm">
            <text:p text:style-name="P9"><text:span text:style-name="T14">Shift Register w/ Bit Stuffing</text:span></text:p>
            <draw:enhanced-geometry svg:viewBox="0 0 21600 21600" draw:type="rectangle" draw:enhanced-path="M 0 0 L 21600 0 21600 21600 0 21600 0 0 Z N"/>
          </draw:custom-shape>
          <draw:custom-shape draw:name="Text Box 21" draw:style-name="gr5" draw:text-style-name="P2" draw:layer="layout" svg:width="18.39cm" svg:height="3.607cm" svg:x="3.503cm" svg:y="13.766cm">
            <text:p text:style-name="P7"><text:span text:style-name="T6">Description:</text:span></text:p>
            <text:list text:style-name="L5">
              <text:list-item>
                <text:p text:style-name="P7"><text:span text:style-name="T6">Shifts in <text:s/>serial data to a 8-bit parallel out</text:span></text:p>
              </text:list-item>
              <text:list-item>
                <text:p text:style-name="P7"><text:span text:style-name="T6">If it receives 6 consecutive 1’s, the shift register will ignore the next shift command and not shift in the next data bit (which will be a zero)</text:span></text:p>
              </text:list-item>
            </text:list>
            <draw:enhanced-geometry svg:viewBox="0 0 21600 21600" draw:type="rectangle" draw:enhanced-path="M 0 0 L 21600 0 21600 21600 0 21600 0 0 Z N"/>
          </draw:custom-shape>
          <draw:line draw:name="Line 22" draw:style-name="gr4" draw:text-style-name="P8" draw:layer="layout" svg:x1="1.989cm" svg:y1="5.851cm" svg:x2="4.201cm" svg:y2="5.851cm">
            <text:p/>
          </draw:line>
          <draw:custom-shape draw:name="Text Box 23" draw:style-name="gr5" draw:text-style-name="P2" draw:layer="layout" svg:width="3.809cm" svg:height="0.76cm" svg:x="1.058cm" svg:y="4.974cm">
            <text:p text:style-name="P7"><text:span text:style-name="T7">SHIFT_ENABLE</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10" presentation:class="page"/>
          <draw:frame presentation:style-name="pr5" draw:layer="layout" svg:width="17.271cm" svg:height="12.573cm" svg:x="2.159cm" svg:y="13.271cm" presentation:class="notes" presentation:placeholder="true">
            <draw:text-box/>
          </draw:frame>
        </presentation:notes>
      </draw:page>
      <draw:page draw:name="page11" draw:style-name="dp1" draw:master-page-name="Default_20_1" presentation:presentation-page-layout-name="AL2T11">
        <draw:g draw:name="Group 2">
          <draw:custom-shape draw:name="Rectangle 3" draw:style-name="gr3" draw:text-style-name="P2" draw:layer="layout" svg:width="5.477cm" svg:height="3.688cm" svg:x="3.314cm" svg:y="1.482cm">
            <text:p text:style-name="P9"><text:span text:style-name="T14">Receive </text:span></text:p>
            <text:p text:style-name="P9"><text:span text:style-name="T14">First Byte</text:span></text:p>
            <draw:enhanced-geometry svg:viewBox="0 0 21600 21600" draw:type="rectangle" draw:enhanced-path="M 0 0 L 21600 0 21600 21600 0 21600 0 0 Z N"/>
          </draw:custom-shape>
          <draw:custom-shape draw:name="Rectangle 4" draw:style-name="gr3" draw:text-style-name="P2" draw:layer="layout" svg:width="5.477cm" svg:height="3.688cm" svg:x="18.517cm" svg:y="1.593cm">
            <text:p text:style-name="P9"><text:span text:style-name="T15">Receive PID Byte</text:span></text:p>
            <draw:enhanced-geometry svg:viewBox="0 0 21600 21600" draw:type="rectangle" draw:enhanced-path="M 0 0 L 21600 0 21600 21600 0 21600 0 0 Z N"/>
          </draw:custom-shape>
          <draw:custom-shape draw:name="Rectangle 5" draw:style-name="gr3" draw:text-style-name="P2" draw:layer="layout" svg:width="5.477cm" svg:height="3.688cm" svg:x="19.076cm" svg:y="13.555cm">
            <text:p text:style-name="P9"><text:span text:style-name="T14">Receive </text:span></text:p>
            <text:p text:style-name="P9"><text:span text:style-name="T14">Next Data Byte</text:span></text:p>
            <draw:enhanced-geometry svg:viewBox="0 0 21600 21600" draw:type="rectangle" draw:enhanced-path="M 0 0 L 21600 0 21600 21600 0 21600 0 0 Z N"/>
          </draw:custom-shape>
          <draw:custom-shape draw:name="Rectangle 6" draw:style-name="gr3" draw:text-style-name="P2" draw:layer="layout" svg:width="5.477cm" svg:height="3.688cm" svg:x="11.922cm" svg:y="13.443cm">
            <text:p text:style-name="P9"><text:span text:style-name="T14">Load Byte</text:span></text:p>
            <text:p text:style-name="P9"><text:span text:style-name="T14">Into FIFO</text:span></text:p>
            <draw:enhanced-geometry svg:viewBox="0 0 21600 21600" draw:type="rectangle" draw:enhanced-path="M 0 0 L 21600 0 21600 21600 0 21600 0 0 Z N"/>
          </draw:custom-shape>
          <draw:custom-shape draw:name="AutoShape 7" draw:style-name="gr3" draw:text-style-name="P2" draw:layer="layout" svg:width="5.924cm" svg:height="3.576cm" svg:x="10.692cm" svg:y="1.705cm">
            <text:p text:style-name="P9"><text:span text:style-name="T15">Sync Byte?</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AutoShape 8" draw:style-name="gr3" draw:text-style-name="P2" draw:layer="layout" svg:width="5.924cm" svg:height="3.576cm" svg:x="18.517cm" svg:y="7.295cm">
            <text:p text:style-name="P9"><text:span text:style-name="T16">PID: Data Type?</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AutoShape 9" draw:style-name="gr3" draw:text-style-name="P2" draw:layer="layout" svg:width="5.924cm" svg:height="3.576cm" svg:x="3.09cm" svg:y="13.555cm">
            <text:p text:style-name="P9"><text:span text:style-name="T14">EOP?</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AutoShape 10" draw:style-name="gr3" draw:text-style-name="P2" draw:layer="layout" svg:width="5.924cm" svg:height="3.576cm" svg:x="2.979cm" svg:y="7.407cm">
            <text:p text:style-name="P9"><text:span text:style-name="T6">Does CRC Agree?</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Rectangle 11" draw:style-name="gr3" draw:text-style-name="P2" draw:layer="layout" svg:width="5.477cm" svg:height="3.688cm" svg:x="10.58cm" svg:y="7.295cm">
            <text:p text:style-name="P9"><text:span text:style-name="T14">Error.</text:span></text:p>
            <text:p text:style-name="P9"><text:span text:style-name="T14">Ignore Packet</text:span></text:p>
            <draw:enhanced-geometry svg:viewBox="0 0 21600 21600" draw:type="rectangle" draw:enhanced-path="M 0 0 L 21600 0 21600 21600 0 21600 0 0 Z N"/>
          </draw:custom-shape>
          <draw:line draw:name="Line 12" draw:style-name="gr4" draw:text-style-name="P8" draw:layer="layout" svg:x1="8.791cm" svg:y1="3.493cm" svg:x2="10.803cm" svg:y2="3.493cm">
            <text:p/>
          </draw:line>
          <draw:line draw:name="Line 13" draw:style-name="gr4" draw:text-style-name="P8" draw:layer="layout" svg:x1="16.616cm" svg:y1="3.493cm" svg:x2="18.516cm" svg:y2="3.493cm">
            <text:p/>
          </draw:line>
          <draw:line draw:name="Line 14" draw:style-name="gr4" draw:text-style-name="P8" draw:layer="layout" svg:x1="21.423cm" svg:y1="5.282cm" svg:x2="21.423cm" svg:y2="7.294cm">
            <text:p/>
          </draw:line>
          <draw:line draw:name="Line 15" draw:style-name="gr4" draw:text-style-name="P8" draw:layer="layout" svg:x1="21.423cm" svg:y1="10.871cm" svg:x2="21.423cm" svg:y2="13.554cm">
            <text:p/>
          </draw:line>
          <draw:line draw:name="Line 16" draw:style-name="gr4" draw:text-style-name="P8" draw:layer="layout" svg:x1="19.075cm" svg:y1="15.343cm" svg:x2="17.399cm" svg:y2="15.343cm">
            <text:p/>
          </draw:line>
          <draw:line draw:name="Line 17" draw:style-name="gr4" draw:text-style-name="P8" draw:layer="layout" svg:x1="11.921cm" svg:y1="15.343cm" svg:x2="9.015cm" svg:y2="15.343cm">
            <text:p/>
          </draw:line>
          <draw:line draw:name="Line 18" draw:style-name="gr4" draw:text-style-name="P8" draw:layer="layout" svg:x1="5.996cm" svg:y1="13.554cm" svg:x2="5.996cm" svg:y2="10.983cm">
            <text:p/>
          </draw:line>
          <draw:line draw:name="Line 19" draw:style-name="gr4" draw:text-style-name="P8" draw:layer="layout" svg:x1="5.996cm" svg:y1="7.406cm" svg:x2="5.996cm" svg:y2="5.17cm">
            <text:p/>
          </draw:line>
          <draw:line draw:name="Line 20" draw:style-name="gr4" draw:text-style-name="P8" draw:layer="layout" svg:x1="13.598cm" svg:y1="5.282cm" svg:x2="13.598cm" svg:y2="7.294cm">
            <text:p/>
          </draw:line>
          <draw:line draw:name="Line 21" draw:style-name="gr4" draw:text-style-name="P8" draw:layer="layout" svg:x1="18.516cm" svg:y1="9.083cm" svg:x2="16.057cm" svg:y2="9.083cm">
            <text:p/>
          </draw:line>
          <draw:line draw:name="Line 22" draw:style-name="gr6" draw:text-style-name="P8" draw:layer="layout" svg:x1="5.996cm" svg:y1="17.132cm" svg:x2="5.996cm" svg:y2="17.914cm">
            <text:p/>
          </draw:line>
          <draw:line draw:name="Line 23" draw:style-name="gr6" draw:text-style-name="P8" draw:layer="layout" svg:x1="5.996cm" svg:y1="17.914cm" svg:x2="21.758cm" svg:y2="17.914cm">
            <text:p/>
          </draw:line>
          <draw:line draw:name="Line 24" draw:style-name="gr4" draw:text-style-name="P8" draw:layer="layout" svg:x1="21.758cm" svg:y1="17.914cm" svg:x2="21.758cm" svg:y2="17.244cm">
            <text:p/>
          </draw:line>
          <draw:line draw:name="Line 25" draw:style-name="gr4" draw:text-style-name="P8" draw:layer="layout" svg:x1="8.903cm" svg:y1="9.195cm" svg:x2="10.58cm" svg:y2="9.195cm">
            <text:p/>
          </draw:line>
          <draw:line draw:name="Line 26" draw:style-name="gr4" draw:text-style-name="P8" draw:layer="layout" svg:x1="10.58cm" svg:y1="7.294cm" svg:x2="8.791cm" svg:y2="5.17cm">
            <text:p/>
          </draw:line>
          <draw:line draw:name="Line 27" draw:style-name="gr4" draw:text-style-name="P8" draw:layer="layout" svg:x1="0.423cm" svg:y1="2.963cm" svg:x2="3.314cm" svg:y2="2.934cm">
            <text:p/>
          </draw:line>
          <draw:custom-shape draw:name="Text Box 28" draw:style-name="gr5" draw:text-style-name="P2" draw:layer="layout" svg:width="1.55cm" svg:height="0.597cm" svg:x="16.728cm" svg:y="2.711cm">
            <text:p text:style-name="P7"><text:span text:style-name="T7">YES</text:span></text:p>
            <draw:enhanced-geometry svg:viewBox="0 0 21600 21600" draw:type="rectangle" draw:enhanced-path="M 0 0 L 21600 0 21600 21600 0 21600 0 0 Z N"/>
          </draw:custom-shape>
          <draw:custom-shape draw:name="Text Box 29" draw:style-name="gr5" draw:text-style-name="P2" draw:layer="layout" svg:width="1.4cm" svg:height="0.756cm" svg:x="21.535cm" svg:y="11.655cm">
            <text:p text:style-name="P7"><text:span text:style-name="T7">YES</text:span></text:p>
            <draw:enhanced-geometry svg:viewBox="0 0 21600 21600" draw:type="rectangle" draw:enhanced-path="M 0 0 L 21600 0 21600 21600 0 21600 0 0 Z N"/>
          </draw:custom-shape>
          <draw:custom-shape draw:name="Text Box 30" draw:style-name="gr5" draw:text-style-name="P2" draw:layer="layout" svg:width="1.586cm" svg:height="0.62cm" svg:x="6.109cm" svg:y="12.213cm">
            <text:p text:style-name="P7"><text:span text:style-name="T7">YES</text:span></text:p>
            <draw:enhanced-geometry svg:viewBox="0 0 21600 21600" draw:type="rectangle" draw:enhanced-path="M 0 0 L 21600 0 21600 21600 0 21600 0 0 Z N"/>
          </draw:custom-shape>
          <draw:custom-shape draw:name="Text Box 31" draw:style-name="gr5" draw:text-style-name="P2" draw:layer="layout" svg:width="1.586cm" svg:height="0.842cm" svg:x="6.109cm" svg:y="6.065cm">
            <text:p text:style-name="P7"><text:span text:style-name="T7">YES</text:span></text:p>
            <draw:enhanced-geometry svg:viewBox="0 0 21600 21600" draw:type="rectangle" draw:enhanced-path="M 0 0 L 21600 0 21600 21600 0 21600 0 0 Z N"/>
          </draw:custom-shape>
          <draw:custom-shape draw:name="Text Box 32" draw:style-name="gr5" draw:text-style-name="P2" draw:layer="layout" svg:width="1.005cm" svg:height="0.67cm" svg:x="16.728cm" svg:y="8.301cm">
            <text:p text:style-name="P7"><text:span text:style-name="T7">NO</text:span></text:p>
            <draw:enhanced-geometry svg:viewBox="0 0 21600 21600" draw:type="rectangle" draw:enhanced-path="M 0 0 L 21600 0 21600 21600 0 21600 0 0 Z N"/>
          </draw:custom-shape>
          <draw:custom-shape draw:name="Text Box 33" draw:style-name="gr5" draw:text-style-name="P2" draw:layer="layout" svg:width="1.005cm" svg:height="0.67cm" svg:x="8.344cm" svg:y="17.132cm">
            <text:p text:style-name="P7"><text:span text:style-name="T7">NO</text:span></text:p>
            <draw:enhanced-geometry svg:viewBox="0 0 21600 21600" draw:type="rectangle" draw:enhanced-path="M 0 0 L 21600 0 21600 21600 0 21600 0 0 Z N"/>
          </draw:custom-shape>
          <draw:custom-shape draw:name="Text Box 34" draw:style-name="gr5" draw:text-style-name="P2" draw:layer="layout" svg:width="1.005cm" svg:height="0.67cm" svg:x="9.127cm" svg:y="8.413cm">
            <text:p text:style-name="P7"><text:span text:style-name="T7">NO</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11" presentation:class="page"/>
          <draw:frame presentation:style-name="pr5" draw:layer="layout" svg:width="17.271cm" svg:height="12.573cm" svg:x="2.159cm" svg:y="13.271cm" presentation:class="notes" presentation:placeholder="true">
            <draw:text-box/>
          </draw:frame>
        </presentation:notes>
      </draw:page>
      <draw:page draw:name="page12" draw:style-name="dp1" draw:master-page-name="Default_20_1" presentation:presentation-page-layout-name="AL2T11">
        <draw:g draw:name="Group 2">
          <draw:custom-shape draw:name="Rectangle 3" draw:style-name="gr3" draw:text-style-name="P2" draw:layer="layout" svg:width="2.698cm" svg:height="2.222cm" svg:x="17.251cm" svg:y="11.271cm">
            <text:p text:style-name="P9"><text:span text:style-name="T7">Fiestel Function</text:span></text:p>
            <draw:enhanced-geometry svg:viewBox="0 0 21600 21600" draw:type="rectangle" draw:enhanced-path="M 0 0 L 21600 0 21600 21600 0 21600 0 0 Z N"/>
          </draw:custom-shape>
          <draw:custom-shape draw:name="Rectangle 4" draw:style-name="gr3" draw:text-style-name="P2" draw:layer="layout" svg:width="2.698cm" svg:height="3.333cm" svg:x="3.916cm" svg:y="10.16cm">
            <text:p text:style-name="P9"><text:span text:style-name="T7">ENC_Controller</text:span></text:p>
            <draw:enhanced-geometry svg:viewBox="0 0 21600 21600" draw:type="rectangle" draw:enhanced-path="M 0 0 L 21600 0 21600 21600 0 21600 0 0 Z N"/>
          </draw:custom-shape>
          <draw:custom-shape draw:name="Rectangle 5" draw:style-name="gr3" draw:text-style-name="P2" draw:layer="layout" svg:width="2.698cm" svg:height="3.015cm" svg:x="9.472cm" svg:y="3.334cm">
            <text:p text:style-name="P9"><text:span text:style-name="T7">Round Key Gen</text:span></text:p>
            <draw:enhanced-geometry svg:viewBox="0 0 21600 21600" draw:type="rectangle" draw:enhanced-path="M 0 0 L 21600 0 21600 21600 0 21600 0 0 Z N"/>
          </draw:custom-shape>
          <draw:custom-shape draw:name="AutoShape 6" draw:style-name="gr3" draw:text-style-name="P2" draw:layer="layout" svg:width="2.222cm" svg:height="0.634cm" draw:transform="rotate (1.5707963267946) translate (10.742cm 12.065cm)">
            <text:p text:style-name="P7"><text:span text:style-name="T8">1 <text:s text:c="5"/>0</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name="AutoShape 7" draw:style-name="gr3" draw:text-style-name="P2" draw:layer="layout" svg:width="2.222cm" svg:height="0.634cm" draw:transform="rotate (1.5707963267946) translate (10.742cm 14.446cm)">
            <text:p text:style-name="P7"><text:span text:style-name="T8">1 <text:s text:c="7"/>0</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name="Rectangle 8" draw:style-name="gr3" draw:text-style-name="P2" draw:layer="layout" svg:width="1.745cm" svg:height="4.127cm" svg:x="13.6cm" svg:y="9.684cm">
            <text:p text:style-name="P9"><text:span text:style-name="T7">Fiestel Register</text:span></text:p>
            <draw:enhanced-geometry svg:viewBox="0 0 21600 21600" draw:type="rectangle" draw:enhanced-path="M 0 0 L 21600 0 21600 21600 0 21600 0 0 Z N"/>
          </draw:custom-shape>
          <draw:custom-shape draw:name="Rectangle 9" draw:style-name="gr3" draw:text-style-name="P2" draw:layer="layout" svg:width="2.698cm" svg:height="3.015cm" svg:x="4.075cm" svg:y="3.334cm">
            <text:p text:style-name="P9"><text:span text:style-name="T7">Round Counter</text:span></text:p>
            <draw:enhanced-geometry svg:viewBox="0 0 21600 21600" draw:type="rectangle" draw:enhanced-path="M 0 0 L 21600 0 21600 21600 0 21600 0 0 Z N"/>
          </draw:custom-shape>
          <draw:custom-shape draw:name="Rectangle 10" draw:style-name="gr3" draw:text-style-name="P2" draw:layer="layout" svg:width="2.063cm" svg:height="3.015cm" svg:x="22.172cm" svg:y="6.509cm">
            <text:p text:style-name="P9"><text:span text:style-name="T7">FIFO</text:span></text:p>
            <draw:enhanced-geometry svg:viewBox="0 0 21600 21600" draw:type="rectangle" draw:enhanced-path="M 0 0 L 21600 0 21600 21600 0 21600 0 0 Z N"/>
          </draw:custom-shape>
          <draw:line draw:name="Line 11" draw:style-name="gr4" draw:text-style-name="P8" draw:layer="layout" svg:x1="1.693cm" svg:y1="3.893cm" svg:x2="4.074cm" svg:y2="3.893cm">
            <text:p/>
          </draw:line>
          <draw:line draw:name="Line 12" draw:style-name="gr4" draw:text-style-name="P8" draw:layer="layout" svg:x1="6.773cm" svg:y1="3.81cm" svg:x2="9.472cm" svg:y2="3.81cm">
            <text:p/>
          </draw:line>
          <draw:line draw:name="Line 13" draw:style-name="gr4" draw:text-style-name="P8" draw:layer="layout" svg:x1="6.614cm" svg:y1="10.636cm" svg:x2="10.742cm" svg:y2="10.636cm">
            <text:p/>
          </draw:line>
          <draw:line draw:name="Line 14" draw:style-name="gr4" draw:text-style-name="P8" draw:layer="layout" svg:x1="6.614cm" svg:y1="12.858cm" svg:x2="10.742cm" svg:y2="12.858cm">
            <text:p/>
          </draw:line>
          <draw:line draw:name="Line 15" draw:style-name="gr4" draw:text-style-name="P8" draw:layer="layout" svg:x1="11.377cm" svg:y1="10.795cm" svg:x2="13.599cm" svg:y2="10.795cm">
            <text:p/>
          </draw:line>
          <draw:line draw:name="Line 16" draw:style-name="gr4" draw:text-style-name="P8" draw:layer="layout" svg:x1="11.377cm" svg:y1="13.017cm" svg:x2="13.599cm" svg:y2="13.017cm">
            <text:p/>
          </draw:line>
          <draw:line draw:name="Line 17" draw:style-name="gr4" draw:text-style-name="P8" draw:layer="layout" svg:x1="15.345cm" svg:y1="12.541cm" svg:x2="17.25cm" svg:y2="12.541cm">
            <text:p/>
          </draw:line>
          <draw:line draw:name="Line 18" draw:style-name="gr4" draw:text-style-name="P8" draw:layer="layout" svg:x1="15.345cm" svg:y1="10.231cm" svg:x2="18.203cm" svg:y2="10.231cm">
            <text:p/>
          </draw:line>
          <draw:custom-shape draw:name="Oval 19" draw:style-name="gr9" draw:text-style-name="P2" draw:layer="layout" svg:width="0.793cm" svg:height="0.793cm" svg:x="18.203cm" svg:y="9.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0" draw:style-name="gr6" draw:text-style-name="P8" draw:layer="layout" svg:x1="18.433cm" svg:y1="9.871cm" svg:x2="18.75cm" svg:y2="10.506cm">
            <text:p/>
          </draw:line>
          <draw:line draw:name="Line 21" draw:style-name="gr6" draw:text-style-name="P8" draw:layer="layout" svg:x1="18.838cm" svg:y1="10.001cm" svg:x2="18.362cm" svg:y2="10.477cm">
            <text:p/>
          </draw:line>
          <draw:line draw:name="Line 22" draw:style-name="gr4" draw:text-style-name="P8" draw:layer="layout" svg:x1="8.519cm" svg:y1="11.354cm" svg:x2="10.742cm" svg:y2="11.354cm">
            <text:p/>
          </draw:line>
          <draw:line draw:name="Line 23" draw:style-name="gr4" draw:text-style-name="P8" draw:layer="layout" svg:x1="8.519cm" svg:y1="13.652cm" svg:x2="10.742cm" svg:y2="13.652cm">
            <text:p/>
          </draw:line>
          <draw:line draw:name="Line 24" draw:style-name="gr6" draw:text-style-name="P8" draw:layer="layout" svg:x1="6.773cm" svg:y1="5.873cm" svg:x2="8.202cm" svg:y2="5.873cm">
            <text:p/>
          </draw:line>
          <draw:line draw:name="Line 25" draw:style-name="gr6" draw:text-style-name="P8" draw:layer="layout" svg:x1="8.202cm" svg:y1="5.873cm" svg:x2="8.202cm" svg:y2="8.731cm">
            <text:p/>
          </draw:line>
          <draw:line draw:name="Line 26" draw:style-name="gr6" draw:text-style-name="P8" draw:layer="layout" svg:x1="8.202cm" svg:y1="8.731cm" svg:x2="11.059cm" svg:y2="8.731cm">
            <text:p/>
          </draw:line>
          <draw:line draw:name="Line 27" draw:style-name="gr4" draw:text-style-name="P8" draw:layer="layout" svg:x1="11.059cm" svg:y1="8.731cm" svg:x2="11.059cm" svg:y2="10.001cm">
            <text:p/>
          </draw:line>
          <draw:line draw:name="Line 28" draw:style-name="gr4" draw:text-style-name="P8" draw:layer="layout" svg:x1="1.693cm" svg:y1="10.477cm" svg:x2="3.915cm" svg:y2="10.477cm">
            <text:p/>
          </draw:line>
          <draw:line draw:name="Line 29" draw:style-name="gr4" draw:text-style-name="P8" draw:layer="layout" svg:x1="1.693cm" svg:y1="11.187cm" svg:x2="3.915cm" svg:y2="11.187cm">
            <text:p/>
          </draw:line>
          <draw:line draw:name="Line 30" draw:style-name="gr4" draw:text-style-name="P8" draw:layer="layout" svg:x1="1.693cm" svg:y1="11.867cm" svg:x2="3.915cm" svg:y2="11.867cm">
            <text:p/>
          </draw:line>
          <draw:line draw:name="Line 31" draw:style-name="gr4" draw:text-style-name="P8" draw:layer="layout" svg:x1="1.693cm" svg:y1="12.519cm" svg:x2="3.915cm" svg:y2="12.519cm">
            <text:p/>
          </draw:line>
          <draw:line draw:name="Line 32" draw:style-name="gr4" draw:text-style-name="P8" draw:layer="layout" svg:x1="4.392cm" svg:y1="13.493cm" svg:x2="4.392cm" svg:y2="15.24cm">
            <text:p/>
          </draw:line>
          <draw:line draw:name="Line 33" draw:style-name="gr4" draw:text-style-name="P8" draw:layer="layout" svg:x1="5.979cm" svg:y1="13.493cm" svg:x2="5.979cm" svg:y2="15.24cm">
            <text:p/>
          </draw:line>
          <draw:line draw:name="Line 34" draw:style-name="gr4" draw:text-style-name="P8" draw:layer="layout" svg:x1="5.185cm" svg:y1="10.16cm" svg:x2="5.185cm" svg:y2="6.35cm">
            <text:p/>
          </draw:line>
          <draw:line draw:name="Line 35" draw:style-name="gr6" draw:text-style-name="P8" draw:layer="layout" svg:x1="12.17cm" svg:y1="4.603cm" svg:x2="17.885cm" svg:y2="4.603cm">
            <text:p/>
          </draw:line>
          <draw:line draw:name="Line 36" draw:style-name="gr4" draw:text-style-name="P8" draw:layer="layout" svg:x1="17.885cm" svg:y1="4.603cm" svg:x2="17.885cm" svg:y2="11.271cm">
            <text:p/>
          </draw:line>
          <draw:line draw:name="Line 37" draw:style-name="gr4" draw:text-style-name="P8" draw:layer="layout" svg:x1="18.679cm" svg:y1="11.271cm" svg:x2="18.679cm" svg:y2="10.636cm">
            <text:p/>
          </draw:line>
          <draw:line draw:name="Line 38" draw:style-name="gr4" draw:text-style-name="P8" draw:layer="layout" svg:x1="18.997cm" svg:y1="10.16cm" svg:x2="21.06cm" svg:y2="10.16cm">
            <text:p/>
          </draw:line>
          <draw:line draw:name="Line 39" draw:style-name="gr4" draw:text-style-name="P8" draw:layer="layout" svg:x1="19.949cm" svg:y1="12.065cm" svg:x2="21.219cm" svg:y2="12.065cm">
            <text:p/>
          </draw:line>
          <draw:line draw:name="Line 40" draw:style-name="gr6" draw:text-style-name="P8" draw:layer="layout" svg:x1="21.219cm" svg:y1="12.065cm" svg:x2="21.219cm" svg:y2="7.302cm">
            <text:p/>
          </draw:line>
          <draw:line draw:name="Line 41" draw:style-name="gr4" draw:text-style-name="P8" draw:layer="layout" svg:x1="21.219cm" svg:y1="7.302cm" svg:x2="22.172cm" svg:y2="7.302cm">
            <text:p/>
          </draw:line>
          <draw:custom-shape draw:name="Text Box 42" draw:style-name="gr5" draw:text-style-name="P2" draw:layer="layout" svg:width="1.745cm" svg:height="0.475cm" svg:x="1.852cm" svg:y="3.016cm">
            <text:p text:style-name="P7"><text:span text:style-name="T8">clk</text:span></text:p>
            <draw:enhanced-geometry svg:viewBox="0 0 21600 21600" draw:type="rectangle" draw:enhanced-path="M 0 0 L 21600 0 21600 21600 0 21600 0 0 Z N"/>
          </draw:custom-shape>
          <draw:custom-shape draw:name="Text Box 43" draw:style-name="gr5" draw:text-style-name="P2" draw:layer="layout" svg:width="1.745cm" svg:height="0.475cm" svg:x="7.091cm" svg:y="3.175cm">
            <text:p text:style-name="P7"><text:span text:style-name="T8">RndCt</text:span></text:p>
            <draw:enhanced-geometry svg:viewBox="0 0 21600 21600" draw:type="rectangle" draw:enhanced-path="M 0 0 L 21600 0 21600 21600 0 21600 0 0 Z N"/>
          </draw:custom-shape>
          <draw:custom-shape draw:name="Text Box 44" draw:style-name="gr5" draw:text-style-name="P2" draw:layer="layout" svg:width="1.745cm" svg:height="0.475cm" svg:x="1.693cm" svg:y="9.843cm">
            <text:p text:style-name="P7"><text:span text:style-name="T8">clk</text:span></text:p>
            <draw:enhanced-geometry svg:viewBox="0 0 21600 21600" draw:type="rectangle" draw:enhanced-path="M 0 0 L 21600 0 21600 21600 0 21600 0 0 Z N"/>
          </draw:custom-shape>
          <draw:custom-shape draw:name="Text Box 45" draw:style-name="gr5" draw:text-style-name="P2" draw:layer="layout" svg:width="1.745cm" svg:height="0.475cm" svg:x="1.693cm" svg:y="10.636cm">
            <text:p text:style-name="P7"><text:span text:style-name="T8">Data</text:span></text:p>
            <draw:enhanced-geometry svg:viewBox="0 0 21600 21600" draw:type="rectangle" draw:enhanced-path="M 0 0 L 21600 0 21600 21600 0 21600 0 0 Z N"/>
          </draw:custom-shape>
          <draw:custom-shape draw:name="Text Box 46" draw:style-name="gr5" draw:text-style-name="P2" draw:layer="layout" svg:width="1.745cm" svg:height="0.475cm" svg:x="1.693cm" svg:y="11.271cm">
            <text:p text:style-name="P7"><text:span text:style-name="T8">Full</text:span></text:p>
            <draw:enhanced-geometry svg:viewBox="0 0 21600 21600" draw:type="rectangle" draw:enhanced-path="M 0 0 L 21600 0 21600 21600 0 21600 0 0 Z N"/>
          </draw:custom-shape>
          <draw:custom-shape draw:name="Text Box 47" draw:style-name="gr5" draw:text-style-name="P2" draw:layer="layout" svg:width="1.745cm" svg:height="0.475cm" svg:x="1.693cm" svg:y="11.906cm">
            <text:p text:style-name="P7"><text:span text:style-name="T8">Empty</text:span></text:p>
            <draw:enhanced-geometry svg:viewBox="0 0 21600 21600" draw:type="rectangle" draw:enhanced-path="M 0 0 L 21600 0 21600 21600 0 21600 0 0 Z N"/>
          </draw:custom-shape>
          <draw:custom-shape draw:name="Text Box 48" draw:style-name="gr5" draw:text-style-name="P2" draw:layer="layout" svg:width="1.745cm" svg:height="0.475cm" svg:x="7.091cm" svg:y="10.001cm">
            <text:p text:style-name="P7"><text:span text:style-name="T8">Enc_Left</text:span></text:p>
            <draw:enhanced-geometry svg:viewBox="0 0 21600 21600" draw:type="rectangle" draw:enhanced-path="M 0 0 L 21600 0 21600 21600 0 21600 0 0 Z N"/>
          </draw:custom-shape>
          <draw:custom-shape draw:name="Text Box 49" draw:style-name="gr5" draw:text-style-name="P2" draw:layer="layout" svg:width="1.745cm" svg:height="0.475cm" svg:x="5.345cm" svg:y="8.573cm">
            <text:p text:style-name="P7"><text:span text:style-name="T8">Start</text:span></text:p>
            <draw:enhanced-geometry svg:viewBox="0 0 21600 21600" draw:type="rectangle" draw:enhanced-path="M 0 0 L 21600 0 21600 21600 0 21600 0 0 Z N"/>
          </draw:custom-shape>
          <draw:custom-shape draw:name="Text Box 50" draw:style-name="gr5" draw:text-style-name="P2" draw:layer="layout" svg:width="1.745cm" svg:height="0.475cm" svg:x="6.932cm" svg:y="12.224cm">
            <text:p text:style-name="P7"><text:span text:style-name="T8">Enc_Right</text:span></text:p>
            <draw:enhanced-geometry svg:viewBox="0 0 21600 21600" draw:type="rectangle" draw:enhanced-path="M 0 0 L 21600 0 21600 21600 0 21600 0 0 Z N"/>
          </draw:custom-shape>
          <draw:custom-shape draw:name="Text Box 51" draw:style-name="gr5" draw:text-style-name="P2" draw:layer="layout" svg:width="1.745cm" svg:height="0.634cm" svg:x="2.487cm" svg:y="14.446cm">
            <text:p text:style-name="P7"><text:span text:style-name="T8">R_enable</text:span></text:p>
            <draw:enhanced-geometry svg:viewBox="0 0 21600 21600" draw:type="rectangle" draw:enhanced-path="M 0 0 L 21600 0 21600 21600 0 21600 0 0 Z N"/>
          </draw:custom-shape>
          <draw:custom-shape draw:name="Text Box 52" draw:style-name="gr5" draw:text-style-name="P2" draw:layer="layout" svg:width="1.745cm" svg:height="0.475cm" svg:x="6.138cm" svg:y="14.288cm">
            <text:p text:style-name="P7"><text:span text:style-name="T8">W_enable</text:span></text:p>
            <draw:enhanced-geometry svg:viewBox="0 0 21600 21600" draw:type="rectangle" draw:enhanced-path="M 0 0 L 21600 0 21600 21600 0 21600 0 0 Z N"/>
          </draw:custom-shape>
          <draw:custom-shape draw:name="Text Box 53" draw:style-name="gr5" draw:text-style-name="P2" draw:layer="layout" svg:width="1.745cm" svg:height="0.475cm" svg:x="8.202cm" svg:y="10.795cm">
            <text:p text:style-name="P7"><text:span text:style-name="T8">F_R</text:span></text:p>
            <draw:enhanced-geometry svg:viewBox="0 0 21600 21600" draw:type="rectangle" draw:enhanced-path="M 0 0 L 21600 0 21600 21600 0 21600 0 0 Z N"/>
          </draw:custom-shape>
          <draw:custom-shape draw:name="Text Box 54" draw:style-name="gr5" draw:text-style-name="P2" draw:layer="layout" svg:width="1.745cm" svg:height="0.475cm" svg:x="8.202cm" svg:y="13.018cm">
            <text:p text:style-name="P7"><text:span text:style-name="T8">F_L</text:span></text:p>
            <draw:enhanced-geometry svg:viewBox="0 0 21600 21600" draw:type="rectangle" draw:enhanced-path="M 0 0 L 21600 0 21600 21600 0 21600 0 0 Z N"/>
          </draw:custom-shape>
          <draw:custom-shape draw:name="Text Box 55" draw:style-name="gr5" draw:text-style-name="P2" draw:layer="layout" svg:width="1.745cm" svg:height="0.475cm" svg:x="12.806cm" svg:y="3.969cm">
            <text:p text:style-name="P7"><text:span text:style-name="T8">R_Key</text:span></text:p>
            <draw:enhanced-geometry svg:viewBox="0 0 21600 21600" draw:type="rectangle" draw:enhanced-path="M 0 0 L 21600 0 21600 21600 0 21600 0 0 Z N"/>
          </draw:custom-shape>
          <draw:custom-shape draw:name="Text Box 56" draw:style-name="gr5" draw:text-style-name="P2" draw:layer="layout" svg:width="2.063cm" svg:height="0.475cm" svg:x="8.678cm" svg:y="7.938cm">
            <text:p text:style-name="P7"><text:span text:style-name="T8">In_Select</text:span></text:p>
            <draw:enhanced-geometry svg:viewBox="0 0 21600 21600" draw:type="rectangle" draw:enhanced-path="M 0 0 L 21600 0 21600 21600 0 21600 0 0 Z N"/>
          </draw:custom-shape>
          <draw:custom-shape draw:name="Text Box 57" draw:style-name="gr5" draw:text-style-name="P2" draw:layer="layout" svg:width="0.952cm" svg:height="0.475cm" svg:x="20.108cm" svg:y="9.208cm">
            <text:p text:style-name="P7"><text:span text:style-name="T8">F_R</text:span></text:p>
            <draw:enhanced-geometry svg:viewBox="0 0 21600 21600" draw:type="rectangle" draw:enhanced-path="M 0 0 L 21600 0 21600 21600 0 21600 0 0 Z N"/>
          </draw:custom-shape>
          <draw:custom-shape draw:name="Text Box 58" draw:style-name="gr5" draw:text-style-name="P2" draw:layer="layout" svg:width="0.952cm" svg:height="0.475cm" svg:x="20.108cm" svg:y="11.43cm">
            <text:p text:style-name="P7"><text:span text:style-name="T8">F_L</text:span></text:p>
            <draw:enhanced-geometry svg:viewBox="0 0 21600 21600" draw:type="rectangle" draw:enhanced-path="M 0 0 L 21600 0 21600 21600 0 21600 0 0 Z N"/>
          </draw:custom-shape>
          <draw:custom-shape draw:name="Text Box 59" draw:style-name="gr5" draw:text-style-name="P2" draw:layer="layout" svg:width="0.952cm" svg:height="0.475cm" svg:x="20.902cm" svg:y="6.668cm">
            <text:p text:style-name="P7"><text:span text:style-name="T8">Data</text:span></text:p>
            <draw:enhanced-geometry svg:viewBox="0 0 21600 21600" draw:type="rectangle" draw:enhanced-path="M 0 0 L 21600 0 21600 21600 0 21600 0 0 Z N"/>
          </draw:custom-shape>
          <draw:custom-shape draw:name="Text Box 60" draw:style-name="gr5" draw:text-style-name="P2" draw:layer="layout" svg:width="6.508cm" svg:height="0.952cm" svg:x="8.678cm" svg:y="1.905cm">
            <text:p text:style-name="P9"><text:span text:style-name="T15">Encryption Block</text:span></text:p>
            <draw:enhanced-geometry svg:viewBox="0 0 21600 21600" draw:type="rectangle" draw:enhanced-path="M 0 0 L 21600 0 21600 21600 0 21600 0 0 Z N"/>
          </draw:custom-shape>
        </draw:g>
        <draw:custom-shape draw:name="TextBox 62" draw:style-name="gr1" draw:text-style-name="P2" draw:layer="layout" svg:width="15.662cm" svg:height="1.794cm" svg:x="8.255cm" svg:y="15.24cm">
          <text:p text:style-name="P1"><text:span text:style-name="T1">Encryption block, gets the data, 64 bits at a time, encrypts and stores in a fifo to be stored in memory.</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2" presentation:class="page"/>
          <draw:frame presentation:style-name="pr5" draw:layer="layout" svg:width="17.271cm" svg:height="12.573cm" svg:x="2.159cm" svg:y="13.271cm" presentation:class="notes" presentation:placeholder="true">
            <draw:text-box/>
          </draw:frame>
        </presentation:notes>
      </draw:page>
      <draw:page draw:name="page13" draw:style-name="dp1" draw:master-page-name="Default_20_1" presentation:presentation-page-layout-name="AL2T11">
        <draw:g draw:name="Group 2">
          <draw:custom-shape draw:name="Rectangle 3" draw:style-name="gr3" draw:text-style-name="P2" draw:layer="layout" svg:width="1.316cm" svg:height="2.403cm" svg:x="9.501cm" svg:y="6.547cm">
            <text:p text:style-name="P7"><text:span text:style-name="T8">Shift</text:span></text:p>
            <text:p text:style-name="P7"><text:span text:style-name="T8"/></text:p>
            <draw:enhanced-geometry svg:viewBox="0 0 21600 21600" draw:type="rectangle" draw:enhanced-path="M 0 0 L 21600 0 21600 21600 0 21600 0 0 Z N"/>
          </draw:custom-shape>
          <draw:custom-shape draw:name="Rectangle 4" draw:style-name="gr8" draw:text-style-name="P2" draw:layer="layout" svg:width="1.316cm" svg:height="2.403cm" svg:x="9.501cm" svg:y="11.354cm">
            <text:p/>
            <draw:enhanced-geometry svg:viewBox="0 0 21600 21600" draw:type="rectangle" draw:enhanced-path="M 0 0 L 21600 0 21600 21600 0 21600 0 0 Z N"/>
          </draw:custom-shape>
          <draw:custom-shape draw:name="Rectangle 5" draw:style-name="gr3" draw:text-style-name="P2" draw:layer="layout" svg:width="2.821cm" svg:height="6.944cm" svg:x="13.453cm" svg:y="6.547cm">
            <text:p text:style-name="P7"><text:span text:style-name="T8">PBOX1</text:span></text:p>
            <draw:enhanced-geometry svg:viewBox="0 0 21600 21600" draw:type="rectangle" draw:enhanced-path="M 0 0 L 21600 0 21600 21600 0 21600 0 0 Z N"/>
          </draw:custom-shape>
          <draw:custom-shape draw:name="Rectangle 6" draw:style-name="gr3" draw:text-style-name="P2" draw:layer="layout" svg:width="2.821cm" svg:height="6.944cm" svg:x="18.909cm" svg:y="6.547cm">
            <text:p text:style-name="P7"><text:span text:style-name="T8">PBOX2</text:span></text:p>
            <draw:enhanced-geometry svg:viewBox="0 0 21600 21600" draw:type="rectangle" draw:enhanced-path="M 0 0 L 21600 0 21600 21600 0 21600 0 0 Z N"/>
          </draw:custom-shape>
          <draw:line draw:name="Line 7" draw:style-name="gr4" draw:text-style-name="P8" draw:layer="layout" svg:x1="10.818cm" svg:y1="7.347cm" svg:x2="13.452cm" svg:y2="7.347cm">
            <text:p/>
          </draw:line>
          <draw:line draw:name="Line 8" draw:style-name="gr4" draw:text-style-name="P8" draw:layer="layout" svg:x1="10.818cm" svg:y1="12.155cm" svg:x2="13.452cm" svg:y2="12.155cm">
            <text:p/>
          </draw:line>
          <draw:line draw:name="Line 9" draw:style-name="gr4" draw:text-style-name="P8" draw:layer="layout" svg:x1="16.274cm" svg:y1="7.614cm" svg:x2="18.908cm" svg:y2="7.614cm">
            <text:p/>
          </draw:line>
          <draw:line draw:name="Line 10" draw:style-name="gr4" draw:text-style-name="P8" draw:layer="layout" svg:x1="16.274cm" svg:y1="10.553cm" svg:x2="18.908cm" svg:y2="10.553cm">
            <text:p/>
          </draw:line>
          <draw:line draw:name="Line 11" draw:style-name="gr4" draw:text-style-name="P8" draw:layer="layout" svg:x1="21.731cm" svg:y1="7.614cm" svg:x2="24.365cm" svg:y2="7.614cm">
            <text:p/>
          </draw:line>
          <draw:line draw:name="Line 12" draw:style-name="gr4" draw:text-style-name="P8" draw:layer="layout" svg:x1="21.731cm" svg:y1="10.553cm" svg:x2="24.365cm" svg:y2="10.553cm">
            <text:p/>
          </draw:line>
          <draw:line draw:name="Line 13" draw:style-name="gr4" draw:text-style-name="P8" draw:layer="layout" svg:x1="6.867cm" svg:y1="7.08cm" svg:x2="9.501cm" svg:y2="7.08cm">
            <text:p/>
          </draw:line>
          <draw:line draw:name="Line 14" draw:style-name="gr4" draw:text-style-name="P8" draw:layer="layout" svg:x1="6.867cm" svg:y1="8.416cm" svg:x2="9.501cm" svg:y2="8.416cm">
            <text:p/>
          </draw:line>
          <draw:line draw:name="Line 15" draw:style-name="gr4" draw:text-style-name="P8" draw:layer="layout" svg:x1="6.867cm" svg:y1="11.888cm" svg:x2="9.501cm" svg:y2="11.888cm">
            <text:p/>
          </draw:line>
          <draw:line draw:name="Line 16" draw:style-name="gr4" draw:text-style-name="P8" draw:layer="layout" svg:x1="6.867cm" svg:y1="13.224cm" svg:x2="9.501cm" svg:y2="13.224cm">
            <text:p/>
          </draw:line>
          <draw:custom-shape draw:name="Text Box 17" draw:style-name="gr5" draw:text-style-name="P2" draw:layer="layout" svg:width="2.069cm" svg:height="0.8cm" svg:x="6.679cm" svg:y="5.745cm">
            <text:p text:style-name="P7"><text:span text:style-name="T8">LH</text:span></text:p>
            <draw:enhanced-geometry svg:viewBox="0 0 21600 21600" draw:type="rectangle" draw:enhanced-path="M 0 0 L 21600 0 21600 21600 0 21600 0 0 Z N"/>
          </draw:custom-shape>
          <draw:custom-shape draw:name="Text Box 18" draw:style-name="gr5" draw:text-style-name="P2" draw:layer="layout" svg:width="2.069cm" svg:height="0.8cm" svg:x="6.679cm" svg:y="7.348cm">
            <text:p text:style-name="P7"><text:span text:style-name="T8">Rnd_#</text:span></text:p>
            <draw:enhanced-geometry svg:viewBox="0 0 21600 21600" draw:type="rectangle" draw:enhanced-path="M 0 0 L 21600 0 21600 21600 0 21600 0 0 Z N"/>
          </draw:custom-shape>
          <draw:custom-shape draw:name="Text Box 19" draw:style-name="gr5" draw:text-style-name="P2" draw:layer="layout" svg:width="2.069cm" svg:height="0.8cm" svg:x="6.679cm" svg:y="10.82cm">
            <text:p text:style-name="P7"><text:span text:style-name="T8">RH</text:span></text:p>
            <draw:enhanced-geometry svg:viewBox="0 0 21600 21600" draw:type="rectangle" draw:enhanced-path="M 0 0 L 21600 0 21600 21600 0 21600 0 0 Z N"/>
          </draw:custom-shape>
          <draw:custom-shape draw:name="Text Box 20" draw:style-name="gr5" draw:text-style-name="P2" draw:layer="layout" svg:width="2.069cm" svg:height="0.8cm" svg:x="6.679cm" svg:y="12.156cm">
            <text:p text:style-name="P7"><text:span text:style-name="T8">Rnd_#</text:span></text:p>
            <draw:enhanced-geometry svg:viewBox="0 0 21600 21600" draw:type="rectangle" draw:enhanced-path="M 0 0 L 21600 0 21600 21600 0 21600 0 0 Z N"/>
          </draw:custom-shape>
          <draw:custom-shape draw:name="Text Box 21" draw:style-name="gr5" draw:text-style-name="P2" draw:layer="layout" svg:width="2.069cm" svg:height="0.8cm" svg:x="11.007cm" svg:y="6.279cm">
            <text:p text:style-name="P7"><text:span text:style-name="T8">LH_S</text:span></text:p>
            <draw:enhanced-geometry svg:viewBox="0 0 21600 21600" draw:type="rectangle" draw:enhanced-path="M 0 0 L 21600 0 21600 21600 0 21600 0 0 Z N"/>
          </draw:custom-shape>
          <draw:custom-shape draw:name="Text Box 22" draw:style-name="gr5" draw:text-style-name="P2" draw:layer="layout" svg:width="2.069cm" svg:height="0.8cm" svg:x="11.007cm" svg:y="11.087cm">
            <text:p text:style-name="P7"><text:span text:style-name="T8">RH_S</text:span></text:p>
            <draw:enhanced-geometry svg:viewBox="0 0 21600 21600" draw:type="rectangle" draw:enhanced-path="M 0 0 L 21600 0 21600 21600 0 21600 0 0 Z N"/>
          </draw:custom-shape>
          <draw:custom-shape draw:name="Text Box 23" draw:style-name="gr5" draw:text-style-name="P2" draw:layer="layout" svg:width="2.069cm" svg:height="0.8cm" svg:x="16.463cm" svg:y="6.547cm">
            <text:p text:style-name="P7"><text:span text:style-name="T8">P1_LH</text:span></text:p>
            <draw:enhanced-geometry svg:viewBox="0 0 21600 21600" draw:type="rectangle" draw:enhanced-path="M 0 0 L 21600 0 21600 21600 0 21600 0 0 Z N"/>
          </draw:custom-shape>
          <draw:custom-shape draw:name="Text Box 24" draw:style-name="gr5" draw:text-style-name="P2" draw:layer="layout" svg:width="2.069cm" svg:height="0.8cm" svg:x="16.463cm" svg:y="9.485cm">
            <text:p text:style-name="P7"><text:span text:style-name="T8">P1_RH</text:span></text:p>
            <draw:enhanced-geometry svg:viewBox="0 0 21600 21600" draw:type="rectangle" draw:enhanced-path="M 0 0 L 21600 0 21600 21600 0 21600 0 0 Z N"/>
          </draw:custom-shape>
          <draw:custom-shape draw:name="Text Box 25" draw:style-name="gr5" draw:text-style-name="P2" draw:layer="layout" svg:width="2.069cm" svg:height="0.8cm" svg:x="21.919cm" svg:y="6.547cm">
            <text:p text:style-name="P7"><text:span text:style-name="T8">P2_LH</text:span></text:p>
            <draw:enhanced-geometry svg:viewBox="0 0 21600 21600" draw:type="rectangle" draw:enhanced-path="M 0 0 L 21600 0 21600 21600 0 21600 0 0 Z N"/>
          </draw:custom-shape>
          <draw:custom-shape draw:name="Text Box 26" draw:style-name="gr5" draw:text-style-name="P2" draw:layer="layout" svg:width="2.069cm" svg:height="0.8cm" svg:x="21.919cm" svg:y="9.485cm">
            <text:p text:style-name="P7"><text:span text:style-name="T8">P2_RH</text:span></text:p>
            <draw:enhanced-geometry svg:viewBox="0 0 21600 21600" draw:type="rectangle" draw:enhanced-path="M 0 0 L 21600 0 21600 21600 0 21600 0 0 Z N"/>
          </draw:custom-shape>
          <draw:custom-shape draw:name="AutoShape 27" draw:style-name="gr3" draw:text-style-name="P2" draw:layer="layout" svg:width="2.633cm" svg:height="1.067cm" draw:transform="rotate (1.5707963267946) translate (5.581cm 10cm)">
            <text:p text:style-name="P7"><text:span text:style-name="T8">1 <text:s text:c="12"/>0</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name="AutoShape 28" draw:style-name="gr3" draw:text-style-name="P2" draw:layer="layout" svg:width="2.633cm" svg:height="1.067cm" draw:transform="rotate (1.5707963267946) translate (5.581cm 14.007cm)">
            <text:p text:style-name="P7"><text:span text:style-name="T8">1 <text:s text:c="13"/>0</text:span></text:p>
            <draw:enhanced-geometry svg:viewBox="0 0 21600 21600" draw:glue-points="10800 0 2160 10800 10800 21600 19440 10800" draw:text-areas="4350 0 17250 21600" draw:type="flowchart-manual-operation" draw:enhanced-path="M 0 0 L 21600 0 17250 21600 4350 21600 0 0 Z N"/>
          </draw:custom-shape>
          <draw:line draw:name="Line 29" draw:style-name="gr4" draw:text-style-name="P8" draw:layer="layout" svg:x1="0.846cm" svg:y1="8.149cm" svg:x2="5.738cm" svg:y2="8.149cm">
            <text:p/>
          </draw:line>
          <draw:line draw:name="Line 30" draw:style-name="gr4" draw:text-style-name="P8" draw:layer="layout" svg:x1="0.846cm" svg:y1="11.888cm" svg:x2="5.738cm" svg:y2="11.888cm">
            <text:p/>
          </draw:line>
          <draw:line draw:name="Line 31" draw:style-name="gr4" draw:text-style-name="P8" draw:layer="layout" svg:x1="3.104cm" svg:y1="9.356cm" svg:x2="5.738cm" svg:y2="9.356cm">
            <text:p/>
          </draw:line>
          <draw:line draw:name="Line 32" draw:style-name="gr4" draw:text-style-name="P8" draw:layer="layout" svg:x1="3.104cm" svg:y1="13.224cm" svg:x2="5.738cm" svg:y2="13.224cm">
            <text:p/>
          </draw:line>
          <draw:custom-shape draw:name="Text Box 33" draw:style-name="gr5" draw:text-style-name="P2" draw:layer="layout" svg:width="2.069cm" svg:height="0.8cm" svg:x="1.411cm" svg:y="7.081cm">
            <text:p text:style-name="P7"><text:span text:style-name="T8">Enc_Left</text:span></text:p>
            <draw:enhanced-geometry svg:viewBox="0 0 21600 21600" draw:type="rectangle" draw:enhanced-path="M 0 0 L 21600 0 21600 21600 0 21600 0 0 Z N"/>
          </draw:custom-shape>
          <draw:custom-shape draw:name="Text Box 34" draw:style-name="gr5" draw:text-style-name="P2" draw:layer="layout" svg:width="2.069cm" svg:height="0.8cm" svg:x="1.223cm" svg:y="10.82cm">
            <text:p text:style-name="P7"><text:span text:style-name="T8">Enc_Right</text:span></text:p>
            <draw:enhanced-geometry svg:viewBox="0 0 21600 21600" draw:type="rectangle" draw:enhanced-path="M 0 0 L 21600 0 21600 21600 0 21600 0 0 Z N"/>
          </draw:custom-shape>
          <draw:custom-shape draw:name="Text Box 35" draw:style-name="gr5" draw:text-style-name="P2" draw:layer="layout" svg:width="2.069cm" svg:height="0.8cm" svg:x="2.728cm" svg:y="8.416cm">
            <text:p text:style-name="P7"><text:span text:style-name="T8">F_R</text:span></text:p>
            <draw:enhanced-geometry svg:viewBox="0 0 21600 21600" draw:type="rectangle" draw:enhanced-path="M 0 0 L 21600 0 21600 21600 0 21600 0 0 Z N"/>
          </draw:custom-shape>
          <draw:custom-shape draw:name="Text Box 36" draw:style-name="gr5" draw:text-style-name="P2" draw:layer="layout" svg:width="2.069cm" svg:height="0.8cm" svg:x="2.728cm" svg:y="12.156cm">
            <text:p text:style-name="P7"><text:span text:style-name="T8">F_L</text:span></text:p>
            <draw:enhanced-geometry svg:viewBox="0 0 21600 21600" draw:type="rectangle" draw:enhanced-path="M 0 0 L 21600 0 21600 21600 0 21600 0 0 Z N"/>
          </draw:custom-shape>
          <draw:custom-shape draw:name="Text Box 37" draw:style-name="gr5" draw:text-style-name="P2" draw:layer="layout" svg:width="6.96cm" svg:height="1.602cm" svg:x="9.125cm" svg:y="2.54cm">
            <text:p text:style-name="P7"><text:span text:style-name="T15">Round Key Gen</text:span></text:p>
            <draw:enhanced-geometry svg:viewBox="0 0 21600 21600" draw:type="rectangle" draw:enhanced-path="M 0 0 L 21600 0 21600 21600 0 21600 0 0 Z N"/>
          </draw:custom-shape>
          <draw:g draw:name="Group 38">
            <draw:line draw:name="Line 39" draw:style-name="gr6" draw:text-style-name="P8" draw:layer="layout" svg:x1="8.748cm" svg:y1="6.279cm" svg:x2="9.219cm" svg:y2="7.882cm">
              <text:p/>
            </draw:line>
            <draw:custom-shape draw:name="Text Box 40" draw:style-name="gr5" draw:text-style-name="P2" draw:layer="layout" svg:width="0.783cm" svg:height="1.067cm" svg:x="8.906cm" svg:y="6.012cm">
              <text:p text:style-name="P7"><text:span text:style-name="T8">32</text:span></text:p>
              <draw:enhanced-geometry svg:viewBox="0 0 21600 21600" draw:type="rectangle" draw:enhanced-path="M 0 0 L 21600 0 21600 21600 0 21600 0 0 Z N"/>
            </draw:custom-shape>
          </draw:g>
          <draw:g draw:name="Group 41">
            <draw:line draw:name="Line 42" draw:style-name="gr6" draw:text-style-name="P8" draw:layer="layout" svg:x1="12.888cm" svg:y1="6.546cm" svg:x2="13.358cm" svg:y2="8.149cm">
              <text:p/>
            </draw:line>
            <draw:custom-shape draw:name="Text Box 43" draw:style-name="gr5" draw:text-style-name="P2" draw:layer="layout" svg:width="0.783cm" svg:height="1.067cm" svg:x="13.045cm" svg:y="6.279cm">
              <text:p text:style-name="P7"><text:span text:style-name="T8">32</text:span></text:p>
              <draw:enhanced-geometry svg:viewBox="0 0 21600 21600" draw:type="rectangle" draw:enhanced-path="M 0 0 L 21600 0 21600 21600 0 21600 0 0 Z N"/>
            </draw:custom-shape>
          </draw:g>
          <draw:g draw:name="Group 44">
            <draw:line draw:name="Line 45" draw:style-name="gr6" draw:text-style-name="P8" draw:layer="layout" svg:x1="8.748cm" svg:y1="10.82cm" svg:x2="9.219cm" svg:y2="12.422cm">
              <text:p/>
            </draw:line>
            <draw:custom-shape draw:name="Text Box 46" draw:style-name="gr5" draw:text-style-name="P2" draw:layer="layout" svg:width="0.783cm" svg:height="1.067cm" svg:x="8.906cm" svg:y="10.553cm">
              <text:p text:style-name="P7"><text:span text:style-name="T8">32</text:span></text:p>
              <draw:enhanced-geometry svg:viewBox="0 0 21600 21600" draw:type="rectangle" draw:enhanced-path="M 0 0 L 21600 0 21600 21600 0 21600 0 0 Z N"/>
            </draw:custom-shape>
          </draw:g>
          <draw:g draw:name="Group 47">
            <draw:line draw:name="Line 48" draw:style-name="gr6" draw:text-style-name="P8" draw:layer="layout" svg:x1="12.7cm" svg:y1="11.087cm" svg:x2="13.17cm" svg:y2="12.689cm">
              <text:p/>
            </draw:line>
            <draw:custom-shape draw:name="Text Box 49" draw:style-name="gr5" draw:text-style-name="P2" draw:layer="layout" svg:width="0.783cm" svg:height="1.067cm" svg:x="12.857cm" svg:y="10.82cm">
              <text:p text:style-name="P7"><text:span text:style-name="T8">32</text:span></text:p>
              <draw:enhanced-geometry svg:viewBox="0 0 21600 21600" draw:type="rectangle" draw:enhanced-path="M 0 0 L 21600 0 21600 21600 0 21600 0 0 Z N"/>
            </draw:custom-shape>
          </draw:g>
          <draw:g draw:name="Group 50">
            <draw:line draw:name="Line 51" draw:style-name="gr6" draw:text-style-name="P8" draw:layer="layout" svg:x1="17.968cm" svg:y1="6.813cm" svg:x2="18.438cm" svg:y2="8.416cm">
              <text:p/>
            </draw:line>
            <draw:custom-shape draw:name="Text Box 52" draw:style-name="gr5" draw:text-style-name="P2" draw:layer="layout" svg:width="0.783cm" svg:height="1.067cm" svg:x="18.125cm" svg:y="6.547cm">
              <text:p text:style-name="P7"><text:span text:style-name="T8">32</text:span></text:p>
              <draw:enhanced-geometry svg:viewBox="0 0 21600 21600" draw:type="rectangle" draw:enhanced-path="M 0 0 L 21600 0 21600 21600 0 21600 0 0 Z N"/>
            </draw:custom-shape>
          </draw:g>
          <draw:g draw:name="Group 53">
            <draw:line draw:name="Line 54" draw:style-name="gr6" draw:text-style-name="P8" draw:layer="layout" svg:x1="17.968cm" svg:y1="9.484cm" svg:x2="18.438cm" svg:y2="11.087cm">
              <text:p/>
            </draw:line>
            <draw:custom-shape draw:name="Text Box 55" draw:style-name="gr5" draw:text-style-name="P2" draw:layer="layout" svg:width="0.783cm" svg:height="1.067cm" svg:x="18.125cm" svg:y="9.218cm">
              <text:p text:style-name="P7"><text:span text:style-name="T8">32</text:span></text:p>
              <draw:enhanced-geometry svg:viewBox="0 0 21600 21600" draw:type="rectangle" draw:enhanced-path="M 0 0 L 21600 0 21600 21600 0 21600 0 0 Z N"/>
            </draw:custom-shape>
          </draw:g>
          <draw:g draw:name="Group 56">
            <draw:line draw:name="Line 57" draw:style-name="gr6" draw:text-style-name="P8" draw:layer="layout" svg:x1="23.612cm" svg:y1="6.813cm" svg:x2="24.082cm" svg:y2="8.416cm">
              <text:p/>
            </draw:line>
            <draw:custom-shape draw:name="Text Box 58" draw:style-name="gr5" draw:text-style-name="P2" draw:layer="layout" svg:width="0.783cm" svg:height="1.067cm" svg:x="23.769cm" svg:y="6.547cm">
              <text:p text:style-name="P7"><text:span text:style-name="T8">32</text:span></text:p>
              <draw:enhanced-geometry svg:viewBox="0 0 21600 21600" draw:type="rectangle" draw:enhanced-path="M 0 0 L 21600 0 21600 21600 0 21600 0 0 Z N"/>
            </draw:custom-shape>
          </draw:g>
          <draw:g draw:name="Group 59">
            <draw:line draw:name="Line 60" draw:style-name="gr6" draw:text-style-name="P8" draw:layer="layout" svg:x1="23.612cm" svg:y1="9.751cm" svg:x2="24.082cm" svg:y2="11.354cm">
              <text:p/>
            </draw:line>
            <draw:custom-shape draw:name="Text Box 61" draw:style-name="gr5" draw:text-style-name="P2" draw:layer="layout" svg:width="0.783cm" svg:height="1.067cm" svg:x="23.769cm" svg:y="9.485cm">
              <text:p text:style-name="P7"><text:span text:style-name="T8">32</text:span></text:p>
              <draw:enhanced-geometry svg:viewBox="0 0 21600 21600" draw:type="rectangle" draw:enhanced-path="M 0 0 L 21600 0 21600 21600 0 21600 0 0 Z N"/>
            </draw:custom-shape>
          </draw:g>
          <draw:g draw:name="Group 62">
            <draw:line draw:name="Line 63" draw:style-name="gr6" draw:text-style-name="P8" draw:layer="layout" svg:x1="4.609cm" svg:y1="7.347cm" svg:x2="5.079cm" svg:y2="8.95cm">
              <text:p/>
            </draw:line>
            <draw:custom-shape draw:name="Text Box 64" draw:style-name="gr5" draw:text-style-name="P2" draw:layer="layout" svg:width="0.783cm" svg:height="1.067cm" svg:x="4.766cm" svg:y="7.081cm">
              <text:p text:style-name="P7"><text:span text:style-name="T8">32</text:span></text:p>
              <draw:enhanced-geometry svg:viewBox="0 0 21600 21600" draw:type="rectangle" draw:enhanced-path="M 0 0 L 21600 0 21600 21600 0 21600 0 0 Z N"/>
            </draw:custom-shape>
          </draw:g>
          <draw:g draw:name="Group 65">
            <draw:line draw:name="Line 66" draw:style-name="gr6" draw:text-style-name="P8" draw:layer="layout" svg:x1="4.609cm" svg:y1="10.82cm" svg:x2="5.079cm" svg:y2="12.422cm">
              <text:p/>
            </draw:line>
            <draw:custom-shape draw:name="Text Box 67" draw:style-name="gr5" draw:text-style-name="P2" draw:layer="layout" svg:width="0.783cm" svg:height="1.067cm" svg:x="4.766cm" svg:y="10.553cm">
              <text:p text:style-name="P7"><text:span text:style-name="T8">32</text:span></text:p>
              <draw:enhanced-geometry svg:viewBox="0 0 21600 21600" draw:type="rectangle" draw:enhanced-path="M 0 0 L 21600 0 21600 21600 0 21600 0 0 Z N"/>
            </draw:custom-shape>
          </draw:g>
        </draw:g>
        <draw:custom-shape draw:name="TextBox 69" draw:style-name="gr1" draw:text-style-name="P2" draw:layer="layout" svg:width="19.472cm" svg:height="1.794cm" svg:x="2.752cm" svg:y="14.605cm">
          <text:p text:style-name="P1"><text:span text:style-name="T1">Generates the Round Key, by using the key in halves, shifting them determined by the round counter, and Permuted twice.</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3" presentation:class="page"/>
          <draw:frame presentation:style-name="pr5" draw:layer="layout" svg:width="17.271cm" svg:height="12.573cm" svg:x="2.159cm" svg:y="13.271cm" presentation:class="notes" presentation:placeholder="true">
            <draw:text-box/>
          </draw:frame>
        </presentation:notes>
      </draw:page>
      <draw:page draw:name="page14" draw:style-name="dp1" draw:master-page-name="Default_20_1" presentation:presentation-page-layout-name="AL2T11">
        <draw:g draw:name="Group 2">
          <draw:custom-shape draw:name="Rectangle 3" draw:style-name="gr3" draw:text-style-name="P2" draw:layer="layout" svg:width="2.902cm" svg:height="2.515cm" svg:x="2.933cm" svg:y="4.687cm">
            <text:p text:style-name="P7"><text:span text:style-name="T8">EXP_PERM</text:span></text:p>
            <draw:enhanced-geometry svg:viewBox="0 0 21600 21600" draw:type="rectangle" draw:enhanced-path="M 0 0 L 21600 0 21600 21600 0 21600 0 0 Z N"/>
          </draw:custom-shape>
          <draw:custom-shape draw:name="Rectangle 4" draw:style-name="gr3" draw:text-style-name="P2" draw:layer="layout" svg:width="2.902cm" svg:height="2.321cm" svg:x="13.577cm" svg:y="4.88cm">
            <text:p text:style-name="P7"><text:span text:style-name="T8">SBOX</text:span></text:p>
            <draw:enhanced-geometry svg:viewBox="0 0 21600 21600" draw:type="rectangle" draw:enhanced-path="M 0 0 L 21600 0 21600 21600 0 21600 0 0 Z N"/>
          </draw:custom-shape>
          <draw:line draw:name="Line 5" draw:style-name="gr4" draw:text-style-name="P8" draw:layer="layout" svg:x1="0.223cm" svg:y1="5.461cm" svg:x2="2.933cm" svg:y2="5.461cm">
            <text:p/>
          </draw:line>
          <draw:line draw:name="Line 6" draw:style-name="gr4" draw:text-style-name="P8" draw:layer="layout" svg:x1="5.835cm" svg:y1="5.654cm" svg:x2="8.545cm" svg:y2="5.654cm">
            <text:p/>
          </draw:line>
          <draw:line draw:name="Line 7" draw:style-name="gr4" draw:text-style-name="P8" draw:layer="layout" svg:x1="16.479cm" svg:y1="5.654cm" svg:x2="19.189cm" svg:y2="5.654cm">
            <text:p/>
          </draw:line>
          <draw:custom-shape draw:name="Text Box 8" draw:style-name="gr5" draw:text-style-name="P2" draw:layer="layout" svg:width="2.128cm" svg:height="0.58cm" svg:x="0.417cm" svg:y="4.687cm">
            <text:p text:style-name="P7"><text:span text:style-name="T8">HDATA</text:span></text:p>
            <draw:enhanced-geometry svg:viewBox="0 0 21600 21600" draw:type="rectangle" draw:enhanced-path="M 0 0 L 21600 0 21600 21600 0 21600 0 0 Z N"/>
          </draw:custom-shape>
          <draw:custom-shape draw:name="Text Box 9" draw:style-name="gr5" draw:text-style-name="P2" draw:layer="layout" svg:width="2.515cm" svg:height="0.58cm" svg:x="6.029cm" svg:y="4.88cm">
            <text:p text:style-name="P7"><text:span text:style-name="T8">EXP_DATA</text:span></text:p>
            <draw:enhanced-geometry svg:viewBox="0 0 21600 21600" draw:type="rectangle" draw:enhanced-path="M 0 0 L 21600 0 21600 21600 0 21600 0 0 Z N"/>
          </draw:custom-shape>
          <draw:custom-shape draw:name="Text Box 10" draw:style-name="gr5" draw:text-style-name="P2" draw:layer="layout" svg:width="2.128cm" svg:height="0.58cm" svg:x="16.673cm" svg:y="4.88cm">
            <text:p text:style-name="P7"><text:span text:style-name="T8">SDATA</text:span></text:p>
            <draw:enhanced-geometry svg:viewBox="0 0 21600 21600" draw:type="rectangle" draw:enhanced-path="M 0 0 L 21600 0 21600 21600 0 21600 0 0 Z N"/>
          </draw:custom-shape>
          <draw:custom-shape draw:name="Oval 11" draw:style-name="gr9" draw:text-style-name="P2" draw:layer="layout" svg:width="1.354cm" svg:height="1.16cm" svg:x="8.739cm" svg:y="5.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 draw:style-name="gr6" draw:text-style-name="P8" draw:layer="layout" svg:x1="8.932cm" svg:y1="5.073cm" svg:x2="9.899cm" svg:y2="6.041cm">
            <text:p/>
          </draw:line>
          <draw:line draw:name="Line 13" draw:style-name="gr6" draw:text-style-name="P8" draw:layer="layout" svg:x1="9.841cm" svg:y1="5.166cm" svg:x2="8.873cm" svg:y2="5.94cm">
            <text:p/>
          </draw:line>
          <draw:line draw:name="Line 14" draw:style-name="gr4" draw:text-style-name="P8" draw:layer="layout" svg:x1="10.093cm" svg:y1="5.654cm" svg:x2="13.576cm" svg:y2="5.654cm">
            <text:p/>
          </draw:line>
          <draw:custom-shape draw:name="Text Box 15" draw:style-name="gr5" draw:text-style-name="P2" draw:layer="layout" svg:width="2.515cm" svg:height="0.58cm" svg:x="10.287cm" svg:y="4.88cm">
            <text:p text:style-name="P7"><text:span text:style-name="T8">XORDATA</text:span></text:p>
            <draw:enhanced-geometry svg:viewBox="0 0 21600 21600" draw:type="rectangle" draw:enhanced-path="M 0 0 L 21600 0 21600 21600 0 21600 0 0 Z N"/>
          </draw:custom-shape>
          <draw:line draw:name="Line 16" draw:style-name="gr4" draw:text-style-name="P8" draw:layer="layout" svg:x1="9.512cm" svg:y1="9.524cm" svg:x2="9.512cm" svg:y2="6.235cm">
            <text:p/>
          </draw:line>
          <draw:custom-shape draw:name="Text Box 17" draw:style-name="gr5" draw:text-style-name="P2" draw:layer="layout" svg:width="2.128cm" svg:height="0.58cm" svg:x="9.513cm" svg:y="8.364cm">
            <text:p text:style-name="P7"><text:span text:style-name="T8">RKEY</text:span></text:p>
            <draw:enhanced-geometry svg:viewBox="0 0 21600 21600" draw:type="rectangle" draw:enhanced-path="M 0 0 L 21600 0 21600 21600 0 21600 0 0 Z N"/>
          </draw:custom-shape>
          <draw:g draw:name="Group 18">
            <draw:custom-shape draw:name="Rectangle 19" draw:style-name="gr3" draw:text-style-name="P2" draw:layer="layout" svg:width="2.902cm" svg:height="2.321cm" svg:x="19.189cm" svg:y="4.88cm">
              <text:p text:style-name="P7"><text:span text:style-name="T8">PBOX</text:span></text:p>
              <draw:enhanced-geometry svg:viewBox="0 0 21600 21600" draw:type="rectangle" draw:enhanced-path="M 0 0 L 21600 0 21600 21600 0 21600 0 0 Z N"/>
            </draw:custom-shape>
            <draw:line draw:name="Line 20" draw:style-name="gr4" draw:text-style-name="P8" draw:layer="layout" svg:x1="22.091cm" svg:y1="5.654cm" svg:x2="24.801cm" svg:y2="5.654cm">
              <text:p/>
            </draw:line>
            <draw:custom-shape draw:name="Text Box 21" draw:style-name="gr5" draw:text-style-name="P2" draw:layer="layout" svg:width="2.128cm" svg:height="0.58cm" svg:x="22.285cm" svg:y="4.88cm">
              <text:p text:style-name="P7"><text:span text:style-name="T8">PDATA</text:span></text:p>
              <draw:enhanced-geometry svg:viewBox="0 0 21600 21600" draw:type="rectangle" draw:enhanced-path="M 0 0 L 21600 0 21600 21600 0 21600 0 0 Z N"/>
            </draw:custom-shape>
          </draw:g>
          <draw:g draw:name="Group 22">
            <draw:line draw:name="Line 23" draw:style-name="gr6" draw:text-style-name="P8" draw:layer="layout" svg:x1="2.158cm" svg:y1="4.88cm" svg:x2="2.642cm" svg:y2="6.041cm">
              <text:p/>
            </draw:line>
            <draw:custom-shape draw:name="Text Box 24" draw:style-name="gr5" draw:text-style-name="P2" draw:layer="layout" svg:width="0.805cm" svg:height="0.773cm" svg:x="2.32cm" svg:y="4.687cm">
              <text:p text:style-name="P7"><text:span text:style-name="T8">32</text:span></text:p>
              <draw:enhanced-geometry svg:viewBox="0 0 21600 21600" draw:type="rectangle" draw:enhanced-path="M 0 0 L 21600 0 21600 21600 0 21600 0 0 Z N"/>
            </draw:custom-shape>
          </draw:g>
          <draw:g draw:name="Group 25">
            <draw:line draw:name="Line 26" draw:style-name="gr6" draw:text-style-name="P8" draw:layer="layout" svg:x1="12.802cm" svg:y1="4.88cm" svg:x2="13.286cm" svg:y2="6.041cm">
              <text:p/>
            </draw:line>
            <draw:custom-shape draw:name="Text Box 27" draw:style-name="gr5" draw:text-style-name="P2" draw:layer="layout" svg:width="0.805cm" svg:height="0.773cm" svg:x="12.964cm" svg:y="4.687cm">
              <text:p text:style-name="P7"><text:span text:style-name="T8">32</text:span></text:p>
              <draw:enhanced-geometry svg:viewBox="0 0 21600 21600" draw:type="rectangle" draw:enhanced-path="M 0 0 L 21600 0 21600 21600 0 21600 0 0 Z N"/>
            </draw:custom-shape>
          </draw:g>
          <draw:g draw:name="Group 28">
            <draw:line draw:name="Line 29" draw:style-name="gr6" draw:text-style-name="P8" draw:layer="layout" svg:x1="18.608cm" svg:y1="5.267cm" svg:x2="19.092cm" svg:y2="6.428cm">
              <text:p/>
            </draw:line>
            <draw:custom-shape draw:name="Text Box 30" draw:style-name="gr5" draw:text-style-name="P2" draw:layer="layout" svg:width="0.805cm" svg:height="0.773cm" svg:x="18.77cm" svg:y="5.074cm">
              <text:p text:style-name="P7"><text:span text:style-name="T8">32</text:span></text:p>
              <draw:enhanced-geometry svg:viewBox="0 0 21600 21600" draw:type="rectangle" draw:enhanced-path="M 0 0 L 21600 0 21600 21600 0 21600 0 0 Z N"/>
            </draw:custom-shape>
          </draw:g>
          <draw:g draw:name="Group 31">
            <draw:line draw:name="Line 32" draw:style-name="gr6" draw:text-style-name="P8" draw:layer="layout" svg:x1="24.22cm" svg:y1="5.073cm" svg:x2="24.704cm" svg:y2="6.235cm">
              <text:p/>
            </draw:line>
            <draw:custom-shape draw:name="Text Box 33" draw:style-name="gr5" draw:text-style-name="P2" draw:layer="layout" svg:width="0.805cm" svg:height="0.773cm" svg:x="24.382cm" svg:y="4.88cm">
              <text:p text:style-name="P7"><text:span text:style-name="T8">32</text:span></text:p>
              <draw:enhanced-geometry svg:viewBox="0 0 21600 21600" draw:type="rectangle" draw:enhanced-path="M 0 0 L 21600 0 21600 21600 0 21600 0 0 Z N"/>
            </draw:custom-shape>
          </draw:g>
          <draw:custom-shape draw:name="Text Box 34" draw:style-name="gr5" draw:text-style-name="P2" draw:layer="layout" svg:width="7.74cm" svg:height="1.547cm" svg:x="7.771cm" svg:y="2.752cm">
            <text:p text:style-name="P7"><text:span text:style-name="T15">Fiestel Function</text:span></text:p>
            <draw:enhanced-geometry svg:viewBox="0 0 21600 21600" draw:type="rectangle" draw:enhanced-path="M 0 0 L 21600 0 21600 21600 0 21600 0 0 Z N"/>
          </draw:custom-shape>
        </draw:g>
        <draw:custom-shape draw:name="TextBox 36" draw:style-name="gr1" draw:text-style-name="P2" draw:layer="layout" svg:width="16.086cm" svg:height="2.564cm" svg:x="4.233cm" svg:y="10.583cm">
          <text:p text:style-name="P1"><text:span text:style-name="T1">Basic functions outline in the Fiestel Function, Expansion permutation, Xor with Round Key, Substitution Box, and Permutation Box. </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4" presentation:class="page"/>
          <draw:frame presentation:style-name="pr5" draw:layer="layout" svg:width="17.271cm" svg:height="12.573cm" svg:x="2.159cm" svg:y="13.271cm" presentation:class="notes" presentation:placeholder="true">
            <draw:text-box/>
          </draw:frame>
        </presentation:notes>
      </draw:page>
      <draw:page draw:name="page15" draw:style-name="dp1" draw:master-page-name="Default_20_1" presentation:presentation-page-layout-name="AL2T11">
        <draw:g draw:name="Group 2">
          <draw:custom-shape draw:name="AutoShape 3" draw:style-name="gr8" draw:text-style-name="P2" draw:layer="layout" svg:width="2.441cm" svg:height="1.709cm" draw:transform="rotate (3.1415926535892) translate (6.187cm 6.855cm)">
            <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name="AutoShape 4" draw:style-name="gr3" draw:text-style-name="P2" draw:layer="layout" svg:width="3.418cm" svg:height="0.976cm" draw:transform="rotate (1.5707963267946) translate (6.92cm 11.739cm)">
            <text:p text:style-name="P7"><text:span text:style-name="T8">0 <text:s text:c="7"/>1</text:span></text:p>
            <draw:enhanced-geometry svg:viewBox="0 0 21600 21600" draw:glue-points="10800 0 2160 10800 10800 21600 19440 10800" draw:text-areas="4350 0 17250 21600" draw:type="flowchart-manual-operation" draw:enhanced-path="M 0 0 L 21600 0 17250 21600 4350 21600 0 0 Z N"/>
          </draw:custom-shape>
          <draw:line draw:name="Line 5" draw:style-name="gr6" draw:text-style-name="P8" draw:layer="layout" svg:x1="6.187cm" svg:y1="5.877cm" svg:x2="7.652cm" svg:y2="5.877cm">
            <text:p/>
          </draw:line>
          <draw:line draw:name="Line 6" draw:style-name="gr4" draw:text-style-name="P8" draw:layer="layout" svg:x1="7.652cm" svg:y1="5.877cm" svg:x2="7.652cm" svg:y2="8.808cm">
            <text:p/>
          </draw:line>
          <draw:line draw:name="Line 7" draw:style-name="gr4" draw:text-style-name="P8" draw:layer="layout" svg:x1="4.477cm" svg:y1="9.541cm" svg:x2="6.919cm" svg:y2="9.541cm">
            <text:p/>
          </draw:line>
          <draw:line draw:name="Line 8" draw:style-name="gr4" draw:text-style-name="P8" draw:layer="layout" svg:x1="4.477cm" svg:y1="10.762cm" svg:x2="6.919cm" svg:y2="10.762cm">
            <text:p/>
          </draw:line>
          <draw:line draw:name="Line 9" draw:style-name="gr6" draw:text-style-name="P8" draw:layer="layout" svg:x1="7.896cm" svg:y1="10.029cm" svg:x2="9.606cm" svg:y2="10.029cm">
            <text:p/>
          </draw:line>
          <draw:line draw:name="Line 10" draw:style-name="gr4" draw:text-style-name="P8" draw:layer="layout" svg:x1="9.606cm" svg:y1="10.029cm" svg:x2="9.606cm" svg:y2="8.808cm">
            <text:p/>
          </draw:line>
          <draw:custom-shape draw:name="Rectangle 11" draw:style-name="gr3" draw:text-style-name="P2" draw:layer="layout" svg:width="2.127cm" svg:height="2.93cm" svg:x="8.874cm" svg:y="5.878cm">
            <text:p text:style-name="P7"><text:span text:style-name="T8"><text:s/></text:span><text:span text:style-name="T8">State Register</text:span></text:p>
            <draw:enhanced-geometry svg:viewBox="0 0 21600 21600" draw:type="rectangle" draw:enhanced-path="M 0 0 L 21600 0 21600 21600 0 21600 0 0 Z N"/>
          </draw:custom-shape>
          <draw:custom-shape draw:name="Rectangle 12" draw:style-name="gr3" draw:text-style-name="P2" draw:layer="layout" svg:width="2.127cm" svg:height="2.93cm" svg:x="15.321cm" svg:y="6.041cm">
            <text:p text:style-name="P7"><text:span text:style-name="T8">If X&lt; 8 then X+1 else 0</text:span></text:p>
            <draw:enhanced-geometry svg:viewBox="0 0 21600 21600" draw:type="rectangle" draw:enhanced-path="M 0 0 L 21600 0 21600 21600 0 21600 0 0 Z N"/>
          </draw:custom-shape>
          <draw:line draw:name="Line 13" draw:style-name="gr4" draw:text-style-name="P8" draw:layer="layout" svg:x1="10.914cm" svg:y1="7.18cm" svg:x2="15.321cm" svg:y2="7.18cm">
            <text:p/>
          </draw:line>
          <draw:line draw:name="Line 14" draw:style-name="gr6" draw:text-style-name="P8" draw:layer="layout" svg:x1="18.664cm" svg:y1="7.343cm" svg:x2="18.664cm" svg:y2="5.389cm">
            <text:p/>
          </draw:line>
          <draw:line draw:name="Line 15" draw:style-name="gr6" draw:text-style-name="P8" draw:layer="layout" svg:x1="18.664cm" svg:y1="5.389cm" svg:x2="9.85cm" svg:y2="5.389cm">
            <text:p/>
          </draw:line>
          <draw:line draw:name="Line 16" draw:style-name="gr4" draw:text-style-name="P8" draw:layer="layout" svg:x1="9.85cm" svg:y1="5.389cm" svg:x2="9.85cm" svg:y2="5.877cm">
            <text:p/>
          </draw:line>
          <draw:line draw:name="Line 17" draw:style-name="gr6" draw:text-style-name="P8" draw:layer="layout" svg:x1="17.421cm" svg:y1="7.343cm" svg:x2="18.637cm" svg:y2="7.343cm">
            <text:p/>
          </draw:line>
          <draw:line draw:name="Line 18" draw:style-name="gr4" draw:text-style-name="P8" draw:layer="layout" svg:x1="9.117cm" svg:y1="4.168cm" svg:x2="9.117cm" svg:y2="5.877cm">
            <text:p/>
          </draw:line>
          <draw:line draw:name="Line 19" draw:style-name="gr6" draw:text-style-name="P8" draw:layer="layout" svg:x1="9.117cm" svg:y1="10.029cm" svg:x2="9.117cm" svg:y2="12.472cm">
            <text:p/>
          </draw:line>
          <draw:line draw:name="Line 20" draw:style-name="gr4" draw:text-style-name="P8" draw:layer="layout" svg:x1="9.117cm" svg:y1="12.472cm" svg:x2="2.523cm" svg:y2="12.472cm">
            <text:p/>
          </draw:line>
          <draw:line draw:name="Line 21" draw:style-name="gr4" draw:text-style-name="P8" draw:layer="layout" svg:x1="12.781cm" svg:y1="7.098cm" svg:x2="12.781cm" svg:y2="11.739cm">
            <text:p/>
          </draw:line>
          <draw:custom-shape draw:name="Rectangle 22" draw:style-name="gr3" draw:text-style-name="P2" draw:layer="layout" svg:width="5.372cm" svg:height="2.197cm" svg:x="11.804cm" svg:y="11.739cm">
            <text:p text:style-name="P7"><text:span text:style-name="T8">Compile Block</text:span></text:p>
            <draw:enhanced-geometry svg:viewBox="0 0 21600 21600" draw:type="rectangle" draw:enhanced-path="M 0 0 L 21600 0 21600 21600 0 21600 0 0 Z N"/>
          </draw:custom-shape>
          <draw:line draw:name="Line 23" draw:style-name="gr4" draw:text-style-name="P8" draw:layer="layout" svg:x1="3.012cm" svg:y1="13.448cm" svg:x2="11.804cm" svg:y2="13.448cm">
            <text:p/>
          </draw:line>
          <draw:line draw:name="Line 24" draw:style-name="gr4" draw:text-style-name="P8" draw:layer="layout" svg:x1="13.514cm" svg:y1="13.937cm" svg:x2="13.514cm" svg:y2="17.356cm">
            <text:p/>
          </draw:line>
          <draw:line draw:name="Line 25" draw:style-name="gr4" draw:text-style-name="P8" draw:layer="layout" svg:x1="17.177cm" svg:y1="12.227cm" svg:x2="24.26cm" svg:y2="12.227cm">
            <text:p/>
          </draw:line>
          <draw:line draw:name="Line 26" draw:style-name="gr4" draw:text-style-name="P8" draw:layer="layout" svg:x1="17.177cm" svg:y1="13.448cm" svg:x2="24.26cm" svg:y2="13.448cm">
            <text:p/>
          </draw:line>
          <draw:line draw:name="Line 27" draw:style-name="gr4" draw:text-style-name="P8" draw:layer="layout" svg:x1="1.546cm" svg:y1="5.633cm" svg:x2="3.989cm" svg:y2="5.633cm">
            <text:p/>
          </draw:line>
          <draw:line draw:name="Line 28" draw:style-name="gr4" draw:text-style-name="P8" draw:layer="layout" svg:x1="1.546cm" svg:y1="6.366cm" svg:x2="3.989cm" svg:y2="6.366cm">
            <text:p/>
          </draw:line>
          <draw:custom-shape draw:name="Text Box 29" draw:style-name="gr5" draw:text-style-name="P2" draw:layer="layout" svg:width="1.953cm" svg:height="0.732cm" svg:x="1.058cm" svg:y="4.657cm">
            <text:p text:style-name="P7"><text:span text:style-name="T8">Empty</text:span></text:p>
            <draw:enhanced-geometry svg:viewBox="0 0 21600 21600" draw:type="rectangle" draw:enhanced-path="M 0 0 L 21600 0 21600 21600 0 21600 0 0 Z N"/>
          </draw:custom-shape>
          <draw:custom-shape draw:name="Text Box 30" draw:style-name="gr5" draw:text-style-name="P2" draw:layer="layout" svg:width="1.953cm" svg:height="0.732cm" svg:x="1.058cm" svg:y="6.611cm">
            <text:p text:style-name="P7"><text:span text:style-name="T8">start</text:span></text:p>
            <draw:enhanced-geometry svg:viewBox="0 0 21600 21600" draw:type="rectangle" draw:enhanced-path="M 0 0 L 21600 0 21600 21600 0 21600 0 0 Z N"/>
          </draw:custom-shape>
          <draw:custom-shape draw:name="Text Box 31" draw:style-name="gr5" draw:text-style-name="P2" draw:layer="layout" svg:width="0.732cm" svg:height="0.732cm" svg:x="3.745cm" svg:y="8.564cm">
            <text:p text:style-name="P7"><text:span text:style-name="T8">0</text:span></text:p>
            <draw:enhanced-geometry svg:viewBox="0 0 21600 21600" draw:type="rectangle" draw:enhanced-path="M 0 0 L 21600 0 21600 21600 0 21600 0 0 Z N"/>
          </draw:custom-shape>
          <draw:custom-shape draw:name="Text Box 32" draw:style-name="gr5" draw:text-style-name="P2" draw:layer="layout" svg:width="1.709cm" svg:height="0.732cm" svg:x="3.745cm" svg:y="10.03cm">
            <text:p text:style-name="P7"><text:span text:style-name="T8">clk</text:span></text:p>
            <draw:enhanced-geometry svg:viewBox="0 0 21600 21600" draw:type="rectangle" draw:enhanced-path="M 0 0 L 21600 0 21600 21600 0 21600 0 0 Z N"/>
          </draw:custom-shape>
          <draw:custom-shape draw:name="Text Box 33" draw:style-name="gr5" draw:text-style-name="P2" draw:layer="layout" svg:width="1.953cm" svg:height="0.732cm" svg:x="6.92cm" svg:y="3.924cm">
            <text:p text:style-name="P7"><text:span text:style-name="T8">Empty</text:span></text:p>
            <draw:enhanced-geometry svg:viewBox="0 0 21600 21600" draw:type="rectangle" draw:enhanced-path="M 0 0 L 21600 0 21600 21600 0 21600 0 0 Z N"/>
          </draw:custom-shape>
          <draw:custom-shape draw:name="Text Box 34" draw:style-name="gr5" draw:text-style-name="P2" draw:layer="layout" svg:width="1.953cm" svg:height="0.732cm" svg:x="14.003cm" svg:y="15.403cm">
            <text:p text:style-name="P7"><text:span text:style-name="T8">start</text:span></text:p>
            <draw:enhanced-geometry svg:viewBox="0 0 21600 21600" draw:type="rectangle" draw:enhanced-path="M 0 0 L 21600 0 21600 21600 0 21600 0 0 Z N"/>
          </draw:custom-shape>
          <draw:custom-shape draw:name="Text Box 35" draw:style-name="gr5" draw:text-style-name="P2" draw:layer="layout" svg:width="2.197cm" svg:height="0.732cm" svg:x="17.91cm" svg:y="11.251cm">
            <text:p text:style-name="P7"><text:span text:style-name="T8">DataAll</text:span></text:p>
            <draw:enhanced-geometry svg:viewBox="0 0 21600 21600" draw:type="rectangle" draw:enhanced-path="M 0 0 L 21600 0 21600 21600 0 21600 0 0 Z N"/>
          </draw:custom-shape>
          <draw:custom-shape draw:name="Text Box 36" draw:style-name="gr5" draw:text-style-name="P2" draw:layer="layout" svg:width="2.686cm" svg:height="0.732cm" svg:x="17.91cm" svg:y="12.472cm">
            <text:p text:style-name="P7"><text:span text:style-name="T8">w_enable</text:span></text:p>
            <draw:enhanced-geometry svg:viewBox="0 0 21600 21600" draw:type="rectangle" draw:enhanced-path="M 0 0 L 21600 0 21600 21600 0 21600 0 0 Z N"/>
          </draw:custom-shape>
          <draw:custom-shape draw:name="Text Box 37" draw:style-name="gr5" draw:text-style-name="P2" draw:layer="layout" svg:width="1.953cm" svg:height="0.732cm" svg:x="4.722cm" svg:y="13.693cm">
            <text:p text:style-name="P7"><text:span text:style-name="T8">Data</text:span></text:p>
            <draw:enhanced-geometry svg:viewBox="0 0 21600 21600" draw:type="rectangle" draw:enhanced-path="M 0 0 L 21600 0 21600 21600 0 21600 0 0 Z N"/>
          </draw:custom-shape>
          <draw:custom-shape draw:name="Text Box 38" draw:style-name="gr5" draw:text-style-name="P2" draw:layer="layout" svg:width="2.197cm" svg:height="0.732cm" svg:x="3.256cm" svg:y="11.495cm">
            <text:p text:style-name="P7"><text:span text:style-name="T8">r_enable</text:span></text:p>
            <draw:enhanced-geometry svg:viewBox="0 0 21600 21600" draw:type="rectangle" draw:enhanced-path="M 0 0 L 21600 0 21600 21600 0 21600 0 0 Z N"/>
          </draw:custom-shape>
          <draw:g draw:name="Group 39">
            <draw:line draw:name="Line 40" draw:style-name="gr6" draw:text-style-name="P8" draw:layer="layout" svg:x1="22.55cm" svg:y1="11.495cm" svg:x2="23.161cm" svg:y2="12.96cm">
              <text:p/>
            </draw:line>
            <draw:custom-shape draw:name="Text Box 41" draw:style-name="gr5" draw:text-style-name="P2" draw:layer="layout" svg:width="1.017cm" svg:height="0.976cm" svg:x="22.754cm" svg:y="11.251cm">
              <text:p text:style-name="P7"><text:span text:style-name="T8">64</text:span></text:p>
              <draw:enhanced-geometry svg:viewBox="0 0 21600 21600" draw:type="rectangle" draw:enhanced-path="M 0 0 L 21600 0 21600 21600 0 21600 0 0 Z N"/>
            </draw:custom-shape>
          </draw:g>
          <draw:g draw:name="Group 42">
            <draw:line draw:name="Line 43" draw:style-name="gr6" draw:text-style-name="P8" draw:layer="layout" svg:x1="9.362cm" svg:y1="12.716cm" svg:x2="9.972cm" svg:y2="14.181cm">
              <text:p/>
            </draw:line>
            <draw:custom-shape draw:name="Text Box 44" draw:style-name="gr5" draw:text-style-name="P2" draw:layer="layout" svg:width="1.017cm" svg:height="0.976cm" svg:x="9.566cm" svg:y="12.472cm">
              <text:p text:style-name="P7"><text:span text:style-name="T8">8</text:span></text:p>
              <draw:enhanced-geometry svg:viewBox="0 0 21600 21600" draw:type="rectangle" draw:enhanced-path="M 0 0 L 21600 0 21600 21600 0 21600 0 0 Z N"/>
            </draw:custom-shape>
          </draw:g>
          <draw:g draw:name="Group 45">
            <draw:line draw:name="Line 46" draw:style-name="gr6" draw:text-style-name="P8" draw:layer="layout" svg:x1="11.804cm" svg:y1="6.61cm" svg:x2="12.415cm" svg:y2="8.075cm">
              <text:p/>
            </draw:line>
            <draw:custom-shape draw:name="Text Box 47" draw:style-name="gr5" draw:text-style-name="P2" draw:layer="layout" svg:width="1.017cm" svg:height="0.976cm" svg:x="12.008cm" svg:y="6.366cm">
              <text:p text:style-name="P7"><text:span text:style-name="T8">3</text:span></text:p>
              <draw:enhanced-geometry svg:viewBox="0 0 21600 21600" draw:type="rectangle" draw:enhanced-path="M 0 0 L 21600 0 21600 21600 0 21600 0 0 Z N"/>
            </draw:custom-shape>
          </draw:g>
          <draw:custom-shape draw:name="Text Box 48" draw:style-name="gr5" draw:text-style-name="P2" draw:layer="layout" svg:width="12.211cm" svg:height="1.953cm" svg:x="5.699cm" svg:y="1.482cm">
            <text:p text:style-name="P9"><text:span text:style-name="T15">ENC Controller</text:span></text:p>
            <draw:enhanced-geometry svg:viewBox="0 0 21600 21600" draw:type="rectangle" draw:enhanced-path="M 0 0 L 21600 0 21600 21600 0 21600 0 0 Z N"/>
          </draw:custom-shape>
        </draw:g>
        <draw:custom-shape draw:name="TextBox 50" draw:style-name="gr1" draw:text-style-name="P2" draw:layer="layout" svg:width="11.429cm" svg:height="2.564cm" svg:x="1.27cm" svg:y="14.393cm">
          <text:p text:style-name="P1"><text:span text:style-name="T1">ENC Controller is used to control the function of the encryption block, it sends a start signal, a w_enable and also a r_enable. </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5" presentation:class="page"/>
          <draw:frame presentation:style-name="pr5" draw:layer="layout" svg:width="17.271cm" svg:height="12.573cm" svg:x="2.159cm" svg:y="13.271cm" presentation:class="notes" presentation:placeholder="true">
            <draw:text-box/>
          </draw:frame>
        </presentation:notes>
      </draw:page>
      <draw:page draw:name="page16" draw:style-name="dp1" draw:master-page-name="Default_20_1" presentation:presentation-page-layout-name="AL2T11">
        <draw:g draw:name="Group 2">
          <draw:line draw:name="Line 3" draw:style-name="gr4" draw:text-style-name="P8" draw:layer="layout" svg:x1="2.328cm" svg:y1="5.635cm" svg:x2="6.588cm" svg:y2="5.635cm">
            <text:p/>
          </draw:line>
          <draw:line draw:name="Line 4" draw:style-name="gr4" draw:text-style-name="P8" draw:layer="layout" svg:x1="2.328cm" svg:y1="3.888cm" svg:x2="6.588cm" svg:y2="3.888cm">
            <text:p/>
          </draw:line>
          <draw:custom-shape draw:name="Rectangle 5" draw:style-name="gr3" draw:text-style-name="P2" draw:layer="layout" svg:width="2.222cm" svg:height="3.888cm" svg:x="6.588cm" svg:y="3.043cm">
            <text:p text:style-name="P7"><text:span text:style-name="T8">Shifts data according to count</text:span></text:p>
            <draw:enhanced-geometry svg:viewBox="0 0 21600 21600" draw:type="rectangle" draw:enhanced-path="M 0 0 L 21600 0 21600 21600 0 21600 0 0 Z N"/>
          </draw:custom-shape>
          <draw:line draw:name="Line 6" draw:style-name="gr4" draw:text-style-name="P8" draw:layer="layout" svg:x1="8.81cm" svg:y1="5.08cm" svg:x2="12.514cm" svg:y2="5.08cm">
            <text:p/>
          </draw:line>
          <draw:custom-shape draw:name="Rectangle 7" draw:style-name="gr3" draw:text-style-name="P2" draw:layer="layout" svg:width="1.612cm" svg:height="2.222cm" svg:x="8.255cm" svg:y="11.562cm">
            <text:p text:style-name="P7"><text:span text:style-name="T8">CNT16State REgister</text:span></text:p>
            <draw:enhanced-geometry svg:viewBox="0 0 21600 21600" draw:type="rectangle" draw:enhanced-path="M 0 0 L 21600 0 21600 21600 0 21600 0 0 Z N"/>
          </draw:custom-shape>
          <draw:custom-shape draw:name="Rectangle 8" draw:style-name="gr3" draw:text-style-name="P2" draw:layer="layout" svg:width="1.612cm" svg:height="2.222cm" svg:x="13.145cm" svg:y="11.686cm">
            <text:p text:style-name="P7"><text:span text:style-name="T8">If X &lt; 16 then X + 1 else 0</text:span></text:p>
            <draw:enhanced-geometry svg:viewBox="0 0 21600 21600" draw:type="rectangle" draw:enhanced-path="M 0 0 L 21600 0 21600 21600 0 21600 0 0 Z N"/>
          </draw:custom-shape>
          <draw:line draw:name="Line 9" draw:style-name="gr4" draw:text-style-name="P8" draw:layer="layout" svg:x1="9.802cm" svg:y1="12.55cm" svg:x2="13.144cm" svg:y2="12.55cm">
            <text:p/>
          </draw:line>
          <draw:line draw:name="Line 10" draw:style-name="gr6" draw:text-style-name="P8" draw:layer="layout" svg:x1="15.679cm" svg:y1="12.673cm" svg:x2="15.679cm" svg:y2="11.191cm">
            <text:p/>
          </draw:line>
          <draw:line draw:name="Line 11" draw:style-name="gr6" draw:text-style-name="P8" draw:layer="layout" svg:x1="15.679cm" svg:y1="11.191cm" svg:x2="8.995cm" svg:y2="11.191cm">
            <text:p/>
          </draw:line>
          <draw:line draw:name="Line 12" draw:style-name="gr4" draw:text-style-name="P8" draw:layer="layout" svg:x1="8.995cm" svg:y1="11.191cm" svg:x2="8.995cm" svg:y2="11.562cm">
            <text:p/>
          </draw:line>
          <draw:line draw:name="Line 13" draw:style-name="gr6" draw:text-style-name="P8" draw:layer="layout" svg:x1="14.737cm" svg:y1="12.673cm" svg:x2="15.659cm" svg:y2="12.673cm">
            <text:p/>
          </draw:line>
          <draw:line draw:name="Line 14" draw:style-name="gr4" draw:text-style-name="P8" draw:layer="layout" svg:x1="11.403cm" svg:y1="12.552cm" svg:x2="11.403cm" svg:y2="18.044cm">
            <text:p/>
          </draw:line>
          <draw:custom-shape draw:name="AutoShape 15" draw:style-name="gr3" draw:text-style-name="P2" draw:layer="layout" svg:width="2.592cm" svg:height="0.74cm" draw:transform="rotate (1.5707963267946) translate (5.847cm 13.785cm)">
            <text:p text:style-name="P7"><text:span text:style-name="T8">0 <text:s text:c="7"/>1</text:span></text:p>
            <draw:enhanced-geometry svg:viewBox="0 0 21600 21600" draw:glue-points="10800 0 2160 10800 10800 21600 19440 10800" draw:text-areas="4350 0 17250 21600" draw:type="flowchart-manual-operation" draw:enhanced-path="M 0 0 L 21600 0 17250 21600 4350 21600 0 0 Z N"/>
          </draw:custom-shape>
          <draw:line draw:name="Line 16" draw:style-name="gr4" draw:text-style-name="P8" draw:layer="layout" svg:x1="6.402cm" svg:y1="10.265cm" svg:x2="6.402cm" svg:y2="11.562cm">
            <text:p/>
          </draw:line>
          <draw:line draw:name="Line 17" draw:style-name="gr4" draw:text-style-name="P8" draw:layer="layout" svg:x1="3.995cm" svg:y1="12.117cm" svg:x2="5.847cm" svg:y2="12.117cm">
            <text:p/>
          </draw:line>
          <draw:line draw:name="Line 18" draw:style-name="gr4" draw:text-style-name="P8" draw:layer="layout" svg:x1="3.995cm" svg:y1="13.043cm" svg:x2="5.847cm" svg:y2="13.043cm">
            <text:p/>
          </draw:line>
          <draw:line draw:name="Line 19" draw:style-name="gr4" draw:text-style-name="P8" draw:layer="layout" svg:x1="6.588cm" svg:y1="12.488cm" svg:x2="8.255cm" svg:y2="12.488cm">
            <text:p/>
          </draw:line>
          <draw:line draw:name="Line 20" draw:style-name="gr4" draw:text-style-name="P8" draw:layer="layout" svg:x1="11.403cm" svg:y1="16.007cm" svg:x2="13.07cm" svg:y2="16.007cm">
            <text:p/>
          </draw:line>
          <draw:line draw:name="Line 21" draw:style-name="gr4" draw:text-style-name="P8" draw:layer="layout" svg:x1="14.552cm" svg:y1="16.007cm" svg:x2="17.515cm" svg:y2="16.007cm">
            <text:p/>
          </draw:line>
          <draw:custom-shape draw:name="Text Box 22" draw:style-name="gr5" draw:text-style-name="P2" draw:layer="layout" svg:width="2.777cm" svg:height="0.74cm" svg:x="14.737cm" svg:y="14.896cm">
            <text:p text:style-name="P7"><text:span text:style-name="T8">Start</text:span></text:p>
            <draw:enhanced-geometry svg:viewBox="0 0 21600 21600" draw:type="rectangle" draw:enhanced-path="M 0 0 L 21600 0 21600 21600 0 21600 0 0 Z N"/>
          </draw:custom-shape>
          <draw:custom-shape draw:name="AutoShape 23" draw:style-name="gr8" draw:text-style-name="P2" draw:layer="layout" svg:width="1.851cm" svg:height="1.295cm" draw:transform="rotate (3.1415926535892) translate (14.552cm 16.748cm)">
            <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name="Text Box 24" draw:style-name="gr5" draw:text-style-name="P2" draw:layer="layout" svg:width="1.11cm" svg:height="0.74cm" svg:x="2.884cm" svg:y="3.043cm">
            <text:p text:style-name="P7"><text:span text:style-name="T8">Cnt</text:span></text:p>
            <draw:enhanced-geometry svg:viewBox="0 0 21600 21600" draw:type="rectangle" draw:enhanced-path="M 0 0 L 21600 0 21600 21600 0 21600 0 0 Z N"/>
          </draw:custom-shape>
          <draw:custom-shape draw:name="Text Box 25" draw:style-name="gr5" draw:text-style-name="P2" draw:layer="layout" svg:width="2.222cm" svg:height="0.555cm" svg:x="2.699cm" svg:y="4.895cm">
            <text:p text:style-name="P7"><text:span text:style-name="T8">Data</text:span></text:p>
            <draw:enhanced-geometry svg:viewBox="0 0 21600 21600" draw:type="rectangle" draw:enhanced-path="M 0 0 L 21600 0 21600 21600 0 21600 0 0 Z N"/>
          </draw:custom-shape>
          <draw:custom-shape draw:name="Text Box 26" draw:style-name="gr5" draw:text-style-name="P2" draw:layer="layout" svg:width="1.666cm" svg:height="0.555cm" svg:x="9.366cm" svg:y="4.339cm">
            <text:p text:style-name="P7"><text:span text:style-name="T8">DataAll</text:span></text:p>
            <draw:enhanced-geometry svg:viewBox="0 0 21600 21600" draw:type="rectangle" draw:enhanced-path="M 0 0 L 21600 0 21600 21600 0 21600 0 0 Z N"/>
          </draw:custom-shape>
          <draw:custom-shape draw:name="Text Box 27" draw:style-name="gr5" draw:text-style-name="P2" draw:layer="layout" svg:width="0.925cm" svg:height="0.74cm" svg:x="5.106cm" svg:y="8.229cm">
            <text:p text:style-name="P7"><text:span text:style-name="T8">Cnt</text:span></text:p>
            <draw:enhanced-geometry svg:viewBox="0 0 21600 21600" draw:type="rectangle" draw:enhanced-path="M 0 0 L 21600 0 21600 21600 0 21600 0 0 Z N"/>
          </draw:custom-shape>
          <draw:custom-shape draw:name="AutoShape 28" draw:style-name="gr8" draw:text-style-name="P2" draw:layer="layout" svg:width="1.11cm" svg:height="1.11cm" draw:transform="rotate (-1.57079632679579) translate (6.959cm 9.155cm)">
            <text:p/>
            <draw:enhanced-geometry svg:viewBox="0 0 21600 21600" draw:glue-points="10800 0 0 10800 10800 21600 21600 10800" draw:text-areas="0 3100 18500 18500" draw:type="flowchart-delay" draw:enhanced-path="M 10800 0 X 21600 10800 10800 21600 L 0 21600 0 0 Z N"/>
          </draw:custom-shape>
          <draw:line draw:name="Line 29" draw:style-name="gr4" draw:text-style-name="P8" draw:layer="layout" svg:x1="6.346cm" svg:y1="8.413cm" svg:x2="6.346cm" svg:y2="9.154cm">
            <text:p/>
          </draw:line>
          <draw:custom-shape draw:name="Text Box 30" draw:style-name="gr5" draw:text-style-name="P2" draw:layer="layout" svg:width="1.295cm" svg:height="0.555cm" svg:x="3.81cm" svg:y="11.377cm">
            <text:p text:style-name="P7"><text:span text:style-name="T8">Clk</text:span></text:p>
            <draw:enhanced-geometry svg:viewBox="0 0 21600 21600" draw:type="rectangle" draw:enhanced-path="M 0 0 L 21600 0 21600 21600 0 21600 0 0 Z N"/>
          </draw:custom-shape>
          <draw:custom-shape draw:name="Text Box 31" draw:style-name="gr5" draw:text-style-name="P2" draw:layer="layout" svg:width="1.295cm" svg:height="0.555cm" svg:x="3.81cm" svg:y="12.303cm">
            <text:p text:style-name="P7"><text:span text:style-name="T8">0</text:span></text:p>
            <draw:enhanced-geometry svg:viewBox="0 0 21600 21600" draw:type="rectangle" draw:enhanced-path="M 0 0 L 21600 0 21600 21600 0 21600 0 0 Z N"/>
          </draw:custom-shape>
          <draw:line draw:name="Line 32" draw:style-name="gr4" draw:text-style-name="P8" draw:layer="layout" svg:x1="8.996cm" svg:y1="15.081cm" svg:x2="8.996cm" svg:y2="13.784cm">
            <text:p/>
          </draw:line>
          <draw:custom-shape draw:name="AutoShape 33" draw:style-name="gr8" draw:text-style-name="P2" draw:layer="layout" svg:width="1.11cm" svg:height="1.11cm" draw:transform="rotate (1.5707963267946) translate (8.44cm 16.193cm)">
            <text:p/>
            <draw:enhanced-geometry svg:viewBox="0 0 21600 21600" draw:glue-points="10800 0 0 10800 10800 21600 21600 10800" draw:text-areas="0 3100 18500 18500" draw:type="flowchart-delay" draw:enhanced-path="M 10800 0 X 21600 10800 10800 21600 L 0 21600 0 0 Z N"/>
          </draw:custom-shape>
          <draw:line draw:name="Line 34" draw:style-name="gr4" draw:text-style-name="P8" draw:layer="layout" svg:x1="9.053cm" svg:y1="16.933cm" svg:x2="9.053cm" svg:y2="16.192cm">
            <text:p/>
          </draw:line>
          <draw:custom-shape draw:name="Text Box 35" draw:style-name="gr5" draw:text-style-name="P2" draw:layer="layout" svg:width="0.925cm" svg:height="0.74cm" svg:x="9.181cm" svg:y="16.563cm">
            <text:p text:style-name="P7"><text:span text:style-name="T8">Cnt</text:span></text:p>
            <draw:enhanced-geometry svg:viewBox="0 0 21600 21600" draw:type="rectangle" draw:enhanced-path="M 0 0 L 21600 0 21600 21600 0 21600 0 0 Z N"/>
          </draw:custom-shape>
          <draw:line draw:name="Line 36" draw:style-name="gr4" draw:text-style-name="P8" draw:layer="layout" svg:x1="11.403cm" svg:y1="18.044cm" svg:x2="17.33cm" svg:y2="18.044cm">
            <text:p/>
          </draw:line>
          <draw:custom-shape draw:name="AutoShape 37" draw:style-name="gr8" draw:text-style-name="P2" draw:layer="layout" svg:width="1.11cm" svg:height="1.11cm" svg:x="17.33cm" svg:y="17.304cm">
            <text:p/>
            <draw:enhanced-geometry svg:viewBox="0 0 21600 21600" draw:glue-points="10800 0 0 10800 10800 21600 21600 10800" draw:text-areas="0 3100 18500 18500" draw:type="flowchart-delay" draw:enhanced-path="M 10800 0 X 21600 10800 10800 21600 L 0 21600 0 0 Z N"/>
          </draw:custom-shape>
          <draw:line draw:name="Line 38" draw:style-name="gr4" draw:text-style-name="P8" draw:layer="layout" svg:x1="18.441cm" svg:y1="17.859cm" svg:x2="23.071cm" svg:y2="17.859cm">
            <text:p/>
          </draw:line>
          <draw:custom-shape draw:name="Text Box 39" draw:style-name="gr5" draw:text-style-name="P2" draw:layer="layout" svg:width="2.777cm" svg:height="0.74cm" svg:x="18.812cm" svg:y="16.933cm">
            <text:p text:style-name="P7"><text:span text:style-name="T8">w_enable</text:span></text:p>
            <draw:enhanced-geometry svg:viewBox="0 0 21600 21600" draw:type="rectangle" draw:enhanced-path="M 0 0 L 21600 0 21600 21600 0 21600 0 0 Z N"/>
          </draw:custom-shape>
          <draw:line draw:name="Line 40" draw:style-name="gr6" draw:text-style-name="P8" draw:layer="layout" svg:x1="12.514cm" svg:y1="6.569cm" svg:x2="12.514cm" svg:y2="3.421cm">
            <text:p/>
          </draw:line>
          <draw:line draw:name="Line 41" draw:style-name="gr4" draw:text-style-name="P8" draw:layer="layout" svg:x1="12.514cm" svg:y1="3.413cm" svg:x2="14.737cm" svg:y2="3.413cm">
            <text:p/>
          </draw:line>
          <draw:line draw:name="Line 42" draw:style-name="gr4" draw:text-style-name="P8" draw:layer="layout" svg:x1="12.514cm" svg:y1="6.561cm" svg:x2="14.737cm" svg:y2="6.561cm">
            <text:p/>
          </draw:line>
          <draw:custom-shape draw:name="Text Box 43" draw:style-name="gr5" draw:text-style-name="P2" draw:layer="layout" svg:width="2.962cm" svg:height="0.555cm" svg:x="11.959cm" svg:y="2.672cm">
            <text:p text:style-name="P7"><text:span text:style-name="T8">DataAll (63:32)</text:span></text:p>
            <draw:enhanced-geometry svg:viewBox="0 0 21600 21600" draw:type="rectangle" draw:enhanced-path="M 0 0 L 21600 0 21600 21600 0 21600 0 0 Z N"/>
          </draw:custom-shape>
          <draw:custom-shape draw:name="Text Box 44" draw:style-name="gr5" draw:text-style-name="P2" draw:layer="layout" svg:width="2.962cm" svg:height="0.555cm" svg:x="11.959cm" svg:y="6.747cm">
            <text:p text:style-name="P7"><text:span text:style-name="T8">DataAll (31:0)</text:span></text:p>
            <draw:enhanced-geometry svg:viewBox="0 0 21600 21600" draw:type="rectangle" draw:enhanced-path="M 0 0 L 21600 0 21600 21600 0 21600 0 0 Z N"/>
          </draw:custom-shape>
          <draw:g draw:name="Group 45">
            <draw:line draw:name="Line 46" draw:style-name="gr6" draw:text-style-name="P8" draw:layer="layout" svg:x1="11.033cm" svg:y1="4.339cm" svg:x2="11.496cm" svg:y2="5.45cm">
              <text:p/>
            </draw:line>
            <draw:custom-shape draw:name="Text Box 47" draw:style-name="gr5" draw:text-style-name="P2" draw:layer="layout" svg:width="0.771cm" svg:height="0.74cm" svg:x="11.187cm" svg:y="4.154cm">
              <text:p text:style-name="P7"><text:span text:style-name="T8">64</text:span></text:p>
              <draw:enhanced-geometry svg:viewBox="0 0 21600 21600" draw:type="rectangle" draw:enhanced-path="M 0 0 L 21600 0 21600 21600 0 21600 0 0 Z N"/>
            </draw:custom-shape>
          </draw:g>
          <draw:g draw:name="Group 48">
            <draw:line draw:name="Line 49" draw:style-name="gr6" draw:text-style-name="P8" draw:layer="layout" svg:x1="10.477cm" svg:y1="11.932cm" svg:x2="10.94cm" svg:y2="13.043cm">
              <text:p/>
            </draw:line>
            <draw:custom-shape draw:name="Text Box 50" draw:style-name="gr5" draw:text-style-name="P2" draw:layer="layout" svg:width="0.771cm" svg:height="0.74cm" svg:x="10.632cm" svg:y="11.748cm">
              <text:p text:style-name="P7"><text:span text:style-name="T8">4</text:span></text:p>
              <draw:enhanced-geometry svg:viewBox="0 0 21600 21600" draw:type="rectangle" draw:enhanced-path="M 0 0 L 21600 0 21600 21600 0 21600 0 0 Z N"/>
            </draw:custom-shape>
          </draw:g>
          <draw:custom-shape draw:name="Text Box 51" draw:style-name="gr5" draw:text-style-name="P2" draw:layer="layout" svg:width="9.63cm" svg:height="1.481cm" svg:x="7.699cm" svg:y="0.635cm">
            <text:p text:style-name="P9"><text:span text:style-name="T15">Compile</text:span><text:span text:style-name="T6"> Block</text:span></text:p>
            <draw:enhanced-geometry svg:viewBox="0 0 21600 21600" draw:type="rectangle" draw:enhanced-path="M 0 0 L 21600 0 21600 21600 0 21600 0 0 Z N"/>
          </draw:custom-shape>
        </draw:g>
        <draw:custom-shape draw:name="TextBox 53" draw:style-name="gr1" draw:text-style-name="P2" draw:layer="layout" svg:width="8.042cm" svg:height="5.642cm" svg:x="16.51cm" svg:y="3.387cm">
          <text:p text:style-name="P1"><text:span text:style-name="T1">Compile Block compiles the 8 by 8 Fifo provided by the USB receiving block, into a single 64 bit Data, and also includes a timer to count how long it will take for the encryption to be done.</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6" presentation:class="page"/>
          <draw:frame presentation:style-name="pr5" draw:layer="layout" svg:width="17.271cm" svg:height="12.573cm" svg:x="2.159cm" svg:y="13.271cm" presentation:class="notes" presentation:placeholder="true">
            <draw:text-box/>
          </draw:frame>
        </presentation:notes>
      </draw:page>
      <draw:page draw:name="page17" draw:style-name="dp1" draw:master-page-name="Default_20_1" presentation:presentation-page-layout-name="AL2T11">
        <draw:g draw:name="Group 2">
          <draw:custom-shape draw:name="AutoShape 3" draw:style-name="gr3" draw:text-style-name="P2" draw:layer="layout" svg:width="3.439cm" svg:height="0.982cm" draw:transform="rotate (1.5707963267946) translate (5.549cm 11.978cm)">
            <text:p text:style-name="P7"><text:span text:style-name="T8">0 <text:s text:c="7"/>1</text:span></text:p>
            <draw:enhanced-geometry svg:viewBox="0 0 21600 21600" draw:glue-points="10800 0 2160 10800 10800 21600 19440 10800" draw:text-areas="4350 0 17250 21600" draw:type="flowchart-manual-operation" draw:enhanced-path="M 0 0 L 21600 0 17250 21600 4350 21600 0 0 Z N"/>
          </draw:custom-shape>
          <draw:line draw:name="Line 4" draw:style-name="gr6" draw:text-style-name="P8" draw:layer="layout" svg:x1="0.635cm" svg:y1="6.081cm" svg:x2="6.285cm" svg:y2="6.081cm">
            <text:p/>
          </draw:line>
          <draw:line draw:name="Line 5" draw:style-name="gr4" draw:text-style-name="P8" draw:layer="layout" svg:x1="6.285cm" svg:y1="6.081cm" svg:x2="6.285cm" svg:y2="9.029cm">
            <text:p/>
          </draw:line>
          <draw:line draw:name="Line 6" draw:style-name="gr4" draw:text-style-name="P8" draw:layer="layout" svg:x1="3.091cm" svg:y1="9.766cm" svg:x2="5.548cm" svg:y2="9.766cm">
            <text:p/>
          </draw:line>
          <draw:line draw:name="Line 7" draw:style-name="gr4" draw:text-style-name="P8" draw:layer="layout" svg:x1="3.091cm" svg:y1="10.995cm" svg:x2="5.548cm" svg:y2="10.995cm">
            <text:p/>
          </draw:line>
          <draw:line draw:name="Line 8" draw:style-name="gr6" draw:text-style-name="P8" draw:layer="layout" svg:x1="6.531cm" svg:y1="10.258cm" svg:x2="8.251cm" svg:y2="10.258cm">
            <text:p/>
          </draw:line>
          <draw:line draw:name="Line 9" draw:style-name="gr4" draw:text-style-name="P8" draw:layer="layout" svg:x1="8.251cm" svg:y1="10.258cm" svg:x2="8.251cm" svg:y2="9.029cm">
            <text:p/>
          </draw:line>
          <draw:custom-shape draw:name="Rectangle 10" draw:style-name="gr3" draw:text-style-name="P2" draw:layer="layout" svg:width="2.139cm" svg:height="2.947cm" svg:x="7.514cm" svg:y="6.082cm">
            <text:p text:style-name="P7"><text:span text:style-name="T8"><text:s/></text:span><text:span text:style-name="T8">State Register</text:span></text:p>
            <draw:enhanced-geometry svg:viewBox="0 0 21600 21600" draw:type="rectangle" draw:enhanced-path="M 0 0 L 21600 0 21600 21600 0 21600 0 0 Z N"/>
          </draw:custom-shape>
          <draw:custom-shape draw:name="Rectangle 11" draw:style-name="gr3" draw:text-style-name="P2" draw:layer="layout" svg:width="2.603cm" svg:height="2.947cm" svg:x="14cm" svg:y="6.245cm">
            <text:p text:style-name="P7"><text:span text:style-name="T8">If X&lt; 16 then X+1 else 0</text:span></text:p>
            <draw:enhanced-geometry svg:viewBox="0 0 21600 21600" draw:type="rectangle" draw:enhanced-path="M 0 0 L 21600 0 21600 21600 0 21600 0 0 Z N"/>
          </draw:custom-shape>
          <draw:line draw:name="Line 12" draw:style-name="gr4" draw:text-style-name="P8" draw:layer="layout" svg:x1="9.566cm" svg:y1="7.391cm" svg:x2="14cm" svg:y2="7.391cm">
            <text:p/>
          </draw:line>
          <draw:line draw:name="Line 13" draw:style-name="gr6" draw:text-style-name="P8" draw:layer="layout" svg:x1="17.363cm" svg:y1="7.555cm" svg:x2="17.363cm" svg:y2="5.59cm">
            <text:p/>
          </draw:line>
          <draw:line draw:name="Line 14" draw:style-name="gr6" draw:text-style-name="P8" draw:layer="layout" svg:x1="17.363cm" svg:y1="5.59cm" svg:x2="8.496cm" svg:y2="5.59cm">
            <text:p/>
          </draw:line>
          <draw:line draw:name="Line 15" draw:style-name="gr4" draw:text-style-name="P8" draw:layer="layout" svg:x1="8.496cm" svg:y1="5.59cm" svg:x2="8.496cm" svg:y2="6.081cm">
            <text:p/>
          </draw:line>
          <draw:line draw:name="Line 16" draw:style-name="gr6" draw:text-style-name="P8" draw:layer="layout" svg:x1="16.604cm" svg:y1="7.555cm" svg:x2="17.336cm" svg:y2="7.555cm">
            <text:p/>
          </draw:line>
          <draw:line draw:name="Line 17" draw:style-name="gr4" draw:text-style-name="P8" draw:layer="layout" svg:x1="7.759cm" svg:y1="3.87cm" svg:x2="7.759cm" svg:y2="5.59cm">
            <text:p/>
          </draw:line>
          <draw:line draw:name="Line 18" draw:style-name="gr4" draw:text-style-name="P8" draw:layer="layout" svg:x1="11.445cm" svg:y1="7.427cm" svg:x2="11.445cm" svg:y2="14.926cm">
            <text:p/>
          </draw:line>
          <draw:custom-shape draw:name="Text Box 19" draw:style-name="gr5" draw:text-style-name="P2" draw:layer="layout" svg:width="0.736cm" svg:height="0.736cm" svg:x="2.6cm" svg:y="10.013cm">
            <text:p text:style-name="P7"><text:span text:style-name="T8">0</text:span></text:p>
            <draw:enhanced-geometry svg:viewBox="0 0 21600 21600" draw:type="rectangle" draw:enhanced-path="M 0 0 L 21600 0 21600 21600 0 21600 0 0 Z N"/>
          </draw:custom-shape>
          <draw:custom-shape draw:name="Text Box 20" draw:style-name="gr5" draw:text-style-name="P2" draw:layer="layout" svg:width="1.719cm" svg:height="0.736cm" svg:x="2.355cm" svg:y="8.538cm">
            <text:p text:style-name="P7"><text:span text:style-name="T8">clk</text:span></text:p>
            <draw:enhanced-geometry svg:viewBox="0 0 21600 21600" draw:type="rectangle" draw:enhanced-path="M 0 0 L 21600 0 21600 21600 0 21600 0 0 Z N"/>
          </draw:custom-shape>
          <draw:custom-shape draw:name="Text Box 21" draw:style-name="gr5" draw:text-style-name="P2" draw:layer="layout" svg:width="1.964cm" svg:height="0.736cm" svg:x="5.549cm" svg:y="3.379cm">
            <text:p text:style-name="P7"><text:span text:style-name="T8">Empty</text:span></text:p>
            <draw:enhanced-geometry svg:viewBox="0 0 21600 21600" draw:type="rectangle" draw:enhanced-path="M 0 0 L 21600 0 21600 21600 0 21600 0 0 Z N"/>
          </draw:custom-shape>
          <draw:custom-shape draw:name="Oval 22" draw:style-name="gr9" draw:text-style-name="P2" draw:layer="layout" svg:width="0.49cm" svg:height="0.49cm" svg:x="7.514cm" svg:y="5.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3" draw:style-name="gr5" draw:text-style-name="P2" draw:layer="layout" svg:width="1.964cm" svg:height="0.736cm" svg:x="0.635cm" svg:y="5.099cm">
            <text:p text:style-name="P7"><text:span text:style-name="T8">Empty</text:span></text:p>
            <draw:enhanced-geometry svg:viewBox="0 0 21600 21600" draw:type="rectangle" draw:enhanced-path="M 0 0 L 21600 0 21600 21600 0 21600 0 0 Z N"/>
          </draw:custom-shape>
          <draw:line draw:name="Line 24" draw:style-name="gr4" draw:text-style-name="P8" draw:layer="layout" svg:x1="11.445cm" svg:y1="10.258cm" svg:x2="18.324cm" svg:y2="10.258cm">
            <text:p/>
          </draw:line>
          <draw:line draw:name="Line 25" draw:style-name="gr4" draw:text-style-name="P8" draw:layer="layout" svg:x1="11.445cm" svg:y1="14.926cm" svg:x2="18.324cm" svg:y2="14.926cm">
            <text:p/>
          </draw:line>
          <draw:custom-shape draw:name="AutoShape 26" draw:style-name="gr8" draw:text-style-name="P2" draw:layer="layout" svg:width="2.456cm" svg:height="1.719cm" draw:transform="rotate (3.1415926535892) translate (20.535cm 15.663cm)">
            <text:p/>
            <draw:enhanced-geometry svg:viewBox="0 0 21600 21600" draw:glue-points="10800 0 0 10800 10800 21600 18000 10800" draw:text-areas="3600 0 18000 21600" draw:type="flowchart-stored-data" draw:enhanced-path="M 3600 21600 X 0 10800 3600 0 L 21600 0 X 18000 10800 21600 21600 Z N"/>
          </draw:custom-shape>
          <draw:line draw:name="Line 27" draw:style-name="gr4" draw:text-style-name="P8" draw:layer="layout" svg:x1="20.535cm" svg:y1="14.926cm" svg:x2="24.712cm" svg:y2="14.926cm">
            <text:p/>
          </draw:line>
          <draw:custom-shape draw:name="Text Box 28" draw:style-name="gr5" draw:text-style-name="P2" draw:layer="layout" svg:width="2.456cm" svg:height="0.982cm" svg:x="21.518cm" svg:y="13.452cm">
            <text:p text:style-name="P7"><text:span text:style-name="T8">In_Select</text:span></text:p>
            <draw:enhanced-geometry svg:viewBox="0 0 21600 21600" draw:type="rectangle" draw:enhanced-path="M 0 0 L 21600 0 21600 21600 0 21600 0 0 Z N"/>
          </draw:custom-shape>
          <draw:custom-shape draw:name="Text Box 29" draw:style-name="gr5" draw:text-style-name="P2" draw:layer="layout" svg:width="2.947cm" svg:height="0.982cm" svg:x="14.393cm" svg:y="10.504cm">
            <text:p text:style-name="P7"><text:span text:style-name="T8">Rnd_Cnt</text:span></text:p>
            <draw:enhanced-geometry svg:viewBox="0 0 21600 21600" draw:type="rectangle" draw:enhanced-path="M 0 0 L 21600 0 21600 21600 0 21600 0 0 Z N"/>
          </draw:custom-shape>
          <draw:g draw:name="Group 30">
            <draw:line draw:name="Line 31" draw:style-name="gr6" draw:text-style-name="P8" draw:layer="layout" svg:x1="9.971cm" svg:y1="6.573cm" svg:x2="10.585cm" svg:y2="8.047cm">
              <text:p/>
            </draw:line>
            <draw:custom-shape draw:name="Text Box 32" draw:style-name="gr5" draw:text-style-name="P2" draw:layer="layout" svg:width="1.023cm" svg:height="0.982cm" svg:x="10.176cm" svg:y="6.327cm">
              <text:p text:style-name="P7"><text:span text:style-name="T8">4</text:span></text:p>
              <draw:enhanced-geometry svg:viewBox="0 0 21600 21600" draw:type="rectangle" draw:enhanced-path="M 0 0 L 21600 0 21600 21600 0 21600 0 0 Z N"/>
            </draw:custom-shape>
          </draw:g>
          <draw:custom-shape draw:name="Text Box 33" draw:style-name="gr5" draw:text-style-name="P2" draw:layer="layout" svg:width="9.581cm" svg:height="2.21cm" svg:x="8.497cm" svg:y="1.905cm">
            <text:p text:style-name="P9"><text:span text:style-name="T15">Round Counter</text:span></text:p>
            <draw:enhanced-geometry svg:viewBox="0 0 21600 21600" draw:type="rectangle" draw:enhanced-path="M 0 0 L 21600 0 21600 21600 0 21600 0 0 Z N"/>
          </draw:custom-shape>
        </draw:g>
        <draw:custom-shape draw:name="TextBox 35" draw:style-name="gr1" draw:text-style-name="P2" draw:layer="layout" svg:width="9.947cm" svg:height="4.103cm" svg:x="1.058cm" svg:y="13.123cm">
          <text:p text:style-name="P1"><text:span text:style-name="T1">Round counter increments from 0 to 15, identifying all rounds of a typical DES encryption. The In_Select is used to choose the inputs for encryption (once past 0 it should use the previous output)</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7" presentation:class="page"/>
          <draw:frame presentation:style-name="pr5" draw:layer="layout" svg:width="17.271cm" svg:height="12.573cm" svg:x="2.159cm" svg:y="13.271cm" presentation:class="notes" presentation:placeholder="true">
            <draw:text-box/>
          </draw:frame>
        </presentation:notes>
      </draw:page>
      <draw:page draw:name="page18" draw:style-name="dp1" draw:master-page-name="Default_20_1" presentation:presentation-page-layout-name="AL2T11">
        <draw:frame draw:name="Title 1" presentation:style-name="pr3" draw:text-style-name="P2" draw:layer="layout" svg:width="21.589cm" svg:height="3.174cm" svg:x="1.905cm" svg:y="0.635cm" presentation:class="title" presentation:user-transformed="true">
          <draw:text-box>
            <text:p text:style-name="P6"><text:span text:style-name="T5">Memory</text:span></text:p>
          </draw:text-box>
        </draw:frame>
        <draw:custom-shape draw:name="TextBox 4" draw:style-name="gr1" draw:text-style-name="P2" draw:layer="layout" svg:width="22.012cm" svg:height="3.333cm" svg:x="1.693cm" svg:y="14.605cm">
          <text:p text:style-name="P1"><text:span text:style-name="T1">Memory receives a Full or Empty signal from the Encryption block. Memory doesn’t start reading in the Encrypted data until the Full strobe is asserted. Once the data is read in, the data is stored in the SRAM if the Read_enable signal from the Bluetooth is high. The Bluetooth then can receive 256 bits of stored memory.</text:span></text:p>
          <draw:enhanced-geometry svg:viewBox="0 0 21600 21600" draw:type="rectangle" draw:enhanced-path="M 0 0 L 21600 0 21600 21600 0 21600 0 0 Z N"/>
        </draw:custom-shape>
        <draw:frame draw:name="Picture 3" draw:style-name="gr11" draw:text-style-name="P8" draw:layer="layout" svg:width="24.341cm" svg:height="10.17cm" svg:x="0.423cm" svg:y="4.011cm">
          <draw:image xlink:href="Pictures/10000000000003F30000016602D02AEB.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5" draw:layer="layout" svg:width="17.271cm" svg:height="12.573cm" svg:x="2.159cm" svg:y="13.271cm" presentation:class="notes" presentation:placeholder="true">
            <draw:text-box/>
          </draw:frame>
        </presentation:notes>
      </draw:page>
      <draw:page draw:name="page19" draw:style-name="dp1" draw:master-page-name="Default_20_1" presentation:presentation-page-layout-name="AL2T11">
        <draw:custom-shape draw:name="Text Box 2" draw:style-name="gr5" draw:text-style-name="P2" draw:layer="layout" svg:width="11.747cm" svg:height="1.745cm" svg:x="6.562cm" svg:y="1.27cm">
          <text:p text:style-name="P7"><text:span text:style-name="T9">Bluetooth Send Block</text:span></text:p>
          <draw:enhanced-geometry svg:viewBox="0 0 21600 21600" draw:type="rectangle" draw:enhanced-path="M 0 0 L 21600 0 21600 21600 0 21600 0 0 Z N"/>
        </draw:custom-shape>
        <draw:custom-shape draw:name="Rectangle 3" draw:style-name="gr3" draw:text-style-name="P2" draw:layer="layout" svg:width="3.333cm" svg:height="3.809cm" svg:x="8.243cm" svg:y="4.445cm">
          <text:p text:style-name="P7"><text:span text:style-name="T8">B_AppendAcessCode</text:span></text:p>
          <draw:enhanced-geometry svg:viewBox="0 0 21600 21600" draw:type="rectangle" draw:enhanced-path="M 0 0 L 21600 0 21600 21600 0 21600 0 0 Z N"/>
        </draw:custom-shape>
        <draw:custom-shape draw:name="Rectangle 4" draw:style-name="gr3" draw:text-style-name="P2" draw:layer="layout" svg:width="4.75cm" svg:height="2.539cm" svg:x="13.97cm" svg:y="14.288cm">
          <text:p text:style-name="P9"><text:span text:style-name="T8">B_Controller</text:span></text:p>
          <draw:enhanced-geometry svg:viewBox="0 0 21600 21600" draw:type="rectangle" draw:enhanced-path="M 0 0 L 21600 0 21600 21600 0 21600 0 0 Z N"/>
        </draw:custom-shape>
        <draw:custom-shape draw:name="Rectangle 6" draw:style-name="gr3" draw:text-style-name="P2" draw:layer="layout" svg:width="3.016cm" svg:height="2.063cm" svg:x="8.56cm" svg:y="11.589cm">
          <text:p text:style-name="P9"><text:span text:style-name="T8">B_EncodePacket</text:span></text:p>
          <draw:enhanced-geometry svg:viewBox="0 0 21600 21600" draw:type="rectangle" draw:enhanced-path="M 0 0 L 21600 0 21600 21600 0 21600 0 0 Z N"/>
        </draw:custom-shape>
        <draw:custom-shape draw:name="Text Box 9" draw:style-name="gr5" draw:text-style-name="P2" draw:layer="layout" svg:width="1.429cm" svg:height="0.794cm" svg:x="17.091cm" svg:y="6.991cm">
          <text:p text:style-name="P7"><text:span text:style-name="T8">ANT_LOUT</text:span></text:p>
          <draw:enhanced-geometry svg:viewBox="0 0 21600 21600" draw:type="rectangle" draw:enhanced-path="M 0 0 L 21600 0 21600 21600 0 21600 0 0 Z N"/>
        </draw:custom-shape>
        <draw:custom-shape draw:name="Text Box 10" draw:style-name="gr5" draw:text-style-name="P2" draw:layer="layout" svg:width="2.794cm" svg:height="0.634cm" svg:x="4.261cm" svg:y="6.423cm">
          <text:p text:style-name="P7"><text:span text:style-name="T8">BLUE_EN</text:span></text:p>
          <draw:enhanced-geometry svg:viewBox="0 0 21600 21600" draw:type="rectangle" draw:enhanced-path="M 0 0 L 21600 0 21600 21600 0 21600 0 0 Z N"/>
        </draw:custom-shape>
        <draw:line draw:name="Line 11" draw:style-name="gr4" draw:text-style-name="P8" draw:layer="layout" svg:x1="21.26cm" svg:y1="15.24cm" svg:x2="18.72cm" svg:y2="15.24cm">
          <text:p/>
        </draw:line>
        <draw:custom-shape draw:name="Text Box 12" draw:style-name="gr5" draw:text-style-name="P2" draw:layer="layout" svg:width="2.552cm" svg:height="0.634cm" svg:x="19.038cm" svg:y="15.399cm">
          <text:p text:style-name="P7"><text:span text:style-name="T8">ANT_LIN</text:span></text:p>
          <draw:enhanced-geometry svg:viewBox="0 0 21600 21600" draw:type="rectangle" draw:enhanced-path="M 0 0 L 21600 0 21600 21600 0 21600 0 0 Z N"/>
        </draw:custom-shape>
        <draw:custom-shape draw:name="Rectangle 13" draw:style-name="gr3" draw:text-style-name="P2" draw:layer="layout" svg:width="2.857cm" svg:height="8.73cm" svg:x="14.275cm" svg:y="5.24cm">
          <text:p text:style-name="P7"><text:span text:style-name="T8">B_UAT</text:span></text:p>
          <draw:enhanced-geometry svg:viewBox="0 0 21600 21600" draw:type="rectangle" draw:enhanced-path="M 0 0 L 21600 0 21600 21600 0 21600 0 0 Z N"/>
        </draw:custom-shape>
        <draw:custom-shape draw:name="Rectangle 14" draw:style-name="gr3" draw:text-style-name="P2" draw:layer="layout" svg:width="3.015cm" svg:height="2.381cm" svg:x="8.56cm" svg:y="8.89cm">
          <text:p text:style-name="P9"><text:span text:style-name="T8">B_HeaderGen</text:span></text:p>
          <draw:enhanced-geometry svg:viewBox="0 0 21600 21600" draw:type="rectangle" draw:enhanced-path="M 0 0 L 21600 0 21600 21600 0 21600 0 0 Z N"/>
        </draw:custom-shape>
        <draw:line draw:name="Line 15" draw:style-name="gr4" draw:text-style-name="P8" draw:layer="layout" svg:x1="8.795cm" svg:y1="11.33cm" svg:x2="8.795cm" svg:y2="11.565cm">
          <text:p/>
        </draw:line>
        <draw:line draw:name="Line 16" draw:style-name="gr4" draw:text-style-name="P8" draw:layer="layout" svg:x1="6.513cm" svg:y1="13.017cm" svg:x2="8.577cm" svg:y2="13.017cm">
          <text:p/>
        </draw:line>
        <draw:custom-shape draw:name="Text Box 17" draw:style-name="gr5" draw:text-style-name="P2" draw:layer="layout" svg:width="1.27cm" svg:height="0.634cm" svg:x="6.655cm" svg:y="12.766cm">
          <text:p text:style-name="P7"><text:span text:style-name="T8">data</text:span></text:p>
          <draw:enhanced-geometry svg:viewBox="0 0 21600 21600" draw:type="rectangle" draw:enhanced-path="M 0 0 L 21600 0 21600 21600 0 21600 0 0 Z N"/>
        </draw:custom-shape>
        <draw:custom-shape draw:name="Text Box 18" draw:style-name="gr5" draw:text-style-name="P2" draw:layer="layout" svg:width="3.098cm" svg:height="0.634cm" svg:x="6.42cm" svg:y="11.089cm">
          <text:p text:style-name="P7"><text:span text:style-name="T8">ENCODE_EN</text:span></text:p>
          <draw:enhanced-geometry svg:viewBox="0 0 21600 21600" draw:type="rectangle" draw:enhanced-path="M 0 0 L 21600 0 21600 21600 0 21600 0 0 Z N"/>
        </draw:custom-shape>
        <draw:line draw:name="Line 22" draw:style-name="gr4" draw:text-style-name="P8" draw:layer="layout" svg:x1="8.555cm" svg:y1="12.7cm" svg:x2="2.84cm" svg:y2="12.7cm">
          <text:p/>
        </draw:line>
        <draw:custom-shape draw:name="Text Box 23" draw:style-name="gr5" draw:text-style-name="P2" draw:layer="layout" svg:width="2.334cm" svg:height="0.634cm" svg:x="2.54cm" svg:y="12.085cm">
          <text:p text:style-name="P7"><text:span text:style-name="T8">READ_EN</text:span></text:p>
          <draw:enhanced-geometry svg:viewBox="0 0 21600 21600" draw:type="rectangle" draw:enhanced-path="M 0 0 L 21600 0 21600 21600 0 21600 0 0 Z N"/>
        </draw:custom-shape>
        <draw:custom-shape draw:name="Text Box 25" draw:style-name="gr12" draw:text-style-name="P11" draw:layer="layout" svg:width="2.54cm" svg:height="0.635cm" svg:x="11.735cm" svg:y="12.465cm">
          <text:p text:style-name="P7"><text:span text:style-name="T17">PAYLOAD(8)</text:span></text:p>
          <draw:enhanced-geometry svg:viewBox="0 0 21600 21600" draw:mirror-horizontal="false" draw:mirror-vertical="false" draw:type="rectangle" draw:enhanced-path="M 0 0 L 21600 0 21600 21600 0 21600 0 0 Z N"/>
        </draw:custom-shape>
        <draw:custom-shape draw:name="Text Box 28" draw:style-name="gr5" draw:text-style-name="P13" draw:layer="layout" svg:width="7.144cm" svg:height="2.962cm" svg:x="4.211cm" svg:y="16.187cm">
          <text:p text:style-name="P12"><text:span text:style-name="T18">The Bluetooth send block utilizes a section OBEX file transfer protocol. The way it gets implemented is that when a send packet is received from a Bluetooth device the process block sends out the data packet. Since 474 bytes are supported on one transmission we are assuming that only one send sequence is going to occur. The various Bluetooth inticate details are accomplished via the gen blocks.</text:span></text:p>
          <draw:enhanced-geometry svg:viewBox="0 0 21600 21600" draw:type="rectangle" draw:enhanced-path="M 0 0 L 21600 0 21600 21600 0 21600 0 0 Z N"/>
        </draw:custom-shape>
        <draw:custom-shape draw:name="Rectangle 29" draw:style-name="gr3" draw:text-style-name="P2" draw:layer="layout" svg:width="2.222cm" svg:height="1.904cm" svg:x="19.725cm" svg:y="6.033cm">
          <text:p text:style-name="P9"><text:span text:style-name="T8">B_StripPayload</text:span></text:p>
          <draw:enhanced-geometry svg:viewBox="0 0 21600 21600" draw:type="rectangle" draw:enhanced-path="M 0 0 L 21600 0 21600 21600 0 21600 0 0 Z N"/>
        </draw:custom-shape>
        <draw:custom-shape draw:name="Text Box 30" draw:style-name="gr5" draw:text-style-name="P11" draw:layer="layout" svg:width="2.2cm" svg:height="0.634cm" svg:x="21.73cm" svg:y="5.926cm">
          <text:p text:style-name="P7"><text:span text:style-name="T18">DATAOUT</text:span></text:p>
          <text:p text:style-name="P7"><text:span text:style-name="T8"/></text:p>
          <draw:enhanced-geometry svg:viewBox="0 0 21600 21600" draw:mirror-horizontal="false" draw:mirror-vertical="false" draw:type="rectangle" draw:enhanced-path="M 0 0 L 21600 0 21600 21600 0 21600 0 0 Z N"/>
        </draw:custom-shape>
        <draw:custom-shape draw:name="Rectangle 31" draw:style-name="gr3" draw:text-style-name="P2" draw:layer="layout" svg:width="1.11cm" svg:height="1.904cm" svg:x="9.83cm" svg:y="9.366cm">
          <text:p text:style-name="P7"><text:span text:style-name="T8">Reg</text:span></text:p>
          <draw:enhanced-geometry svg:viewBox="0 0 21600 21600" draw:type="rectangle" draw:enhanced-path="M 0 0 L 21600 0 21600 21600 0 21600 0 0 Z N"/>
        </draw:custom-shape>
        <draw:line draw:name="Line 33" draw:style-name="gr4" draw:text-style-name="P8" draw:layer="layout" svg:x1="11.735cm" svg:y1="12.5cm" svg:x2="14.275cm" svg:y2="12.5cm">
          <text:p/>
        </draw:line>
        <draw:custom-shape draw:name="Text Box 34" draw:style-name="gr5" draw:text-style-name="P2" draw:layer="layout" svg:width="2.064cm" svg:height="0.952cm" svg:x="11.576cm" svg:y="5.633cm">
          <text:p text:style-name="P7"><text:span text:style-name="T8">ACESS_CODE(72)</text:span></text:p>
          <draw:enhanced-geometry svg:viewBox="0 0 21600 21600" draw:type="rectangle" draw:enhanced-path="M 0 0 L 21600 0 21600 21600 0 21600 0 0 Z N"/>
        </draw:custom-shape>
        <draw:custom-shape draw:name="Text Box 35" draw:style-name="gr5" draw:text-style-name="P2" draw:layer="layout" svg:width="2.54cm" svg:height="0.475cm" svg:x="11.6cm" svg:y="9.208cm">
          <text:p text:style-name="P7"><text:span text:style-name="T8">HEADER(54)</text:span></text:p>
          <draw:enhanced-geometry svg:viewBox="0 0 21600 21600" draw:type="rectangle" draw:enhanced-path="M 0 0 L 21600 0 21600 21600 0 21600 0 0 Z N"/>
        </draw:custom-shape>
        <draw:line draw:name="Line 36" draw:style-name="gr4" draw:text-style-name="P8" draw:layer="layout" svg:x1="10.9cm" svg:y1="9.725cm" svg:x2="14.075cm" svg:y2="9.725cm">
          <text:p/>
        </draw:line>
        <draw:custom-shape draw:name="Text Box 39" draw:style-name="gr5" draw:text-style-name="P2" draw:layer="layout" svg:width="2.54cm" svg:height="0.634cm" svg:x="3.81cm" svg:y="14.729cm">
          <text:p text:style-name="P7"><text:span text:style-name="T8">RESEND_EN</text:span></text:p>
          <draw:enhanced-geometry svg:viewBox="0 0 21600 21600" draw:type="rectangle" draw:enhanced-path="M 0 0 L 21600 0 21600 21600 0 21600 0 0 Z N"/>
        </draw:custom-shape>
        <draw:line draw:name="Line 41" draw:style-name="gr4" draw:text-style-name="P8" draw:layer="layout" svg:x1="23.795cm" svg:y1="7.62cm" svg:x2="21.89cm" svg:y2="7.62cm">
          <text:p/>
        </draw:line>
        <draw:custom-shape draw:name="Text Box 42" draw:style-name="gr5" draw:text-style-name="P2" draw:layer="layout" svg:width="0.793cm" svg:height="0.634cm" svg:x="20.572cm" svg:y="7.832cm">
          <text:p text:style-name="P7"><text:span text:style-name="T8">err</text:span></text:p>
          <text:p text:style-name="P7"><text:span text:style-name="T8"/></text:p>
          <draw:enhanced-geometry svg:viewBox="0 0 21600 21600" draw:type="rectangle" draw:enhanced-path="M 0 0 L 21600 0 21600 21600 0 21600 0 0 Z N"/>
        </draw:custom-shape>
        <draw:line draw:name="Line 43" draw:style-name="gr4" draw:text-style-name="P8" draw:layer="layout" svg:x1="20.36cm" svg:y1="7.937cm" svg:x2="20.36cm" svg:y2="9.048cm">
          <text:p/>
        </draw:line>
        <draw:custom-shape draw:name="Rectangle 44" draw:style-name="gr3" draw:text-style-name="P2" draw:layer="layout" svg:width="2.222cm" svg:height="1.428cm" svg:x="19.725cm" svg:y="9.049cm">
          <text:p text:style-name="P7"><text:span text:style-name="T8">B_nextpacket</text:span></text:p>
          <draw:enhanced-geometry svg:viewBox="0 0 21600 21600" draw:type="rectangle" draw:enhanced-path="M 0 0 L 21600 0 21600 21600 0 21600 0 0 Z N"/>
        </draw:custom-shape>
        <draw:line draw:name="Line 45" draw:style-name="gr4" draw:text-style-name="P8" draw:layer="layout" svg:x1="20.36cm" svg:y1="8.413cm" svg:x2="22.741cm" svg:y2="8.413cm">
          <text:p/>
        </draw:line>
        <draw:line draw:name="Line 46" draw:style-name="gr6" draw:text-style-name="P8" draw:layer="layout" svg:x1="17.132cm" svg:y1="6.985cm" svg:x2="17.767cm" svg:y2="6.985cm">
          <text:p/>
        </draw:line>
        <draw:custom-shape draw:name="Oval 47" draw:style-name="gr9" draw:text-style-name="P2" draw:layer="layout" svg:width="0.317cm" svg:height="0.317cm" svg:x="17.609cm" svg:y="6.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8" draw:style-name="gr9" draw:text-style-name="P2" draw:layer="layout" svg:width="0.475cm" svg:height="0.317cm" svg:x="18.931cm" svg:y="6.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49" draw:style-name="gr5" draw:text-style-name="P2" draw:layer="layout" svg:width="1.27cm" svg:height="0.634cm" svg:x="18.455cm" svg:y="6.991cm">
          <text:p text:style-name="P7"><text:span text:style-name="T8">ANT_RIN</text:span></text:p>
          <draw:enhanced-geometry svg:viewBox="0 0 21600 21600" draw:type="rectangle" draw:enhanced-path="M 0 0 L 21600 0 21600 21600 0 21600 0 0 Z N"/>
        </draw:custom-shape>
        <draw:custom-shape draw:name="Text Box 50" draw:style-name="gr5" draw:text-style-name="P2" draw:layer="layout" svg:width="2.45cm" svg:height="0.634cm" svg:x="19.915cm" svg:y="10.436cm">
          <text:p text:style-name="P7"><text:span text:style-name="T8">ANT_ROUT</text:span></text:p>
          <draw:enhanced-geometry svg:viewBox="0 0 21600 21600" draw:type="rectangle" draw:enhanced-path="M 0 0 L 21600 0 21600 21600 0 21600 0 0 Z N"/>
        </draw:custom-shape>
        <draw:custom-shape draw:name="Oval 51" draw:style-name="gr9" draw:text-style-name="P2" draw:layer="layout" svg:width="0.475cm" svg:height="0.317cm" svg:x="19.725cm" svg:y="10.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2" draw:style-name="gr9" draw:text-style-name="P2" draw:layer="layout" svg:width="0.463cm" svg:height="0.475cm" svg:x="20.955cm" svg:y="15.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3" draw:style-name="gr4" draw:text-style-name="P8" draw:layer="layout" svg:x1="20.042cm" svg:y1="10.477cm" svg:x2="20.042cm" svg:y2="11.271cm">
          <text:p/>
        </draw:line>
        <draw:line draw:name="Line 54" draw:style-name="gr4" draw:text-style-name="P8" draw:layer="layout" svg:x1="19.09cm" svg:y1="6.985cm" svg:x2="19.725cm" svg:y2="6.985cm">
          <text:p/>
        </draw:line>
        <draw:line draw:name="Line 55" draw:style-name="gr4" draw:text-style-name="P8" draw:layer="layout" svg:x1="19.883cm" svg:y1="7.937cm" svg:x2="19.883cm" svg:y2="9.048cm">
          <text:p/>
        </draw:line>
        <draw:custom-shape draw:name="Text Box 56" draw:style-name="gr5" draw:text-style-name="P2" draw:layer="layout" svg:width="2.063cm" svg:height="0.635cm" svg:x="18.42cm" svg:y="8.155cm">
          <text:p text:style-name="P7"><text:span text:style-name="T8">REPLY_EN</text:span></text:p>
          <draw:enhanced-geometry svg:viewBox="0 0 21600 21600" draw:type="rectangle" draw:enhanced-path="M 0 0 L 21600 0 21600 21600 0 21600 0 0 Z N"/>
        </draw:custom-shape>
        <draw:custom-shape draw:name="Rectangle 57" draw:style-name="gr3" draw:text-style-name="P2" draw:layer="layout" svg:width="1.11cm" svg:height="1.904cm" svg:x="10.148cm" svg:y="5.715cm">
          <text:p text:style-name="P7"><text:span text:style-name="T8">Reg</text:span></text:p>
          <draw:enhanced-geometry svg:viewBox="0 0 21600 21600" draw:type="rectangle" draw:enhanced-path="M 0 0 L 21600 0 21600 21600 0 21600 0 0 Z N"/>
        </draw:custom-shape>
        <draw:line draw:name="Line 59" draw:style-name="gr4" draw:text-style-name="P8" draw:layer="layout" svg:x1="5.55cm" svg:y1="5.715cm" svg:x2="8.255cm" svg:y2="5.715cm">
          <text:p/>
        </draw:line>
        <draw:line draw:name="Line 61" draw:style-name="gr4" draw:text-style-name="P8" draw:layer="layout" svg:x1="11.635cm" svg:y1="6.55cm" svg:x2="14.175cm" svg:y2="6.55cm">
          <text:p/>
        </draw:line>
        <draw:line draw:name="Line 69" draw:style-name="gr4" draw:text-style-name="P8" draw:layer="layout" svg:x1="0.77cm" svg:y1="15.875cm" svg:x2="14.105cm" svg:y2="15.875cm">
          <text:p/>
        </draw:line>
        <draw:custom-shape draw:name="Text Box 70" draw:style-name="gr5" draw:text-style-name="P2" draw:layer="layout" svg:width="1.905cm" svg:height="0.634cm" svg:x="0.935cm" svg:y="15.381cm">
          <text:p text:style-name="P7"><text:span text:style-name="T8">EMPTY</text:span></text:p>
          <draw:enhanced-geometry svg:viewBox="0 0 21600 21600" draw:type="rectangle" draw:enhanced-path="M 0 0 L 21600 0 21600 21600 0 21600 0 0 Z N"/>
        </draw:custom-shape>
        <draw:line draw:name="Line 71" draw:style-name="gr4" draw:text-style-name="P8" draw:layer="layout" svg:x1="11.535cm" svg:y1="10.495cm" svg:x2="14.075cm" svg:y2="10.495cm">
          <text:p/>
        </draw:line>
        <draw:custom-shape draw:name="Text Box 72" draw:style-name="gr5" draw:text-style-name="P2" draw:layer="layout" svg:width="1.905cm" svg:height="0.634cm" svg:x="11.635cm" svg:y="9.978cm">
          <text:p text:style-name="P7"><text:span text:style-name="T8">TRANS_EN</text:span></text:p>
          <draw:enhanced-geometry svg:viewBox="0 0 21600 21600" draw:type="rectangle" draw:enhanced-path="M 0 0 L 21600 0 21600 21600 0 21600 0 0 Z N"/>
        </draw:custom-shape>
        <draw:line draw:name="Line 73" draw:style-name="gr4" draw:text-style-name="P8" draw:layer="layout" svg:x1="10.465cm" svg:y1="8.255cm" svg:x2="10.465cm" svg:y2="8.89cm">
          <text:p/>
        </draw:line>
        <draw:custom-shape draw:name="Text Box 74" draw:style-name="gr5" draw:text-style-name="P2" draw:layer="layout" svg:width="2.54cm" svg:height="0.634cm" svg:x="8.73cm" svg:y="8.103cm">
          <text:p text:style-name="P7"><text:span text:style-name="T8">HEADER_EN</text:span></text:p>
          <draw:enhanced-geometry svg:viewBox="0 0 21600 21600" draw:type="rectangle" draw:enhanced-path="M 0 0 L 21600 0 21600 21600 0 21600 0 0 Z N"/>
        </draw:custom-shape>
        <draw:line draw:name="Line 75" draw:style-name="gr4" draw:text-style-name="P8" draw:layer="layout" svg:x1="11.735cm" svg:y1="11.765cm" svg:x2="14.275cm" svg:y2="11.765cm">
          <text:p/>
        </draw:line>
        <draw:custom-shape draw:name="Text Box 76" draw:style-name="gr5" draw:text-style-name="P2" draw:layer="layout" svg:width="1.905cm" svg:height="0.475cm" svg:x="11.735cm" svg:y="11.23cm">
          <text:p text:style-name="P7"><text:span text:style-name="T8">ESTORE_EN</text:span></text:p>
          <draw:enhanced-geometry svg:viewBox="0 0 21600 21600" draw:type="rectangle" draw:enhanced-path="M 0 0 L 21600 0 21600 21600 0 21600 0 0 Z N"/>
        </draw:custom-shape>
        <draw:line draw:name="Line 22" draw:style-name="gr4" draw:text-style-name="P8" draw:layer="layout" svg:x1="14.105cm" svg:y1="15.24cm" svg:x2="2.375cm" svg:y2="15.24cm">
          <text:p/>
        </draw:line>
        <draw:line draw:name="Line 62" draw:style-name="gr6" draw:text-style-name="P8" draw:layer="layout" svg:x1="13.97cm" svg:y1="14.605cm" svg:x2="5.615cm" svg:y2="14.605cm">
          <text:p/>
        </draw:line>
        <draw:line draw:name="Line 62" draw:style-name="gr6" draw:text-style-name="P8" draw:layer="layout" svg:x1="5.615cm" svg:y1="14.605cm" svg:x2="5.615cm" svg:y2="5.715cm">
          <text:p/>
        </draw:line>
        <draw:line draw:name="Line 62" draw:style-name="gr6" draw:text-style-name="P8" draw:layer="layout" svg:x1="9.83cm" svg:y1="15.005cm" svg:x2="9.83cm" svg:y2="13.735cm">
          <text:p/>
        </draw:line>
        <draw:line draw:name="Line 69" draw:style-name="gr4" draw:text-style-name="P8" draw:layer="layout" svg:x1="9.825cm" svg:y1="15.005cm" svg:x2="14.27cm" svg:y2="15.005cm">
          <text:p/>
        </draw:line>
        <draw:custom-shape draw:name="Text Box 10" draw:style-name="gr13" draw:text-style-name="P2" draw:layer="layout" svg:width="2.273cm" svg:height="0.634cm" svg:x="8.662cm" svg:y="13.523cm">
          <text:p text:style-name="P7"><text:span text:style-name="T8">NEXT_EN</text:span></text:p>
          <draw:enhanced-geometry svg:viewBox="0 0 21600 21600" draw:type="rectangle" draw:enhanced-path="M 0 0 L 21600 0 21600 21600 0 21600 0 0 Z N"/>
        </draw:custom-shape>
        <draw:custom-shape draw:name="Text Box 30" draw:style-name="gr13" draw:text-style-name="P2" draw:layer="layout" svg:width="1.969cm" svg:height="0.634cm" svg:x="21.831cm" svg:y="7.126cm">
          <text:p text:style-name="P7"><text:span text:style-name="T18">READ_EN1</text:span></text:p>
          <text:p text:style-name="P7"><text:span text:style-name="T8"/></text:p>
          <draw:enhanced-geometry svg:viewBox="0 0 21600 21600" draw:type="rectangle" draw:enhanced-path="M 0 0 L 21600 0 21600 21600 0 21600 0 0 Z N"/>
        </draw:custom-shape>
        <draw:line draw:name="Line 41" draw:style-name="gr4" draw:text-style-name="P8" draw:layer="layout" svg:x1="21.895cm" svg:y1="6.35cm" svg:x2="24.13cm" svg:y2="6.35cm">
          <text:p/>
        </draw:line>
        <draw:custom-shape draw:name="Text Box 30" draw:style-name="gr13" draw:text-style-name="P11" draw:layer="layout" svg:width="1.565cm" svg:height="0.634cm" svg:x="21.931cm" svg:y="6.426cm">
          <text:p text:style-name="P7"><text:span text:style-name="T17">EMPTY</text:span></text:p>
          <text:p text:style-name="P7"><text:span text:style-name="T8"/></text:p>
          <draw:enhanced-geometry svg:viewBox="0 0 21600 21600" draw:mirror-horizontal="false" draw:mirror-vertical="false" draw:type="rectangle" draw:enhanced-path="M 0 0 L 21600 0 21600 21600 0 21600 0 0 Z N"/>
        </draw:custom-shape>
        <draw:line draw:name="Line 41" draw:style-name="gr4" draw:text-style-name="P8" draw:layer="layout" svg:x1="21.896cm" svg:y1="6.95cm" svg:x2="24.131cm" svg:y2="6.95cm">
          <text:p/>
        </draw:line>
        <draw:custom-shape draw:name="Text Box 32" draw:style-name="gr13" draw:text-style-name="P2" draw:layer="layout" svg:width="1.27cm" svg:height="0.475cm" svg:x="3.256cm" svg:y="3.56cm">
          <text:p text:style-name="P7"><text:span text:style-name="T8">CLK</text:span></text:p>
          <draw:enhanced-geometry svg:viewBox="0 0 21600 21600" draw:type="rectangle" draw:enhanced-path="M 0 0 L 21600 0 21600 21600 0 21600 0 0 Z N"/>
        </draw:custom-shape>
        <draw:line draw:name="Line 40" draw:style-name="gr4" draw:text-style-name="P8" draw:layer="layout" svg:x1="3.561cm" svg:y1="4.036cm" svg:x2="4.831cm" svg:y2="4.036cm">
          <text:p/>
        </draw:line>
        <draw:custom-shape draw:name="Text Box 32" draw:style-name="gr13" draw:text-style-name="P2" draw:layer="layout" svg:width="1.27cm" svg:height="0.475cm" svg:x="3.257cm" svg:y="4.26cm">
          <text:p text:style-name="P7"><text:span text:style-name="T8">RST</text:span></text:p>
          <draw:enhanced-geometry svg:viewBox="0 0 21600 21600" draw:type="rectangle" draw:enhanced-path="M 0 0 L 21600 0 21600 21600 0 21600 0 0 Z N"/>
        </draw:custom-shape>
        <draw:line draw:name="Line 40" draw:style-name="gr4" draw:text-style-name="P8" draw:layer="layout" svg:x1="3.562cm" svg:y1="4.736cm" svg:x2="4.832cm" svg:y2="4.736cm">
          <text:p/>
        </draw:line>
        <presentation:notes draw:style-name="dp2">
          <draw:page-thumbnail draw:style-name="gr2" draw:layer="layout" svg:width="13.968cm" svg:height="10.476cm" svg:x="3.81cm" svg:y="2.123cm" draw:page-number="19" presentation:class="page"/>
          <draw:frame presentation:style-name="pr5" draw:layer="layout" svg:width="17.271cm" svg:height="12.573cm" svg:x="2.159cm" svg:y="13.271cm" presentation:class="notes" presentation:placeholder="true">
            <draw:text-box/>
          </draw:frame>
        </presentation:notes>
      </draw:page>
      <draw:page draw:name="page20" draw:style-name="dp1" draw:master-page-name="Default_20_1" presentation:presentation-page-layout-name="AL2T11">
        <draw:g draw:name="Group 80">
          <draw:custom-shape draw:name="Text Box 81" draw:style-name="gr5" draw:text-style-name="P2" draw:layer="layout" svg:width="1.979cm" svg:height="0.475cm" svg:x="4.88cm" svg:y="7.366cm">
            <text:p text:style-name="P7"><text:span text:style-name="T17">EncodeEN</text:span></text:p>
            <draw:enhanced-geometry svg:viewBox="0 0 21600 21600" draw:type="rectangle" draw:enhanced-path="M 0 0 L 21600 0 21600 21600 0 21600 0 0 Z N"/>
          </draw:custom-shape>
          <draw:custom-shape draw:name="Text Box 82" draw:style-name="gr5" draw:text-style-name="P2" draw:layer="layout" svg:width="9.18cm" svg:height="1.428cm" svg:x="7.197cm" svg:y="1.27cm">
            <text:p text:style-name="P9"><text:span text:style-name="T9">EncodePacket</text:span></text:p>
            <draw:enhanced-geometry svg:viewBox="0 0 21600 21600" draw:type="rectangle" draw:enhanced-path="M 0 0 L 21600 0 21600 21600 0 21600 0 0 Z N"/>
          </draw:custom-shape>
          <draw:line draw:name="Line 83" draw:style-name="gr4" draw:text-style-name="P8" draw:layer="layout" svg:x1="3.08cm" svg:y1="3.555cm" svg:x2="4.52cm" svg:y2="3.555cm">
            <text:p/>
          </draw:line>
          <draw:line draw:name="Line 84" draw:style-name="gr4" draw:text-style-name="P8" draw:layer="layout" svg:x1="3.26cm" svg:y1="4.508cm" svg:x2="4.52cm" svg:y2="4.508cm">
            <text:p/>
          </draw:line>
          <draw:custom-shape draw:name="Text Box 85" draw:style-name="gr5" draw:text-style-name="P2" draw:layer="layout" svg:width="0.899cm" svg:height="0.634cm" svg:x="3.26cm" svg:y="2.921cm">
            <text:p text:style-name="P7"><text:span text:style-name="T8">Clk</text:span></text:p>
            <draw:enhanced-geometry svg:viewBox="0 0 21600 21600" draw:type="rectangle" draw:enhanced-path="M 0 0 L 21600 0 21600 21600 0 21600 0 0 Z N"/>
          </draw:custom-shape>
          <draw:custom-shape draw:name="Text Box 86" draw:style-name="gr5" draw:text-style-name="P2" draw:layer="layout" svg:width="0.719cm" svg:height="0.475cm" svg:x="3.44cm" svg:y="4.032cm">
            <text:p text:style-name="P7"><text:span text:style-name="T8">rst</text:span></text:p>
            <draw:enhanced-geometry svg:viewBox="0 0 21600 21600" draw:type="rectangle" draw:enhanced-path="M 0 0 L 21600 0 21600 21600 0 21600 0 0 Z N"/>
          </draw:custom-shape>
          <draw:custom-shape draw:name="Rectangle 87" draw:style-name="gr3" draw:text-style-name="P2" draw:layer="layout" svg:width="1.979cm" svg:height="3.65cm" svg:x="4.52cm" svg:y="3.397cm">
            <text:p text:style-name="P7"><text:span text:style-name="T8">CounterReg</text:span></text:p>
            <draw:enhanced-geometry svg:viewBox="0 0 21600 21600" draw:type="rectangle" draw:enhanced-path="M 0 0 L 21600 0 21600 21600 0 21600 0 0 Z N"/>
          </draw:custom-shape>
          <draw:line draw:name="Line 88" draw:style-name="gr4" draw:text-style-name="P8" draw:layer="layout" svg:x1="4.88cm" svg:y1="7.841cm" svg:x2="4.88cm" svg:y2="7.048cm">
            <text:p/>
          </draw:line>
          <draw:line draw:name="Line 89" draw:style-name="gr4" draw:text-style-name="P8" draw:layer="layout" svg:x1="6.5cm" svg:y1="4.984cm" svg:x2="8.84cm" svg:y2="4.984cm">
            <text:p/>
          </draw:line>
          <draw:line draw:name="Line 90" draw:style-name="gr4" draw:text-style-name="P8" draw:layer="layout" svg:x1="7.76cm" svg:y1="6.413cm" svg:x2="8.84cm" svg:y2="6.413cm">
            <text:p/>
          </draw:line>
          <draw:custom-shape draw:name="Rectangle 91" draw:style-name="gr3" draw:text-style-name="P2" draw:layer="layout" svg:width="3.059cm" svg:height="3.65cm" svg:x="8.841cm" svg:y="4.032cm">
            <text:p text:style-name="P7"><text:span text:style-name="T8">NextState</text:span></text:p>
            <text:p text:style-name="P7"><text:span text:style-name="T8">If(ctr&lt;256)</text:span></text:p>
            <text:p text:style-name="P7"><text:span text:style-name="T8"><text:s text:c="4"/></text:span><text:span text:style-name="T8">Ctr+1</text:span></text:p>
            <text:p text:style-name="P7"><text:span text:style-name="T8"><text:s text:c="4"/></text:span><text:span text:style-name="T8">If data change</text:span></text:p>
            <text:p text:style-name="P7"><text:span text:style-name="T8"><text:s text:c="7"/></text:span><text:span text:style-name="T8">Trans++</text:span></text:p>
            <draw:enhanced-geometry svg:viewBox="0 0 21600 21600" draw:type="rectangle" draw:enhanced-path="M 0 0 L 21600 0 21600 21600 0 21600 0 0 Z N"/>
          </draw:custom-shape>
          <draw:custom-shape draw:name="Text Box 92" draw:style-name="gr5" draw:text-style-name="P2" draw:layer="layout" svg:width="1.079cm" svg:height="0.475cm" svg:x="7.58cm" svg:y="5.778cm">
            <text:p text:style-name="P7"><text:span text:style-name="T17">data</text:span></text:p>
            <draw:enhanced-geometry svg:viewBox="0 0 21600 21600" draw:type="rectangle" draw:enhanced-path="M 0 0 L 21600 0 21600 21600 0 21600 0 0 Z N"/>
          </draw:custom-shape>
          <draw:custom-shape draw:name="Rectangle 93" draw:style-name="gr3" draw:text-style-name="P2" draw:layer="layout" svg:width="1.259cm" svg:height="1.745cm" svg:x="13.701cm" svg:y="5.778cm">
            <text:p text:style-name="P7"><text:span text:style-name="T8">CRC</text:span></text:p>
            <text:p text:style-name="P7"><text:span text:style-name="T8">Reg</text:span></text:p>
            <text:p text:style-name="P7"><text:span text:style-name="T8"/></text:p>
            <draw:enhanced-geometry svg:viewBox="0 0 21600 21600" draw:type="rectangle" draw:enhanced-path="M 0 0 L 21600 0 21600 21600 0 21600 0 0 Z N"/>
          </draw:custom-shape>
          <draw:line draw:name="Line 94" draw:style-name="gr4" draw:text-style-name="P8" draw:layer="layout" svg:x1="11.9cm" svg:y1="6.413cm" svg:x2="13.7cm" svg:y2="6.413cm">
            <text:p/>
          </draw:line>
          <draw:custom-shape draw:name="Text Box 95" draw:style-name="gr5" draw:text-style-name="P2" draw:layer="layout" svg:width="1.259cm" svg:height="0.475cm" svg:x="12.261cm" svg:y="5.778cm">
            <text:p text:style-name="P7"><text:span text:style-name="T8">Transs</text:span></text:p>
            <draw:enhanced-geometry svg:viewBox="0 0 21600 21600" draw:type="rectangle" draw:enhanced-path="M 0 0 L 21600 0 21600 21600 0 21600 0 0 Z N"/>
          </draw:custom-shape>
          <draw:line draw:name="Line 96" draw:style-name="gr6" draw:text-style-name="P8" draw:layer="layout" svg:x1="7.22cm" svg:y1="4.984cm" svg:x2="7.22cm" svg:y2="9.587cm">
            <text:p/>
          </draw:line>
          <draw:line draw:name="Line 97" draw:style-name="gr4" draw:text-style-name="P8" draw:layer="layout" svg:x1="7.22cm" svg:y1="9.587cm" svg:x2="8.84cm" svg:y2="9.587cm">
            <text:p/>
          </draw:line>
          <draw:custom-shape draw:name="Rectangle 98" draw:style-name="gr3" draw:text-style-name="P2" draw:layer="layout" svg:width="3.059cm" svg:height="2.697cm" svg:x="8.841cm" svg:y="8.635cm">
            <text:p text:style-name="P7"><text:span text:style-name="T8">OutputLogic</text:span></text:p>
            <text:p text:style-name="P7"><text:span text:style-name="T8">If ctr= 340</text:span></text:p>
            <text:p text:style-name="P7"><text:span text:style-name="T8">Trans=CRC</text:span></text:p>
            <text:p text:style-name="P7"><text:span text:style-name="T8">Prefix=</text:span></text:p>
            <text:p text:style-name="P7"><text:span text:style-name="T8"><text:s text:c="3"/></text:span><text:span text:style-name="T8">Append 00001</text:span></text:p>
            <text:p text:style-name="P7"><text:span text:style-name="T8"><text:s text:c="3"/></text:span><text:span text:style-name="T8">Append 256</text:span></text:p>
            <text:p text:style-name="P7"><text:span text:style-name="T8"><text:s text:c="2"/></text:span></text:p>
            <draw:enhanced-geometry svg:viewBox="0 0 21600 21600" draw:type="rectangle" draw:enhanced-path="M 0 0 L 21600 0 21600 21600 0 21600 0 0 Z N"/>
          </draw:custom-shape>
          <draw:custom-shape draw:name="Text Box 99" draw:style-name="gr5" draw:text-style-name="P2" draw:layer="layout" svg:width="1.439cm" svg:height="0.634cm" svg:x="6.86cm" svg:y="4.191cm">
            <text:p text:style-name="P7"><text:span text:style-name="T8">counter</text:span></text:p>
            <draw:enhanced-geometry svg:viewBox="0 0 21600 21600" draw:type="rectangle" draw:enhanced-path="M 0 0 L 21600 0 21600 21600 0 21600 0 0 Z N"/>
          </draw:custom-shape>
          <draw:line draw:name="Line 100" draw:style-name="gr6" draw:text-style-name="P8" draw:layer="layout" svg:x1="10.28cm" svg:y1="8.159cm" svg:x2="12.8cm" svg:y2="8.159cm">
            <text:p/>
          </draw:line>
          <draw:line draw:name="Line 101" draw:style-name="gr4" draw:text-style-name="P8" draw:layer="layout" svg:x1="10.28cm" svg:y1="8.159cm" svg:x2="10.28cm" svg:y2="8.635cm">
            <text:p/>
          </draw:line>
          <draw:line draw:name="Line 102" draw:style-name="gr6" draw:text-style-name="P8" draw:layer="layout" svg:x1="12.8cm" svg:y1="6.413cm" svg:x2="12.8cm" svg:y2="8.159cm">
            <text:p/>
          </draw:line>
          <draw:line draw:name="Line 103" draw:style-name="gr4" draw:text-style-name="P8" draw:layer="layout" svg:x1="11.9cm" svg:y1="9.587cm" svg:x2="16.221cm" svg:y2="9.587cm">
            <text:p/>
          </draw:line>
          <draw:custom-shape draw:name="Rectangle 104" draw:style-name="gr3" draw:text-style-name="P2" draw:layer="layout" svg:width="2.699cm" svg:height="3.015cm" svg:x="16.221cm" svg:y="8.794cm">
            <text:p text:style-name="P7"><text:span text:style-name="T8">Appendtodata</text:span></text:p>
            <draw:enhanced-geometry svg:viewBox="0 0 21600 21600" draw:type="rectangle" draw:enhanced-path="M 0 0 L 21600 0 21600 21600 0 21600 0 0 Z N"/>
          </draw:custom-shape>
          <draw:line draw:name="Line 105" draw:style-name="gr4" draw:text-style-name="P8" draw:layer="layout" svg:x1="14.601cm" svg:y1="10.381cm" svg:x2="16.221cm" svg:y2="10.381cm">
            <text:p/>
          </draw:line>
          <draw:custom-shape draw:name="Text Box 106" draw:style-name="gr5" draw:text-style-name="P2" draw:layer="layout" svg:width="1.079cm" svg:height="0.475cm" svg:x="14.421cm" svg:y="9.905cm">
            <text:p text:style-name="P7"><text:span text:style-name="T17">data</text:span></text:p>
            <draw:enhanced-geometry svg:viewBox="0 0 21600 21600" draw:type="rectangle" draw:enhanced-path="M 0 0 L 21600 0 21600 21600 0 21600 0 0 Z N"/>
          </draw:custom-shape>
          <draw:line draw:name="Line 107" draw:style-name="gr4" draw:text-style-name="P8" draw:layer="layout" svg:x1="18.921cm" svg:y1="9.905cm" svg:x2="21.801cm" svg:y2="9.905cm">
            <text:p/>
          </draw:line>
          <draw:custom-shape draw:name="Text Box 108" draw:style-name="gr5" draw:text-style-name="P2" draw:layer="layout" svg:width="1.439cm" svg:height="0.475cm" svg:x="19.461cm" svg:y="9.429cm">
            <text:p text:style-name="P7"><text:span text:style-name="T8">Packet</text:span></text:p>
            <draw:enhanced-geometry svg:viewBox="0 0 21600 21600" draw:type="rectangle" draw:enhanced-path="M 0 0 L 21600 0 21600 21600 0 21600 0 0 Z N"/>
          </draw:custom-shape>
          <draw:custom-shape draw:name="Text Box 109" draw:style-name="gr5" draw:text-style-name="P2" draw:layer="layout" svg:width="12.96cm" svg:height="2.38cm" svg:x="3.175cm" svg:y="12.277cm">
            <text:p text:style-name="P7"><text:span text:style-name="T12">This encoding is to append a crc to the end of the data that has been inputed into the system. And append a slave ID for an L_CH value(4bits), insert a Flow bit(1 bit) and <text:s/>the length of the datastream which will be a constant 256 in binary(8bits) and then the 256 bit data followed by a 16 bit crc. Total of 285 bits.</text:span></text:p>
            <draw:enhanced-geometry svg:viewBox="0 0 21600 21600" draw:type="rectangle" draw:enhanced-path="M 0 0 L 21600 0 21600 21600 0 21600 0 0 Z N"/>
          </draw:custom-shape>
          <draw:line draw:name="Line 110" draw:style-name="gr4" draw:text-style-name="P8" draw:layer="layout" svg:x1="11.9cm" svg:y1="11.016cm" svg:x2="16.221cm" svg:y2="11.016cm">
            <text:p/>
          </draw:line>
          <draw:custom-shape draw:name="Text Box 111" draw:style-name="gr5" draw:text-style-name="P2" draw:layer="layout" svg:width="1.259cm" svg:height="0.475cm" svg:x="12.981cm" svg:y="9.112cm">
            <text:p text:style-name="P7"><text:span text:style-name="T8">prefix</text:span></text:p>
            <draw:enhanced-geometry svg:viewBox="0 0 21600 21600" draw:type="rectangle" draw:enhanced-path="M 0 0 L 21600 0 21600 21600 0 21600 0 0 Z N"/>
          </draw:custom-shape>
          <draw:custom-shape draw:name="Text Box 112" draw:style-name="gr5" draw:text-style-name="P2" draw:layer="layout" svg:width="1.259cm" svg:height="0.475cm" svg:x="12.981cm" svg:y="10.54cm">
            <text:p text:style-name="P7"><text:span text:style-name="T8">CRC</text:span></text:p>
            <draw:enhanced-geometry svg:viewBox="0 0 21600 21600" draw:type="rectangle" draw:enhanced-path="M 0 0 L 21600 0 21600 21600 0 21600 0 0 Z N"/>
          </draw:custom-shape>
          <draw:line draw:name="Line 113" draw:style-name="gr6" draw:text-style-name="P8" draw:layer="layout" svg:x1="11.9cm" svg:y1="4.667cm" svg:x2="13.7cm" svg:y2="4.667cm">
            <text:p/>
          </draw:line>
          <draw:line draw:name="Line 114" draw:style-name="gr4" draw:text-style-name="P8" draw:layer="layout" svg:x1="5.24cm" svg:y1="3.079cm" svg:x2="5.24cm" svg:y2="3.397cm">
            <text:p/>
          </draw:line>
          <draw:line draw:name="Line 115" draw:style-name="gr6" draw:text-style-name="P8" draw:layer="layout" svg:x1="5.24cm" svg:y1="3.079cm" svg:x2="13.7cm" svg:y2="3.079cm">
            <text:p/>
          </draw:line>
          <draw:line draw:name="Line 116" draw:style-name="gr6" draw:text-style-name="P8" draw:layer="layout" svg:x1="13.7cm" svg:y1="3.079cm" svg:x2="13.7cm" svg:y2="4.667cm">
            <text:p/>
          </draw:line>
          <draw:custom-shape draw:name="Text Box 117" draw:style-name="gr5" draw:text-style-name="P2" draw:layer="layout" svg:width="1.979cm" svg:height="0.634cm" svg:x="13.881cm" svg:y="3.715cm">
            <text:p text:style-name="P7"><text:span text:style-name="T8">NextState</text:span></text:p>
            <draw:enhanced-geometry svg:viewBox="0 0 21600 21600" draw:type="rectangle" draw:enhanced-path="M 0 0 L 21600 0 21600 21600 0 21600 0 0 Z N"/>
          </draw:custom-shape>
          <draw:line draw:name="Line 118" draw:style-name="gr4" draw:text-style-name="P8" draw:layer="layout" svg:x1="18.921cm" svg:y1="11.175cm" svg:x2="21.801cm" svg:y2="11.175cm">
            <text:p/>
          </draw:line>
          <draw:custom-shape draw:name="Text Box 119" draw:style-name="gr5" draw:text-style-name="P2" draw:layer="layout" svg:width="1.799cm" svg:height="0.634cm" svg:x="19.461cm" svg:y="10.54cm">
            <text:p text:style-name="P7"><text:span text:style-name="T8">storeEN</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20" presentation:class="page"/>
          <draw:frame presentation:style-name="pr5" draw:layer="layout" svg:width="17.271cm" svg:height="12.573cm" svg:x="2.159cm" svg:y="13.271cm" presentation:class="notes" presentation:placeholder="true">
            <draw:text-box/>
          </draw:frame>
        </presentation:notes>
      </draw:page>
      <draw:page draw:name="page21" draw:style-name="dp1" draw:master-page-name="Default_20_1" presentation:presentation-page-layout-name="AL2T11">
        <draw:g draw:name="Group 2">
          <draw:custom-shape draw:name="Text Box 3" draw:style-name="gr5" draw:text-style-name="P2" draw:layer="layout" svg:width="5.476cm" svg:height="1.317cm" svg:x="8.89cm" svg:y="0.635cm">
            <text:p text:style-name="P9"><text:span text:style-name="T9">StartChk</text:span></text:p>
            <draw:enhanced-geometry svg:viewBox="0 0 21600 21600" draw:type="rectangle" draw:enhanced-path="M 0 0 L 21600 0 21600 21600 0 21600 0 0 Z N"/>
          </draw:custom-shape>
          <draw:custom-shape draw:name="Rectangle 4" draw:style-name="gr3" draw:text-style-name="P2" draw:layer="layout" svg:width="4.416cm" svg:height="3.624cm" svg:x="10.668cm" svg:y="3.337cm">
            <text:p text:style-name="P7"><text:span text:style-name="T8">ShifRegister</text:span></text:p>
            <draw:enhanced-geometry svg:viewBox="0 0 21600 21600" draw:type="rectangle" draw:enhanced-path="M 0 0 L 21600 0 21600 21600 0 21600 0 0 Z N"/>
          </draw:custom-shape>
          <draw:line draw:name="Line 5" draw:style-name="gr4" draw:text-style-name="P8" draw:layer="layout" svg:x1="7.841cm" svg:y1="4.655cm" svg:x2="10.668cm" svg:y2="4.655cm">
            <text:p/>
          </draw:line>
          <draw:line draw:name="Line 6" draw:style-name="gr4" draw:text-style-name="P8" draw:layer="layout" svg:x1="7.841cm" svg:y1="5.643cm" svg:x2="10.668cm" svg:y2="5.643cm">
            <text:p/>
          </draw:line>
          <draw:custom-shape draw:name="Text Box 7" draw:style-name="gr5" draw:text-style-name="P2" draw:layer="layout" svg:width="1.059cm" svg:height="0.658cm" svg:x="8.195cm" svg:y="3.996cm">
            <text:p text:style-name="P7"><text:span text:style-name="T8">Clk</text:span></text:p>
            <draw:enhanced-geometry svg:viewBox="0 0 21600 21600" draw:type="rectangle" draw:enhanced-path="M 0 0 L 21600 0 21600 21600 0 21600 0 0 Z N"/>
          </draw:custom-shape>
          <draw:custom-shape draw:name="Text Box 8" draw:style-name="gr5" draw:text-style-name="P2" draw:layer="layout" svg:width="1.059cm" svg:height="0.493cm" svg:x="8.372cm" svg:y="5.15cm">
            <text:p text:style-name="P7"><text:span text:style-name="T8">rst</text:span></text:p>
            <draw:enhanced-geometry svg:viewBox="0 0 21600 21600" draw:type="rectangle" draw:enhanced-path="M 0 0 L 21600 0 21600 21600 0 21600 0 0 Z N"/>
          </draw:custom-shape>
          <draw:custom-shape draw:name="Text Box 9" draw:style-name="gr5" draw:text-style-name="P2" draw:layer="layout" svg:width="0.706cm" svg:height="0.658cm" svg:x="16.145cm" svg:y="4.161cm">
            <text:p text:style-name="P7"><text:span text:style-name="T8">Rx</text:span></text:p>
            <draw:enhanced-geometry svg:viewBox="0 0 21600 21600" draw:type="rectangle" draw:enhanced-path="M 0 0 L 21600 0 21600 21600 0 21600 0 0 Z N"/>
          </draw:custom-shape>
          <draw:line draw:name="Line 10" draw:style-name="gr4" draw:text-style-name="P8" draw:layer="layout" svg:x1="19.855cm" svg:y1="4.984cm" svg:x2="15.085cm" svg:y2="4.984cm">
            <text:p/>
          </draw:line>
          <draw:line draw:name="Line 11" draw:style-name="gr4" draw:text-style-name="P8" draw:layer="layout" svg:x1="12.611cm" svg:y1="6.961cm" svg:x2="12.611cm" svg:y2="7.95cm">
            <text:p/>
          </draw:line>
          <draw:custom-shape draw:name="Rectangle 12" draw:style-name="gr3" draw:text-style-name="P2" draw:layer="layout" svg:width="3.002cm" svg:height="3.294cm" svg:x="11.022cm" svg:y="7.95cm">
            <text:p text:style-name="P7"><text:span text:style-name="T8">Reg</text:span></text:p>
            <draw:enhanced-geometry svg:viewBox="0 0 21600 21600" draw:type="rectangle" draw:enhanced-path="M 0 0 L 21600 0 21600 21600 0 21600 0 0 Z N"/>
          </draw:custom-shape>
          <draw:custom-shape draw:name="Text Box 13" draw:style-name="gr5" draw:text-style-name="P2" draw:layer="layout" svg:width="1.942cm" svg:height="0.493cm" svg:x="12.612cm" svg:y="7.127cm">
            <text:p text:style-name="P7"><text:span text:style-name="T8">RxData</text:span></text:p>
            <draw:enhanced-geometry svg:viewBox="0 0 21600 21600" draw:type="rectangle" draw:enhanced-path="M 0 0 L 21600 0 21600 21600 0 21600 0 0 Z N"/>
          </draw:custom-shape>
          <draw:line draw:name="Line 14" draw:style-name="gr4" draw:text-style-name="P8" draw:layer="layout" svg:x1="14.025cm" svg:y1="9.268cm" svg:x2="16.675cm" svg:y2="9.268cm">
            <text:p/>
          </draw:line>
          <draw:custom-shape draw:name="Text Box 15" draw:style-name="gr5" draw:text-style-name="P2" draw:layer="layout" svg:width="3.356cm" svg:height="0.823cm" svg:x="16.852cm" svg:y="8.445cm">
            <text:p text:style-name="P7"><text:span text:style-name="T7">outputLogic</text:span></text:p>
            <draw:enhanced-geometry svg:viewBox="0 0 21600 21600" draw:type="rectangle" draw:enhanced-path="M 0 0 L 21600 0 21600 21600 0 21600 0 0 Z N"/>
          </draw:custom-shape>
          <draw:line draw:name="Line 16" draw:style-name="gr4" draw:text-style-name="P8" draw:layer="layout" svg:x1="20.561cm" svg:y1="9.433cm" svg:x2="23.918cm" svg:y2="9.433cm">
            <text:p/>
          </draw:line>
          <draw:custom-shape draw:name="Rectangle 17" draw:style-name="gr8" draw:text-style-name="P2" draw:layer="layout" svg:width="3.886cm" svg:height="3.624cm" svg:x="16.675cm" svg:y="7.127cm">
            <text:p/>
            <draw:enhanced-geometry svg:viewBox="0 0 21600 21600" draw:type="rectangle" draw:enhanced-path="M 0 0 L 21600 0 21600 21600 0 21600 0 0 Z N"/>
          </draw:custom-shape>
          <draw:custom-shape draw:name="Text Box 18" draw:style-name="gr5" draw:text-style-name="P2" draw:layer="layout" svg:width="1.059cm" svg:height="0.493cm" svg:x="14.732cm" svg:y="9.268cm">
            <text:p text:style-name="P7"><text:span text:style-name="T8">State</text:span></text:p>
            <draw:enhanced-geometry svg:viewBox="0 0 21600 21600" draw:type="rectangle" draw:enhanced-path="M 0 0 L 21600 0 21600 21600 0 21600 0 0 Z N"/>
          </draw:custom-shape>
          <draw:custom-shape draw:name="Text Box 19" draw:style-name="gr5" draw:text-style-name="P2" draw:layer="layout" svg:width="1.942cm" svg:height="0.823cm" svg:x="21.092cm" svg:y="8.28cm">
            <text:p text:style-name="P7"><text:span text:style-name="T8">TransEN</text:span></text:p>
            <draw:enhanced-geometry svg:viewBox="0 0 21600 21600" draw:type="rectangle" draw:enhanced-path="M 0 0 L 21600 0 21600 21600 0 21600 0 0 Z N"/>
          </draw:custom-shape>
          <draw:line draw:name="Line 20" draw:style-name="gr4" draw:text-style-name="P8" draw:layer="layout" svg:x1="15.968cm" svg:y1="9.268cm" svg:x2="15.968cm" svg:y2="11.904cm">
            <text:p/>
          </draw:line>
          <draw:custom-shape draw:name="Rectangle 21" draw:style-name="gr8" draw:text-style-name="P2" draw:layer="layout" svg:width="2.826cm" svg:height="1.976cm" svg:x="14.908cm" svg:y="11.905cm">
            <text:p/>
            <draw:enhanced-geometry svg:viewBox="0 0 21600 21600" draw:type="rectangle" draw:enhanced-path="M 0 0 L 21600 0 21600 21600 0 21600 0 0 Z N"/>
          </draw:custom-shape>
          <draw:custom-shape draw:name="Text Box 22" draw:style-name="gr5" draw:text-style-name="P2" draw:layer="layout" svg:width="2.296cm" svg:height="1.647cm" svg:x="15.085cm" svg:y="12.069cm">
            <text:p text:style-name="P7"><text:span text:style-name="T7">nxtStateLogic</text:span></text:p>
            <draw:enhanced-geometry svg:viewBox="0 0 21600 21600" draw:type="rectangle" draw:enhanced-path="M 0 0 L 21600 0 21600 21600 0 21600 0 0 Z N"/>
          </draw:custom-shape>
          <draw:line draw:name="Line 23" draw:style-name="gr6" draw:text-style-name="P8" draw:layer="layout" svg:x1="14.908cm" svg:y1="13.057cm" svg:x2="12.435cm" svg:y2="13.057cm">
            <text:p/>
          </draw:line>
          <draw:line draw:name="Line 24" draw:style-name="gr4" draw:text-style-name="P8" draw:layer="layout" svg:x1="12.435cm" svg:y1="13.057cm" svg:x2="12.435cm" svg:y2="11.245cm">
            <text:p/>
          </draw:line>
          <draw:line draw:name="Line 25" draw:style-name="gr4" draw:text-style-name="P8" draw:layer="layout" svg:x1="9.255cm" svg:y1="8.774cm" svg:x2="11.021cm" svg:y2="8.774cm">
            <text:p/>
          </draw:line>
          <draw:line draw:name="Line 26" draw:style-name="gr4" draw:text-style-name="P8" draw:layer="layout" svg:x1="9.255cm" svg:y1="9.762cm" svg:x2="11.021cm" svg:y2="9.762cm">
            <text:p/>
          </draw:line>
          <draw:custom-shape draw:name="Text Box 27" draw:style-name="gr5" draw:text-style-name="P2" draw:layer="layout" svg:width="1.059cm" svg:height="0.658cm" svg:x="9.432cm" svg:y="8.115cm">
            <text:p text:style-name="P7"><text:span text:style-name="T8">Clk</text:span></text:p>
            <draw:enhanced-geometry svg:viewBox="0 0 21600 21600" draw:type="rectangle" draw:enhanced-path="M 0 0 L 21600 0 21600 21600 0 21600 0 0 Z N"/>
          </draw:custom-shape>
          <draw:custom-shape draw:name="Text Box 28" draw:style-name="gr5" draw:text-style-name="P2" draw:layer="layout" svg:width="0.706cm" svg:height="0.493cm" svg:x="9.432cm" svg:y="9.268cm">
            <text:p text:style-name="P7"><text:span text:style-name="T8">rst</text:span></text:p>
            <draw:enhanced-geometry svg:viewBox="0 0 21600 21600" draw:type="rectangle" draw:enhanced-path="M 0 0 L 21600 0 21600 21600 0 21600 0 0 Z N"/>
          </draw:custom-shape>
          <draw:line draw:name="Line 29" draw:style-name="gr4" draw:text-style-name="P8" draw:layer="layout" svg:x1="15.261cm" svg:y1="7.456cm" svg:x2="16.675cm" svg:y2="7.456cm">
            <text:p/>
          </draw:line>
          <draw:line draw:name="Line 30" draw:style-name="gr4" draw:text-style-name="P8" draw:layer="layout" svg:x1="15.438cm" svg:y1="8.444cm" svg:x2="16.675cm" svg:y2="8.444cm">
            <text:p/>
          </draw:line>
          <draw:custom-shape draw:name="Text Box 31" draw:style-name="gr5" draw:text-style-name="P2" draw:layer="layout" svg:width="0.882cm" svg:height="0.658cm" svg:x="15.438cm" svg:y="6.797cm">
            <text:p text:style-name="P7"><text:span text:style-name="T8">Clk</text:span></text:p>
            <draw:enhanced-geometry svg:viewBox="0 0 21600 21600" draw:type="rectangle" draw:enhanced-path="M 0 0 L 21600 0 21600 21600 0 21600 0 0 Z N"/>
          </draw:custom-shape>
          <draw:custom-shape draw:name="Text Box 32" draw:style-name="gr5" draw:text-style-name="P2" draw:layer="layout" svg:width="0.706cm" svg:height="0.493cm" svg:x="15.615cm" svg:y="7.95cm">
            <text:p text:style-name="P7"><text:span text:style-name="T8">rst</text:span></text:p>
            <draw:enhanced-geometry svg:viewBox="0 0 21600 21600" draw:type="rectangle" draw:enhanced-path="M 0 0 L 21600 0 21600 21600 0 21600 0 0 Z N"/>
          </draw:custom-shape>
          <draw:line draw:name="Line 33" draw:style-name="gr4" draw:text-style-name="P8" draw:layer="layout" svg:x1="20.561cm" svg:y1="7.785cm" svg:x2="23.918cm" svg:y2="7.785cm">
            <text:p/>
          </draw:line>
          <draw:custom-shape draw:name="Text Box 34" draw:style-name="gr5" draw:text-style-name="P2" draw:layer="layout" svg:width="1.942cm" svg:height="0.823cm" svg:x="20.915cm" svg:y="6.962cm">
            <text:p text:style-name="P7"><text:span text:style-name="T8">resendEN</text:span></text:p>
            <draw:enhanced-geometry svg:viewBox="0 0 21600 21600" draw:type="rectangle" draw:enhanced-path="M 0 0 L 21600 0 21600 21600 0 21600 0 0 Z N"/>
          </draw:custom-shape>
          <draw:custom-shape draw:name="Text Box 35" draw:style-name="gr5" draw:text-style-name="P2" draw:layer="layout" svg:width="11.306cm" svg:height="3.788cm" svg:x="1.482cm" svg:y="14.211cm">
            <text:p text:style-name="P7"><text:span text:style-name="T12">The StartChk block is a serial receiver that waits for a send or resend packet from a hardocoded addressed Bluetooth device. When resend asser both resendEN and TransEN. Else assert only TransEN</text:span></text:p>
            <draw:enhanced-geometry svg:viewBox="0 0 21600 21600" draw:type="rectangle" draw:enhanced-path="M 0 0 L 21600 0 21600 21600 0 21600 0 0 Z N"/>
          </draw:custom-shape>
          <draw:line draw:name="Line 36" draw:style-name="gr4" draw:text-style-name="P8" draw:layer="layout" svg:x1="8.018cm" svg:y1="6.467cm" svg:x2="10.668cm" svg:y2="6.467cm">
            <text:p/>
          </draw:line>
          <draw:custom-shape draw:name="Text Box 37" draw:style-name="gr5" draw:text-style-name="P2" draw:layer="layout" svg:width="1.589cm" svg:height="0.658cm" svg:x="8.195cm" svg:y="5.809cm">
            <text:p text:style-name="P7"><text:span text:style-name="T8">empty</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21" presentation:class="page"/>
          <draw:frame presentation:style-name="pr5" draw:layer="layout" svg:width="17.271cm" svg:height="12.573cm" svg:x="2.159cm" svg:y="13.271cm" presentation:class="notes" presentation:placeholder="true">
            <draw:text-box/>
          </draw:frame>
        </presentation:notes>
      </draw:page>
      <draw:page draw:name="page22" draw:style-name="dp1" draw:master-page-name="Default_20_1" presentation:presentation-page-layout-name="AL2T11">
        <draw:g draw:name="Group 112">
          <draw:custom-shape draw:name="Text Box 113" draw:style-name="gr5" draw:text-style-name="P2" draw:layer="layout" svg:width="18.045cm" svg:height="1.448cm" svg:x="3.294cm" svg:y="1.905cm">
            <text:p text:style-name="P7"><text:span text:style-name="T9">Universal Asynchronous <text:s/>Transmit</text:span></text:p>
            <draw:enhanced-geometry svg:viewBox="0 0 21600 21600" draw:type="rectangle" draw:enhanced-path="M 0 0 L 21600 0 21600 21600 0 21600 0 0 Z N"/>
          </draw:custom-shape>
          <draw:custom-shape draw:name="Rectangle 114" draw:style-name="gr3" draw:text-style-name="P2" draw:layer="layout" svg:width="4.152cm" svg:height="3.851cm" svg:x="14.752cm" svg:y="8.284cm">
            <text:p text:style-name="P9"><text:span text:style-name="T10">Timer</text:span></text:p>
            <text:p text:style-name="P9"><text:span text:style-name="T10">Strobe on every 656 clock cycles to bring clk =288 mHZ to the data </text:span></text:p>
            <text:p text:style-name="P9"><text:span text:style-name="T10">Rate of 439 Kb/s</text:span></text:p>
            <draw:enhanced-geometry svg:viewBox="0 0 21600 21600" draw:type="rectangle" draw:enhanced-path="M 0 0 L 21600 0 21600 21600 0 21600 0 0 Z N"/>
          </draw:custom-shape>
          <draw:custom-shape draw:name="Rectangle 115" draw:style-name="gr3" draw:text-style-name="P2" draw:layer="layout" svg:width="3.58cm" svg:height="3.389cm" svg:x="15.325cm" svg:y="4.124cm">
            <text:p text:style-name="P7"><text:span text:style-name="T19">Shiftout</text:span></text:p>
            <text:p text:style-name="P7"><text:span text:style-name="T19">16 bit parallel to serial output</text:span></text:p>
            <draw:enhanced-geometry svg:viewBox="0 0 21600 21600" draw:type="rectangle" draw:enhanced-path="M 0 0 L 21600 0 21600 21600 0 21600 0 0 Z N"/>
          </draw:custom-shape>
          <draw:custom-shape draw:name="Rectangle 116" draw:style-name="gr3" draw:text-style-name="P2" draw:layer="layout" svg:width="1.145cm" svg:height="4.313cm" svg:x="2.005cm" svg:y="8.284cm">
            <text:p text:style-name="P7"><text:span text:style-name="T8">SRAM</text:span></text:p>
            <text:p text:style-name="P7"><text:span text:style-name="T8">384bit</text:span></text:p>
            <draw:enhanced-geometry svg:viewBox="0 0 21600 21600" draw:type="rectangle" draw:enhanced-path="M 0 0 L 21600 0 21600 21600 0 21600 0 0 Z N"/>
          </draw:custom-shape>
          <draw:line draw:name="Line 117" draw:style-name="gr4" draw:text-style-name="P8" draw:layer="layout" svg:x1="13.033cm" svg:y1="5.356cm" svg:x2="15.324cm" svg:y2="5.356cm">
            <text:p/>
          </draw:line>
          <draw:line draw:name="Line 118" draw:style-name="gr4" draw:text-style-name="P8" draw:layer="layout" svg:x1="12.89cm" svg:y1="6.281cm" svg:x2="15.324cm" svg:y2="6.281cm">
            <text:p/>
          </draw:line>
          <draw:custom-shape draw:name="Text Box 119" draw:style-name="gr5" draw:text-style-name="P2" draw:layer="layout" svg:width="1.574cm" svg:height="0.615cm" svg:x="13.32cm" svg:y="4.74cm">
            <text:p text:style-name="P7"><text:span text:style-name="T8">Clk</text:span></text:p>
            <draw:enhanced-geometry svg:viewBox="0 0 21600 21600" draw:type="rectangle" draw:enhanced-path="M 0 0 L 21600 0 21600 21600 0 21600 0 0 Z N"/>
          </draw:custom-shape>
          <draw:custom-shape draw:name="Text Box 120" draw:style-name="gr5" draw:text-style-name="P2" draw:layer="layout" svg:width="1.145cm" svg:height="0.461cm" svg:x="13.463cm" svg:y="5.819cm">
            <text:p text:style-name="P7"><text:span text:style-name="T8">rst</text:span></text:p>
            <draw:enhanced-geometry svg:viewBox="0 0 21600 21600" draw:type="rectangle" draw:enhanced-path="M 0 0 L 21600 0 21600 21600 0 21600 0 0 Z N"/>
          </draw:custom-shape>
          <draw:line draw:name="Line 121" draw:style-name="gr4" draw:text-style-name="P8" draw:layer="layout" svg:x1="12.46cm" svg:y1="9.517cm" svg:x2="14.752cm" svg:y2="9.517cm">
            <text:p/>
          </draw:line>
          <draw:line draw:name="Line 122" draw:style-name="gr4" draw:text-style-name="P8" draw:layer="layout" svg:x1="12.46cm" svg:y1="10.441cm" svg:x2="14.752cm" svg:y2="10.441cm">
            <text:p/>
          </draw:line>
          <draw:custom-shape draw:name="Text Box 123" draw:style-name="gr5" draw:text-style-name="P2" draw:layer="layout" svg:width="1.574cm" svg:height="0.615cm" svg:x="12.89cm" svg:y="8.901cm">
            <text:p text:style-name="P7"><text:span text:style-name="T8">Clk</text:span></text:p>
            <draw:enhanced-geometry svg:viewBox="0 0 21600 21600" draw:type="rectangle" draw:enhanced-path="M 0 0 L 21600 0 21600 21600 0 21600 0 0 Z N"/>
          </draw:custom-shape>
          <draw:custom-shape draw:name="Text Box 124" draw:style-name="gr5" draw:text-style-name="P2" draw:layer="layout" svg:width="1.145cm" svg:height="0.461cm" svg:x="13.033cm" svg:y="9.979cm">
            <text:p text:style-name="P7"><text:span text:style-name="T8">rst</text:span></text:p>
            <draw:enhanced-geometry svg:viewBox="0 0 21600 21600" draw:type="rectangle" draw:enhanced-path="M 0 0 L 21600 0 21600 21600 0 21600 0 0 Z N"/>
          </draw:custom-shape>
          <draw:line draw:name="Line 125" draw:style-name="gr4" draw:text-style-name="P8" draw:layer="layout" svg:x1="0.143cm" svg:y1="9.362cm" svg:x2="2.005cm" svg:y2="9.362cm">
            <text:p/>
          </draw:line>
          <draw:custom-shape draw:name="Text Box 126" draw:style-name="gr5" draw:text-style-name="P2" draw:layer="layout" svg:width="1.718cm" svg:height="0.615cm" svg:x="0.286cm" svg:y="8.901cm">
            <text:p text:style-name="P7"><text:span text:style-name="T8">accesscode</text:span></text:p>
            <draw:enhanced-geometry svg:viewBox="0 0 21600 21600" draw:type="rectangle" draw:enhanced-path="M 0 0 L 21600 0 21600 21600 0 21600 0 0 Z N"/>
          </draw:custom-shape>
          <draw:line draw:name="Line 127" draw:style-name="gr4" draw:text-style-name="P8" draw:layer="layout" svg:x1="0.143cm" svg:y1="10.441cm" svg:x2="2.005cm" svg:y2="10.441cm">
            <text:p/>
          </draw:line>
          <draw:custom-shape draw:name="Text Box 128" draw:style-name="gr5" draw:text-style-name="P2" draw:layer="layout" svg:width="1.288cm" svg:height="0.461cm" svg:x="0.43cm" svg:y="9.979cm">
            <text:p text:style-name="P7"><text:span text:style-name="T8">header</text:span></text:p>
            <draw:enhanced-geometry svg:viewBox="0 0 21600 21600" draw:type="rectangle" draw:enhanced-path="M 0 0 L 21600 0 21600 21600 0 21600 0 0 Z N"/>
          </draw:custom-shape>
          <draw:line draw:name="Line 129" draw:style-name="gr4" draw:text-style-name="P8" draw:layer="layout" svg:x1="0cm" svg:y1="11.211cm" svg:x2="2.005cm" svg:y2="11.211cm">
            <text:p/>
          </draw:line>
          <draw:custom-shape draw:name="Text Box 130" draw:style-name="gr5" draw:text-style-name="P2" draw:layer="layout" svg:width="1.288cm" svg:height="0.461cm" svg:x="0.43cm" svg:y="10.75cm">
            <text:p text:style-name="P7"><text:span text:style-name="T8">data</text:span></text:p>
            <draw:enhanced-geometry svg:viewBox="0 0 21600 21600" draw:type="rectangle" draw:enhanced-path="M 0 0 L 21600 0 21600 21600 0 21600 0 0 Z N"/>
          </draw:custom-shape>
          <draw:line draw:name="Line 131" draw:style-name="gr4" draw:text-style-name="P8" draw:layer="layout" svg:x1="18.905cm" svg:y1="5.664cm" svg:x2="23.918cm" svg:y2="5.664cm">
            <text:p/>
          </draw:line>
          <draw:custom-shape draw:name="Text Box 132" draw:style-name="gr5" draw:text-style-name="P2" draw:layer="layout" svg:width="2.434cm" svg:height="0.615cm" svg:x="19.765cm" svg:y="4.894cm">
            <text:p text:style-name="P7"><text:span text:style-name="T8">ANT 440 kb/s</text:span></text:p>
            <draw:enhanced-geometry svg:viewBox="0 0 21600 21600" draw:type="rectangle" draw:enhanced-path="M 0 0 L 21600 0 21600 21600 0 21600 0 0 Z N"/>
          </draw:custom-shape>
          <draw:custom-shape draw:name="Text Box 133" draw:style-name="gr5" draw:text-style-name="P2" draw:layer="layout" svg:width="1.145cm" svg:height="0.461cm" svg:x="15.611cm" svg:y="7.822cm">
            <text:p text:style-name="P7"><text:span text:style-name="T8">Strobe</text:span></text:p>
            <draw:enhanced-geometry svg:viewBox="0 0 21600 21600" draw:type="rectangle" draw:enhanced-path="M 0 0 L 21600 0 21600 21600 0 21600 0 0 Z N"/>
          </draw:custom-shape>
          <draw:line draw:name="Line 134" draw:style-name="gr4" draw:text-style-name="P8" draw:layer="layout" svg:x1="16.9cm" svg:y1="8.284cm" svg:x2="16.9cm" svg:y2="7.513cm">
            <text:p/>
          </draw:line>
          <draw:line draw:name="Line 135" draw:style-name="gr4" draw:text-style-name="P8" draw:layer="layout" svg:x1="2.578cm" svg:y1="4.587cm" svg:x2="15.181cm" svg:y2="4.587cm">
            <text:p/>
          </draw:line>
          <draw:custom-shape draw:name="Text Box 136" draw:style-name="gr5" draw:text-style-name="P2" draw:layer="layout" svg:width="1.145cm" svg:height="0.461cm" svg:x="13.32cm" svg:y="4.124cm">
            <text:p text:style-name="P7"><text:span text:style-name="T8">packet</text:span></text:p>
            <draw:enhanced-geometry svg:viewBox="0 0 21600 21600" draw:type="rectangle" draw:enhanced-path="M 0 0 L 21600 0 21600 21600 0 21600 0 0 Z N"/>
          </draw:custom-shape>
          <draw:line draw:name="Line 137" draw:style-name="gr4" draw:text-style-name="P8" draw:layer="layout" svg:x1="2.578cm" svg:y1="14.293cm" svg:x2="0.143cm" svg:y2="14.293cm">
            <text:p/>
          </draw:line>
          <draw:custom-shape draw:name="Text Box 138" draw:style-name="gr5" draw:text-style-name="P2" draw:layer="layout" svg:width="1.775cm" svg:height="0.461cm" svg:x="0.573cm" svg:y="14.294cm">
            <text:p text:style-name="P7"><text:span text:style-name="T8">Stop Send</text:span></text:p>
            <draw:enhanced-geometry svg:viewBox="0 0 21600 21600" draw:type="rectangle" draw:enhanced-path="M 0 0 L 21600 0 21600 21600 0 21600 0 0 Z N"/>
          </draw:custom-shape>
          <draw:line draw:name="Line 139" draw:style-name="gr6" draw:text-style-name="P8" draw:layer="layout" svg:x1="2.579cm" svg:y1="12.598cm" svg:x2="2.579cm" svg:y2="14.293cm">
            <text:p/>
          </draw:line>
          <draw:custom-shape draw:name="Text Box 140" draw:style-name="gr5" draw:text-style-name="P2" draw:layer="layout" svg:width="22.273cm" svg:height="2.962cm" svg:x="1.432cm" svg:y="15.028cm">
            <text:p text:style-name="P7"><text:span text:style-name="T12">This block gets the compiled packet and then sends it out serially over the Bluetooth wire for processing. It utilizes an 8bit parallel to serial convertor that is strobed by a clock divider to match transmit speed. It is also controlled via the SRAM controller to shift out all 384 bits that comprise one packet.</text:span></text:p>
            <draw:enhanced-geometry svg:viewBox="0 0 21600 21600" draw:type="rectangle" draw:enhanced-path="M 0 0 L 21600 0 21600 21600 0 21600 0 0 Z N"/>
          </draw:custom-shape>
          <draw:line draw:name="Line 141" draw:style-name="gr4" draw:text-style-name="P8" draw:layer="layout" svg:x1="12.46cm" svg:y1="11.52cm" svg:x2="14.752cm" svg:y2="11.52cm">
            <text:p/>
          </draw:line>
          <draw:custom-shape draw:name="Text Box 142" draw:style-name="gr5" draw:text-style-name="P2" draw:layer="layout" svg:width="1.202cm" svg:height="0.615cm" svg:x="13.033cm" svg:y="10.75cm">
            <text:p text:style-name="P7"><text:span text:style-name="T8">sendEN</text:span></text:p>
            <draw:enhanced-geometry svg:viewBox="0 0 21600 21600" draw:type="rectangle" draw:enhanced-path="M 0 0 L 21600 0 21600 21600 0 21600 0 0 Z N"/>
          </draw:custom-shape>
          <draw:line draw:name="Line 143" draw:style-name="gr6" draw:text-style-name="P8" draw:layer="layout" svg:x1="2.578cm" svg:y1="8.284cm" svg:x2="2.578cm" svg:y2="4.586cm">
            <text:p/>
          </draw:line>
          <draw:line draw:name="Line 144" draw:style-name="gr4" draw:text-style-name="P8" draw:layer="layout" svg:x1="8.879cm" svg:y1="9.208cm" svg:x2="3.15cm" svg:y2="9.208cm">
            <text:p/>
          </draw:line>
          <draw:custom-shape draw:name="Text Box 145" draw:style-name="gr5" draw:text-style-name="P2" draw:layer="layout" svg:width="1.288cm" svg:height="0.461cm" svg:x="3.724cm" svg:y="8.593cm">
            <text:p text:style-name="P7"><text:span text:style-name="T8">renable</text:span></text:p>
            <draw:enhanced-geometry svg:viewBox="0 0 21600 21600" draw:type="rectangle" draw:enhanced-path="M 0 0 L 21600 0 21600 21600 0 21600 0 0 Z N"/>
          </draw:custom-shape>
          <draw:line draw:name="Line 146" draw:style-name="gr4" draw:text-style-name="P8" draw:layer="layout" svg:x1="9.882cm" svg:y1="6.897cm" svg:x2="15.324cm" svg:y2="6.897cm">
            <text:p/>
          </draw:line>
          <draw:custom-shape draw:name="Text Box 147" draw:style-name="gr5" draw:text-style-name="P2" draw:layer="layout" svg:width="1.431cm" svg:height="0.461cm" svg:x="10.455cm" svg:y="6.435cm">
            <text:p text:style-name="P7"><text:span text:style-name="T8">SendEN</text:span></text:p>
            <draw:enhanced-geometry svg:viewBox="0 0 21600 21600" draw:type="rectangle" draw:enhanced-path="M 0 0 L 21600 0 21600 21600 0 21600 0 0 Z N"/>
          </draw:custom-shape>
          <draw:line draw:name="Line 148" draw:style-name="gr4" draw:text-style-name="P8" draw:layer="layout" svg:x1="6.45cm" svg:y1="11.169cm" svg:x2="7.551cm" svg:y2="11.169cm">
            <text:p/>
          </draw:line>
          <draw:line draw:name="Line 149" draw:style-name="gr4" draw:text-style-name="P8" draw:layer="layout" svg:x1="6.588cm" svg:y1="11.982cm" svg:x2="7.59cm" svg:y2="11.982cm">
            <text:p/>
          </draw:line>
          <draw:custom-shape draw:name="Text Box 150" draw:style-name="gr5" draw:text-style-name="P2" draw:layer="layout" svg:width="0.687cm" svg:height="0.573cm" svg:x="6.732cm" svg:y="10.596cm">
            <text:p text:style-name="P7"><text:span text:style-name="T8">Clk</text:span></text:p>
            <draw:enhanced-geometry svg:viewBox="0 0 21600 21600" draw:type="rectangle" draw:enhanced-path="M 0 0 L 21600 0 21600 21600 0 21600 0 0 Z N"/>
          </draw:custom-shape>
          <draw:custom-shape draw:name="Text Box 151" draw:style-name="gr5" draw:text-style-name="P2" draw:layer="layout" svg:width="0.55cm" svg:height="0.429cm" svg:x="6.732cm" svg:y="11.366cm">
            <text:p text:style-name="P7"><text:span text:style-name="T8">rst</text:span></text:p>
            <draw:enhanced-geometry svg:viewBox="0 0 21600 21600" draw:type="rectangle" draw:enhanced-path="M 0 0 L 21600 0 21600 21600 0 21600 0 0 Z N"/>
          </draw:custom-shape>
          <draw:custom-shape draw:name="Rectangle 152" draw:style-name="gr3" draw:text-style-name="P2" draw:layer="layout" svg:width="1.431cm" svg:height="1.274cm" svg:x="7.591cm" svg:y="10.904cm">
            <text:p text:style-name="P7"><text:span text:style-name="T8">StateReg</text:span></text:p>
            <draw:enhanced-geometry svg:viewBox="0 0 21600 21600" draw:type="rectangle" draw:enhanced-path="M 0 0 L 21600 0 21600 21600 0 21600 0 0 Z N"/>
          </draw:custom-shape>
          <draw:line draw:name="Line 153" draw:style-name="gr4" draw:text-style-name="P8" draw:layer="layout" svg:x1="9.023cm" svg:y1="11.52cm" svg:x2="9.739cm" svg:y2="11.52cm">
            <text:p/>
          </draw:line>
          <draw:custom-shape draw:name="Rectangle 154" draw:style-name="gr3" draw:text-style-name="P2" draw:layer="layout" svg:width="1.002cm" svg:height="1.386cm" svg:x="9.739cm" svg:y="11.058cm">
            <text:p text:style-name="P7"><text:span text:style-name="T8">NextState</text:span></text:p>
            <text:p text:style-name="P7"><text:span text:style-name="T8"/></text:p>
            <draw:enhanced-geometry svg:viewBox="0 0 21600 21600" draw:type="rectangle" draw:enhanced-path="M 0 0 L 21600 0 21600 21600 0 21600 0 0 Z N"/>
          </draw:custom-shape>
          <draw:custom-shape draw:name="Rectangle 155" draw:style-name="gr3" draw:text-style-name="P2" draw:layer="layout" svg:width="6.444cm" svg:height="6.933cm" svg:x="6.015cm" svg:y="7.206cm">
            <text:p text:style-name="P7"><text:span text:style-name="T8">SRMCont</text:span></text:p>
            <text:p text:style-name="P7"><text:span text:style-name="T8">Put 16 bits on the bus</text:span></text:p>
            <draw:enhanced-geometry svg:viewBox="0 0 21600 21600" draw:type="rectangle" draw:enhanced-path="M 0 0 L 21600 0 21600 21600 0 21600 0 0 Z N"/>
          </draw:custom-shape>
          <draw:custom-shape draw:name="Rectangle 156" draw:style-name="gr3" draw:text-style-name="P2" draw:layer="layout" svg:width="1.431cm" svg:height="1.54cm" svg:x="8.88cm" svg:y="8.284cm">
            <text:p text:style-name="P7"><text:span text:style-name="T8">Output</text:span></text:p>
            <text:p text:style-name="P7"><text:span text:style-name="T8">Logic</text:span></text:p>
            <draw:enhanced-geometry svg:viewBox="0 0 21600 21600" draw:type="rectangle" draw:enhanced-path="M 0 0 L 21600 0 21600 21600 0 21600 0 0 Z N"/>
          </draw:custom-shape>
          <draw:line draw:name="Line 157" draw:style-name="gr4" draw:text-style-name="P8" draw:layer="layout" svg:x1="9.309cm" svg:y1="11.52cm" svg:x2="9.309cm" svg:y2="9.825cm">
            <text:p/>
          </draw:line>
          <draw:line draw:name="Line 158" draw:style-name="gr4" draw:text-style-name="P8" draw:layer="layout" svg:x1="3.15cm" svg:y1="8.438cm" svg:x2="8.879cm" svg:y2="8.438cm">
            <text:p/>
          </draw:line>
          <draw:custom-shape draw:name="Text Box 159" draw:style-name="gr5" draw:text-style-name="P2" draw:layer="layout" svg:width="1.145cm" svg:height="0.461cm" svg:x="6.875cm" svg:y="8.438cm">
            <text:p text:style-name="P7"><text:span text:style-name="T8">empty</text:span></text:p>
            <draw:enhanced-geometry svg:viewBox="0 0 21600 21600" draw:type="rectangle" draw:enhanced-path="M 0 0 L 21600 0 21600 21600 0 21600 0 0 Z N"/>
          </draw:custom-shape>
          <draw:line draw:name="Line 160" draw:style-name="gr6" draw:text-style-name="P8" draw:layer="layout" svg:x1="9.882cm" svg:y1="6.897cm" svg:x2="9.882cm" svg:y2="8.284cm">
            <text:p/>
          </draw:line>
          <draw:line draw:name="Line 161" draw:style-name="gr6" draw:text-style-name="P8" draw:layer="layout" svg:x1="10.741cm" svg:y1="11.828cm" svg:x2="11.314cm" svg:y2="11.828cm">
            <text:p/>
          </draw:line>
          <draw:line draw:name="Line 162" draw:style-name="gr6" draw:text-style-name="P8" draw:layer="layout" svg:x1="11.314cm" svg:y1="11.828cm" svg:x2="11.314cm" svg:y2="13.215cm">
            <text:p/>
          </draw:line>
          <draw:line draw:name="Line 163" draw:style-name="gr6" draw:text-style-name="P8" draw:layer="layout" svg:x1="8.45cm" svg:y1="13.215cm" svg:x2="11.314cm" svg:y2="13.215cm">
            <text:p/>
          </draw:line>
          <draw:line draw:name="Line 164" draw:style-name="gr4" draw:text-style-name="P8" draw:layer="layout" svg:x1="8.45cm" svg:y1="13.215cm" svg:x2="8.45cm" svg:y2="12.136cm">
            <text:p/>
          </draw:line>
          <draw:custom-shape draw:name="Text Box 165" draw:style-name="gr5" draw:text-style-name="P2" draw:layer="layout" svg:width="1.431cm" svg:height="0.461cm" svg:x="9.31cm" svg:y="13.215cm">
            <text:p text:style-name="P7"><text:span text:style-name="T8">nxtstate</text:span></text:p>
            <draw:enhanced-geometry svg:viewBox="0 0 21600 21600" draw:type="rectangle" draw:enhanced-path="M 0 0 L 21600 0 21600 21600 0 21600 0 0 Z N"/>
          </draw:custom-shape>
          <draw:custom-shape draw:name="Text Box 166" draw:style-name="gr5" draw:text-style-name="P2" draw:layer="layout" svg:width="0.858cm" svg:height="0.461cm" svg:x="9.31cm" svg:y="10.287cm">
            <text:p text:style-name="P7"><text:span text:style-name="T8">state</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22" presentation:class="page"/>
          <draw:frame presentation:style-name="pr5" draw:layer="layout" svg:width="17.271cm" svg:height="12.573cm" svg:x="2.159cm" svg:y="13.271cm" presentation:class="notes" presentation:placeholder="true">
            <draw:text-box/>
          </draw:frame>
        </presentation:notes>
      </draw:page>
      <draw:page draw:name="page23" draw:style-name="dp1" draw:master-page-name="Default_20_1" presentation:presentation-page-layout-name="AL2T11">
        <draw:g draw:name="Group 2">
          <draw:custom-shape draw:name="Text Box 3" draw:style-name="gr5" draw:text-style-name="P2" draw:layer="layout" svg:width="8.095cm" svg:height="1.428cm" svg:x="9.366cm" svg:y="1.27cm">
            <text:p text:style-name="P9"><text:span text:style-name="T9">StripPayload</text:span></text:p>
            <draw:enhanced-geometry svg:viewBox="0 0 21600 21600" draw:type="rectangle" draw:enhanced-path="M 0 0 L 21600 0 21600 21600 0 21600 0 0 Z N"/>
          </draw:custom-shape>
          <draw:line draw:name="Line 4" draw:style-name="gr4" draw:text-style-name="P8" draw:layer="layout" svg:x1="6.832cm" svg:y1="9.067cm" svg:x2="8.052cm" svg:y2="9.067cm">
            <text:p/>
          </draw:line>
          <draw:line draw:name="Line 5" draw:style-name="gr4" draw:text-style-name="P8" draw:layer="layout" svg:x1="6.985cm" svg:y1="9.953cm" svg:x2="8.052cm" svg:y2="9.953cm">
            <text:p/>
          </draw:line>
          <draw:custom-shape draw:name="Text Box 6" draw:style-name="gr5" draw:text-style-name="P2" draw:layer="layout" svg:width="0.762cm" svg:height="0.59cm" svg:x="6.985cm" svg:y="8.477cm">
            <text:p text:style-name="P7"><text:span text:style-name="T8">Clk</text:span></text:p>
            <draw:enhanced-geometry svg:viewBox="0 0 21600 21600" draw:type="rectangle" draw:enhanced-path="M 0 0 L 21600 0 21600 21600 0 21600 0 0 Z N"/>
          </draw:custom-shape>
          <draw:custom-shape draw:name="Text Box 7" draw:style-name="gr5" draw:text-style-name="P2" draw:layer="layout" svg:width="0.609cm" svg:height="0.442cm" svg:x="7.144cm" svg:y="9.429cm">
            <text:p text:style-name="P7"><text:span text:style-name="T8">rst</text:span></text:p>
            <draw:enhanced-geometry svg:viewBox="0 0 21600 21600" draw:type="rectangle" draw:enhanced-path="M 0 0 L 21600 0 21600 21600 0 21600 0 0 Z N"/>
          </draw:custom-shape>
          <draw:custom-shape draw:name="Rectangle 8" draw:style-name="gr3" draw:text-style-name="P2" draw:layer="layout" svg:width="2.296cm" svg:height="1.313cm" svg:x="8.096cm" svg:y="8.635cm">
            <text:p text:style-name="P7"><text:span text:style-name="T8">CounterReg</text:span></text:p>
            <draw:enhanced-geometry svg:viewBox="0 0 21600 21600" draw:type="rectangle" draw:enhanced-path="M 0 0 L 21600 0 21600 21600 0 21600 0 0 Z N"/>
          </draw:custom-shape>
          <draw:line draw:name="Line 9" draw:style-name="gr4" draw:text-style-name="P8" draw:layer="layout" svg:x1="9.774cm" svg:y1="10.112cm" svg:x2="11.757cm" svg:y2="10.112cm">
            <text:p/>
          </draw:line>
          <draw:custom-shape draw:name="Rectangle 10" draw:style-name="gr3" draw:text-style-name="P2" draw:layer="layout" svg:width="2.593cm" svg:height="3.396cm" svg:x="11.758cm" svg:y="9.226cm">
            <text:p text:style-name="P7"><text:span text:style-name="T8">NextState</text:span></text:p>
            <text:p text:style-name="P7"><text:span text:style-name="T8">If(ctr&lt;16)</text:span></text:p>
            <text:p text:style-name="P7"><text:span text:style-name="T8"><text:s text:c="3"/></text:span><text:span text:style-name="T8">Ctr+1</text:span></text:p>
            <text:p text:style-name="P7"><text:span text:style-name="T8"><text:s text:c="3"/></text:span><text:span text:style-name="T8">If data change</text:span></text:p>
            <text:p text:style-name="P7"><text:span text:style-name="T8"><text:s text:c="7"/></text:span><text:span text:style-name="T8">Trans+1</text:span></text:p>
            <draw:enhanced-geometry svg:viewBox="0 0 21600 21600" draw:type="rectangle" draw:enhanced-path="M 0 0 L 21600 0 21600 21600 0 21600 0 0 Z N"/>
          </draw:custom-shape>
          <draw:custom-shape draw:name="Text Box 11" draw:style-name="gr5" draw:text-style-name="P2" draw:layer="layout" svg:width="1.428cm" svg:height="0.391cm" svg:x="10.234cm" svg:y="10.902cm">
            <text:p text:style-name="P7"><text:span text:style-name="T17">RXData</text:span></text:p>
            <draw:enhanced-geometry svg:viewBox="0 0 21600 21600" draw:type="rectangle" draw:enhanced-path="M 0 0 L 21600 0 21600 21600 0 21600 0 0 Z N"/>
          </draw:custom-shape>
          <draw:custom-shape draw:name="Rectangle 12" draw:style-name="gr3" draw:text-style-name="P2" draw:layer="layout" svg:width="1.067cm" svg:height="1.624cm" svg:x="15.877cm" svg:y="10.851cm">
            <text:p text:style-name="P7"><text:span text:style-name="T8">CRC</text:span></text:p>
            <text:p text:style-name="P7"><text:span text:style-name="T8">Reg</text:span></text:p>
            <text:p text:style-name="P7"><text:span text:style-name="T8"/></text:p>
            <draw:enhanced-geometry svg:viewBox="0 0 21600 21600" draw:type="rectangle" draw:enhanced-path="M 0 0 L 21600 0 21600 21600 0 21600 0 0 Z N"/>
          </draw:custom-shape>
          <draw:custom-shape draw:name="Text Box 13" draw:style-name="gr5" draw:text-style-name="P2" draw:layer="layout" svg:width="1.067cm" svg:height="0.442cm" svg:x="14.657cm" svg:y="10.851cm">
            <text:p text:style-name="P7"><text:span text:style-name="T8">Transs</text:span></text:p>
            <draw:enhanced-geometry svg:viewBox="0 0 21600 21600" draw:type="rectangle" draw:enhanced-path="M 0 0 L 21600 0 21600 21600 0 21600 0 0 Z N"/>
          </draw:custom-shape>
          <draw:line draw:name="Line 14" draw:style-name="gr6" draw:text-style-name="P8" draw:layer="layout" svg:x1="10.384cm" svg:y1="10.112cm" svg:x2="10.384cm" svg:y2="14.395cm">
            <text:p/>
          </draw:line>
          <draw:line draw:name="Line 15" draw:style-name="gr4" draw:text-style-name="P8" draw:layer="layout" svg:x1="10.384cm" svg:y1="14.395cm" svg:x2="11.757cm" svg:y2="14.395cm">
            <text:p/>
          </draw:line>
          <draw:custom-shape draw:name="Rectangle 16" draw:style-name="gr3" draw:text-style-name="P2" draw:layer="layout" svg:width="2.593cm" svg:height="4.014cm" svg:x="11.758cm" svg:y="13.51cm">
            <text:p text:style-name="P7"><text:span text:style-name="T8">OutputLogic</text:span></text:p>
            <text:p text:style-name="P7"><text:span text:style-name="T8">If ctr= 340</text:span></text:p>
            <text:p text:style-name="P7"><text:span text:style-name="T8"><text:s/></text:span><text:span text:style-name="T8">If Trans=RxDat</text:span></text:p>
            <text:p text:style-name="P7"><text:span text:style-name="T8"><text:s text:c="5"/></text:span><text:span text:style-name="T8">Resend=0</text:span></text:p>
            <text:p text:style-name="P7"><text:span text:style-name="T8"><text:s/></text:span><text:span text:style-name="T8">Else resend=1</text:span></text:p>
            <text:p text:style-name="P7"><text:span text:style-name="T8"><text:s/></text:span><text:span text:style-name="T8">storeEn1 = 1</text:span></text:p>
            <text:p text:style-name="P7"><text:span text:style-name="T8">Else</text:span></text:p>
            <text:p text:style-name="P7"><text:span text:style-name="T8"><text:s text:c="2"/></text:span><text:span text:style-name="T8">storeEN2=1</text:span></text:p>
            <draw:enhanced-geometry svg:viewBox="0 0 21600 21600" draw:type="rectangle" draw:enhanced-path="M 0 0 L 21600 0 21600 21600 0 21600 0 0 Z N"/>
          </draw:custom-shape>
          <draw:custom-shape draw:name="Text Box 17" draw:style-name="gr5" draw:text-style-name="P2" draw:layer="layout" svg:width="1.424cm" svg:height="0.59cm" svg:x="8.647cm" svg:y="10.108cm">
            <text:p text:style-name="P7"><text:span text:style-name="T8">counter</text:span></text:p>
            <draw:enhanced-geometry svg:viewBox="0 0 21600 21600" draw:type="rectangle" draw:enhanced-path="M 0 0 L 21600 0 21600 21600 0 21600 0 0 Z N"/>
          </draw:custom-shape>
          <draw:line draw:name="Line 18" draw:style-name="gr6" draw:text-style-name="P8" draw:layer="layout" svg:x1="12.978cm" svg:y1="13.066cm" svg:x2="15.114cm" svg:y2="13.066cm">
            <text:p/>
          </draw:line>
          <draw:line draw:name="Line 19" draw:style-name="gr4" draw:text-style-name="P8" draw:layer="layout" svg:x1="12.978cm" svg:y1="13.066cm" svg:x2="12.978cm" svg:y2="13.509cm">
            <text:p/>
          </draw:line>
          <draw:line draw:name="Line 20" draw:style-name="gr6" draw:text-style-name="P8" draw:layer="layout" svg:x1="15.114cm" svg:y1="11.441cm" svg:x2="15.114cm" svg:y2="13.066cm">
            <text:p/>
          </draw:line>
          <draw:line draw:name="Line 21" draw:style-name="gr4" draw:text-style-name="P8" draw:layer="layout" svg:x1="14.351cm" svg:y1="17.094cm" svg:x2="24.765cm" svg:y2="17.048cm">
            <text:p/>
          </draw:line>
          <draw:custom-shape draw:name="Text Box 22" draw:style-name="gr5" draw:text-style-name="P2" draw:layer="layout" svg:width="1.428cm" svg:height="0.533cm" svg:x="14.605cm" svg:y="16.413cm">
            <text:p text:style-name="P7"><text:span text:style-name="T8">Resend</text:span></text:p>
            <draw:enhanced-geometry svg:viewBox="0 0 21600 21600" draw:type="rectangle" draw:enhanced-path="M 0 0 L 21600 0 21600 21600 0 21600 0 0 Z N"/>
          </draw:custom-shape>
          <draw:custom-shape draw:name="Text Box 23" draw:style-name="gr5" draw:text-style-name="P2" draw:layer="layout" svg:width="9.365cm" svg:height="2.539cm" svg:x="14.764cm" svg:y="2.921cm">
            <text:p text:style-name="P7"><text:span text:style-name="T7">Stripayload block removes all the header information (ignores the first first 122 bits) and then calculates the CRC of the data that was passed 16 bits at a time 32 times and compares that to the CRC appended to the data field (very last 16 bit data). If discrepancies are present then the err flag is set.</text:span></text:p>
            <draw:enhanced-geometry svg:viewBox="0 0 21600 21600" draw:type="rectangle" draw:enhanced-path="M 0 0 L 21600 0 21600 21600 0 21600 0 0 Z N"/>
          </draw:custom-shape>
          <draw:custom-shape draw:name="Rectangle 24" draw:style-name="gr3" draw:text-style-name="P2" draw:layer="layout" svg:width="1.428cm" svg:height="3.491cm" svg:x="1.588cm" svg:y="8.635cm">
            <text:p text:style-name="P7"><text:span text:style-name="T8">ShifReg</text:span></text:p>
            <text:p text:style-name="P7"><text:span text:style-name="T8">16bit</text:span></text:p>
            <draw:enhanced-geometry svg:viewBox="0 0 21600 21600" draw:type="rectangle" draw:enhanced-path="M 0 0 L 21600 0 21600 21600 0 21600 0 0 Z N"/>
          </draw:custom-shape>
          <draw:line draw:name="Line 25" draw:style-name="gr4" draw:text-style-name="P8" draw:layer="layout" svg:x1="0cm" svg:y1="9.587cm" svg:x2="1.587cm" svg:y2="9.587cm">
            <text:p/>
          </draw:line>
          <draw:line draw:name="Line 26" draw:style-name="gr4" draw:text-style-name="P8" draw:layer="layout" svg:x1="0cm" svg:y1="10.54cm" svg:x2="1.587cm" svg:y2="10.54cm">
            <text:p/>
          </draw:line>
          <draw:custom-shape draw:name="Text Box 27" draw:style-name="gr5" draw:text-style-name="P2" draw:layer="layout" svg:width="0.952cm" svg:height="0.634cm" svg:x="0.159cm" svg:y="8.953cm">
            <text:p text:style-name="P7"><text:span text:style-name="T8">Clk</text:span></text:p>
            <draw:enhanced-geometry svg:viewBox="0 0 21600 21600" draw:type="rectangle" draw:enhanced-path="M 0 0 L 21600 0 21600 21600 0 21600 0 0 Z N"/>
          </draw:custom-shape>
          <draw:custom-shape draw:name="Text Box 28" draw:style-name="gr5" draw:text-style-name="P2" draw:layer="layout" svg:width="0.952cm" svg:height="0.475cm" svg:x="0.318cm" svg:y="10.064cm">
            <text:p text:style-name="P7"><text:span text:style-name="T8">rst</text:span></text:p>
            <draw:enhanced-geometry svg:viewBox="0 0 21600 21600" draw:type="rectangle" draw:enhanced-path="M 0 0 L 21600 0 21600 21600 0 21600 0 0 Z N"/>
          </draw:custom-shape>
          <draw:custom-shape draw:name="Text Box 29" draw:style-name="gr5" draw:text-style-name="P2" draw:layer="layout" svg:width="0.952cm" svg:height="0.475cm" svg:x="0.318cm" svg:y="10.858cm">
            <text:p text:style-name="P7"><text:span text:style-name="T8">Rx</text:span></text:p>
            <draw:enhanced-geometry svg:viewBox="0 0 21600 21600" draw:type="rectangle" draw:enhanced-path="M 0 0 L 21600 0 21600 21600 0 21600 0 0 Z N"/>
          </draw:custom-shape>
          <draw:line draw:name="Line 30" draw:style-name="gr4" draw:text-style-name="P8" draw:layer="layout" svg:x1="0cm" svg:y1="11.492cm" svg:x2="1.587cm" svg:y2="11.492cm">
            <text:p/>
          </draw:line>
          <draw:line draw:name="Line 31" draw:style-name="gr4" draw:text-style-name="P8" draw:layer="layout" svg:x1="14.361cm" svg:y1="11.377cm" svg:x2="15.949cm" svg:y2="11.377cm">
            <text:p/>
          </draw:line>
          <draw:line draw:name="Line 32" draw:style-name="gr6" draw:text-style-name="P8" draw:layer="layout" svg:x1="9.757cm" svg:y1="9.949cm" svg:x2="9.757cm" svg:y2="10.107cm">
            <text:p/>
          </draw:line>
          <draw:line draw:name="Line 33" draw:style-name="gr4" draw:text-style-name="P8" draw:layer="layout" svg:x1="2.069cm" svg:y1="5.575cm" svg:x2="3.29cm" svg:y2="5.575cm">
            <text:p/>
          </draw:line>
          <draw:line draw:name="Line 34" draw:style-name="gr4" draw:text-style-name="P8" draw:layer="layout" svg:x1="2.222cm" svg:y1="6.461cm" svg:x2="3.29cm" svg:y2="6.461cm">
            <text:p/>
          </draw:line>
          <draw:custom-shape draw:name="Text Box 35" draw:style-name="gr5" draw:text-style-name="P2" draw:layer="layout" svg:width="0.762cm" svg:height="0.59cm" svg:x="2.223cm" svg:y="4.985cm">
            <text:p text:style-name="P7"><text:span text:style-name="T8">Clk</text:span></text:p>
            <draw:enhanced-geometry svg:viewBox="0 0 21600 21600" draw:type="rectangle" draw:enhanced-path="M 0 0 L 21600 0 21600 21600 0 21600 0 0 Z N"/>
          </draw:custom-shape>
          <draw:custom-shape draw:name="Text Box 36" draw:style-name="gr5" draw:text-style-name="P2" draw:layer="layout" svg:width="0.609cm" svg:height="0.442cm" svg:x="2.375cm" svg:y="6.018cm">
            <text:p text:style-name="P7"><text:span text:style-name="T8">rst</text:span></text:p>
            <draw:enhanced-geometry svg:viewBox="0 0 21600 21600" draw:type="rectangle" draw:enhanced-path="M 0 0 L 21600 0 21600 21600 0 21600 0 0 Z N"/>
          </draw:custom-shape>
          <draw:custom-shape draw:name="Rectangle 37" draw:style-name="gr3" draw:text-style-name="P2" draw:layer="layout" svg:width="1.269cm" svg:height="0.951cm" svg:x="3.334cm" svg:y="5.619cm">
            <text:p text:style-name="P7"><text:span text:style-name="T18">CounterReg</text:span></text:p>
            <draw:enhanced-geometry svg:viewBox="0 0 21600 21600" draw:type="rectangle" draw:enhanced-path="M 0 0 L 21600 0 21600 21600 0 21600 0 0 Z N"/>
          </draw:custom-shape>
          <draw:line draw:name="Line 38" draw:style-name="gr4" draw:text-style-name="P8" draw:layer="layout" svg:x1="3.89cm" svg:y1="6.823cm" svg:x2="5.873cm" svg:y2="6.823cm">
            <text:p/>
          </draw:line>
          <draw:custom-shape draw:name="Rectangle 39" draw:style-name="gr3" draw:text-style-name="P2" draw:layer="layout" svg:width="1.904cm" svg:height="3.332cm" svg:x="5.874cm" svg:y="3.873cm">
            <text:p text:style-name="P7"><text:span text:style-name="T8">NextState</text:span></text:p>
            <text:p text:style-name="P7"><text:span text:style-name="T8">If(ctr&lt;122)</text:span></text:p>
            <text:p text:style-name="P7"><text:span text:style-name="T8"><text:s text:c="4"/></text:span><text:span text:style-name="T8">Ctr+1</text:span></text:p>
            <text:p text:style-name="P7"><text:span text:style-name="T8">Else</text:span></text:p>
            <text:p text:style-name="P7"><text:span text:style-name="T8"><text:s text:c="4"/></text:span><text:span text:style-name="T8">EN=1</text:span></text:p>
            <text:p text:style-name="P7"><text:span text:style-name="T8"/></text:p>
            <draw:enhanced-geometry svg:viewBox="0 0 21600 21600" draw:type="rectangle" draw:enhanced-path="M 0 0 L 21600 0 21600 21600 0 21600 0 0 Z N"/>
          </draw:custom-shape>
          <draw:custom-shape draw:name="Text Box 40" draw:style-name="gr5" draw:text-style-name="P2" draw:layer="layout" svg:width="1.424cm" svg:height="0.475cm" svg:x="3.969cm" svg:y="6.889cm">
            <text:p text:style-name="P7"><text:span text:style-name="T8">counter</text:span></text:p>
            <draw:enhanced-geometry svg:viewBox="0 0 21600 21600" draw:type="rectangle" draw:enhanced-path="M 0 0 L 21600 0 21600 21600 0 21600 0 0 Z N"/>
          </draw:custom-shape>
          <draw:line draw:name="Line 41" draw:style-name="gr6" draw:text-style-name="P8" draw:layer="layout" svg:x1="3.81cm" svg:y1="6.571cm" svg:x2="3.873cm" svg:y2="6.818cm">
            <text:p/>
          </draw:line>
          <draw:line draw:name="Line 42" draw:style-name="gr6" draw:text-style-name="P8" draw:layer="layout" svg:x1="7.778cm" svg:y1="6.571cm" svg:x2="13.017cm" svg:y2="6.571cm">
            <text:p/>
          </draw:line>
          <draw:line draw:name="Line 43" draw:style-name="gr4" draw:text-style-name="P8" draw:layer="layout" svg:x1="13.017cm" svg:y1="6.571cm" svg:x2="13.017cm" svg:y2="9.27cm">
            <text:p/>
          </draw:line>
          <draw:custom-shape draw:name="Text Box 44" draw:style-name="gr5" draw:text-style-name="P2" draw:layer="layout" svg:width="0.793cm" svg:height="0.634cm" svg:x="11.748cm" svg:y="6.889cm">
            <text:p text:style-name="P7"><text:span text:style-name="T8">EN</text:span></text:p>
            <draw:enhanced-geometry svg:viewBox="0 0 21600 21600" draw:type="rectangle" draw:enhanced-path="M 0 0 L 21600 0 21600 21600 0 21600 0 0 Z N"/>
          </draw:custom-shape>
          <draw:custom-shape draw:name="Rectangle 45" draw:style-name="gr3" draw:text-style-name="P2" draw:layer="layout" svg:width="8.254cm" svg:height="4.92cm" svg:x="0.635cm" svg:y="3.397cm">
            <text:p text:style-name="P7"><text:span text:style-name="T8">Stripfirs122</text:span></text:p>
            <draw:enhanced-geometry svg:viewBox="0 0 21600 21600" draw:type="rectangle" draw:enhanced-path="M 0 0 L 21600 0 21600 21600 0 21600 0 0 Z N"/>
          </draw:custom-shape>
          <draw:line draw:name="Line 46" draw:style-name="gr4" draw:text-style-name="P8" draw:layer="layout" svg:x1="3.016cm" svg:y1="11.333cm" svg:x2="11.747cm" svg:y2="11.333cm">
            <text:p/>
          </draw:line>
          <draw:line draw:name="Line 47" draw:style-name="gr4" draw:text-style-name="P8" draw:layer="layout" svg:x1="14.287cm" svg:y1="14.984cm" svg:x2="19.526cm" svg:y2="14.984cm">
            <text:p/>
          </draw:line>
          <draw:line draw:name="Line 48" draw:style-name="gr4" draw:text-style-name="P8" draw:layer="layout" svg:x1="17.938cm" svg:y1="15.936cm" svg:x2="19.526cm" svg:y2="15.936cm">
            <text:p/>
          </draw:line>
          <draw:custom-shape draw:name="Text Box 49" draw:style-name="gr5" draw:text-style-name="P2" draw:layer="layout" svg:width="1.428cm" svg:height="0.475cm" svg:x="17.621cm" svg:y="15.302cm">
            <text:p text:style-name="P7"><text:span text:style-name="T8">RxData</text:span></text:p>
            <draw:enhanced-geometry svg:viewBox="0 0 21600 21600" draw:type="rectangle" draw:enhanced-path="M 0 0 L 21600 0 21600 21600 0 21600 0 0 Z N"/>
          </draw:custom-shape>
          <draw:custom-shape draw:name="Rectangle 50" draw:style-name="gr3" draw:text-style-name="P2" draw:layer="layout" svg:width="2.063cm" svg:height="3.65cm" svg:x="19.526cm" svg:y="12.604cm">
            <text:p text:style-name="P7"><text:span text:style-name="T8">SRAM</text:span></text:p>
            <text:p text:style-name="P7"><text:span text:style-name="T8">256 bit</text:span></text:p>
            <draw:enhanced-geometry svg:viewBox="0 0 21600 21600" draw:type="rectangle" draw:enhanced-path="M 0 0 L 21600 0 21600 21600 0 21600 0 0 Z N"/>
          </draw:custom-shape>
          <draw:custom-shape draw:name="Text Box 51" draw:style-name="gr5" draw:text-style-name="P2" draw:layer="layout" svg:width="1.745cm" svg:height="0.634cm" svg:x="14.764cm" svg:y="14.35cm">
            <text:p text:style-name="P7"><text:span text:style-name="T8">storeEN1</text:span></text:p>
            <draw:enhanced-geometry svg:viewBox="0 0 21600 21600" draw:type="rectangle" draw:enhanced-path="M 0 0 L 21600 0 21600 21600 0 21600 0 0 Z N"/>
          </draw:custom-shape>
          <draw:line draw:name="Line 52" draw:style-name="gr4" draw:text-style-name="P8" draw:layer="layout" svg:x1="21.59cm" svg:y1="14.349cm" svg:x2="24.13cm" svg:y2="14.349cm">
            <text:p/>
          </draw:line>
          <draw:custom-shape draw:name="Text Box 53" draw:style-name="gr5" draw:text-style-name="P2" draw:layer="layout" svg:width="1.11cm" svg:height="0.475cm" svg:x="21.908cm" svg:y="13.715cm">
            <text:p text:style-name="P7"><text:span text:style-name="T8">data</text:span></text:p>
            <draw:enhanced-geometry svg:viewBox="0 0 21600 21600" draw:type="rectangle" draw:enhanced-path="M 0 0 L 21600 0 21600 21600 0 21600 0 0 Z N"/>
          </draw:custom-shape>
          <draw:line draw:name="Line 54" draw:style-name="gr4" draw:text-style-name="P8" draw:layer="layout" svg:x1="10.16cm" svg:y1="16.413cm" svg:x2="11.747cm" svg:y2="16.413cm">
            <text:p/>
          </draw:line>
          <draw:custom-shape draw:name="Text Box 55" draw:style-name="gr5" draw:text-style-name="P2" draw:layer="layout" svg:width="1.428cm" svg:height="0.475cm" svg:x="9.843cm" svg:y="15.778cm">
            <text:p text:style-name="P7"><text:span text:style-name="T8">RxData</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23" presentation:class="page"/>
          <draw:frame presentation:style-name="pr5" draw:layer="layout" svg:width="17.271cm" svg:height="12.573cm" svg:x="2.159cm" svg:y="13.271cm" presentation:class="notes" presentation:placeholder="true">
            <draw:text-box/>
          </draw:frame>
        </presentation:notes>
      </draw:page>
      <draw:page draw:name="page24" draw:style-name="dp1" draw:master-page-name="Default_20_1" presentation:presentation-page-layout-name="AL2T11">
        <draw:g draw:name="Group 2">
          <draw:custom-shape draw:name="AutoShape 3" draw:style-name="gr3" draw:text-style-name="P2" draw:layer="layout" svg:width="4.692cm" svg:height="0.937cm" draw:transform="rotate (1.5707963267946) translate (12.624cm 12.183cm)">
            <text:p text:style-name="P7"><text:span text:style-name="T8">0 <text:s text:c="19"/>1</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name="Text Box 4" draw:style-name="gr5" draw:text-style-name="P2" draw:layer="layout" svg:width="9.572cm" svg:height="1.688cm" svg:x="8.87cm" svg:y="0.847cm">
            <text:p text:style-name="P9"><text:span text:style-name="T9">nextpacket</text:span></text:p>
            <draw:enhanced-geometry svg:viewBox="0 0 21600 21600" draw:type="rectangle" draw:enhanced-path="M 0 0 L 21600 0 21600 21600 0 21600 0 0 Z N"/>
          </draw:custom-shape>
          <draw:custom-shape draw:name="Rectangle 5" draw:style-name="gr3" draw:text-style-name="P2" draw:layer="layout" svg:width="2.627cm" svg:height="3.19cm" svg:x="6.618cm" svg:y="6.177cm">
            <text:p text:style-name="P7"><text:span text:style-name="T8">ResendPacketReg</text:span></text:p>
            <draw:enhanced-geometry svg:viewBox="0 0 21600 21600" draw:type="rectangle" draw:enhanced-path="M 0 0 L 21600 0 21600 21600 0 21600 0 0 Z N"/>
          </draw:custom-shape>
          <draw:custom-shape draw:name="Rectangle 6" draw:style-name="gr3" draw:text-style-name="P2" draw:layer="layout" svg:width="2.627cm" svg:height="3.002cm" svg:x="6.618cm" svg:y="9.931cm">
            <text:p text:style-name="P7"><text:span text:style-name="T8">SendPacketReg</text:span></text:p>
            <draw:enhanced-geometry svg:viewBox="0 0 21600 21600" draw:type="rectangle" draw:enhanced-path="M 0 0 L 21600 0 21600 21600 0 21600 0 0 Z N"/>
          </draw:custom-shape>
          <draw:line draw:name="Line 7" draw:style-name="gr4" draw:text-style-name="P8" draw:layer="layout" svg:x1="12.999cm" svg:y1="6.364cm" svg:x2="12.999cm" svg:y2="7.866cm">
            <text:p/>
          </draw:line>
          <draw:line draw:name="Line 8" draw:style-name="gr4" draw:text-style-name="P8" draw:layer="layout" svg:x1="9.245cm" svg:y1="8.429cm" svg:x2="12.624cm" svg:y2="8.429cm">
            <text:p/>
          </draw:line>
          <draw:line draw:name="Line 9" draw:style-name="gr4" draw:text-style-name="P8" draw:layer="layout" svg:x1="9.245cm" svg:y1="10.493cm" svg:x2="12.624cm" svg:y2="10.493cm">
            <text:p/>
          </draw:line>
          <draw:custom-shape draw:name="Text Box 10" draw:style-name="gr5" draw:text-style-name="P2" draw:layer="layout" svg:width="1.125cm" svg:height="0.75cm" svg:x="13.187cm" svg:y="7.115cm">
            <text:p text:style-name="P7"><text:span text:style-name="T8">Err</text:span></text:p>
            <draw:enhanced-geometry svg:viewBox="0 0 21600 21600" draw:type="rectangle" draw:enhanced-path="M 0 0 L 21600 0 21600 21600 0 21600 0 0 Z N"/>
          </draw:custom-shape>
          <draw:line draw:name="Line 11" draw:style-name="gr4" draw:text-style-name="P8" draw:layer="layout" svg:x1="4.74cm" svg:y1="7.678cm" svg:x2="6.617cm" svg:y2="7.678cm">
            <text:p/>
          </draw:line>
          <draw:line draw:name="Line 12" draw:style-name="gr4" draw:text-style-name="P8" draw:layer="layout" svg:x1="4.74cm" svg:y1="8.804cm" svg:x2="6.617cm" svg:y2="8.804cm">
            <text:p/>
          </draw:line>
          <draw:custom-shape draw:name="Text Box 13" draw:style-name="gr5" draw:text-style-name="P2" draw:layer="layout" svg:width="1.125cm" svg:height="0.75cm" svg:x="4.928cm" svg:y="6.74cm">
            <text:p text:style-name="P7"><text:span text:style-name="T8">Clk</text:span></text:p>
            <draw:enhanced-geometry svg:viewBox="0 0 21600 21600" draw:type="rectangle" draw:enhanced-path="M 0 0 L 21600 0 21600 21600 0 21600 0 0 Z N"/>
          </draw:custom-shape>
          <draw:custom-shape draw:name="Text Box 14" draw:style-name="gr5" draw:text-style-name="P2" draw:layer="layout" svg:width="0.75cm" svg:height="0.562cm" svg:x="4.928cm" svg:y="8.054cm">
            <text:p text:style-name="P7"><text:span text:style-name="T8">rst</text:span></text:p>
            <draw:enhanced-geometry svg:viewBox="0 0 21600 21600" draw:type="rectangle" draw:enhanced-path="M 0 0 L 21600 0 21600 21600 0 21600 0 0 Z N"/>
          </draw:custom-shape>
          <draw:line draw:name="Line 15" draw:style-name="gr4" draw:text-style-name="P8" draw:layer="layout" svg:x1="4.74cm" svg:y1="11.056cm" svg:x2="6.617cm" svg:y2="11.056cm">
            <text:p/>
          </draw:line>
          <draw:line draw:name="Line 16" draw:style-name="gr4" draw:text-style-name="P8" draw:layer="layout" svg:x1="4.74cm" svg:y1="12.182cm" svg:x2="6.617cm" svg:y2="12.182cm">
            <text:p/>
          </draw:line>
          <draw:custom-shape draw:name="Text Box 17" draw:style-name="gr5" draw:text-style-name="P2" draw:layer="layout" svg:width="1.125cm" svg:height="0.75cm" svg:x="4.928cm" svg:y="10.118cm">
            <text:p text:style-name="P7"><text:span text:style-name="T8">Clk</text:span></text:p>
            <draw:enhanced-geometry svg:viewBox="0 0 21600 21600" draw:type="rectangle" draw:enhanced-path="M 0 0 L 21600 0 21600 21600 0 21600 0 0 Z N"/>
          </draw:custom-shape>
          <draw:custom-shape draw:name="Text Box 18" draw:style-name="gr5" draw:text-style-name="P2" draw:layer="layout" svg:width="0.75cm" svg:height="0.562cm" svg:x="4.928cm" svg:y="11.432cm">
            <text:p text:style-name="P7"><text:span text:style-name="T8">rst</text:span></text:p>
            <draw:enhanced-geometry svg:viewBox="0 0 21600 21600" draw:type="rectangle" draw:enhanced-path="M 0 0 L 21600 0 21600 21600 0 21600 0 0 Z N"/>
          </draw:custom-shape>
          <draw:line draw:name="Line 19" draw:style-name="gr4" draw:text-style-name="P8" draw:layer="layout" svg:x1="13.562cm" svg:y1="9.742cm" svg:x2="16.002cm" svg:y2="9.742cm">
            <text:p/>
          </draw:line>
          <draw:custom-shape draw:name="Rectangle 20" draw:style-name="gr3" draw:text-style-name="P2" draw:layer="layout" svg:width="2.439cm" svg:height="2.814cm" svg:x="16.003cm" svg:y="8.617cm">
            <text:p text:style-name="P7"><text:span text:style-name="T8">shiftout</text:span></text:p>
            <draw:enhanced-geometry svg:viewBox="0 0 21600 21600" draw:type="rectangle" draw:enhanced-path="M 0 0 L 21600 0 21600 21600 0 21600 0 0 Z N"/>
          </draw:custom-shape>
          <draw:line draw:name="Line 21" draw:style-name="gr4" draw:text-style-name="P8" draw:layer="layout" svg:x1="14.125cm" svg:y1="10.681cm" svg:x2="16.002cm" svg:y2="10.681cm">
            <text:p/>
          </draw:line>
          <draw:custom-shape draw:name="Text Box 22" draw:style-name="gr5" draw:text-style-name="P2" draw:layer="layout" svg:width="0.75cm" svg:height="0.562cm" svg:x="14.877cm" svg:y="10.869cm">
            <text:p text:style-name="P7"><text:span text:style-name="T8">rst</text:span></text:p>
            <draw:enhanced-geometry svg:viewBox="0 0 21600 21600" draw:type="rectangle" draw:enhanced-path="M 0 0 L 21600 0 21600 21600 0 21600 0 0 Z N"/>
          </draw:custom-shape>
          <draw:custom-shape draw:name="Text Box 23" draw:style-name="gr5" draw:text-style-name="P2" draw:layer="layout" svg:width="1.688cm" svg:height="0.75cm" svg:x="9.996cm" svg:y="7.491cm">
            <text:p text:style-name="P7"><text:span text:style-name="T8">resendp</text:span></text:p>
            <draw:enhanced-geometry svg:viewBox="0 0 21600 21600" draw:type="rectangle" draw:enhanced-path="M 0 0 L 21600 0 21600 21600 0 21600 0 0 Z N"/>
          </draw:custom-shape>
          <draw:custom-shape draw:name="Text Box 24" draw:style-name="gr5" draw:text-style-name="P2" draw:layer="layout" svg:width="1.688cm" svg:height="0.75cm" svg:x="9.996cm" svg:y="9.555cm">
            <text:p text:style-name="P7"><text:span text:style-name="T8">sendp</text:span></text:p>
            <draw:enhanced-geometry svg:viewBox="0 0 21600 21600" draw:type="rectangle" draw:enhanced-path="M 0 0 L 21600 0 21600 21600 0 21600 0 0 Z N"/>
          </draw:custom-shape>
          <draw:line draw:name="Line 25" draw:style-name="gr4" draw:text-style-name="P8" draw:layer="layout" svg:x1="18.442cm" svg:y1="9.93cm" svg:x2="20.319cm" svg:y2="9.93cm">
            <text:p/>
          </draw:line>
          <draw:custom-shape draw:name="Text Box 26" draw:style-name="gr5" draw:text-style-name="P2" draw:layer="layout" svg:width="0.938cm" svg:height="0.562cm" svg:x="18.818cm" svg:y="10.118cm">
            <text:p text:style-name="P7"><text:span text:style-name="T8">Tx</text:span></text:p>
            <draw:enhanced-geometry svg:viewBox="0 0 21600 21600" draw:type="rectangle" draw:enhanced-path="M 0 0 L 21600 0 21600 21600 0 21600 0 0 Z N"/>
          </draw:custom-shape>
          <draw:custom-shape draw:name="Text Box 27" draw:style-name="gr5" draw:text-style-name="P2" draw:layer="layout" svg:width="1.688cm" svg:height="0.75cm" svg:x="14.126cm" svg:y="8.992cm">
            <text:p text:style-name="P7"><text:span text:style-name="T8">Packet</text:span></text:p>
            <draw:enhanced-geometry svg:viewBox="0 0 21600 21600" draw:type="rectangle" draw:enhanced-path="M 0 0 L 21600 0 21600 21600 0 21600 0 0 Z N"/>
          </draw:custom-shape>
          <draw:custom-shape draw:name="Text Box 28" draw:style-name="gr5" draw:text-style-name="P2" draw:layer="layout" svg:width="9.947cm" svg:height="2.626cm" svg:x="0.423cm" svg:y="13.547cm">
            <text:p text:style-name="P7"><text:span text:style-name="T12">This block normalizes the clock to the reverse transmit speed and then if error -&gt; sends the resend packet and if not error then sends the send new packet. Shifts out the parallel packet value</text:span></text:p>
            <draw:enhanced-geometry svg:viewBox="0 0 21600 21600" draw:type="rectangle" draw:enhanced-path="M 0 0 L 21600 0 21600 21600 0 21600 0 0 Z N"/>
          </draw:custom-shape>
          <draw:custom-shape draw:name="Rectangle 29" draw:style-name="gr3" draw:text-style-name="P2" draw:layer="layout" svg:width="4.692cm" svg:height="2.626cm" svg:x="15.44cm" svg:y="12.746cm">
            <text:p text:style-name="P9"><text:span text:style-name="T10">Timer</text:span></text:p>
            <text:p text:style-name="P9"><text:span text:style-name="T10">Strobe on every k clock cycles</text:span></text:p>
            <draw:enhanced-geometry svg:viewBox="0 0 21600 21600" draw:type="rectangle" draw:enhanced-path="M 0 0 L 21600 0 21600 21600 0 21600 0 0 Z N"/>
          </draw:custom-shape>
          <draw:custom-shape draw:name="Text Box 30" draw:style-name="gr5" draw:text-style-name="P2" draw:layer="layout" svg:width="1.501cm" svg:height="0.562cm" svg:x="15.064cm" svg:y="12.183cm">
            <text:p text:style-name="P7"><text:span text:style-name="T8">Strobe</text:span></text:p>
            <draw:enhanced-geometry svg:viewBox="0 0 21600 21600" draw:type="rectangle" draw:enhanced-path="M 0 0 L 21600 0 21600 21600 0 21600 0 0 Z N"/>
          </draw:custom-shape>
          <draw:line draw:name="Line 31" draw:style-name="gr4" draw:text-style-name="P8" draw:layer="layout" svg:x1="13.562cm" svg:y1="13.684cm" svg:x2="15.439cm" svg:y2="13.684cm">
            <text:p/>
          </draw:line>
          <draw:line draw:name="Line 32" draw:style-name="gr4" draw:text-style-name="P8" draw:layer="layout" svg:x1="13.562cm" svg:y1="14.81cm" svg:x2="15.439cm" svg:y2="14.81cm">
            <text:p/>
          </draw:line>
          <draw:custom-shape draw:name="Text Box 33" draw:style-name="gr5" draw:text-style-name="P2" draw:layer="layout" svg:width="1.125cm" svg:height="0.75cm" svg:x="13.75cm" svg:y="12.933cm">
            <text:p text:style-name="P7"><text:span text:style-name="T8">Clk</text:span></text:p>
            <draw:enhanced-geometry svg:viewBox="0 0 21600 21600" draw:type="rectangle" draw:enhanced-path="M 0 0 L 21600 0 21600 21600 0 21600 0 0 Z N"/>
          </draw:custom-shape>
          <draw:custom-shape draw:name="Text Box 34" draw:style-name="gr5" draw:text-style-name="P2" draw:layer="layout" svg:width="0.75cm" svg:height="0.562cm" svg:x="13.75cm" svg:y="14.247cm">
            <text:p text:style-name="P7"><text:span text:style-name="T8">rst</text:span></text:p>
            <draw:enhanced-geometry svg:viewBox="0 0 21600 21600" draw:type="rectangle" draw:enhanced-path="M 0 0 L 21600 0 21600 21600 0 21600 0 0 Z N"/>
          </draw:custom-shape>
          <draw:line draw:name="Line 35" draw:style-name="gr4" draw:text-style-name="P8" draw:layer="layout" svg:x1="17.129cm" svg:y1="12.745cm" svg:x2="17.129cm" svg:y2="11.432cm">
            <text:p/>
          </draw:line>
        </draw:g>
        <presentation:notes draw:style-name="dp2">
          <draw:page-thumbnail draw:style-name="gr2" draw:layer="layout" svg:width="13.968cm" svg:height="10.476cm" svg:x="3.81cm" svg:y="2.123cm" draw:page-number="24" presentation:class="page"/>
          <draw:frame presentation:style-name="pr5" draw:layer="layout" svg:width="17.271cm" svg:height="12.573cm" svg:x="2.159cm" svg:y="13.271cm" presentation:class="notes" presentation:placeholder="true">
            <draw:text-box/>
          </draw:frame>
        </presentation:notes>
      </draw:page>
      <draw:page draw:name="page25" draw:style-name="dp1" draw:master-page-name="Default_20_1" presentation:presentation-page-layout-name="AL2T11">
        <draw:frame draw:name="Title 1" presentation:style-name="pr3" draw:text-style-name="P2" draw:layer="layout" svg:width="21.589cm" svg:height="3.174cm" svg:x="2.54cm" svg:y="0.763cm" presentation:class="title" presentation:user-transformed="true">
          <draw:text-box>
            <text:p text:style-name="P3"><text:span text:style-name="T5">Area and Timing Budget Overview</text:span></text:p>
          </draw:text-box>
        </draw:frame>
        <draw:frame draw:name="Content Placeholder 2" presentation:style-name="pr4" draw:text-style-name="P2" draw:layer="layout" svg:width="21.589cm" svg:height="12.699cm" svg:x="2.54cm" svg:y="4.022cm" presentation:class="outline" presentation:user-transformed="true">
          <draw:text-box>
            <text:list text:style-name="L3">
              <text:list-item>
                <text:p text:style-name="P4"><text:span text:style-name="T3">Total estimated core area: <text:s/>2,634,750 um2</text:span></text:p>
              </text:list-item>
              <text:list-item>
                <text:p text:style-name="P4"><text:span text:style-name="T3">Total available chip area is 7,413,807.189 um2 <text:s/></text:span></text:p>
              </text:list-item>
              <text:list-item>
                <text:p text:style-name="P4"><text:span text:style-name="T3">Leaves plenty of room for unforeseen additions</text:span></text:p>
              </text:list-item>
              <text:list-item>
                <text:p text:style-name="P4"><text:span text:style-name="T3">Timing Concerns:</text:span></text:p>
              </text:list-item>
            </text:list>
            <text:list text:style-name="L4">
              <text:list-item>
                <text:list>
                  <text:list-item>
                    <text:p text:style-name="P5"><text:span text:style-name="T4">Fiestel Register has 1512 gates and will have large propagation delay</text:span></text:p>
                  </text:list-item>
                  <text:list-item>
                    <text:p text:style-name="P5"><text:span text:style-name="T4">StripPayload Counter Reg out will also have a large propagation delay</text:span></text:p>
                  </text:list-item>
                  <text:list-item>
                    <text:p text:style-name="P5"><text:span text:style-name="T4">But because we are collecting keystrokes, the timing delays are not of as a big concern as area</text:span></text:p>
                  </text:list-item>
                </text:list>
              </text:list-item>
            </text:list>
            <text:p text:style-name="P14"><text:span text:style-name="T4"/></text:p>
            <text:p text:style-name="P14"><text:span text:style-name="T4"/></text:p>
            <text:p text:style-name="P14"><text:span text:style-name="T4"/></text:p>
            <text:p text:style-name="P14"><text:span text:style-name="T4"/></text:p>
          </draw:text-box>
        </draw:frame>
        <presentation:notes draw:style-name="dp2">
          <draw:page-thumbnail draw:name="Slide Image Placeholder 1" draw:style-name="gr2" draw:layer="layout" svg:width="0cm" svg:height="0cm" svg:x="0cm" svg:y="0cm" draw:page-number="25" presentation:class="page"/>
          <draw:frame draw:name="Notes Placeholder 2" presentation:style-name="pr6" draw:text-style-name="P2" draw:layer="layout" svg:width="0.001cm" svg:height="0.001cm" svg:x="0cm" svg:y="0cm" presentation:class="notes">
            <draw:text-box>
              <text:p/>
            </draw:text-box>
          </draw:frame>
          <draw:frame draw:name="Slide Number Placeholder 3" presentation:style-name="pr7" draw:text-style-name="P16" draw:layer="layout" svg:width="0.001cm" svg:height="0.001cm" svg:x="0cm" svg:y="0cm" presentation:class="page-number">
            <draw:text-box>
              <text:p text:style-name="P15"><text:span text:style-name="T20"><text:page-number>&lt;number&gt;</text:page-number></text:span><text:span text:style-name="T20"><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300 300" svg:d="m150 0 150 300h-30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h" style:country-asian="CN" style:font-family-complex="'DejaVu LGC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LGC Sans'" style:font-family-generic-asian="system" style:font-pitch-asian="variable" style:font-size-asian="20pt" style:font-style-asian="normal" style:font-weight-asian="normal" style:font-family-complex="'DejaVu LGC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Perpetua" fo:font-size="26pt" fo:font-style="normal" fo:text-shadow="none" style:text-underline-style="none" fo:font-weight="normal" style:letter-kerning="true" style:font-family-asian="'DejaVu LGC Sans'" style:font-family-generic-asian="system" style:font-pitch-asian="variable" style:font-size-asian="26pt" style:font-style-asian="normal" style:font-weight-asian="normal" style:font-family-complex="'DejaVu LGC Sans'" style:font-family-generic-complex="system" style:font-pitch-complex="variable" style:font-size-complex="26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LGC Sans'" style:font-family-generic-asian="system" style:font-pitch-asian="variable" style:font-size-asian="32pt" style:font-style-asian="normal" style:font-weight-asian="normal" style:font-family-complex="'DejaVu LGC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Perpetua"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LGC Sans'" style:font-family-generic-asian="system" style:font-pitch-asian="variable" style:font-size-asian="20pt" style:font-style-asian="normal" style:font-weight-asian="normal" style:font-family-complex="'DejaVu LGC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Perpetua" fo:font-size="26pt" fo:font-style="normal" fo:text-shadow="none" style:text-underline-style="none" fo:font-weight="normal" style:letter-kerning="true" style:font-family-asian="'DejaVu LGC Sans'" style:font-family-generic-asian="system" style:font-pitch-asian="variable" style:font-size-asian="26pt" style:font-style-asian="normal" style:font-weight-asian="normal" style:font-family-complex="'DejaVu LGC Sans'" style:font-family-generic-complex="system" style:font-pitch-complex="variable" style:font-size-complex="26pt"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LGC Sans'" style:font-family-generic-asian="system" style:font-pitch-asian="variable" style:font-size-asian="32pt" style:font-style-asian="normal" style:font-weight-asian="normal" style:font-family-complex="'DejaVu LGC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Perpetua"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306cm" fo:page-height="25.656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graphic-properties draw:stroke="none" svg:stroke-width="0.035cm" draw:fill="solid" draw:fill-color="#ffffff" draw:auto-grow-height="false" fo:padding-top="0.125cm" fo:padding-bottom="0.125cm" fo:padding-left="0.25cm" fo:padding-right="0.25cm" fo:wrap-option="wrap"/>
    </style:style>
    <style:style style:name="Mgr4" style:family="graphic">
      <style:graphic-properties draw:stroke="solid" svg:stroke-width="0.018cm" svg:stroke-color="#000000" draw:fill="solid" draw:fill-color="#ffffff" draw:auto-grow-height="false" fo:padding-top="0.125cm" fo:padding-bottom="0.125cm" fo:padding-left="0.25cm" fo:padding-right="0.25cm" fo:wrap-option="wrap"/>
    </style:style>
    <style:style style:name="Mgr5" style:family="graphic">
      <style:graphic-properties draw:stroke="none" draw:fill="none" draw:auto-grow-height="false" fo:padding-top="0.125cm" fo:padding-bottom="0.125cm" fo:padding-left="0.25cm" fo:padding-right="0.25cm" fo:wrap-option="wrap"/>
    </style:style>
    <style:style style:name="Mgr6" style:family="graphic">
      <style:graphic-properties draw:stroke="none" svg:stroke-width="0.053cm" draw:fill="solid" draw:fill-color="#d34817" draw:auto-grow-height="false" fo:padding-top="0.125cm" fo:padding-bottom="0.125cm" fo:padding-left="0.25cm" fo:padding-right="0.25cm" fo:wrap-option="wrap"/>
    </style:style>
    <style:style style:name="Mgr7" style:family="graphic">
      <style:graphic-properties draw:stroke="none" svg:stroke-width="0.053cm" draw:fill="solid" draw:fill-color="#e5b1ab" draw:auto-grow-height="false" fo:padding-top="0.125cm" fo:padding-bottom="0.125cm" fo:padding-left="0.25cm" fo:padding-right="0.25cm" fo:wrap-option="wrap"/>
    </style:style>
    <style:style style:name="Mgr8" style:family="graphic">
      <style:graphic-properties draw:stroke="none" svg:stroke-width="0.053cm" draw:fill="solid" draw:fill-color="#918485" draw:auto-grow-height="false" fo:padding-top="0.125cm" fo:padding-bottom="0.125cm" fo:padding-left="0.25cm" fo:padding-right="0.25cm" fo:wrap-option="wrap"/>
    </style:style>
    <style:style style:name="Mpr1" style:family="presentation" style:parent-style-name="Default-backgroundobjects">
      <style:graphic-properties draw:stroke="none" draw:fill="none" draw:fill-color="#ffffff" draw:auto-grow-height="false" fo:min-height="12.573cm" fo:padding-top="0.125cm" fo:padding-bottom="0.125cm" fo:padding-left="0.25cm" fo:padding-right="0.25cm" fo:wrap-option="wrap"/>
    </style:style>
    <style:style style:name="Mpr2" style:family="presentation" style:parent-style-name="Default-backgroundobjects">
      <style:graphic-properties draw:stroke="none" draw:fill="solid" draw:fill-color="#d34817" draw:auto-grow-height="false" fo:min-height="12.573cm" fo:padding-top="0.125cm" fo:padding-bottom="0.125cm" fo:padding-left="0.25cm" fo:padding-right="0.25cm" fo:wrap-option="wrap"/>
    </style:style>
    <style:style style:name="Mpr3" style:family="presentation" style:parent-style-name="Default-title">
      <style:graphic-properties draw:stroke="none" draw:fill="none" draw:auto-grow-height="false" fo:min-height="3.181cm" fo:padding-top="0.125cm" fo:padding-bottom="0.125cm" fo:padding-left="0.25cm" fo:padding-right="0.25cm" fo:wrap-option="wrap"/>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Default_20_1-title">
      <style:graphic-properties draw:stroke="none" draw:fill="none" draw:auto-grow-height="false" fo:min-height="3.181cm" fo:padding-top="0.125cm" fo:padding-bottom="0.125cm" fo:padding-left="0.25cm" fo:padding-right="0.25cm" fo:wrap-option="wrap"/>
    </style:style>
    <style:style style:name="Mpr7" style:family="presentation" style:parent-style-name="Default_20_1-backgroundobjects">
      <style:graphic-properties draw:stroke="none" draw:fill="none" draw:fill-color="#ffffff"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solid" draw:fill-color="#d34817" draw:auto-grow-height="false" fo:min-height="12.573cm" fo:padding-top="0.125cm" fo:padding-bottom="0.125cm" fo:padding-left="0.25cm" fo:padding-right="0.25cm" fo:wrap-option="wrap"/>
    </style:style>
    <style:style style:name="Mpr9" style:family="presentation" style:parent-style-name="Default_20_1-outline1">
      <style:graphic-properties draw:stroke="none" draw:fill="none" draw:auto-grow-height="false" fo:min-height="12.573cm" fo:padding-top="0.125cm" fo:padding-bottom="0.125cm" fo:padding-left="0.25cm" fo:padding-right="0.25cm" fo:wrap-option="wrap"/>
    </style:style>
    <style:style style:name="Mpr10" style:family="presentation" style:parent-style-name="Default_20_1-backgroundobjects">
      <style:graphic-properties draw:stroke="none" draw:fill="none" draw:fill-color="#ffffff" draw:auto-grow-height="false" fo:min-height="1.397cm"/>
    </style:style>
    <style:style style:name="Mpr11"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font-size="18pt"/>
    </style:style>
    <style:style style:name="MP4" style:family="paragraph">
      <style:paragraph-properties fo:margin-left="0cm" fo:margin-right="0cm" fo:text-align="start" fo:text-indent="0cm" style:punctuation-wrap="hanging"/>
      <style:text-properties fo:hyphenate="false"/>
    </style:style>
    <style:style style:name="MP5" style:family="paragraph">
      <style:paragraph-properties fo:margin-left="0cm" fo:margin-right="0cm" fo:text-align="start" fo:text-indent="0cm" style:punctuation-wrap="hanging"/>
      <style:text-properties fo:font-size="18pt" style:font-size-asian="14pt" style:font-size-complex="14pt" fo:hyphenate="false"/>
    </style:style>
    <style:style style:name="MP6" style:family="paragraph">
      <style:text-properties fo:font-size="18pt" style:font-size-asian="14pt" style:font-size-complex="14pt"/>
    </style:style>
    <style:style style:name="MP7" style:family="paragraph">
      <style:paragraph-properties fo:text-align="center"/>
      <style:text-properties fo:font-size="18pt" style:font-size-asian="14pt" style:font-size-complex="14pt"/>
    </style:style>
    <style:style style:name="MP8" style:family="paragraph">
      <style:paragraph-properties fo:text-align="end"/>
      <style:text-properties fo:font-size="18pt" style:font-size-asian="14pt" style:font-size-complex="14pt"/>
    </style:style>
    <style:style style:name="MP9" style:family="paragraph">
      <style:paragraph-properties fo:margin-left="0cm" fo:margin-right="0cm" fo:margin-top="0cm" fo:margin-bottom="0cm" fo:text-align="start" fo:text-indent="0cm" style:punctuation-wrap="hanging"/>
      <style:text-properties fo:hyphenate="false"/>
    </style:style>
    <style:style style:name="MP10" style:family="paragraph">
      <style:paragraph-properties fo:margin-left="0cm" fo:margin-right="0cm" fo:margin-top="0.205cm" fo:margin-bottom="0.5cm" fo:text-align="start" fo:text-indent="0cm" style:punctuation-wrap="hanging"/>
      <style:text-properties fo:hyphenate="false"/>
    </style:style>
    <style:style style:name="MP11" style:family="paragraph">
      <style:paragraph-properties fo:margin-left="0cm" fo:margin-right="0cm" fo:margin-top="0.131cm" fo:margin-bottom="0.5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696464" style:text-line-through-style="none" fo:font-family="Perpetua" fo:font-size="26pt" fo:font-style="normal" style:text-underline-style="none" fo:font-weight="normal" style:font-size-asian="26pt" style:font-style-asian="normal" style:font-weight-asian="normal" style:font-size-complex="26pt" style:font-style-complex="normal" style:font-weight-complex="normal"/>
    </style:style>
    <style:style style:name="MT3" style:family="text">
      <style:text-properties fo:color="#000000" style:text-line-through-style="none" fo:font-family="Perpetua" fo:font-size="18pt"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font-size="18pt" style:font-size-asian="14pt" style:font-size-complex="14pt"/>
    </style:style>
    <style:style style:name="MT5" style:family="text">
      <style:text-properties fo:color="#ffffff" style:text-line-through-style="none" fo:font-family="Perpetua" fo:font-size="14pt" fo:font-style="normal" style:text-underline-style="none" fo:font-weight="normal" style:font-size-asian="14pt" style:font-style-asian="normal" style:font-weight-asian="normal" style:font-size-complex="14pt" style:font-style-complex="normal" style:font-weight-complex="normal"/>
    </style:style>
    <style:style style:name="MT6" style:family="text">
      <style:text-properties fo:color="#ffffff" style:text-line-through-style="none" fo:font-family="'Franklin Gothic Book'" fo:font-size="40pt" fo:font-style="normal" style:text-underline-style="none" fo:font-weight="normal" style:font-size-asian="40pt" style:font-style-asian="normal" style:font-weight-asian="normal" style:font-size-complex="40pt" style:font-style-complex="normal" style:font-weight-complex="normal"/>
    </style:style>
    <style:style style:name="MT7" style:family="text">
      <style:text-properties fo:color="#696464" style:text-line-through-style="none" fo:font-family="'Franklin Gothic Book'" fo:font-size="40pt" fo:font-style="normal" style:text-underline-style="none" fo:font-weight="normal" style:font-size-asian="40pt" style:font-style-asian="normal" style:font-weight-asian="normal" style:font-size-complex="40pt" style:font-style-complex="normal" style:font-weight-complex="normal"/>
    </style:style>
    <style:style style:name="MT8" style:family="text">
      <style:text-properties fo:color="#000000" style:text-line-through-style="none" fo:font-family="Perpetua" fo:font-size="26pt" fo:font-style="normal" style:text-underline-style="none" fo:font-weight="normal" style:font-size-asian="26pt" style:font-style-asian="normal" style:font-weight-asian="normal" style:font-size-complex="26pt" style:font-style-complex="normal" style:font-weight-complex="normal"/>
    </style:style>
    <style:style style:name="MT9" style:family="text">
      <style:text-properties fo:color="#000000" style:text-line-through-style="none" fo:font-family="Perpetua" fo:font-size="24pt" fo:font-style="normal" style:text-underline-style="none" fo:font-weight="normal" style:font-size-asian="24pt" style:font-style-asian="normal" style:font-weight-asian="normal" style:font-size-complex="24pt" style:font-style-complex="normal" style:font-weight-complex="normal"/>
    </style:style>
    <style:style style:name="MT10" style:family="text">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1.652cm" text:min-label-width="0.634cm"/>
        <style:text-properties fo:font-family="'Wingdings 2'" fo:color="#e5b1ab" fo:font-size="8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1.652cm" text:min-label-width="0.634cm"/>
        <style:text-properties fo:font-family="'Wingdings 2'" fo:color="#e5b1ab" fo:font-size="85%"/>
      </text:list-level-style-bullet>
      <text:list-level-style-bullet text:level="4" text:bullet-char="">
        <style:list-level-properties text:space-before="2.414cm" text:min-label-width="0.634cm"/>
        <style:text-properties fo:font-family="'Wingdings 2'" fo:color="#a28e6a" fo:font-size="80%"/>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1.652cm" text:min-label-width="0.634cm"/>
        <style:text-properties fo:font-family="'Wingdings 2'" fo:color="#e5b1ab" fo:font-size="85%"/>
      </text:list-level-style-bullet>
      <text:list-level-style-bullet text:level="4" text:bullet-char="">
        <style:list-level-properties text:space-before="2.414cm" text:min-label-width="0.634cm"/>
        <style:text-properties fo:font-family="'Wingdings 2'" fo:color="#a28e6a" fo:font-size="80%"/>
      </text:list-level-style-bullet>
      <text:list-level-style-bullet text:level="5" text:bullet-char="o">
        <style:list-level-properties text:space-before="3.176cm" text:min-label-width="0.634cm"/>
        <style:text-properties fo:font-family="StarSymbol" fo:color="#a28e6a"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Rectangle 8" draw:style-name="Mgr3" draw:text-style-name="MP3" draw:layer="backgroundobjects" svg:width="25.399cm" svg:height="19.049cm" svg:x="0cm" svg:y="0cm">
        <text:p/>
        <draw:enhanced-geometry svg:viewBox="0 0 21600 21600" draw:type="rectangle" draw:enhanced-path="M 0 0 L 21600 0 21600 21600 0 21600 0 0 Z N"/>
      </draw:custom-shape>
      <draw:custom-shape draw:name="Rounded Rectangle 7" draw:style-name="Mgr4" draw:text-style-name="MP3" draw:layer="backgroundobjects" svg:width="25.036cm" svg:height="18.592cm" svg:x="0.178cm" svg:y="0.1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1" draw:style-name="Mgr3" draw:text-style-name="MP3" draw:layer="backgroundobjects" svg:width="25.399cm" svg:height="19.049cm" svg:x="0cm" svg:y="0cm">
        <text:p/>
        <draw:enhanced-geometry svg:viewBox="0 0 21600 21600" draw:type="rectangle" draw:enhanced-path="M 0 0 L 21600 0 21600 21600 0 21600 0 0 Z N"/>
      </draw:custom-shape>
      <draw:custom-shape draw:name="Rounded Rectangle 12" draw:style-name="Mgr4" draw:text-style-name="MP3" draw:layer="backgroundobjects" svg:width="25.036cm" svg:height="18.588cm" svg:x="0.181cm" svg:y="0.1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ubtitle 8" draw:style-name="Mgr5" draw:text-style-name="MP3" draw:layer="backgroundobjects" svg:width="17.779cm" svg:height="4.444cm" svg:x="3.598cm" svg:y="8.89cm">
        <text:p text:style-name="MP4"><text:span text:style-name="MT2">Click to edit Master subtitle style</text:span></text:p>
        <draw:enhanced-geometry svg:viewBox="0 0 21600 21600" draw:type="rectangle" draw:enhanced-path="M 0 0 L 21600 0 21600 21600 0 21600 0 0 Z N"/>
      </draw:custom-shape>
      <draw:frame draw:name="Date Placeholder 27" presentation:style-name="Mpr1" draw:text-style-name="MP6" draw:layer="backgroundobjects" svg:width="6.878cm" svg:height="1.322cm" svg:x="17.145cm" svg:y="17.198cm" presentation:class="date-time" presentation:user-transformed="true">
        <draw:text-box>
          <text:p text:style-name="MP5"><text:span text:style-name="MT3"><presentation:date-time/></text:span><text:span text:style-name="MT3"><text:date style:data-style-name="D1" text:date-value="2011-04-27">4/27/11</text:date></text:span></text:p>
        </draw:text-box>
      </draw:frame>
      <draw:frame draw:name="Footer Placeholder 16" presentation:style-name="Mpr1" draw:text-style-name="MP7" draw:layer="backgroundobjects" svg:width="11.006cm" svg:height="1.269cm" svg:x="2.54cm" svg:y="17.145cm" presentation:class="footer" presentation:user-transformed="true">
        <draw:text-box>
          <text:p text:style-name="MP5"><text:span text:style-name="MT4"><presentation:footer/></text:span></text:p>
        </draw:text-box>
      </draw:frame>
      <draw:frame draw:name="Slide Number Placeholder 28" presentation:style-name="Mpr2" draw:text-style-name="MP8" draw:layer="backgroundobjects" svg:width="1.269cm" svg:height="1.269cm" svg:x="0.406cm" svg:y="17.251cm" presentation:class="page-number" presentation:user-transformed="true">
        <draw:text-box>
          <text:p text:style-name="MP5"><text:span text:style-name="MT5"><text:page-number>&lt;number&gt;</text:page-number></text:span><text:span text:style-name="MT5"><text:page-number>&lt;number&gt;</text:page-number></text:span></text:p>
        </draw:text-box>
      </draw:frame>
      <draw:custom-shape draw:name="Rectangle 6" draw:style-name="Mgr6" draw:text-style-name="MP3" draw:layer="backgroundobjects" svg:width="25.059cm" svg:height="4.242cm" svg:x="0.175cm" svg:y="4.026cm">
        <text:p/>
        <draw:enhanced-geometry svg:viewBox="0 0 21600 21600" draw:type="rectangle" draw:enhanced-path="M 0 0 L 21600 0 21600 21600 0 21600 0 0 Z N"/>
      </draw:custom-shape>
      <draw:custom-shape draw:name="Rectangle 9" draw:style-name="Mgr7" draw:text-style-name="MP3" draw:layer="backgroundobjects" svg:width="25.059cm" svg:height="0.334cm" svg:x="0.175cm" svg:y="3.88cm">
        <text:p/>
        <draw:enhanced-geometry svg:viewBox="0 0 21600 21600" draw:type="rectangle" draw:enhanced-path="M 0 0 L 21600 0 21600 21600 0 21600 0 0 Z N"/>
      </draw:custom-shape>
      <draw:custom-shape draw:name="Rectangle 10" draw:style-name="Mgr8" draw:text-style-name="MP3" draw:layer="backgroundobjects" svg:width="25.059cm" svg:height="0.306cm" svg:x="0.175cm" svg:y="8.268cm">
        <text:p/>
        <draw:enhanced-geometry svg:viewBox="0 0 21600 21600" draw:type="rectangle" draw:enhanced-path="M 0 0 L 21600 0 21600 21600 0 21600 0 0 Z N"/>
      </draw:custom-shape>
      <draw:frame draw:name="Title 7" presentation:style-name="Mpr3" draw:text-style-name="MP3" draw:layer="backgroundobjects" svg:width="22.859cm" svg:height="4.082cm" svg:x="1.27cm" svg:y="4.183cm" presentation:class="title" presentation:user-transformed="true">
        <draw:text-box>
          <text:p text:style-name="MP9"><text:span text:style-name="MT6">Click to edit the title text formatClick to edit Master title style</text:span></text:p>
        </draw:text-box>
      </draw:frame>
      <draw:frame presentation:style-name="Default-outline1" draw:layer="backgroundobjects" svg:width="22.859cm" svg:height="12.572cm" svg:x="1.27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custom-shape draw:name="Rectangle 8" draw:style-name="Mgr3" draw:text-style-name="MP3" draw:layer="backgroundobjects" svg:width="25.399cm" svg:height="19.049cm" svg:x="0cm" svg:y="0cm">
        <text:p/>
        <draw:enhanced-geometry svg:viewBox="0 0 21600 21600" draw:type="rectangle" draw:enhanced-path="M 0 0 L 21600 0 21600 21600 0 21600 0 0 Z N"/>
      </draw:custom-shape>
      <draw:custom-shape draw:name="Rounded Rectangle 7" draw:style-name="Mgr4" draw:text-style-name="MP3" draw:layer="backgroundobjects" svg:width="25.036cm" svg:height="18.592cm" svg:x="0.178cm" svg:y="0.1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1" presentation:style-name="Mpr6" draw:text-style-name="MP3" draw:layer="backgroundobjects" svg:width="21.589cm" svg:height="3.174cm" svg:x="2.54cm" svg:y="0.763cm" presentation:class="title" presentation:user-transformed="true">
        <draw:text-box>
          <text:p text:style-name="MP9"><text:span text:style-name="MT7">Click to edit the title text formatClick to edit Master title style</text:span></text:p>
        </draw:text-box>
      </draw:frame>
      <draw:frame draw:name="Date Placeholder 3" presentation:style-name="Mpr7" draw:text-style-name="MP6" draw:layer="backgroundobjects" svg:width="6.878cm" svg:height="1.322cm" svg:x="17.145cm" svg:y="17.198cm" presentation:class="date-time" presentation:user-transformed="true">
        <draw:text-box>
          <text:p text:style-name="MP5"><text:span text:style-name="MT3"><presentation:date-time/></text:span><text:span text:style-name="MT3"><text:date style:data-style-name="D1" text:date-value="2011-04-27">4/27/11</text:date></text:span></text:p>
        </draw:text-box>
      </draw:frame>
      <draw:frame draw:name="Footer Placeholder 4" presentation:style-name="Mpr7" draw:text-style-name="MP7" draw:layer="backgroundobjects" svg:width="11.006cm" svg:height="1.269cm" svg:x="2.54cm" svg:y="17.145cm" presentation:class="footer" presentation:user-transformed="true">
        <draw:text-box>
          <text:p text:style-name="MP5"><text:span text:style-name="MT4"><presentation:footer/></text:span></text:p>
        </draw:text-box>
      </draw:frame>
      <draw:frame draw:name="Slide Number Placeholder 5" presentation:style-name="Mpr8" draw:text-style-name="MP8" draw:layer="backgroundobjects" svg:width="1.269cm" svg:height="1.269cm" svg:x="0.406cm" svg:y="17.251cm" presentation:class="page-number" presentation:user-transformed="true">
        <draw:text-box>
          <text:p text:style-name="MP5"><text:span text:style-name="MT3"><text:page-number>&lt;number&gt;</text:page-number></text:span><text:span text:style-name="MT3"><text:page-number>&lt;number&gt;</text:page-number></text:span></text:p>
        </draw:text-box>
      </draw:frame>
      <draw:frame draw:name="Content Placeholder 7" presentation:style-name="Mpr9" draw:text-style-name="MP3" draw:layer="backgroundobjects" svg:width="21.589cm" svg:height="12.699cm" svg:x="2.54cm" svg:y="4.022cm" presentation:class="outline" presentation:user-transformed="true">
        <draw:text-box>
          <text:list text:style-name="ML3">
            <text:list-item>
              <text:p><text:span text:style-name="MT8">Click to edit the outline text format</text:span></text:p>
              <text:list>
                <text:list-item>
                  <text:p><text:span text:style-name="MT8">Second Outline Level</text:span></text:p>
                  <text:list>
                    <text:list-item>
                      <text:p><text:span text:style-name="MT8">Third Outline Level</text:span></text:p>
                      <text:list>
                        <text:list-item>
                          <text:p><text:span text:style-name="MT8">Fourth Outline Level</text:span></text:p>
                          <text:list>
                            <text:list-item>
                              <text:p><text:span text:style-name="MT8">Fifth Outline Level</text:span></text:p>
                              <text:list>
                                <text:list-item>
                                  <text:p><text:span text:style-name="MT8">Sixth Outline Level</text:span></text:p>
                                  <text:list>
                                    <text:list-item>
                                      <text:p><text:span text:style-name="MT8">Seventh Outline Level</text:span></text:p>
                                      <text:list>
                                        <text:list-item>
                                          <text:p><text:span text:style-name="MT8">Eighth Outline Level</text:span></text:p>
                                        </text:list-item>
                                      </text:list>
                                    </text:list-item>
                                  </text:list>
                                </text:list-item>
                              </text:list>
                            </text:list-item>
                          </text:list>
                        </text:list-item>
                      </text:list>
                    </text:list-item>
                  </text:list>
                </text:list-item>
              </text:list>
            </text:list-item>
          </text:list>
          <text:list text:style-name="ML4">
            <text:list-item>
              <text:p text:style-name="MP10"><text:span text:style-name="MT8">Ninth Outline LevelClick to edit Master text styles</text:span></text:p>
            </text:list-item>
          </text:list>
          <text:list text:style-name="ML5">
            <text:list-item>
              <text:list>
                <text:list-item>
                  <text:p text:style-name="MP11"><text:span text:style-name="MT9">Second level</text:span></text:p>
                </text:list-item>
              </text:list>
            </text:list-item>
          </text:list>
          <text:list text:style-name="ML6">
            <text:list-item>
              <text:list>
                <text:list-item>
                  <text:list>
                    <text:list-item>
                      <text:p text:style-name="MP11"><text:span text:style-name="MT10">Third level</text:span></text:p>
                    </text:list-item>
                  </text:list>
                </text:list-item>
              </text:list>
            </text:list-item>
          </text:list>
          <text:list text:style-name="ML7">
            <text:list-item>
              <text:list>
                <text:list-item>
                  <text:list>
                    <text:list-item>
                      <text:list>
                        <text:list-item>
                          <text:p text:style-name="MP11"><text:span text:style-name="MT10">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10">Fifth level</text:span></text:p>
                            </text:list-item>
                          </text:list>
                        </text:list-item>
                      </text:list>
                    </text:list-item>
                  </text:list>
                </text:list-item>
              </text:list>
            </text:list-item>
          </text:list>
        </draw:text-box>
      </draw:frame>
      <presentation:notes style:page-layout-name="PM2">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cm" svg:y="0cm" presentation:class="header">
          <draw:text-box>
            <text:p text:style-name="MP1"><text:span text:style-name="MT1"><presentation:header/></text:span></text:p>
          </draw:text-box>
        </draw:frame>
        <draw:frame presentation:style-name="Mpr10" draw:text-style-name="MP2" draw:layer="backgroundobjects" svg:width="9.369cm" svg:height="1.396cm" svg:x="12.22cm" svg:y="0cm" presentation:class="date-time">
          <draw:text-box>
            <text:p text:style-name="MP2"><text:span text:style-name="MT1"><presentation:date-time/></text:span></text:p>
          </draw:text-box>
        </draw:frame>
        <draw:frame presentation:style-name="Mpr11" draw:text-style-name="MP1" draw:layer="backgroundobjects" svg:width="9.369cm" svg:height="1.396cm" svg:x="0cm" svg:y="26.543cm" presentation:class="footer">
          <draw:text-box>
            <text:p text:style-name="MP1"><text:span text:style-name="MT1"><presentation:footer/></text:span></text:p>
          </draw:text-box>
        </draw:frame>
        <draw:frame presentation:style-name="Mpr11"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date>2011-04-27T14:50:08</dc:date>
    <dc:creator>Mentor Graphics</dc:creator>
    <meta:generator>OpenOffice.org/3.1$Unix OpenOffice.org_project/310m19$Build-9420</meta:generator>
    <meta:editing-duration>PT11H32M18S</meta:editing-duration>
    <meta:editing-cycles>18</meta:editing-cycles>
    <meta:document-statistic meta:object-count="988"/>
  </office:meta>
</office:document-meta>
</file>